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 /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Cookie: __utma=158098472.1852166913.1348923313.1352499148.1352667612.9; __utmz=158098472.1348923313.1.1.utmcsr=(direct)|utmccn=(direct)|utmcmd=(none); __atuvc=16%7C42%2C0%7C43%2C0%7C44%2C5%7C45%2C1%7C46; HstCfa1468241=1348923344228; HstCla1468241=1350747041099; HstCmu1468241=1348923344228; HstPn1468241=11; HstPt1468241=91; HstCnv1468241=6; HstCns1468241=13; PHPSESSID=89ge7598qi4vciup6si6doh722; __utmb=158098472.1.10.1352667612; __utmc=158098472</text:p>
      <text:p text:style-name="Standard">Cache-Control: max-age=0</text:p>
      <text:p text:style-name="Standard"/>
      <text:p text:style-name="Standard"/>
      <text:p text:style-name="Standard">HTTP/1.1 200 OK</text:p>
      <text:p text:style-name="Standard">Date: Sun, 11 Nov 2012 20:59:43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>&lt;?xml version='1.0' encoding='ISO-8859-1'?&gt;&lt;!DOCTYPE html PUBLIC "-//W3C//DTD XHTML 1.0 Transitional//EN" "http://www.w3.org/TR/xhtml1/DTD/xhtml1-transitional.dtd"&gt;<text:line-break/>&lt;html lang="it" xmlns="http://www.w3.org/1999/xhtml" xml:lang="it"&gt;<text:line-break/><text:tab/>&lt;head&gt;<text:line-break/><text:tab/><text:tab/>&lt;title&gt;Annunci immobiliari di case e appartamenti in vendita e affitto - Case24.it&lt;/title&gt;<text:line-break/><text:tab/><text:tab/>&lt;meta name="description" content="Annunci di case e appartamenti in vendita e affitto. Cerca tra agenzie e privati l'appartamento che fa per te." /&gt;<text:line-break/><text:tab/><text:tab/>&lt;meta name="keywords" content="casa in vendita, appartamento in vendita, casa in affitto, appartamento in affitto, annunci immobiliari, agenzie immobiliari, privati" /&gt;<text:line-break/><text:tab/><text:tab/>&lt;link rel="SHORTCUT ICON" href="http://www.case24.it/images/case24.ico" /&gt;<text:line-break/><text:tab/><text:tab/>&lt;link rel="stylesheet" href="css/style_home.css" type="text/css" /&gt;<text:line-break/><text:tab/><text:tab/>&lt;meta name="google-site-verification" content="qS_NiXZ_BygsZE8J55uRGdPmeXmr2ww5xCd2yH_jOOY" /&gt;<text:line-break/><text:tab/><text:tab/>&lt;meta http-equiv="language" content="it" /&gt;<text:line-break/><text:tab/><text:tab/>&lt;meta name="robots" content="index,follow" /&gt;<text:line-break/><text:tab/><text:tab/><text:line-break/><text:tab/><text:tab/>&lt;script type="text/javascript" src="js/jquery.min.js"&gt;&lt;/script&gt;<text:line-break/><text:tab/><text:tab/>&lt;script type="text/javascript"&gt;<text:line-break/><text:tab/><text:tab/><text:tab/>// Funzione per gli analitycs di Google<text:line-break/><text:tab/><text:tab/><text:tab/>function funzione_google(keyword)<text:line-break/><text:tab/><text:tab/><text:tab/>{<text:line-break/><text:tab/><text:tab/><text:tab/><text:tab/>_gaq.push("_trackEvent", "Home Page", "MdR I", keyword);<text:line-break/><text:soft-page-break/><text:tab/><text:tab/><text:tab/>}<text:line-break/><text:tab/><text:tab/>&lt;/script&gt;<text:line-break/><text:tab/><text:tab/>&lt;script type="text/javascript"&gt;<text:line-break/><text:tab/><text:tab/><text:tab/>function RollMapOn(i)<text:line-break/><text:tab/><text:tab/><text:tab/>{<text:line-break/><text:tab/><text:tab/><text:tab/> <text:s text:c="3"/>var IMG = document.getElementById("immagine");<text:line-break/><text:tab/><text:tab/><text:tab/> <text:s text:c="3"/>IMG.src = "images/cartine/mappa_" + i + ".gif";<text:line-break/><text:tab/><text:tab/><text:tab/>}<text:line-break/><text:tab/><text:tab/><text:tab/>function RollMapOff()<text:line-break/><text:tab/><text:tab/><text:tab/>{<text:line-break/><text:tab/><text:tab/><text:tab/> <text:s text:c="3"/>var IMG = document.getElementById("immagine");<text:line-break/><text:tab/><text:tab/><text:tab/> <text:s text:c="3"/>IMG.src = "images/cartine/mappa_italia.gif";<text:line-break/><text:tab/><text:tab/><text:tab/>}<text:line-break/><text:tab/><text:tab/>&lt;/script&gt;<text:line-break/><text:tab/><text:tab/>&lt;script type="text/javascript" src="js/functions.js.php"&gt;&lt;/script&gt;<text:line-break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soft-pag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line-break/><text:tab/>&lt;/head&gt;<text:line-break/><text:tab/>&lt;body&gt;<text:line-break/><text:tab/><text:tab/>&lt;div class="contenitore"&gt;<text:line-break/><text:tab/><text:tab/><text:tab/>&lt;div class="contenitore02"&gt;<text:line-break/>&lt;div class="head"&gt;<text:line-break/><text:tab/>&lt;div class="logo"&gt;<text:line-break/><text:tab/><text:tab/>&lt;a href="http://www.case24.it" title="appartamenti e case in vendita e affitto | Case24.it"&gt;&lt;img src="images/logo_case24.gif" alt="appartamenti in affitto e vendita | case24.it" class="logo"&gt;&lt;/a&gt;<text:line-break/><text:tab/>&lt;/div&gt;<text:line-break/><text:tab/>&lt;div class="menu02"&gt;<text:line-break/><text:tab/><text:tab/>&lt;div class="menu03" style="height:53px;"&gt;<text:line-break/><text:tab/><text:tab/><text:tab/>&lt;div style="float:left;text-align:right;width:522px;"&gt;<text:line-break/><text:tab/><text:tab/><text:tab/><text:tab/>&lt;!-- home_page_banner_124 --&gt;<text:line-break/><text:tab/><text:tab/><text:tab/><text:tab/>&lt;a href="http://clk.tradedoubler.com/click?p=195213&amp;a=2060996&amp;g=20477092" target="_BLANK"&gt;&lt;img src="http://impit.tradedoubler.com/imp?type(img)g(20477092)a(2060996)" border=0&gt;&lt;/a&gt;<text:line-break/><text:tab/><text:tab/><text:tab/> <text:s/><text:tab/>&lt;!-- &lt;a href="http://clk.tradedoubler.com/click?p(219941)loc(112111)g(20414596)" target="_blank"&gt;&lt;img src="http://anetit.tradedoubler.com/anet-32004046?type(img)loc(112111)g(20414596)" border=0&gt;&lt;/a&gt; --&gt;<text:line-break/><text:tab/><text:tab/><text:tab/><text:tab/>&lt;!-- &lt;a href="http://clk.tradedoubler.com/click?p=195213&amp;a=2060996&amp;g=19910016" target="_BLANK"&gt;&lt;img src="http://impit.tradedoubler.com/imp?type(img)g(19910016)a(2060996)" border="0"&gt;&lt;/a&gt; --&gt;<text:line-break/><text:tab/><text:tab/><text:tab/><text:tab/>&lt;!-- &lt;a href="http://clk.tradedoubler.com/click?p=202435&amp;a=2060996&amp;g=19439562" target="_BLANK"&gt;&lt;img src="http://impit.tradedoubler.com/imp?type(img)g(19439562)a(2060996)" border=0&gt;&lt;/a&gt; --&gt;<text:line-break/><text:tab/><text:tab/><text:tab/><text:tab/>&lt;!-- &lt;script type="text/javascript" src="http://anetit.tradedoubler.com/anet-320361332?type(js)loc(112111)g(20504858)" charset="ISO-8859-1"&gt;&lt;/script&gt; <text:s/>--&gt;<text:line-break/><text:tab/><text:tab/><text:tab/>&lt;/div&gt;<text:line-break/><text:tab/><text:tab/><text:tab/>&lt;div class="menu04"&gt;<text:line-break/><text:tab/><text:tab/><text:tab/><text:tab/>&lt;a href="affitto-casa-appartamento-agenzie-registrati.php" class="linkBianco" title="Registrati gratuitamente e pubblica i tuoi annunci immobiliari"&gt;Registrati gratis&lt;/a&gt;<text:line-break/><text:tab/><text:tab/><text:tab/>&lt;/div&gt;<text:line-break/><text:tab/><text:tab/><text:tab/>&lt;br class="clear"&gt;<text:line-break/><text:soft-page-break/><text:tab/><text:tab/>&lt;/div&gt;<text:line-break/><text:tab/><text:tab/>&amp;nbsp;&amp;nbsp;&amp;nbsp;&amp;nbsp;&amp;nbsp;&amp;nbsp;&amp;nbsp;&amp;nbsp;<text:line-break/><text:tab/><text:tab/>&amp;nbsp;&amp;nbsp;&amp;nbsp;&amp;nbsp;<text:line-break/><text:tab/><text:tab/>&lt;a href="immobili/" title="trova il tuo nuovo immobile" class="menu"&gt;Immobili&lt;/a&gt;<text:line-break/><text:tab/><text:tab/>&amp;nbsp;|&amp;nbsp;<text:line-break/><text:tab/><text:tab/>&lt;a href="appartamenti-case-affitto-ricerca-avanzata.php" title="ricerca vendita e affitto case" class="menu"&gt;Ricerca avanzata&lt;/a&gt;<text:line-break/><text:tab/><text:tab/>&amp;nbsp;|&amp;nbsp;<text:line-break/><text:tab/><text:tab/>&lt;a href="appartamenti-case-affitto-agenzie-immobiliari.php" title="ricerca agenzie immobiliari" class="menu"&gt;Ricerca agenzia&lt;/a&gt;<text:line-break/><text:tab/><text:tab/>&amp;nbsp;|&amp;nbsp;<text:line-break/><text:tab/><text:tab/>&lt;a href="appartamenti-case-affitto-proponi-immobile.php" title="proponi immobile" class="menu"&gt;Vendimi casa&lt;/a&gt;<text:line-break/><text:tab/><text:tab/>&amp;nbsp;|&amp;nbsp;<text:line-break/><text:tab/><text:tab/>&lt;a href="appartamenti-case-affitto-cerca-per-me.php" title="invia richiesta per trovare la tua nuova casa" class="menu"&gt;Trovami casa&lt;/a&gt;<text:line-break/><text:tab/><text:tab/>&amp;nbsp;|&amp;nbsp;<text:line-break/><text:tab/><text:tab/>&lt;a href="vendita-immobili-affitto-contatti.php" title="contattaci - richiesta informazioni immobiliari" class="menu"&gt;Contatti&lt;/a&gt;<text:line-break/><text:tab/><text:tab/>&amp;nbsp;|&amp;nbsp;<text:line-break/><text:tab/><text:tab/>&lt;a href="immobili-case-vendita-notizie.php" title="Informazioni, servizi immobiliari" class="menu"&gt;Servizi&lt;/a&gt;<text:line-break/><text:tab/><text:tab/>&amp;nbsp;|&amp;nbsp;<text:line-break/><text:tab/><text:tab/>&lt;a href="mycase24-areariservata-vendita-appartamenti.php" title="gestisci i tuoi annunci immobiliari" class="menu"&gt;Login&lt;/a&gt;<text:line-break/><text:tab/>&lt;/div&gt;<text:line-break/><text:tab/>&lt;br class="clear"&gt;<text:line-break/>&lt;/div&gt;<text:tab/><text:tab/><text:tab/><text:tab/>&lt;div class="fascia01"&gt;<text:line-break/><text:tab/><text:tab/><text:tab/><text:tab/>&lt;h2 class="titolo"&gt;Ricerca immobili in tutta Italia:&lt;/h2&gt;<text:line-break/><text:tab/><text:tab/><text:tab/><text:tab/><text:tab/>&lt;div class="fascia_01_1"&gt;<text:line-break/><text:tab/><text:tab/><text:tab/><text:tab/><text:tab/><text:tab/>&lt;img src="images/cartine/mappa_italia.gif" usemap="#mappa" id="immagine" border="0" alt="appartamenti e case in vendita e affitto"&gt;<text:line-break/><text:tab/><text:tab/><text:tab/><text:tab/><text:tab/><text:tab/>&lt;map name="mappa" id="mappa"&gt;<text:line-break/><text:tab/><text:tab/><text:tab/><text:tab/><text:tab/><text:tab/><text:tab/>&lt;area onmouseover="RollMapOn('friuli')" onmouseout="RollMapOff()" alt="Annunci immobilari in Friuli Venezia e Giulia" shape="poly" coords="138,51,134,45,126,47,124,41,125,39,121,34,129,27,129,23,148,25,148,30,146,33,149,34,148,39,157,54,150,55,149,51" href="immobili/friuli-venezia_giulia/"&gt;<text:line-break/><text:tab/><text:tab/><text:tab/><text:tab/><text:tab/><text:tab/><text:tab/>&lt;area onmouseover="RollMapOn('veneto')" onmouseout="RollMapOff()" alt="Immobili in Veneto" shape="poly" coords="137,54,123,61,123,69,128,75,126,80,121,77,122,72,113,72,108,73,106,71,100,72,93,65,88,64,88,53,90,52,91,54,96,53,100,50,100,45,104,44,109,45,109,40,114,38,114,34,111,33,113,27,116,26,120,24,125,22,128,23,119,34,122,38,122,42,125,48,134,47" href="immobili/veneto/"&gt;<text:line-break/><text:tab/><text:tab/><text:tab/><text:tab/><text:tab/><text:tab/><text:tab/>&lt;area onmouseover="RollMapOn('trentino')" onmouseout="RollMapOff()" alt="Case in vendita Trentino Alto Adige" shape="poly" coords="82,28,82,18,86,18,89,21,94,20,96,14,110,14,117,10,119,11,118,15,122,20,111,27,110,33,112,35,110,38,107,39,107,42,99,44,98,50,92,52,90,49,86,49,84,46,84,41,86,38,86,32,86,30" href="immobili/trentino-alto_adige/"&gt;<text:line-break/><text:tab/><text:tab/><text:tab/><text:tab/><text:tab/><text:tab/><text:tab/>&lt;area onmouseover="RollMapOn('lombardia')" onmouseout="RollMapOff()" alt="Appartamenti in vendita in Lombardia" shape="poly" coords="46,41,44,52,47,59,48,62,45,66,43,65,43,68,46,72,50,72,55,80,58,83,58,83,59,74,61,71,67,70,76,71,82,73,88,74,98,73,91,66,86,65,85,54,88,50,84,50,82,47,82,42,84,37,83,32,84,30,80,28,76,<text:soft-page-break/>25,74,28,76,34,74,35,71,32,64,33,60,29,57,31,58,35,52,44,54,48,50,49" href="immobili/lombardia/"&gt;<text:line-break/><text:tab/><text:tab/><text:tab/><text:tab/><text:tab/><text:tab/><text:tab/>&lt;area onmouseover="RollMapOn('piemonte')" onmouseout="RollMapOff()" alt="Affitto case in Piemonte" shape="poly" coords="5,78,4,69,14,65,14,58,18,58,23,56,26,56,30,54,30,51,28,46,34,40,36,37,33,34,41,31,42,37,45,40,43,53,46,59,45,63,40,64,42,71,46,74,50,74,56,83,55,84,51,82,50,83,48,87,46,87,36,88,32,94,32,97,24,100,16,100,9,97,4,91,8,83,9,81" href="immobili/piemonte/"&gt;<text:line-break/><text:tab/><text:tab/><text:tab/><text:tab/><text:tab/><text:tab/><text:tab/>&lt;area onmouseover="RollMapOn('valdaosta')" onmouseout="RollMapOff()" alt="Affitto appartamenti in Val d'Aosta" shape="poly" coords="10,42,22,39,32,39,27,47,29,51,29,53,24,55,20,55,16,57,12,53,11,49,9,46" href="immobili/valle_d_aosta/"&gt;<text:line-break/><text:tab/><text:tab/><text:tab/><text:tab/><text:tab/><text:tab/><text:tab/>&lt;area onmouseover="RollMapOn('liguria')" onmouseout="RollMapOff()" alt="Immobili commerciali in Liguria" shape="poly" coords="21,108,24,103,28,99,34,97,34,92,38,88,48,88,51,84,61,86,62,91,67,92,75,101,73,102,68,102,59,95,52,92,46,92,43,96,37,102,34,108,24,112" href="immobili/liguria/"&gt;<text:line-break/><text:tab/><text:tab/><text:tab/><text:tab/><text:tab/><text:tab/><text:tab/>&lt;area onmouseover="RollMapOn('emiliaromagna')" onmouseout="RollMapOff()" alt="Vendita case e appartamenti in Emilia Romagna" shape="poly" coords="122,80,123,90,132,101,132,107,128,106,124,102,118,108,112,106,111,101,111,98,104,93,98,99,88,98,78,93,72,88,68,89,68,90,63,90,63,86,59,83,60,73,67,72,76,73,82,75,88,76,96,75,105,75,114,74,118,74" href="immobili/emilia-romagna/"&gt;<text:line-break/><text:tab/><text:tab/><text:tab/><text:tab/><text:tab/><text:tab/><text:tab/>&lt;area onmouseover="RollMapOn('toscana')" onmouseout="RollMapOff()" alt="Annunci di immobili in Toscana" shape="poly" coords="77,103,76,99,69,92,72,90,82,98,94,100,100,101,104,95,109,99,110,105,113,109,122,111,117,122,119,124,114,130,115,138,108,147,104,153,96,143,90,137,85,132,85,125,82,120,79,116,81,107" href="immobili/toscana/"&gt;<text:line-break/><text:tab/><text:tab/><text:tab/><text:tab/><text:tab/><text:tab/><text:tab/>&lt;area onmouseover="RollMapOn('marche')" onmouseout="RollMapOff()" alt="Annunci</text:p>
      <text:p text:style-name="Standard"><text:s/>case in vendita nelle Marche" shape="poly" coords="120,107,124,104,130,108,132,108,134,106,134,102,147,111,151,113,159,130,157,133,150,138,150,141,147,140,146,136,138,133,134,118,126,115,124,112,124,109" href="immobili/marche/"&gt;<text:line-break/><text:tab/><text:tab/><text:tab/><text:tab/><text:tab/><text:tab/><text:tab/>&lt;area onmouseover="RollMapOn('umbria')" onmouseout="RollMapOff()" alt="Annunci appartamenti in vendita in Umbria" shape="poly" coords="124,141,128,150,132,149,136,144,145,141,142,135,135,133,131,118,124,117,122,114,119,121,122,124,117,129,117,141" href="immobili/umbria/"&gt;<text:line-break/><text:tab/><text:tab/><text:tab/><text:tab/><text:tab/><text:tab/><text:tab/>&lt;area onmouseover="RollMapOn('lazio')" onmouseout="RollMapOff()" alt="Agenzie immobiliari in Lazio" shape="poly" coords="106,152,115,141,118,143,122,144,127,152,131,151,136,148,143,142,148,142,148,143,143,146,145,151,148,155,142,156,142,161,148,163,150,166,155,167,162,171,164,174,164,177,160,180,159,186,142,184,138,180,131,179,127,174,122,169,118,164,114,160" href="immobili/lazio/"&gt;<text:line-break/><text:tab/><text:tab/><text:tab/><text:tab/><text:tab/><text:tab/><text:tab/>&lt;area onmouseover="RollMapOn('abruzzo')" onmouseout="RollMapOff()" alt="Immobiliare in Abruzzo" shape="poly" coords="160,132,152,140,150,145,146,146,146,150,150,154,149,157,144,158,144,160,150,163,152,165,159,166,165,171,170,163,172,162,175,165,181,157,174,149,171,146,168,146" href="immobili/abruzzo/"&gt;<text:line-break/><text:tab/><text:tab/><text:tab/><text:tab/><text:tab/><text:tab/><text:tab/>&lt;area onmouseover="RollMapOn('molise')" onmouseout="RollMapOff()" alt="Case 2 camere in Molise" shape="poly" coords="165,175,171,164,175,167,177,167,182,157,188,159,189,167,186,170,187,175,182,176,176,178,171,175,167,175" href="immobili/molise/"&gt;<text:line-break/><text:tab/><text:tab/><text:tab/><text:tab/><text:tab/><text:tab/><text:tab/>&lt;area onmouseover="RollMapOn('campania')" onmouseout="RollMapOff()" alt="Case 3 camere in Campania" shape="poly" <text:soft-page-break/>coords="161,186,164,178,167,179,168,176,175,179,179,179,188,176,194,184,198,186,199,190,195,193,196,196,200,202,206,208,206,212,203,218,197,221,191,215,186,210,189,208,183,200,177,204,173,202,173,197,168,197,164,192" href="immobili/campania/"&gt;<text:line-break/><text:tab/><text:tab/><text:tab/><text:tab/><text:tab/><text:tab/><text:tab/>&lt;area onmouseover="RollMapOn('basilicata')" onmouseout="RollMapOff()" alt="Immobili tre camere in Basilicata" shape="poly" coords="228,213,222,214,221,220,213,221,211,218,208,219,207,222,205,218,208,210,207,206,196,193,200,192,202,185,211,185,210,190,214,190,219,196,226,194,227,194,227,202,232,204" href="immobili/basilicata/"&gt;<text:line-break/><text:tab/><text:tab/><text:tab/><text:tab/><text:tab/><text:tab/><text:tab/>&lt;area onmouseover="RollMapOn('puglia')" onmouseout="RollMapOff()" alt="Immobili due camere in Puglia" shape="poly" coords="210,158,202,161,190,162,190,169,187,171,190,177,197,184,212,184,212,188,215,189,219,193,226,193,228,194,228,201,232,203,236,199,240,201,244,204,255,206,260,214,266,218,270,217,271,204,258,197,258,194,245,190,237,183,228,182,210,174,209,169,213,164" href="immobili/puglia/"&gt;<text:line-break/><text:tab/><text:tab/><text:tab/><text:tab/><text:tab/><text:tab/><text:tab/>&lt;area onmouseover="RollMapOn('calabria')" onmouseout="RollMapOff()" alt="Case 4 camere in Calabria" shape="poly" coords="210,269,213,268,216,261,213,257,217,256,221,255,221,250,218,244,216,236,212,230,208,222,210,220,212,221,211,221,212,222,223,221,223,215,229,214,228,220,226,222,228,224,236,229,241,232,242,240,244,245,242,248,235,248,232,252,231,265,224,271,222,280,212,280,210,275" href="immobili/calabria/"&gt;<text:line-break/><text:tab/><text:tab/><text:tab/><text:tab/><text:tab/><text:tab/><text:tab/>&lt;area onmouseover="RollMapOn('sicilia')" onmouseout="RollMapOff()" alt="Ville in Sicilia" shape="poly" coords="134,288,136,281,142,278,144,280,150,276,159,276,163,281,168,281,183,280,192,274,195,275,198,274,200,272,207,270,205,279,201,284,200,289,198,295,199,298,204,306,204,311,200,317,193,318,184,316,176,308,164,305,158,301,150,296,137,295" href="immobili/sicilia/"&gt;<text:line-break/><text:tab/><text:tab/><text:tab/><text:tab/><text:tab/><text:tab/><text:tab/>&lt;area onmouseover="RollMapOn('sardegna')" onmouseout="RollMapOff()" alt="Attici in Sardegna" shape="poly" coords="68,221,67,244,65,252,59,250,56,248,54,249,52,257,47,259,43,258,38,255,38,251,39,237,42,232,42,228,38,227,39,222,41,221,38,211,36,207,32,206,35,195,37,199,42,199,46,198,54,190,56,187,61,189,65,193,68,202,71,208,68,214,66,217" href="immobili/sardegna/"&gt;<text:line-break/><text:tab/><text:tab/><text:tab/><text:tab/><text:tab/><text:tab/>&lt;/map&gt;<text:line-break/><text:tab/><text:tab/><text:tab/><text:tab/><text:tab/>&lt;/div&gt;<text:line-break/><text:tab/><text:tab/><text:tab/><text:tab/><text:tab/>&lt;div class="fascia_01_2"&gt;<text:line-break/><text:tab/><text:tab/><text:tab/><text:tab/><text:tab/><text:tab/>&lt;div class="fascia_bordo"&gt;<text:line-break/><text:tab/><text:tab/><text:tab/><text:tab/><text:tab/><text:tab/><text:tab/>&lt;div class="margini"&gt;<text:tab/><text:line-break/><text:tab/><text:tab/><text:tab/><text:tab/><text:tab/><text:tab/><text:tab/><text:tab/><text:line-break/><text:tab/><text:tab/><text:tab/><text:tab/><text:tab/><text:tab/><text:tab/><text:tab/>&lt;form method="get" action="appartamenti-case-affitto-risultato-ricerca.php" style="margin:0" id="ricerca_comune" autocomplete="off"&gt;<text:line-break/><text:tab/><text:tab/><text:tab/><text:tab/><text:tab/><text:tab/><text:tab/><text:tab/><text:tab/>&lt;p class="form"&gt;<text:line-break/><text:tab/><text:tab/><text:tab/><text:tab/><text:tab/><text:tab/><text:tab/><text:tab/><text:tab/><text:tab/>Vendita <text:line-break/><text:tab/><text:tab/><text:tab/><text:tab/><text:tab/><text:tab/><text:tab/><text:tab/><text:tab/><text:tab/>&lt;input type="radio" name="tipo_proposta" value="Vendita" <text:s/>checked tabindex="0"&gt;<text:line-break/><text:tab/><text:tab/><text:tab/><text:tab/><text:tab/><text:tab/><text:tab/><text:tab/><text:tab/><text:tab/>&amp;nbsp;&amp;nbsp;&amp;nbsp;<text:line-break/><text:tab/><text:tab/><text:tab/><text:tab/><text:tab/><text:tab/><text:tab/><text:tab/><text:tab/><text:tab/>Affitto <text:line-break/><text:tab/><text:tab/><text:tab/><text:tab/><text:tab/><text:tab/><text:tab/><text:tab/><text:tab/><text:tab/>&lt;input type="radio" name="tipo_proposta" value="Affitti" <text:s/>tabindex="1"&gt;<text:line-break/><text:tab/><text:tab/><text:tab/><text:tab/><text:tab/><text:tab/><text:tab/><text:tab/><text:tab/>&lt;/p&gt;<text:line-break/><text:tab/><text:tab/><text:tab/><text:tab/><text:tab/><text:tab/><text:tab/><text:tab/><text:tab/>&lt;p class="form"&gt;<text:line-break/><text:tab/><text:tab/><text:tab/><text:tab/><text:tab/><text:tab/><text:tab/><text:tab/><text:tab/><text:tab/>Comune<text:line-break/><text:tab/><text:tab/><text:tab/><text:tab/><text:tab/><text:tab/><text:tab/><text:tab/><text:tab/>&lt;/p&gt;<text:line-break/><text:tab/><text:tab/><text:tab/><text:tab/><text:tab/><text:tab/><text:tab/><text:tab/><text:tab/>&lt;div class="input"&gt;<text:line-break/><text:soft-page-break/><text:tab/><text:tab/><text:tab/><text:tab/><text:tab/><text:tab/><text:tab/><text:tab/><text:tab/><text:tab/>&lt;input type="text" value="Ad es: Treviso" onfocus="this.value='';cambia_classe();" onblur="controlla_comune();" name="comune_etichetta" id="s" onkeyup="request(this.value);cambia_classe();" class="home" tabindex="2"&gt;<text:line-break/><text:tab/><text:tab/><text:tab/><text:tab/><text:tab/><text:tab/><text:tab/><text:tab/><text:tab/><text:tab/>&lt;input type="hidden" name="codice_comune" id="codice_comune"&gt;<text:line-break/><text:tab/><text:tab/><text:tab/><text:tab/><text:tab/><text:tab/><text:tab/><text:tab/><text:tab/><text:tab/>&lt;input type="hidden" name="provincia"&gt;<text:line-break/><text:tab/><text:tab/><text:tab/><text:tab/><text:tab/><text:tab/><text:tab/><text:tab/><text:tab/><text:tab/>&lt;input type="hidden" name="comune"&gt;<text:line-break/><text:tab/><text:tab/><text:tab/><text:tab/><text:tab/><text:tab/><text:tab/><text:tab/><text:tab/>&lt;/div&gt;<text:line-break/><text:tab/><text:tab/><text:tab/><text:tab/><text:tab/><text:tab/><text:tab/><text:tab/><text:tab/>&lt;!-- tag per visualizzare la suggestion dei comuni --&gt;<text:line-break/><text:tab/><text:tab/><text:tab/><text:tab/><text:tab/><text:tab/><text:tab/><text:tab/><text:tab/>&lt;div id="tag_update" style="display:none;"&gt;&lt;/div&gt;<text:line-break/><text:tab/><text:tab/><text:tab/><text:tab/><text:tab/><text:tab/><text:tab/><text:tab/><text:tab/>&lt;p class="form"&gt;<text:line-break/><text:tab/><text:tab/><text:tab/><text:tab/><text:tab/><text:tab/><text:tab/><text:tab/><text:tab/><text:tab/>Tipologia<text:line-break/><text:tab/><text:tab/><text:tab/><text:tab/><text:tab/><text:tab/><text:tab/><text:tab/><text:tab/>&lt;/p&gt;<text:line-break/><text:tab/><text:tab/><text:tab/><text:tab/><text:tab/><text:tab/><text:tab/><text:tab/><text:tab/>&lt;input type="hidden" value="" name="tipo_immobile"&gt;<text:line-break/><text:tab/><text:tab/><text:tab/><text:tab/><text:tab/><text:tab/><text:tab/><text:tab/><text:tab/>&lt;input type="hidden" value="0" name="label_tipo_immobile"&gt;<text:line-break/><text:tab/><text:tab/><text:tab/><text:tab/><text:tab/><text:tab/><text:tab/><text:tab/><text:tab/>&lt;div class="selectbox" onclick="mostra_select('tipo_immobile_div');"&gt;<text:line-break/><text:tab/><text:tab/><text:tab/><text:tab/><text:tab/><text:tab/><text:tab/><text:tab/><text:tab/><text:tab/>&lt;span class="input" id="tipo_immobile_span"&gt;Seleziona&lt;/span&gt;<text:line-break/><text:tab/><text:tab/><text:tab/><text:tab/><text:tab/><text:tab/><text:tab/><text:tab/><text:tab/>&lt;/div&gt;<text:line-break/><text:tab/><text:tab/><text:tab/><text:tab/><text:tab/><text:tab/><text:tab/><text:tab/><text:tab/>&lt;div class="tipologia_div" id="tipo_immobile_div"&gt;<text:line-break/><text:tab/><text:tab/><text:tab/><text:tab/><text:tab/><text:tab/><text:tab/><text:tab/><text:tab/><text:tab/>&lt;div class="margini"&gt;<text:line-break/><text:tab/><text:tab/><text:tab/><text:tab/><text:tab/><text:tab/><text:tab/><text:tab/><text:tab/><text:tab/><text:tab/>&lt;a href="#" onclick="tipo_immobile_func('', '');" class="select"&gt;Seleziona&lt;/a&gt;&lt;br /&gt;<text:line-break/><text:tab/><text:tab/><text:tab/><text:tab/><text:tab/><text:tab/><text:tab/><text:tab/><text:tab/><text:tab/><text:tab/>&lt;a href="#" onclick="tipo_immobile_func('appartamenti', 'Appartamenti');" class="select"&gt;Appartamenti&lt;/a&gt;&lt;br /&gt;<text:line-break/><text:tab/><text:tab/><text:tab/><text:tab/><text:tab/><text:tab/><text:tab/><text:tab/><text:tab/><text:tab/><text:tab/>&lt;a href="#" onclick="tipo_immobile_func('19', 'Case e ville a schiera');" class="select"&gt;Case e ville a schiera&lt;/a&gt;&lt;br /&gt;<text:line-break/><text:tab/><text:tab/><text:tab/><text:tab/><text:tab/><text:tab/><text:tab/><text:tab/><text:tab/><text:tab/><text:tab/>&lt;a href="#" onclick="tipo_immobile_func('20', 'Case e ville indipendenti');" class="select"&gt;Case e ville indipendenti&lt;/a&gt;&lt;br /&gt;<text:line-break/><text:tab/><text:tab/><text:tab/><text:tab/><text:tab/><text:tab/><text:tab/><text:tab/><text:tab/><text:tab/><text:tab/>&lt;a href="#" onclick="tipo_immobile_func('21', 'Attivit&amp;agrave; commerciali');" class="select"&gt;Attivit&amp;agrave; commerciali&lt;/a&gt;&lt;br /&gt;<text:line-break/><text:tab/><text:tab/><text:tab/><text:tab/><text:tab/><text:tab/><text:tab/><text:tab/><text:tab/><text:tab/><text:tab/>&lt;a href="#" onclick="tipo_immobile_func('22', 'Garage');" class="select"&gt;Garage&lt;/a&gt;&lt;br /&gt;<text:line-break/><text:tab/><text:tab/><text:tab/><text:tab/><text:tab/><text:tab/><text:tab/><text:tab/><text:tab/><text:tab/><text:tab/>&lt;a href="#" onclick="tipo_immobile_func('23', 'Negozi uffici capannoni');" class="select"&gt;Negozi uffici capannoni&lt;/a&gt;&lt;br /&gt;<text:line-break/><text:tab/><text:tab/><text:tab/><text:tab/><text:tab/><text:tab/><text:tab/><text:tab/><text:tab/><text:tab/><text:tab/>&lt;a href="#" onclick="tipo_immobile_func('24', 'Rustici');" class="select"&gt;Rustici&lt;/a&gt;&lt;br /&gt;<text:line-break/><text:tab/><text:tab/><text:tab/><text:tab/><text:tab/><text:tab/><text:tab/><text:tab/><text:tab/><text:tab/><text:tab/>&lt;a href="#" <text:soft-page-break/>onclick="tipo_immobile_func('25', 'Turistici');" class="select"&gt;Turistici&lt;/a&gt;&lt;br /&gt;<text:line-break/><text:tab/><text:tab/><text:tab/><text:tab/><text:tab/><text:tab/><text:tab/><text:tab/><text:tab/><text:tab/><text:tab/>&lt;a href="#" onclick="tipo_immobile_func('26', 'Attici');" class="select"&gt;Attici&lt;/a&gt;&lt;br /&gt;<text:line-break/><text:tab/><text:tab/><text:tab/><text:tab/><text:tab/><text:tab/><text:tab/><text:tab/><text:tab/><text:tab/><text:tab/>&lt;a href="#" onclick="tipo_immobile_func('27', 'Terreni');" class="select"&gt;Terreni&lt;/a&gt;&lt;br /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&lt;script type="text/javascript"&gt;document.getElementById('tipo_immobile_div').style.display='none';&lt;/script&gt;<text:line-break/><text:tab/><text:tab/><text:tab/><text:tab/><text:tab/><text:tab/><text:tab/><text:tab/><text:tab/>&lt;input type="hidden" value="" name="prezzo_a"&gt;<text:line-break/><text:tab/><text:tab/><text:tab/><text:tab/><text:tab/><text:tab/><text:tab/><text:tab/><text:tab/>&lt;input type="hidden" value="" name="prezzo_da"&gt;<text:line-break/><text:tab/><text:tab/><text:tab/><text:tab/><text:tab/><text:tab/><text:tab/><text:tab/><text:tab/>&lt;p class="form"&gt;<text:line-break/><text:tab/><text:tab/><text:tab/><text:tab/><text:tab/><text:tab/><text:tab/><text:tab/><text:tab/><text:tab/>Prezzo<text:line-break/><text:tab/><text:tab/><text:tab/><text:tab/><text:tab/><text:tab/><text:tab/><text:tab/><text:tab/>&lt;/p&gt;<text:line-break/><text:tab/><text:tab/><text:tab/><text:tab/><text:tab/><text:tab/><text:tab/><text:tab/><text:tab/>&lt;div class="prezzo"&gt;<text:line-break/><text:tab/><text:tab/><text:tab/><text:tab/><text:tab/><text:tab/><text:tab/><text:tab/><text:tab/><text:tab/>&lt;div class="selectbox02" onclick="mostra_select('prezzo_da_div');"&gt;<text:line-break/><text:tab/><text:tab/><text:tab/><text:tab/><text:tab/><text:tab/><text:tab/><text:tab/><text:tab/><text:tab/><text:tab/>&lt;span class="input" id="prezzo_da_span"&gt;da&lt;/span&gt;<text:line-break/><text:tab/><text:tab/><text:tab/><text:tab/><text:tab/><text:tab/><text:tab/><text:tab/><text:tab/><text:tab/>&lt;/div&gt;<text:line-break/><text:tab/><text:tab/><text:tab/><text:tab/><text:tab/><text:tab/><text:tab/><text:tab/><text:tab/><text:tab/>&lt;div class="selectbox03" <text:s/>onclick="mostra_select('prezzo_a_div');"&gt;<text:line-break/><text:tab/><text:tab/><text:tab/><text:tab/><text:tab/><text:tab/><text:tab/><text:tab/><text:tab/><text:tab/><text:tab/>&lt;span class="input" id="prezzo_a_span"&gt;a&lt;/span&gt;<text:line-break/><text:tab/><text:tab/><text:tab/><text:tab/><text:tab/><text:tab/><text:tab/><text:tab/><text:tab/><text:tab/>&lt;/div&gt;<text:line-break/><text:tab/><text:tab/><text:tab/><text:tab/><text:tab/><text:tab/><text:tab/><text:tab/><text:tab/><text:tab/>&lt;br class="clear"&gt;<text:line-break/><text:tab/><text:tab/><text:tab/><text:tab/><text:tab/><text:tab/><text:tab/><text:tab/><text:tab/>&lt;/div&gt;<text:line-break/><text:tab/><text:tab/><text:tab/><text:tab/><text:tab/><text:tab/><text:tab/><text:tab/><text:tab/>&lt;input type="hidden" value="0" name="label_prezzo_da"&gt;<text:line-break/> <text:tab/><text:tab/><text:tab/><text:tab/><text:tab/><text:tab/><text:tab/><text:tab/><text:tab/>&lt;div id="prezzo_da_div" class="prezzo_da" style='margin-top:-15px'&gt;<text:line-break/><text:tab/><text:tab/><text:tab/><text:tab/><text:tab/><text:tab/><text:tab/><text:tab/><text:tab/><text:tab/>&lt;div class="margini"&gt;<text:line-break/><text:tab/><text:tab/><text:tab/><text:tab/><text:tab/><text:tab/><text:tab/><text:tab/><text:tab/><text:tab/><text:tab/>&lt;a href="#" onclick="salva_prezzo_da('');" class="select"&gt;da&lt;/a&gt;&lt;br /&gt;<text:line-break/><text:tab/><text:tab/><text:tab/><text:tab/><text:tab/><text:tab/><text:tab/><text:tab/><text:tab/><text:tab/><text:tab/>&lt;a href="#" onclick="salva_prezzo_da('250');" class="select"&gt;&amp;euro; 250&lt;/a&gt;&lt;br /&gt;<text:line-break/><text:tab/><text:tab/><text:tab/><text:tab/><text:tab/><text:tab/><text:tab/><text:tab/><text:tab/><text:tab/><text:tab/>&lt;a href="#" onclick="salva_prezzo_da('500');" class="select"&gt;&amp;euro; 500&lt;/a&gt;&lt;br /&gt;<text:line-break/><text:tab/><text:tab/><text:tab/><text:tab/><text:tab/><text:tab/><text:tab/><text:tab/><text:tab/><text:tab/><text:tab/>&lt;a href="#" onclick="salva_prezzo_da('750');" class="select"&gt;&amp;euro; 750&lt;/a&gt;&lt;br /&gt;<text:line-break/><text:tab/><text:tab/><text:tab/><text:tab/><text:tab/><text:tab/><text:tab/><text:tab/><text:tab/><text:tab/><text:tab/>&lt;a href="#" onclick="salva_prezzo_da('1000');" class="select"&gt;&amp;euro; 1000&lt;/a&gt;&lt;br /&gt;<text:line-break/><text:tab/><text:tab/><text:tab/><text:tab/><text:tab/><text:tab/><text:tab/><text:tab/><text:tab/><text:tab/><text:tab/>&lt;a href="#" onclick="salva_prezzo_da('2000');" class="select"&gt;&amp;euro; 2000&lt;/a&gt;&lt;br /&gt;<text:line-break/><text:tab/><text:tab/><text:tab/><text:tab/><text:tab/><text:tab/><text:tab/><text:tab/><text:tab/><text:tab/><text:tab/>&lt;a href="#" onclick="salva_prezzo_da('3000');" class="select"&gt;&amp;euro; 3000&lt;/a&gt;&lt;br /&gt;<text:line-break/><text:tab/><text:tab/><text:tab/><text:tab/><text:tab/><text:tab/><text:tab/><text:tab/><text:tab/><text:tab/><text:tab/>&lt;a href="#" onclick="salva_prezzo_da('4000');" class="select"&gt;&amp;euro; 4000&lt;/a&gt;&lt;br /&gt;<text:line-break/><text:tab/><text:tab/><text:tab/><text:tab/><text:tab/><text:tab/><text:tab/><text:tab/><text:tab/><text:tab/><text:tab/>&lt;a href="#" <text:soft-page-break/>onclick="salva_prezzo_da('5000');" class="select"&gt;&amp;euro; 5000&lt;/a&gt;&lt;br /&gt;<text:line-break/><text:tab/><text:tab/><text:tab/><text:tab/><text:tab/><text:tab/><text:tab/><text:tab/><text:tab/><text:tab/><text:tab/>&lt;a href="#" onclick="salva_prezzo_da('75000');" class="select"&gt;&amp;euro; 75000&lt;/a&gt;&lt;br /&gt;<text:line-break/><text:tab/><text:tab/><text:tab/><text:tab/><text:tab/><text:tab/><text:tab/><text:tab/><text:tab/><text:tab/><text:tab/>&lt;a href="#" onclick="salva_prezzo_da('80000');" class="select"&gt;&amp;euro; 80000&lt;/a&gt;&lt;br /&gt;<text:line-break/><text:tab/><text:tab/><text:tab/><text:tab/><text:tab/><text:tab/><text:tab/><text:tab/><text:tab/><text:tab/><text:tab/>&lt;a href="#" onclick="salva_prezzo_da('90000');" class="select"&gt;&amp;euro; 90000&lt;/a&gt;&lt;br /&gt;<text:line-break/><text:tab/><text:tab/><text:tab/><text:tab/><text:tab/><text:tab/><text:tab/><text:tab/><text:tab/><text:tab/><text:tab/>&lt;a href="#" onclick="salva_prezzo_da('100000');" class="select"&gt;&amp;euro; 100000&lt;/a&gt;&lt;br /&gt;<text:line-break/><text:tab/><text:tab/><text:tab/><text:tab/><text:tab/><text:tab/><text:tab/><text:tab/><text:tab/><text:tab/><text:tab/>&lt;a href="#" onclick="salva_prezzo_da('120000');" class="select"&gt;&amp;euro; 120000&lt;/a&gt;&lt;br /&gt;<text:line-break/><text:tab/><text:tab/><text:tab/><text:tab/><text:tab/><text:tab/><text:tab/><text:tab/><text:tab/><text:tab/><text:tab/>&lt;a href="#" onclick="salva_prezzo_da('150000');" class="select"&gt;&amp;euro; 150000&lt;/a&gt;&lt;br /&gt;<text:line-break/><text:tab/><text:tab/><text:tab/><text:tab/><text:tab/><text:tab/><text:tab/><text:tab/><text:tab/><text:tab/><text:tab/>&lt;a href="#" onclick="salva_prezzo_da('200000');" class="select"&gt;&amp;euro; 200000&lt;/a&gt;&lt;br /&gt;<text:line-break/><text:tab/><text:tab/><text:tab/><text:tab/><text:tab/><text:tab/><text:tab/><text:tab/><text:tab/><text:tab/><text:tab/>&lt;a href="#" onclick="salva_prezzo_da('250000');" class="select"&gt;&amp;euro; 250000&lt;/a&gt;&lt;br /&gt;<text:line-break/><text:tab/><text:tab/><text:tab/><text:tab/><text:tab/><text:tab/><text:tab/><text:tab/><text:tab/><text:tab/><text:tab/>&lt;a href="#" onclick="salva_prezzo_da('300000');" class="select"&gt;&amp;euro; 300000&lt;/a&gt;&lt;br /&gt;<text:line-break/><text:tab/><text:tab/><text:tab/><text:tab/><text:tab/><text:tab/><text:tab/><text:tab/><text:tab/><text:tab/><text:tab/>&lt;a href="#" onclick="salva_prezzo_da('400000');" class="select"&gt;&amp;euro; 400000&lt;/a&gt;&lt;br /&gt;<text:line-break/><text:tab/><text:tab/><text:tab/><text:tab/><text:tab/><text:tab/><text:tab/><text:tab/><text:tab/><text:tab/><text:tab/>&lt;a href="#" onclick="salva_prezzo_da('500000');" class="select"&gt;&amp;euro; 500000&lt;/a&gt;&lt;br /&gt;<text:line-break/><text:tab/><text:tab/><text:tab/><text:tab/><text:tab/><text:tab/><text:tab/><text:tab/><text:tab/><text:tab/><text:tab/>&lt;a href="#" onclick="salva_prezzo_da('750000');" class="select"&gt;&amp;euro; 750000&lt;/a&gt;&lt;br /&gt;<text:line-break/><text:tab/><text:tab/><text:tab/><text:tab/><text:tab/><text:tab/><text:tab/><text:tab/><text:tab/><text:tab/><text:tab/>&lt;a href="#" onclick="salva_prezzo_da('1000000');" class="select"&gt;&amp;euro; 1000000&lt;/a&gt;&lt;br /&gt;<text:line-break/><text:tab/><text:tab/><text:tab/><text:tab/><text:tab/><text:tab/><text:tab/><text:tab/><text:tab/><text:tab/><text:tab/>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&lt;script type="text/javascript"&gt;document.getElementById('prezzo_da_div').style.display='none';&lt;/script&gt;<text:line-break/><text:tab/><text:tab/><text:tab/><text:tab/><text:tab/><text:tab/><text:tab/><text:tab/><text:tab/>&lt;input type="hidden" value="0" name="label_prezzo_a"&gt;<text:line-break/><text:tab/><text:tab/><text:tab/><text:tab/><text:tab/><text:tab/><text:tab/><text:tab/><text:tab/>&lt;div id="prezzo_a_div" class="prezzo_a"</text:p>
      <text:p text:style-name="Standard"><text:s/>style='margin-top:-15px'&gt;<text:line-break/><text:tab/><text:tab/><text:tab/><text:tab/><text:tab/><text:tab/><text:tab/><text:tab/><text:tab/><text:tab/>&lt;div class="margini"&gt;<text:line-break/><text:tab/><text:tab/><text:tab/><text:tab/><text:tab/><text:tab/><text:tab/><text:tab/><text:tab/><text:tab/><text:tab/>&lt;a href="#" onclick="salva_prezzo_a('');" class="select"&gt;a&lt;/a&gt;&lt;br /&gt;<text:line-break/><text:tab/><text:tab/><text:tab/><text:tab/><text:tab/><text:tab/><text:tab/><text:tab/><text:tab/><text:tab/><text:tab/>&lt;a href="#" onclick="salva_prezzo_a('250');" class="select"&gt;&amp;euro; 250&lt;/a&gt;&lt;br /&gt;<text:line-break/><text:tab/><text:tab/><text:tab/><text:tab/><text:tab/><text:tab/><text:tab/><text:tab/><text:tab/><text:tab/><text:tab/>&lt;a href="#" onclick="salva_prezzo_a('500');" class="select"&gt;&amp;euro; 500&lt;/a&gt;&lt;br /&gt;<text:line-break/><text:tab/><text:tab/><text:tab/><text:tab/><text:tab/><text:tab/><text:tab/><text:tab/><text:tab/><text:tab/><text:tab/>&lt;a href="#" onclick="salva_prezzo_a('750');" class="select"&gt;&amp;euro; 750&lt;/a&gt;&lt;br /&gt;<text:line-break/><text:tab/><text:tab/><text:tab/><text:tab/><text:tab/><text:tab/><text:tab/><text:tab/><text:tab/><text:tab/><text:tab/>&lt;a href="#" onclick="salva_prezzo_a('1000');" class="select"&gt;&amp;euro; 1000&lt;/a&gt;&lt;br /&gt;<text:line-break/><text:tab/><text:tab/><text:tab/><text:tab/><text:tab/><text:tab/><text:tab/><text:tab/><text:tab/><text:tab/><text:tab/>&lt;a href="#" onclick="salva_prezzo_a('2000');" class="select"&gt;&amp;euro; 2000&lt;/a&gt;&lt;br /&gt;<text:line-break/><text:tab/><text:tab/><text:tab/><text:tab/><text:tab/><text:tab/><text:tab/><text:tab/><text:tab/><text:tab/><text:tab/>&lt;a href="#" onclick="salva_prezzo_a('3000');" class="select"&gt;&amp;euro; 3000&lt;/a&gt;&lt;br /&gt;<text:line-break/><text:soft-page-break/><text:tab/><text:tab/><text:tab/><text:tab/><text:tab/><text:tab/><text:tab/><text:tab/><text:tab/><text:tab/><text:tab/>&lt;a href="#" onclick="salva_prezzo_a('4000');" class="select"&gt;&amp;euro; 4000&lt;/a&gt;&lt;br /&gt;<text:line-break/><text:tab/><text:tab/><text:tab/><text:tab/><text:tab/><text:tab/><text:tab/><text:tab/><text:tab/><text:tab/><text:tab/>&lt;a href="#" onclick="salva_prezzo_a('5000');" class="select"&gt;&amp;euro; 5000&lt;/a&gt;&lt;br /&gt;<text:line-break/><text:tab/><text:tab/><text:tab/><text:tab/><text:tab/><text:tab/><text:tab/><text:tab/><text:tab/><text:tab/><text:tab/>&lt;a href="#" onclick="salva_prezzo_a('75000');" class="select"&gt;&amp;euro; 75000&lt;/a&gt;&lt;br /&gt;<text:line-break/><text:tab/><text:tab/><text:tab/><text:tab/><text:tab/><text:tab/><text:tab/><text:tab/><text:tab/><text:tab/><text:tab/>&lt;a href="#" onclick="salva_prezzo_a('80000');" class="select"&gt;&amp;euro; 80000&lt;/a&gt;&lt;br /&gt;<text:line-break/><text:tab/><text:tab/><text:tab/><text:tab/><text:tab/><text:tab/><text:tab/><text:tab/><text:tab/><text:tab/><text:tab/>&lt;a href="#" onclick="salva_prezzo_a('90000');" class="select"&gt;&amp;euro; 90000&lt;/a&gt;&lt;br /&gt;<text:line-break/><text:tab/><text:tab/><text:tab/><text:tab/><text:tab/><text:tab/><text:tab/><text:tab/><text:tab/><text:tab/><text:tab/>&lt;a href="#" onclick="salva_prezzo_a('100000');" class="select"&gt;&amp;euro; 100000&lt;/a&gt;&lt;br /&gt;<text:line-break/><text:tab/><text:tab/><text:tab/><text:tab/><text:tab/><text:tab/><text:tab/><text:tab/><text:tab/><text:tab/><text:tab/>&lt;a href="#" onclick="salva_prezzo_a('120000');" class="select"&gt;&amp;euro; 120000&lt;/a&gt;&lt;br /&gt;<text:line-break/><text:tab/><text:tab/><text:tab/><text:tab/><text:tab/><text:tab/><text:tab/><text:tab/><text:tab/><text:tab/><text:tab/>&lt;a href="#" onclick="salva_prezzo_a('150000');" class="select"&gt;&amp;euro; 150000&lt;/a&gt;&lt;br /&gt;<text:line-break/><text:tab/><text:tab/><text:tab/><text:tab/><text:tab/><text:tab/><text:tab/><text:tab/><text:tab/><text:tab/><text:tab/>&lt;a href="#" onclick="salva_prezzo_a('200000');" class="select"&gt;&amp;euro; 200000&lt;/a&gt;&lt;br /&gt;<text:line-break/><text:tab/><text:tab/><text:tab/><text:tab/><text:tab/><text:tab/><text:tab/><text:tab/><text:tab/><text:tab/><text:tab/>&lt;a href="#" onclick="salva_prezzo_a('250000');" class="select"&gt;&amp;euro; 250000&lt;/a&gt;&lt;br /&gt;<text:line-break/><text:tab/><text:tab/><text:tab/><text:tab/><text:tab/><text:tab/><text:tab/><text:tab/><text:tab/><text:tab/><text:tab/>&lt;a href="#" onclick="salva_prezzo_a('300000');" class="select"&gt;&amp;euro; 300000&lt;/a&gt;&lt;br /&gt;<text:line-break/><text:tab/><text:tab/><text:tab/><text:tab/><text:tab/><text:tab/><text:tab/><text:tab/><text:tab/><text:tab/><text:tab/>&lt;a href="#" onclick="salva_prezzo_a('400000');" class="select"&gt;&amp;euro; 400000&lt;/a&gt;&lt;br /&gt;<text:line-break/><text:tab/><text:tab/><text:tab/><text:tab/><text:tab/><text:tab/><text:tab/><text:tab/><text:tab/><text:tab/><text:tab/>&lt;a href="#" onclick="salva_prezzo_a('500000');" class="select"&gt;&amp;euro; 500000&lt;/a&gt;&lt;br /&gt;<text:line-break/><text:tab/><text:tab/><text:tab/><text:tab/><text:tab/><text:tab/><text:tab/><text:tab/><text:tab/><text:tab/><text:tab/>&lt;a href="#" onclick="salva_prezzo_a('750000');" class="select"&gt;&amp;euro; 750000&lt;/a&gt;&lt;br /&gt;<text:line-break/><text:tab/><text:tab/><text:tab/><text:tab/><text:tab/><text:tab/><text:tab/><text:tab/><text:tab/><text:tab/><text:tab/>&lt;a href="#" onclick="salva_prezzo_a('1000000');" class="select"&gt;&amp;euro; 1000000&lt;/a&gt;&lt;br /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&lt;script type="text/javascript"&gt;document.getElementById('prezzo_a_div').style.display='none';&lt;/script&gt;<text:line-break/><text:tab/><text:tab/><text:tab/><text:tab/><text:tab/><text:tab/><text:tab/><text:tab/><text:tab/>&lt;input type="hidden" value="" name="numero_camere_a"&gt;<text:line-break/><text:tab/><text:tab/><text:tab/><text:tab/><text:tab/><text:tab/><text:tab/><text:tab/><text:tab/>&lt;input type="hidden" value="" name="numero_camere_da"&gt;<text:line-break/><text:tab/><text:tab/><text:tab/><text:tab/><text:tab/><text:tab/><text:tab/><text:tab/><text:tab/>&lt;p class="form02"&gt;<text:line-break/><text:tab/><text:tab/><text:tab/><text:tab/><text:tab/><text:tab/><text:tab/><text:tab/><text:tab/><text:tab/>Numero camere<text:line-break/><text:tab/><text:tab/><text:tab/><text:tab/><text:tab/><text:tab/><text:tab/><text:tab/><text:tab/>&lt;/p&gt;<text:line-break/><text:tab/><text:tab/><text:tab/><text:tab/><text:tab/><text:tab/><text:tab/><text:tab/><text:tab/>&lt;div class="prezzo"&gt;<text:line-break/><text:tab/><text:tab/><text:tab/><text:tab/><text:tab/><text:tab/><text:tab/><text:tab/><text:tab/><text:tab/>&lt;div class="selectbox02" onclick="mostra_select('numero_camere_da_div');"&gt;<text:line-break/><text:tab/><text:tab/><text:tab/><text:tab/><text:tab/><text:tab/><text:tab/><text:tab/><text:tab/><text:tab/><text:tab/>&lt;span class="input" id="numero_camere_da_span"&gt;da&lt;/span&gt;<text:line-break/><text:tab/><text:tab/><text:tab/><text:tab/><text:tab/><text:tab/><text:tab/><text:tab/><text:tab/><text:tab/>&lt;/div&gt;<text:line-break/><text:tab/><text:tab/><text:tab/><text:tab/><text:tab/><text:tab/><text:tab/><text:tab/><text:tab/><text:tab/>&lt;div class="selectbox03" <text:s/>onclick="mostra_select('numero_camere_a_div');"&gt;<text:line-break/><text:tab/><text:tab/><text:tab/><text:tab/><text:tab/><text:tab/><text:tab/><text:tab/><text:tab/><text:tab/><text:tab/>&lt;span class="input" id="numero_camere_a_span"&gt;a&lt;/span&gt;<text:line-break/><text:tab/><text:tab/><text:tab/><text:tab/><text:tab/><text:tab/><text:tab/><text:tab/><text:tab/><text:tab/>&lt;/div&gt;<text:line-break/><text:soft-page-break/><text:tab/><text:tab/><text:tab/><text:tab/><text:tab/><text:tab/><text:tab/><text:tab/><text:tab/><text:tab/>&lt;br class="clear"&gt;<text:line-break/><text:tab/><text:tab/><text:tab/><text:tab/><text:tab/><text:tab/><text:tab/><text:tab/><text:tab/>&lt;/div&gt;<text:line-break/><text:tab/><text:tab/><text:tab/><text:tab/><text:tab/><text:tab/><text:tab/><text:tab/><text:tab/>&lt;input type="hidden" value="0" name="label_numero_camere_da"&gt;<text:line-break/> <text:tab/><text:tab/><text:tab/><text:tab/><text:tab/><text:tab/><text:tab/><text:tab/><text:tab/>&lt;div id="numero_camere_da_div" class="prezzo_da" style='margin-top:-15px'&gt;<text:line-break/><text:tab/><text:tab/><text:tab/><text:tab/><text:tab/><text:tab/><text:tab/><text:tab/><text:tab/><text:tab/>&lt;div class="margini"&gt;<text:line-break/><text:tab/><text:tab/><text:tab/><text:tab/><text:tab/><text:tab/><text:tab/><text:tab/><text:tab/><text:tab/><text:tab/>&lt;a href="#" onclick="salva_numero_camere_da('');" class="select"&gt;da&lt;/a&gt;&lt;br /&gt;<text:line-break/><text:tab/><text:tab/><text:tab/><text:tab/><text:tab/><text:tab/><text:tab/><text:tab/><text:tab/><text:tab/><text:tab/>&lt;a href="#" onclick="salva_numero_camere_da('1');" class="select"&gt;1&lt;/a&gt;&lt;br /&gt;<text:line-break/><text:tab/><text:tab/><text:tab/><text:tab/><text:tab/><text:tab/><text:tab/><text:tab/><text:tab/><text:tab/><text:tab/>&lt;a href="#" onclick="salva_numero_camere_da('2');" class="select"&gt;2&lt;/a&gt;&lt;br /&gt;<text:line-break/><text:tab/><text:tab/><text:tab/><text:tab/><text:tab/><text:tab/><text:tab/><text:tab/><text:tab/><text:tab/><text:tab/>&lt;a href="#" onclick="salva_numero_camere_da('3');" class="select"&gt;3&lt;/a&gt;&lt;br /&gt;<text:line-break/><text:tab/><text:tab/><text:tab/><text:tab/><text:tab/><text:tab/><text:tab/><text:tab/><text:tab/><text:tab/><text:tab/>&lt;a href="#" onclick="salva_numero_camere_da('4');" class="select"&gt;4&lt;/a&gt;&lt;br /&gt;<text:line-break/><text:tab/><text:tab/><text:tab/><text:tab/><text:tab/><text:tab/><text:tab/><text:tab/><text:tab/><text:tab/><text:tab/>&lt;a href="#" onclick="salva_numero_camere_da('5');" class="select"&gt;5&lt;/a&gt;&lt;br /&gt;<text:line-break/><text:tab/><text:tab/><text:tab/><text:tab/><text:tab/><text:tab/><text:tab/><text:tab/><text:tab/><text:tab/><text:tab/>&lt;a href="#" onclick="salva_numero_camere_da('6');" class="select"&gt;6&lt;/a&gt;&lt;br /&gt;<text:line-break/><text:tab/><text:tab/><text:tab/><text:tab/><text:tab/><text:tab/><text:tab/><text:tab/><text:tab/><text:tab/><text:tab/>&lt;a href="#" onclick="salva_numero_camere_da('7');" class="select"&gt;7&lt;/a&gt;&lt;br /&gt;<text:line-break/><text:tab/><text:tab/><text:tab/><text:tab/><text:tab/><text:tab/><text:tab/><text:tab/><text:tab/><text:tab/><text:tab/>&lt;a href="#" onclick="salva_numero_camere_da('8');" class="select"&gt;8&lt;/a&gt;&lt;br /&gt;<text:line-break/><text:tab/><text:tab/><text:tab/><text:tab/><text:tab/><text:tab/><text:tab/><text:tab/><text:tab/><text:tab/><text:tab/>&lt;a href="#" onclick="salva_numero_camere_da('9');" class="select"&gt;9&lt;/a&gt;&lt;br /&gt;<text:line-break/><text:tab/><text:tab/><text:tab/><text:tab/><text:tab/><text:tab/><text:tab/><text:tab/><text:tab/><text:tab/><text:tab/>&lt;a href="#" onclick="salva_numero_camere_da('99');" class="select"&gt;10+&lt;/a&gt;&lt;br /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&lt;script type="text/javascript"&gt;document.getElementById('numero_camere_da_div').style.display='none';&lt;/script&gt;<text:line-break/><text:tab/><text:tab/><text:tab/><text:tab/><text:tab/><text:tab/><text:tab/><text:tab/><text:tab/>&lt;input type="hidden" value="0" name="label_numero_camere_a"&gt;<text:line-break/><text:tab/><text:tab/><text:tab/><text:tab/><text:tab/><text:tab/><text:tab/><text:tab/><text:tab/>&lt;div id="numero_camere_a_div" class="prezzo_a" style='margin-top:-15px'&gt;<text:line-break/><text:tab/><text:tab/><text:tab/><text:tab/><text:tab/><text:tab/><text:tab/><text:tab/><text:tab/><text:tab/>&lt;div class="margini"&gt;<text:line-break/><text:tab/><text:tab/><text:tab/><text:tab/><text:tab/><text:tab/><text:tab/><text:tab/><text:tab/><text:tab/><text:tab/>&lt;a href="#" onclick="salva_numero_camere_a('');" class="select"&gt;a&lt;/a&gt;&lt;br /&gt;<text:line-break/><text:tab/><text:tab/><text:tab/><text:tab/><text:tab/><text:tab/><text:tab/><text:tab/><text:tab/><text:tab/><text:tab/>&lt;a href="#" onclick="salva_numero_camere_a('1');" class="select"&gt;1&lt;/a&gt;&lt;br /&gt;<text:line-break/><text:tab/><text:tab/><text:tab/><text:tab/><text:tab/><text:tab/><text:tab/><text:tab/><text:tab/><text:tab/><text:tab/>&lt;a href="#" onclick="salva_numero_camere_a('2');" class="select"&gt;2&lt;/a&gt;&lt;br /&gt;<text:line-break/><text:tab/><text:tab/><text:tab/><text:tab/><text:tab/><text:tab/><text:tab/><text:tab/><text:tab/><text:tab/><text:tab/>&lt;a href="#" onclick="salva_numero_camere_a('3');" class="select"&gt;3&lt;/a&gt;&lt;br /&gt;<text:line-break/><text:tab/><text:tab/><text:tab/><text:tab/><text:tab/><text:tab/><text:tab/><text:tab/><text:tab/><text:tab/><text:tab/>&lt;a href="#" onclick="salva_numero_camere_a('4');" class="select"&gt;4&lt;/a&gt;&lt;br /&gt;<text:line-break/><text:tab/><text:tab/><text:tab/><text:tab/><text:tab/><text:tab/><text:tab/><text:tab/><text:tab/><text:tab/><text:tab/>&lt;a href="#" onclick="salva_numero_camere_a('5');" class="select"&gt;5&lt;/a&gt;&lt;br /&gt;<text:line-break/><text:tab/><text:tab/><text:tab/><text:tab/><text:tab/><text:tab/><text:tab/><text:tab/><text:tab/><text:tab/><text:tab/>&lt;a href="#" <text:soft-page-break/>onclick="salva_numero_camere_a('6');" class="select"&gt;6&lt;/a&gt;&lt;br /&gt;<text:line-break/><text:tab/><text:tab/><text:tab/><text:tab/><text:tab/><text:tab/><text:tab/><text:tab/><text:tab/><text:tab/><text:tab/>&lt;a href="#" onclick="salva_numero_camere_a('7');" class="select"&gt;7&lt;/a&gt;&lt;br /&gt;<text:line-break/><text:tab/><text:tab/><text:tab/><text:tab/><text:tab/><text:tab/><text:tab/><text:tab/><text:tab/><text:tab/><text:tab/>&lt;a href="#" onclick="salva_numero_camere_a('8');" class="select"&gt;8&lt;/a&gt;&lt;br /&gt;<text:line-break/><text:tab/><text:tab/><text:tab/><text:tab/><text:tab/><text:tab/><text:tab/><text:tab/><text:tab/><text:tab/><text:tab/>&lt;a href="#" onclick="salva_numero_camere_a('9');" class="select"&gt;9&lt;/a&gt;&lt;br /&gt;<text:line-break/><text:tab/><text:tab/><text:tab/><text:tab/><text:tab/><text:tab/><text:tab/><text:tab/><text:tab/><text:tab/><text:tab/>&lt;a href="#" onclick="salva_numero_camere_a('99');" class="select"&gt;10+&lt;/a&gt;&lt;br /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&lt;script type="text/javascript"&gt;document.getElementById('numero_camere_a_div').style.display='none';&lt;/script&gt;<text:line-break/><text:tab/><text:tab/><text:tab/><text:tab/><text:tab/><text:tab/><text:tab/><text:tab/><text:tab/><text:line-break/><text:tab/><text:tab/><text:tab/><text:tab/><text:tab/><text:tab/><text:tab/><text:tab/><text:tab/>&lt;div class="bottone"&gt;<text:line-break/><text:tab/><text:tab/><text:tab/><text:tab/><text:tab/><text:tab/><text:tab/><text:tab/><text:tab/><text:tab/>&lt;input type="image" src="images/bottone_cerca.gif" name="Vai" value="CERCA" class="send" onclick="funzione_google(document.getElementById('ricerca_comune').comune_etichetta.value);document.getElementById('ricerca_comune').submit();"&gt;<text:line-break/><text:tab/><text:tab/><text:tab/><text:tab/><text:tab/><text:tab/><text:tab/><text:tab/><text:tab/>&lt;/div&gt;<text:line-break/><text:tab/><text:tab/><text:tab/><text:tab/><text:tab/><text:tab/><text:tab/><text:tab/>&lt;/form&gt;<text:line-break/><text:tab/><text:tab/><text:tab/><text:tab/><text:tab/><text:tab/><text:tab/>&lt;/div&gt;<text:line-break/><text:tab/><text:tab/><text:tab/><text:tab/><text:tab/><text:tab/>&lt;/div&gt;<text:line-break/><text:tab/><text:tab/><text:tab/><text:tab/><text:tab/>&lt;/div&gt;<text:line-break/><text:tab/><text:tab/><text:tab/><text:tab/><text:tab/>&lt;div class="fascia_01_3"&gt;<text:line-break/><text:tab/><text:tab/><text:tab/><text:tab/><text:tab/><text:tab/>&lt;a href="mutuo.php" title="Calcola il mutuo per la tua nuova casa"&gt;<text:line-break/><text:tab/><text:tab/><text:tab/><text:tab/><text:tab/><text:tab/><text:tab/>&lt;!-- home_page_banner_125_a --&gt;<text:line-break/><text:tab/><text:tab/><text:tab/><text:tab/><text:tab/><text:tab/><text:tab/>&lt;img src="images/cerchi_casa.jpg" class="logo" title="cerco casa" alt="cerco casa" style="padding-bottom:2px;"&gt;<text:line-break/><text:tab/><text:tab/><text:tab/><text:tab/><text:tab/><text:tab/>&lt;/a&gt;<text:line-break/><text:tab/><text:tab/><text:tab/><text:tab/><text:tab/><text:tab/>&lt;a href="iphone-annunci-immobiliari.php" title="Scarica l'app per il tuo iPhone"&gt;<text:line-break/><text:tab/><text:tab/><text:tab/><text:tab/><text:tab/><text:tab/><text:tab/>&lt;!-- home_page_banner_125_b --&gt;<text:line-break/><text:tab/><text:tab/><text:tab/><text:tab/><text:tab/><text:tab/><text:tab/>&lt;img src="images/iphone-home.jpg" class="logo" alt="Scarica l'app per il tuo iPhone" title="Scarica l'app per il tuo iPhone"&gt;<text:line-break/><text:tab/><text:tab/><text:tab/><text:tab/><text:tab/><text:tab/>&lt;/a&gt;<text:line-break/><text:tab/><text:tab/><text:tab/><text:tab/><text:tab/><text:tab/>&lt;!-- &lt;div class="fascia_bordoNew"&gt;<text:line-break/><text:tab/><text:tab/><text:tab/><text:tab/><text:tab/><text:tab/><text:tab/>&lt;div class="fascia_01"&gt;<text:line-break/><text:tab/><text:tab/><text:tab/><text:tab/><text:tab/><text:tab/><text:tab/><text:tab/>&lt;a href="mutuo.php" title="Calcola il mutuo per la tua nuova casa"&gt;&lt;img src="images/cerchi_casa.jpg" class="logo" title="cerco casa" alt="cerco casa" style="width:193px;"&gt;&lt;/a&gt;<text:line-break/><text:tab/><text:tab/><text:tab/><text:tab/><text:tab/><text:tab/><text:tab/>&lt;/div&gt;<text:line-break/><text:tab/><text:tab/><text:tab/><text:tab/><text:tab/><text:tab/><text:tab/>&lt;div class="fascia_02"&gt;<text:line-break/><text:tab/><text:tab/><text:tab/><text:tab/><text:tab/><text:tab/><text:tab/><text:tab/>&lt;a href="immobili-vendita-newsletter.php" title="Iscriviti gratuitamente alla newsletter"&gt;&lt;img src="images/newsletter_home_page.jpg" title="Iscriviti gratuitamente alla newsletter" alt="Iscriviti gratuitamente alla newsletter" class="logo"&gt;&lt;/a&gt;<text:line-break/><text:tab/><text:tab/><text:tab/><text:tab/><text:tab/><text:tab/><text:tab/>&lt;/div&gt;<text:line-break/><text:tab/><text:tab/><text:tab/><text:tab/><text:tab/><text:tab/>&lt;/div&gt; --&gt;<text:line-break/><text:tab/><text:tab/><text:tab/><text:tab/><text:tab/><text:tab/>&lt;!-- &lt;div class="fascia_bordoNew_SD"&gt;<text:line-break/><text:soft-page-break/><text:tab/><text:tab/><text:tab/><text:tab/><text:tab/><text:tab/><text:tab/>&lt;div class="fascia_01"&gt;<text:line-break/><text:tab/><text:tab/><text:tab/><text:tab/><text:tab/><text:tab/><text:tab/><text:tab/><text:line-break/><text:tab/><text:tab/><text:tab/><text:tab/><text:tab/><text:tab/><text:tab/><text:tab/>&lt;a href="http://www.gpawebdep.it" title="Realizziamo il tuo sito internet" target="_blank"&gt;<text:line-break/><text:tab/><text:tab/><text:tab/><text:tab/><text:tab/><text:tab/><text:tab/><text:tab/>&lt;img src="images/gpawebdep.jpg" style="border:0;" title="Realizziamo il tuo sito internet" alt="Realizziamo il tuo sito internet"&gt;<text:line-break/><text:tab/><text:tab/><text:tab/><text:tab/><text:tab/><text:tab/><text:tab/><text:tab/>&lt;/a&gt;<text:line-break/><text:tab/><text:tab/><text:tab/><text:tab/><text:tab/><text:tab/><text:tab/>&lt;/div&gt;<text:line-break/><text:tab/><text:tab/><text:tab/><text:tab/><text:tab/><text:tab/><text:tab/>&lt;div class="fascia_bordoNew_SD_02"&gt;<text:line-break/><text:tab/><text:tab/><text:tab/><text:tab/><text:tab/><text:tab/><text:tab/><text:tab/><text:line-break/><text:tab/><text:tab/><text:tab/><text:tab/><text:tab/><text:tab/><text:tab/>&lt;/div&gt;<text:line-break/><text:tab/><text:tab/><text:tab/><text:tab/><text:tab/><text:tab/>&lt;!-- &lt;/div&gt; --&gt;<text:line-break/><text:tab/><text:tab/><text:tab/><text:tab/><text:tab/><text:tab/>&lt;!-- &lt;div class="fascia_bordoNew_SS"&gt;<text:line-break/><text:tab/><text:tab/><text:tab/><text:tab/><text:tab/><text:tab/><text:tab/>&lt;div style="border:1px solid #000000;width:192px;height:217px;"&gt;<text:line-break/><text:tab/><text:tab/><text:tab/><text:tab/><text:tab/><text:tab/><text:tab/><text:tab/>&lt;a href="iphone-annunci-immobiliari.php"&gt;&lt;img src="images/app-iphone.jpg" border="0" title="Applicazione per iPhone" alt="Applicazione per iPhone" style="margin-top:5px;"&gt;&lt;/a&gt;<text:line-break/><text:tab/><text:tab/><text:tab/><text:tab/><text:tab/><text:tab/><text:tab/>&lt;/div&gt;<text:line-break/><text:tab/><text:tab/><text:tab/><text:tab/><text:tab/><text:tab/><text:tab/>&lt;div style="border:1px solid #000000;width:192px;height:105px;margin-top:5px;"&gt;<text:line-break/><text:tab/><text:tab/><text:tab/><text:tab/><text:tab/><text:tab/><text:tab/><text:tab/>&lt;a href="http://www.corriereimmobiliarevicenza.it" target="_blank" title="Cerca casa a Vicenza"&gt;&lt;img src="images/banner_corrierevicenza.jpg" title="Cerca casa a Vicenza" alt="Cerca casa a Vicenza" style="border:0"&gt;&lt;/a&gt;<text:line-break/><text:tab/><text:tab/><text:tab/><text:tab/><text:tab/><text:tab/><text:tab/>&lt;/div&gt;<text:line-break/><text:tab/><text:tab/><text:tab/><text:tab/><text:tab/><text:tab/>&lt;/div&gt; --&gt;<text:line-break/><text:tab/><text:tab/><text:tab/><text:tab/><text:tab/>&lt;/div&gt;<text:line-break/><text:tab/><text:tab/><text:tab/><text:tab/>&lt;/div&gt;<text:line-break/><text:tab/><text:tab/><text:tab/><text:tab/>&lt;br class="clear"&gt;&lt;br /&gt;<text:line-break/><text:tab/><text:tab/><text:tab/><text:tab/>&lt;div class="centra"&gt;<text:line-break/><text:tab/><text:tab/><text:tab/><text:tab/><text:tab/>&lt;!-- banner criteo 728X90 --&gt;<text:line-break/><text:tab/><text:tab/><text:tab/><text:tab/><text:tab/>&lt;script type='text/javascript'&gt;<text:line-break/><text:tab/><text:tab/><text:tab/><text:tab/><text:tab/><text:tab/>&lt;!--//&lt;![CDATA[<text:line-break/><text:tab/><text:tab/><text:tab/><text:tab/><text:tab/><text:tab/> <text:s text:c="3"/>document.MAX_ct0 ='';<text:line-break/><text:tab/><text:tab/><text:tab/><text:tab/><text:tab/><text:tab/> <text:s text:c="3"/>var m3_u = <text:line-break/><text:tab/><text:tab/><text:tab/><text:tab/><text:tab/><text:tab/>(location.protocol=='https:'?'https://cas.criteo.com/delivery/ajs.php?':'http://cas.criteo.com/delivery/ajs.php?');<text:line-break/><text:tab/><text:tab/><text:tab/><text:tab/><text:tab/><text:tab/> <text:s text:c="3"/>var m3_r = Math.floor(Math.random()*99999999999);<text:line-break/><text:tab/><text:tab/><text:tab/><text:tab/><text:tab/><text:tab/> <text:s text:c="3"/>document.write ("&lt;scr"+"ipt type='text/javascript' src='"+m3_u);<text:line-break/><text:tab/><text:tab/><text:tab/><text:tab/><text:tab/><text:tab/> <text:s text:c="3"/>document.write ("zoneid=51647");document.write("&amp;amp;nodis=1");<text:line-break/><text:tab/><text:tab/><text:tab/><text:tab/><text:tab/><text:tab/> <text:s text:c="3"/>document.write ('&amp;amp;cb=' + m3_r);<text:line-break/><text:tab/><text:tab/><text:tab/><text:tab/><text:tab/><text:tab/> <text:s text:c="3"/>if (document.MAX_used != ',') document.write ("&amp;amp;exclude=" + <text:line-break/><text:tab/><text:tab/><text:tab/><text:tab/><text:tab/><text:tab/>document.MAX_used);<text:line-break/><text:tab/><text:tab/><text:tab/><text:tab/><text:tab/><text:tab/> <text:s text:c="3"/>document.write (document.charset ? '&amp;amp;charset='+document.charset <text:line-break/><text:soft-page-break/><text:tab/><text:tab/><text:tab/><text:tab/><text:tab/><text:tab/>: (document.characterSet ? '&amp;amp;charset='+document.characterSet : ''));<text:line-break/><text:tab/><text:tab/><text:tab/><text:tab/><text:tab/><text:tab/> <text:s text:c="3"/>document.write ("&amp;amp;loc=" + escape(window.location));<text:line-break/><text:tab/><text:tab/><text:tab/><text:tab/><text:tab/><text:tab/> <text:s text:c="3"/>if (document.referrer) document.write ("&amp;amp;referer=" + <text:line-break/><text:tab/><text:tab/><text:tab/><text:tab/><text:tab/><text:tab/>escape(document.referrer));<text:line-break/><text:tab/><text:tab/><text:tab/><text:tab/><text:tab/><text:tab/> <text:s text:c="3"/>if (document.context) document.write ("&amp;context=" + <text:line-break/><text:tab/><text:tab/><text:tab/><text:tab/><text:tab/><text:tab/>escape(document.context));<text:line-break/><text:tab/><text:tab/><text:tab/><text:tab/><text:tab/><text:tab/> <text:s text:c="3"/>if ((typeof(document.MAX_ct0) != 'undefined') &amp;&amp; <text:line-break/><text:tab/><text:tab/><text:tab/><text:tab/><text:tab/><text:tab/>(document.MAX_ct0.substring(0,4) == 'http')) {<text:line-break/><text:tab/><text:tab/><text:tab/><text:tab/><text:tab/><text:tab/> <text:s text:c="7"/>document.write ("&amp;amp;ct0=" + escape(document.MAX_ct0));<text:line-break/><text:tab/><text:tab/><text:tab/><text:tab/><text:tab/><text:tab/> <text:s text:c="3"/>}<text:line-break/><text:tab/><text:tab/><text:tab/><text:tab/><text:tab/><text:tab/> <text:s text:c="3"/>if (document.mmm_fo) document.write ("&amp;amp;mmm_fo=1");<text:line-break/><text:tab/><text:tab/><text:tab/><text:tab/><text:tab/><text:tab/> <text:s text:c="3"/>document.write ("'&gt;&lt;/scr"+"ipt&gt;");<text:line-break/><text:tab/><text:tab/><text:tab/><text:tab/><text:tab/><text:tab/>//]]&gt;--&gt;<text:line-break/><text:tab/><text:tab/><text:tab/><text:tab/><text:tab/>&lt;/script&gt;<text:line-break/><text:tab/><text:tab/><text:tab/><text:tab/>&lt;/div&gt;<text:line-break/><text:tab/><text:tab/><text:tab/><text:tab/><text:line-break/><text:tab/><text:tab/><text:tab/><text:tab/>&lt;div class="fascia02"&gt;<text:line-break/><text:tab/><text:tab/><text:tab/><text:tab/><text:tab/>&lt;div class="titolo"&gt;<text:line-break/><text:tab/><text:tab/><text:tab/><text:tab/><text:tab/><text:tab/>&lt;h1 class="titoloHome"&gt;La vetrina degli annunci immobiliari:&lt;/h1&gt;<text:line-break/><text:tab/><text:tab/><text:tab/><text:tab/><text:tab/><text:tab/><text:tab/><text:tab/><text:tab/><text:tab/><text:tab/>&lt;/div&gt;<text:line-break/><text:tab/><text:tab/><text:tab/><text:tab/><text:tab/>&lt;div id="vetrina_home" class="vetrina_home"&gt;&lt;/div&gt;<text:line-break/><text:tab/><text:tab/><text:tab/><text:tab/><text:tab/>&lt;script type="text/javascript"&gt;carica_vetrina('0');&lt;/script&gt;<text:line-break/>&lt;br class="clear"&gt;<text:line-break/><text:tab/><text:tab/><text:tab/><text:tab/>&lt;div class="centra"&gt;<text:line-break/><text:tab/><text:tab/><text:tab/><text:tab/><text:tab/>&lt;!--</text:p>
      <text:p text:style-name="Standard"><text:s/>acuvue --&gt;<text:line-break/><text:tab/><text:tab/><text:tab/><text:tab/><text:tab/>&lt;!-- &lt;script language="javascript" src="http://www.clickpoint.it/db/load.cp?PRO=200123&amp;ID=24013&amp;SUB=&amp;CLICK="&gt;&lt;/script&gt; --&gt;<text:line-break/><text:tab/><text:tab/><text:tab/><text:tab/><text:tab/>&lt;!-- Edreams --&gt;<text:line-break/><text:tab/><text:tab/><text:tab/><text:tab/><text:tab/>&lt;!-- &lt;iframe src="http://impit.tradedoubler.com/imp?type(iframe)g(19958450)a(2060996)" width="728" height="90" frameborder="0" border="0" marginwidth="0" marginheight="0" scrolling="no"&gt;&lt;/iframe&gt; --&gt;<text:line-break/><text:tab/><text:tab/><text:tab/><text:tab/><text:tab/>&lt;!-- Sorgenia --&gt;<text:line-break/><text:tab/><text:tab/><text:tab/><text:tab/><text:tab/>&lt;!-- &lt;a href="http://clk.tradedoubler.com/click?p=218807&amp;loc=112108&amp;g=20356368" target="_blank"&gt;&lt;img src="http://anetit.tradedoubler.com/anet?type(img)loc(112108)g(20356368)" border=0&gt;&lt;/a&gt; --&gt;<text:line-break/><text:tab/><text:tab/><text:tab/><text:tab/><text:tab/><text:line-break/><text:tab/><text:tab/><text:tab/><text:tab/>&lt;/div&gt;<text:line-break/><text:tab/><text:tab/><text:tab/><text:tab/>&lt;br&gt;&lt;br&gt;<text:line-break/><text:line-break/><text:tab/><text:tab/><text:tab/><text:tab/><text:tab/>&lt;div class="testo03"&gt;<text:line-break/><text:tab/><text:tab/><text:tab/><text:tab/><text:tab/><text:tab/>&lt;!-- news dal blog --&gt;<text:line-break/><text:tab/><text:tab/><text:tab/><text:tab/><text:tab/><text:tab/>&lt;div class="blog"&gt;<text:line-break/><text:tab/><text:tab/><text:tab/><text:tab/><text:tab/><text:tab/><text:tab/>&lt;h2 class="titolo02"&gt;&lt;a href="immobili-case-<text:soft-page-break/>vendita-notizie.php" class="titolo"&gt;Notizie del settore immobiliare:&lt;/a&gt;&lt;/h2&gt;<text:line-break/><text:tab/><text:tab/><text:tab/><text:tab/><text:tab/><text:tab/><text:tab/>&lt;div class="elenco"&gt;<text:line-break/><text:tab/><text:tab/><text:tab/><text:tab/><text:tab/><text:tab/><text:tab/><text:tab/><text:tab/><text:tab/><text:tab/>&lt;div class="elenco01"&gt;<text:line-break/><text:tab/><text:tab/><text:tab/><text:tab/><text:tab/><text:tab/><text:tab/><text:tab/><text:tab/><text:tab/>&lt;div class="margini02"&gt;<text:line-break/><text:tab/><text:tab/><text:tab/><text:tab/><text:tab/><text:tab/><text:tab/><text:tab/><text:tab/><text:tab/><text:tab/>&lt;h3 class="home03"&gt;<text:line-break/><text:tab/><text:tab/><text:tab/><text:tab/><text:tab/><text:tab/><text:tab/><text:tab/><text:tab/><text:tab/><text:tab/><text:tab/>&lt;a href="blog-indagine-siemens-cittalia-trento-la-citta-ideale-in-cui-vivere-570.html" title="Leggi questa notizia immobiliare" class="linkBlog"&gt;<text:line-break/><text:tab/><text:tab/>Indagine Siemens-Cittalia: Trento la citt&amp;agrave; idea...<text:tab/><text:tab/><text:tab/><text:tab/><text:tab/><text:tab/><text:tab/><text:tab/><text:tab/><text:tab/><text:tab/><text:tab/>&lt;/a&gt;<text:line-break/><text:tab/><text:tab/><text:tab/><text:tab/><text:tab/><text:tab/><text:tab/><text:tab/><text:tab/><text:tab/><text:tab/>&lt;/h3&gt;<text:line-break/><text:tab/><text:tab/>Ricerca Siemens-Cittalia sulle citt&amp;agrave; modello in base ai settori chiave per lo sviluppo...<text:tab/><text:tab/><text:tab/><text:tab/><text:tab/><text:tab/><text:tab/><text:tab/><text:tab/><text:tab/><text:tab/>&lt;div class="leggi"&gt;&lt;a href="blog-indagine-siemens-cittalia-trento-la-citta-ideale-in-cui-vivere-570.html" title="Leggi questa notizia immobiliare" class="link"&gt;[Leggi e commenta]&lt;/a&gt;&lt;/div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<text:tab/><text:tab/>&lt;div class="elenco01"&gt;<text:line-break/><text:tab/><text:tab/><text:tab/><text:tab/><text:tab/><text:tab/><text:tab/><text:tab/><text:tab/><text:tab/>&lt;div class="margini02"&gt;<text:line-break/><text:tab/><text:tab/><text:tab/><text:tab/><text:tab/><text:tab/><text:tab/><text:tab/><text:tab/><text:tab/><text:tab/>&lt;h3 class="home03"&gt;<text:line-break/><text:tab/><text:tab/><text:tab/><text:tab/><text:tab/><text:tab/><text:tab/><text:tab/><text:tab/><text:tab/><text:tab/><text:tab/>&lt;a href="blog-ponte-sullo-stretto-interessa-ad-un-colosso-cinese-569.html" title="Leggi questa notizia immobiliare" class="linkBlog"&gt;<text:line-break/><text:tab/><text:tab/>Ponte sullo Stretto: interessa ad un colosso cinese<text:tab/><text:tab/><text:tab/><text:tab/><text:tab/><text:tab/><text:tab/><text:tab/><text:tab/><text:tab/><text:tab/><text:tab/>&lt;/a&gt;<text:line-break/><text:tab/><text:tab/><text:tab/><text:tab/><text:tab/><text:tab/><text:tab/><text:tab/><text:tab/><text:tab/><text:tab/>&lt;/h3&gt;<text:line-break/><text:tab/><text:tab/>Ponte sullo Stretto di Messina s&amp;igrave;, Ponte sullo Stretto di Messina no. Se ne parla da tanti anni ormai. ...<text:tab/><text:tab/><text:tab/><text:tab/><text:tab/><text:tab/><text:tab/><text:tab/><text:tab/><text:tab/><text:tab/>&lt;div class="leggi"&gt;&lt;a href="blog-ponte-sullo-stretto-interessa-ad-un-colosso-cinese-569.html" title="Leggi questa notizia immobiliare" class="link"&gt;[Leggi e commenta]&lt;/a&gt;&lt;/div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&lt;br class='clear'&gt;<text:tab/><text:tab/><text:tab/><text:tab/><text:tab/><text:tab/><text:tab/><text:tab/><text:tab/>&lt;div class="elenco01"&gt;<text:line-break/><text:tab/><text:tab/><text:tab/><text:tab/><text:tab/><text:tab/><text:tab/><text:tab/><text:tab/><text:tab/>&lt;div class="margini02"&gt;<text:line-break/><text:tab/><text:tab/><text:tab/><text:tab/><text:tab/><text:tab/><text:tab/><text:tab/><text:tab/><text:tab/><text:tab/>&lt;h3 class="home03"&gt;<text:line-break/><text:tab/><text:tab/><text:tab/><text:tab/><text:tab/><text:tab/><text:tab/><text:tab/><text:tab/><text:tab/><text:tab/><text:tab/>&lt;a href="blog-elettrodomestici-dal-2013-nuove-classi-energetiche-568.html" title="Leggi questa notizia immobiliare" class="linkBlog"&gt;<text:line-break/><text:tab/><text:tab/>Elettrodomestici: dal 2013 nuove classi energetiche<text:tab/><text:tab/><text:tab/><text:tab/><text:tab/><text:tab/><text:tab/><text:tab/><text:tab/><text:tab/><text:tab/><text:tab/>&lt;/a&gt;<text:line-break/><text:tab/><text:tab/><text:tab/><text:tab/><text:tab/><text:tab/><text:tab/><text:tab/><text:tab/><text:tab/><text:tab/>&lt;/h3&gt;<text:line-break/><text:tab/><text:tab/>Dal prossimo 1 gennaio 2013 i nostri elettrodomestici avranno nuove classi energetiche. Vengono introdotte, in...<text:tab/><text:tab/><text:tab/><text:tab/><text:tab/><text:tab/><text:tab/><text:tab/><text:tab/><text:tab/><text:tab/>&lt;div class="leggi"&gt;&lt;a href="blog-elettrodomestici-dal-2013-nuove-classi-energetiche-568.html" title="Leggi questa notizia immobiliare" class="link"&gt;[Leggi e commenta]&lt;/a&gt;&lt;/div&gt;<text:line-break/><text:soft-pag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<text:tab/><text:tab/>&lt;div class="elenco01"&gt;<text:line-break/><text:tab/><text:tab/><text:tab/><text:tab/><text:tab/><text:tab/><text:tab/><text:tab/><text:tab/><text:tab/>&lt;div class="margini02"&gt;<text:line-break/><text:tab/><text:tab/><text:tab/><text:tab/><text:tab/><text:tab/><text:tab/><text:tab/><text:tab/><text:tab/><text:tab/>&lt;h3 class="home03"&gt;<text:line-break/><text:tab/><text:tab/><text:tab/><text:tab/><text:tab/><text:tab/><text:tab/><text:tab/><text:tab/><text:tab/><text:tab/><text:tab/>&lt;a href="blog-imu-tre-mesi-dalla-pubblicazione-per-presentare-la-dichiarazione-567.html" title="Leggi questa notizia immobiliare" class="linkBlog"&gt;<text:line-break/><text:tab/><text:tab/>IMU: tre mesi dalla pubblicazione per presentar...<text:tab/><text:tab/><text:tab/><text:tab/><text:tab/><text:tab/><text:tab/><text:tab/><text:tab/><text:tab/><text:tab/><text:tab/>&lt;/a&gt;<text:line-break/><text:tab/><text:tab/><text:tab/><text:tab/><text:tab/><text:tab/><text:tab/><text:tab/><text:tab/><text:tab/><text:tab/>&lt;/h3&gt;<text:line-break/><text:tab/><text:tab/>Confusione IMU. La dichiarazione non dovr&amp;agrave; essere presentata entro il 30 novembre. L'utente tenuto a pr...<text:tab/><text:tab/><text:tab/><text:tab/><text:tab/><text:tab/><text:tab/><text:tab/><text:tab/><text:tab/><text:tab/>&lt;div class="leggi"&gt;&lt;a href="blog-imu-tre-mesi-dalla-pubblicazione-per-presentare-la-dichiarazione-567.html" title="Leggi questa notizia immobiliare" class="link"&gt;[Leggi e commenta]&lt;/a&gt;&lt;/div&gt;<text:line-break/><text:tab/><text:tab/><text:tab/><text:tab/><text:tab/><text:tab/><text:tab/><text:tab/><text:tab/><text:tab/>&lt;/div&gt;<text:line-break/><text:tab/><text:tab/><text:tab/><text:tab/><text:tab/><text:tab/><text:tab/><text:tab/><text:tab/>&lt;/div&gt;<text:line-break/><text:tab/><text:tab/><text:tab/><text:tab/><text:tab/><text:tab/><text:tab/><text:tab/><text:tab/><text:tab/>&lt;br class="clear"&gt;<text:line-break/><text:tab/><text:tab/><text:tab/><text:tab/><text:tab/><text:tab/><text:tab/>&lt;/div&gt;<text:line-break/><text:tab/><text:tab/><text:tab/><text:tab/><text:tab/><text:tab/>&lt;/div&gt;<text:line-break/><text:tab/><text:tab/><text:tab/><text:tab/><text:tab/><text:tab/>&lt;div class="testo"&gt;<text:line-break/><text:tab/><text:tab/><text:tab/><text:tab/><text:tab/><text:tab/><text:tab/>&lt;h2 class="titolo03"&gt;Trova la tua casa con un click&lt;/h2&gt;<text:line-break/><text:tab/><text:tab/><text:tab/><text:tab/><text:tab/><text:tab/><text:tab/>&lt;div class="testo02"&gt;<text:line-break/><text:tab/><text:tab/><text:tab/><text:tab/><text:tab/><text:tab/><text:tab/><text:tab/>&lt;strong&gt;Case24.it&lt;/strong&gt; &amp;egrave; il portale italiano di &lt;strong&gt;annunci immobiliari&lt;/strong&gt; della G.P.A. Periodici S.pA.. Portale realizzato da &lt;a href="http://www.gpawebdep.it" target="_blank" class="link" title="realizzazione siti web per agenzie immobiliari"&gt;GPA Web Dep&lt;/a&gt;.&lt;br&gt;<text:line-break/><text:tab/><text:tab/><text:tab/><text:tab/><text:tab/><text:tab/><text:tab/><text:tab/>Su case24.it puoi cercare la tua &lt;strong&gt;nuova casa&lt;/strong&gt; in circa 700.000 <text:s/>annunci immobiliari distribuiti su tutto il territorio italiano. Effettua la tua &lt;strong&gt;ricerca&lt;/strong&gt; per case, immobili, appartamenti, case e ville a schiera, case e ville indipendenti, case con giardino, box auto, garage, negozi, uffici e capannoni, rustici, appartamenti turistici e case vacanze, attici e terreni, in vendita e in affitto anche a &lt;strong&gt;Roma, Milano, Torino, Napoli, Firenze, Bologna&lt;/strong&gt;.&lt;br&gt;<text:line-break/><text:tab/><text:tab/><text:tab/><text:tab/><text:tab/><text:tab/><text:tab/><text:tab/>Cerca l'&lt;strong&gt;agenzia immobiliare&lt;/strong&gt; tra le migliaia che pubblicano gli annunci immobiliari su case24.it e contattala per &lt;strong&gt;chiedere informazioni&lt;/strong&gt; sull'immobile che ti interessa.&lt;br&gt;<text:line-break/><text:tab/><text:tab/><text:tab/><text:tab/><text:tab/><text:tab/><text:tab/><text:tab/>Invia la tua email direttamente dal nostro portale: in &lt;strong&gt;pochi click&lt;/strong&gt; puoi ottenere le informazioni che cerchi e trovare la tua nuova casa.&lt;br&gt;<text:line-break/><text:tab/><text:tab/><text:tab/><text:tab/><text:tab/><text:tab/><text:tab/><text:tab/>Scopri i nostri servizi &lt;a href="appartamenti-case-affitto-cerca-per-me.php" title="Invia richiesta per trovare la tua nuova casa" class="link"&gt;trovami casa&lt;/a&gt; e &lt;a href="appartamenti-case-affitto-proponi-immobile.php" title="Proponi la tua casa alle agenzie immobiliari" class="link"&gt;vendimi casa&lt;/a&gt;, le notizie del nostro &lt;strong&gt;blog&lt;/strong&gt;, i nuovi &lt;strong&gt;servizi per evidenziare&lt;/strong&gt; e posizionare in alto i tuoi annunci e l'attivit&amp;agrave; di Case24.it per il sociale ed il bene collettivo.&lt;br&gt; <text:line-break/><text:tab/><text:tab/><text:tab/><text:tab/><text:tab/><text:tab/><text:tab/><text:tab/>Sei un privato, un'agenzia immobiliare, un utente di case24.it? &lt;strong&gt;Contattaci&lt;/strong&gt; per ogni tua esigenza. Saremo lieti di risponderti e di fornirti la migliore &lt;strong&gt;assistenza tecnica&lt;/strong&gt; per i servizi online che hai <text:soft-page-break/>acquistato.&lt;br&gt;<text:line-break/><text:tab/><text:tab/><text:tab/><text:tab/><text:tab/><text:tab/><text:tab/><text:tab/>Case24.it &amp;egrave; il portale di annunci realizzato da veri professionisti del settore immobiliare. Il nostro impegno &amp;egrave; la garanzia della tua soddisfazione.<text:line-break/><text:tab/><text:tab/><text:tab/><text:tab/><text:tab/><text:tab/><text:tab/>&lt;/div&gt;<text:line-break/><text:tab/><text:tab/><text:tab/><text:tab/><text:tab/><text:tab/>&lt;/div&gt;<text:line-break/><text:tab/><text:tab/><text:tab/><text:tab/><text:tab/><text:tab/>&lt;br class="clear"&gt;<text:line-break/><text:tab/><text:tab/><text:tab/><text:tab/><text:tab/>&lt;/div&gt;<text:line-break/><text:tab/><text:tab/><text:tab/><text:tab/><text:tab/>&lt;br class="clear"&gt;<text:line-break/><text:tab/><text:tab/><text:tab/><text:tab/><text:tab/>&lt;!-- banner in home page --&gt;<text:line-break/><text:tab/><text:tab/><text:tab/><text:tab/><text:tab/>&lt;div id="elaborazione_home_page_banner"&gt;&lt;/div&gt;<text:line-break/><text:tab/><text:tab/><text:tab/><text:tab/><text:tab/>&lt;div id="home_page_banner" class="centra" style="margin-top:4px;z-index:2;"&gt;&lt;/div&gt;<text:line-break/><text:tab/><text:tab/><text:tab/><text:tab/><text:tab/>&lt;script type="text/javascript"&gt;<text:line-break/><text:tab/><text:tab/><text:tab/><text:tab/><text:tab/><text:tab/>banner("home_page_banner", 'banner', '', '.');<text:line-break/><text:tab/><text:tab/><text:tab/><text:tab/><text:tab/>&lt;/script&gt;<text:line-break/><text:tab/><text:tab/><text:tab/><text:tab/><text:tab/>&lt;br /&gt;<text:line-break/><text:tab/><text:tab/><text:tab/><text:tab/><text:tab/><text:line-break/><text:tab/><text:tab/><text:tab/><text:tab/><text:tab/>&lt;a name="link"&gt;&lt;/a&gt;<text:line-break/><text:tab/><text:tab/><text:tab/><text:tab/><text:tab/>&lt;a href="#link" onclick="document.getElementById('ricercaRapidaLink').style.display='block';document.getElementById('apri').style.display='none';document.getElementById('chiudi').style.display='block';" class="link04" id="apri"&gt;+ Ricerche rapide&lt;/a&gt;<text:line-break/><text:tab/><text:tab/><text:tab/><text:tab/><text:tab/>&lt;a href="#link" onclick="document.getElementById('ricercaRapidaLink').style.display='none';document.getElementById('apri').style.display='block';document.getElementById('chiudi').style.display='none';" class="link04" id="chiudi"&gt;- Ricerche rapide&lt;/a&gt;<text:line-break/><text:tab/><text:tab/><text:tab/><text:tab/><text:tab/>&lt;div id="ricercaRapidaLink" style="border-top:1px solid #0cadef;padding-top:4px;"&gt;<text:line-break/><text:tab/><text:tab/><text:tab/><text:tab/><text:tab/><text:tab/>&lt;h2 class="Sotto"&gt;Appartamento in vendita&lt;/h2&gt;<text:line-break/><text:tab/><text:tab/><text:tab/><text:tab/><text:tab/><text:tab/>&lt;a class="linkSotto" href="appartamenti-case-affitto-risultato-ricerca.php?num_per_page=100&amp;tipo_proposta=Vendita&amp;comune_etichetta=Milano&amp;codice_comune=015146&amp;provincia=&amp;comune=015146&amp;tipo_immobile=17" title="Appartamento a Milano in vendita"&gt;Appartamento in vendita a Milano&lt;/a&gt; |<text:line-break/><text:tab/><text:tab/><text:tab/><text:tab/><text:tab/><text:tab/>&lt;a class="linkSotto" href="appartamenti-case-affitto-risultato-ricerca.php?num_per_page=100&amp;tipo_proposta=Vendita&amp;comune_etichetta=Roma&amp;codice_comune=058091&amp;provincia=&amp;comune=058091&amp;tipo_immobile=15" title="Appartamento a Roma in vendita"&gt;Appartamento in vendita a Roma&lt;/a&gt;|<text:line-break/><text:tab/><text:tab/><text:tab/><text:tab/><text:tab/><text:tab/>&lt;a class="linkSotto" href="appartamenti-case-affitto-risultato-ricerca.php?num_per_page=100&amp;tipo_proposta=Vendita&amp;comune_etichetta=Torino&amp;codice_comune=001272&amp;provincia=&amp;comune=001272&amp;tipo_immobile=17" title="Appartamento a Torino in vendita"&gt;Appartamento in vendita a Torino&lt;/a&gt; |<text:line-break/><text:tab/><text:tab/><text:tab/><text:tab/><text:tab/><text:tab/>&lt;a class="linkSotto" href="appartamenti-case-affitto-risultato-ricerca.php?num_per_page=100&amp;tipo_proposta=Vendita&amp;comune_etichetta=Firenze&amp;codice_comune=048017&amp;provincia=&amp;comune=048017&amp;tipo_immobile=17" title="Appartamento a Firenze in vendita"&gt;Appartamento in vendita a Firenze&lt;/a&gt; |<text:line-break/><text:tab/><text:tab/><text:tab/><text:tab/><text:tab/><text:tab/>&lt;a class="linkSotto" href="appartamenti-case-affitto-risultato-ricerca.php?<text:soft-page-break/>num_per_page=100&amp;tipo_proposta=Vendita&amp;comune_etichetta=Palermo&amp;codice_comune=082053&amp;provincia=&amp;comune=082053&amp;tipo_immobile=17" title="Appartamento a Palermo in vendita"&gt;Appartamento in vendita a Palermo&lt;/a&gt; <text:line-break/><text:tab/><text:tab/><text:tab/><text:tab/><text:tab/><text:tab/>&lt;br /&gt;&lt;br /&gt;&lt;h2 class="Sotto"&gt;Appartamento in affitto&lt;/h2&gt;<text:line-break/><text:tab/><text:tab/><text:tab/><text:tab/><text:tab/><text:tab/>&lt;a class="linkSotto" href="appartamenti-case-affitto-risultato-ricerca.php?num_per_page=100&amp;tipo_proposta=Affitti&amp;comune_etichetta=Milano&amp;codice_comune=015146&amp;provincia=&amp;comune=015146&amp;tipo_immobile=15" title="Appartamento a Milano in affitto"&gt;Appartamento in affitto a Milano&lt;/a&gt;|<text:line-break/><text:tab/><text:tab/><text:tab/><text:tab/><text:tab/><text:tab/>&lt;a class="linkSotto" href="appartamenti-case-affitto-risultato-ricerca.php?num_per_page=100&amp;tipo_proposta=Affitti&amp;comune_etichetta=Roma&amp;codice_comune=058091&amp;provincia=&amp;comune=058091&amp;tipo_immobile=17" title="Appartamento a Roma in affitto"&gt;Appartamento in affitto a Roma&lt;/a&gt;| <text:line-break/><text:tab/><text:tab/><text:tab/><text:tab/><text:tab/><text:tab/>&lt;a class="linkSotto" href="appartamenti-case-affitto-risultato-ricerca.php?num_per_page=100&amp;tipo_proposta=Affitti&amp;comune_etichetta=Torino&amp;codice_comune=001272&amp;provincia=&amp;comune=001272&amp;tipo_immobile=17" title="Appartamento a Torino in affitto"&gt;Appartamento in affitto a Torino&lt;/a&gt;|<text:line-break/> <text:s text:c="23"/>&lt;a class="linkSotto" href="appartamenti-case-affitto-risultato-ricerca.php?num_per_page=100&amp;tipo_proposta=Affitti&amp;comune_etichetta=Firenze&amp;codice_comune=048017&amp;provincia=&amp;comune=048017&amp;tipo_immobile=17" title="Appartamento a Firenzein affitto"&gt;Appartamento in affitto a Firenze&lt;/a&gt;|<text:line-break/><text:tab/><text:tab/><text:tab/><text:tab/><text:tab/><text:tab/>&lt;a class="linkSotto" href="appartamenti-case-affitto-risultato-ricerca.php?num_per_page=100&amp;tipo_proposta=Affitti&amp;comune_etichetta=Bologna&amp;codice_comune=037006&amp;provincia=&amp;comune=037006&amp;tipo_immobile=16" title="Appartamento a Bologna in affitto"&gt;Appartamento in affitto a Bologna&lt;/a&gt;<text:line-break/><text:tab/><text:tab/><text:tab/><text:tab/><text:tab/></text:p>
      <text:p text:style-name="Standard"><text:s text:c="4"/>&lt;br /&gt;&lt;br /&gt;&lt;h2 class="Sotto"&gt;Portali provinciali&lt;/h2&gt;<text:line-break/><text:tab/><text:tab/><text:tab/><text:tab/><text:tab/><text:tab/>&lt;a class="linkSotto" style="padding:5px;" href="http://www.corriereimmobiliaretreviso.it" title="Portale immobiliare della provincia di Treviso" target="_blank"&gt;CorriereImmobiliareTreviso.it&lt;/a&gt; |<text:line-break/><text:tab/><text:tab/><text:tab/><text:tab/><text:tab/><text:tab/>&lt;a class="linkSotto" style="padding:5px;" href="http://www.corriereimmobiliareancona.it" title="Portale immobiliare della provincia di Ancona" target="_blank"&gt;CorriereImmobiliareAncona.it&lt;/a&gt; |<text:line-break/><text:tab/><text:tab/><text:tab/><text:tab/><text:tab/><text:tab/>&lt;a class="linkSotto" style="padding:5px;" href="http://www.corriereimmobiliareudine.it" title="Portale immobiliare della provincia di Udine" target="_blank"&gt;CorriereImmobiliareUdine.it&lt;/a&gt; |<text:line-break/> <text:s text:c="23"/>&lt;a class="linkSotto" style="padding:5px;" href="http://www.corriereimmobiliarepadova.it" title="Portale immobiliare della provincia di Padova" target="_blank"&gt;CorriereImmobiliarePadova.it&lt;/a&gt; |<text:line-break/> <text:s text:c="23"/>&lt;a class="linkSotto" style="padding:5px;" href="http://www.corriereimmobiliarevenezia.it" title="Portale immobiliare della provincia di Venezia" target="_blank"&gt;CorriereImmobiliareVenezia.it&lt;/a&gt; |<text:line-break/> <text:s text:c="23"/>&lt;a class="linkSotto" style="padding:5px;" href="http://www.corriereimmobiliarevicenza.it" title="Portale immobiliare della provincia di Vicenza" target="_blank"&gt;CorriereImmobiliareVicenza.it&lt;/a&gt;|<text:line-break/> <text:s text:c="23"/>&lt;a class="linkSotto" style="padding:5px;" href="http://www.corriereimmobiliareBrescia.it" title="Portale immobiliare della provincia di Brescia" target="_blank"&gt;CorriereImmobiliareBrescia.it&lt;/a&gt; <text:s/>| <text:line-break/><text:soft-page-break/> <text:s text:c="23"/>&lt;a class="linkSotto" style="padding:5px;" href="http://www.pordenonecase24.it" title="Portale immobiliare della provincia di Pordenone" target="_blank"&gt;Pordenonecase24.it&lt;/a&gt; | <text:line-break/><text:tab/><text:tab/><text:tab/><text:tab/><text:tab/><text:tab/>&lt;a class="linkSotto" style="padding:5px;" href="http://www.bergamocase24.it" title="Portale immobiliare della provincia di Bergamo" target="_blank"&gt;BergamoCase24.it&lt;/a&gt; | <text:line-break/><text:tab/><text:tab/><text:tab/><text:tab/><text:tab/><text:tab/>&lt;a class="linkSotto" style="padding:5px;" href="http://www.ilcorriereimmobiliare.com" title="Blog immobiliare" target="_blank"&gt;Blog immobiliare&lt;/a&gt; | <text:line-break/><text:tab/><text:tab/><text:tab/><text:tab/><text:tab/><text:tab/>&lt;a class="linkSotto" style="padding:5px;" href="http://www.web4raw.com" title="web agency" target="_blank"&gt;Web agency&lt;/a&gt;<text:line-break/> <text:s text:c="19"/>&lt;/div&gt;<text:line-break/><text:tab/><text:tab/><text:tab/><text:tab/><text:tab/>&lt;script type="text/javascript"&gt;document.getElementById("ricercaRapidaLink").style.display="block";document.getElementById("apri").style.display="none";&lt;/script&gt;<text:line-break/><text:tab/><text:tab/><text:tab/><text:tab/><text:tab/>&lt;div class="centra" style="margin-top:20px;margin-bottom:10px;"&gt;<text:line-break/><text:tab/><text:tab/><text:tab/><text:tab/><text:tab/><text:tab/>&lt;script type="text/javascript"&gt;&lt;!--<text:line-break/><text:tab/><text:tab/><text:tab/><text:tab/><text:tab/><text:tab/><text:tab/>google_ad_client = "ca-pub-2081721252239810";<text:line-break/><text:tab/><text:tab/><text:tab/><text:tab/><text:tab/><text:tab/><text:tab/>/* 728x90_case24 */<text:line-break/><text:tab/><text:tab/><text:tab/><text:tab/><text:tab/><text:tab/><text:tab/>google_ad_slot = "1733825466";<text:line-break/><text:tab/><text:tab/><text:tab/><text:tab/><text:tab/><text:tab/><text:tab/>google_ad_width = 728;<text:line-break/><text:tab/><text:tab/><text:tab/><text:tab/><text:tab/><text:tab/><text:tab/>google_ad_height = 90;<text:line-break/><text:tab/><text:tab/><text:tab/><text:tab/><text:tab/><text:tab/><text:tab/>//--&gt;<text:line-break/><text:tab/><text:tab/><text:tab/><text:tab/><text:tab/><text:tab/>&lt;/script&gt;<text:line-break/><text:tab/><text:tab/><text:tab/><text:tab/><text:tab/><text:tab/>&lt;script type="text/javascript"<text:tab/>src="http://pagead2.googlesyndication.com/pagead/show_ads.js"&gt;&lt;/script&gt;<text:line-break/><text:tab/><text:tab/><text:tab/><text:tab/><text:tab/>&lt;/div&gt;<text:line-break/><text:tab/><text:tab/><text:tab/><text:tab/>&lt;/div&gt;<text:line-break/><text:tab/><text:tab/><text:tab/><text:tab/>&lt;!-- contenitore02 --&gt;<text:line-break/><text:tab/><text:tab/><text:tab/>&lt;/div&gt;<text:line-break/>&lt;!-- &lt;div style="text-align:left;margin-left:10px;margin-top:10px;"&gt;<text:line-break/><text:tab/>&lt;div id="divLinkSponsorizzati" style="padding-top:4px;font-size:11px;"&gt;<text:line-break/><text:tab/><text:tab/>&lt;a class="linkSotto" style="padding:5px;color:#dddddd;font-size:11px;" href="http://www.web4raw.com" target="_blank"&gt;web marketing&lt;/a&gt;<text:line-break/><text:tab/>&lt;/div&gt;<text:line-break/>&lt;/div&gt; --&gt;<text:line-break/>&lt;br&gt;<text:line-break/>&lt;div class="copy"&gt;<text:line-break/><text:tab/>&lt;div class="copySx"&gt;<text:line-break/><text:tab/><text:tab/>&lt;div class="margini"&gt;<text:line-break/><text:tab/><text:tab/><text:tab/><text:tab/>&lt;!-- &lt;div style="float:left;margin-right:5px;"&gt;&lt;a href="http://www.alexa.com/siteinfo/http://www.case24.it"&gt;&lt;script type='text/javascript' src='http://xslt.alexa.com/site_stats/js/t/a?url=http://www.case24.it'&gt;&lt;/script&gt;&lt;/a&gt;&lt;/div&gt; --&gt;<text:line-break/><text:tab/><text:tab/><text:tab/><text:tab/>Case24.it &amp;egrave; il portale degli annunci immobiliari! <text:s/>&lt;h2 class="copyHome"&gt;Centinaia di migliaia di proposte di case e appartamenti in vendita e affitto in tutta Italia.&lt;/h2&gt; Trovare l'appartamento dei propri sogni &amp;egrave; facile con &lt;a class="copy" href="http://www.case24.it"&gt;Case24.it&lt;/a&gt; con una ricerca avanzata che permette di cercare in modo puntuale e preciso la casa o appartamento che si intende acquistare o prendere in affitto in quanto gli immobili vengono suddivisi per tipologia: appartamenti mono, a due, tre o pi&amp;ugrave; camere; &lt;a class="copy" href="immobili/lazio/roma/roma/attici-in-vendita/"&gt;attici&lt;/a&gt;, &lt;a <text:soft-page-break/>class="copy" href="immobili/lombardia/milano/milano/case_e_ville_a_schiera-in-vendita/"&gt;case a schiera&lt;/a&gt; e ville indipendenti; rustici e terreni; negozi, uffici e attivit&amp;agrave; commerciali. &lt;br&gt;Case24.it inoltre ti propone le offerte di appartamenti e altri immobili in affitto o vendita nei comuni limitrofi a quello ricercato, di comparare gli annunci salvati e di ordinarli per metratura, prezzo e data inserimento.&lt;br&gt;&lt;br&gt;Il tutto con un'interfaccia professionale ma allo stesso tempo semplice ed intuitiva, adatta al grande pubblico.<text:line-break/><text:tab/><text:tab/><text:tab/><text:tab/><text:line-break/><text:tab/><text:tab/>&lt;/div&gt;<text:line-break/><text:tab/>&lt;/div&gt;<text:line-break/><text:tab/>&lt;div class="copyDx"&gt;<text:line-break/><text:tab/><text:tab/>&lt;div class="margini"&gt;<text:line-break/><text:tab/><text:tab/><text:tab/>&lt;a href="pubblicita-advertising-case24.php"&gt;<text:line-break/><text:tab/><text:tab/><text:tab/><text:tab/>&lt;img src="images/pubblicita_su_case24.gif" title="Pubblicit&amp;agrave;, advertising su case24.it" alt="Pubblicit&amp;agrave;, advertising su case24.it" class="logo"&gt;<text:line-break/><text:tab/><text:tab/><text:tab/>&lt;/a&gt;&lt;br&gt;<text:line-break/><text:tab/><text:tab/><text:tab/>&lt;a href="pubblicita-advertising-case24.php" class="copy" style="font-size:12px;"&gt;La tua pubblicit&amp;agrave; su case24.it&lt;/a&gt;<text:line-break/><text:tab/><text:tab/><text:tab/>&lt;div class="centra" style="margin-top:10px;"&gt;<text:line-break/><text:tab/><text:tab/><text:tab/><text:tab/>&lt;a href="http://www.gpaperiodici.it/gpa-sociale.php" title="G.P.A. Periodici S.p.A. per il sociale" class="copy" style="font-size:12px;color:#406fb3;"&gt;&lt;strong&gt;Case24.it per il sociale&lt;/strong&gt;&lt;/a&gt;<text:line-break/><text:tab/><text:tab/><text:tab/>&lt;/div&gt;<text:line-break/><text:tab/><text:tab/>&lt;/div&gt;<text:line-break/><text:tab/>&lt;/div&gt;<text:line-break/><text:tab/>&lt;div class="copyDx02" style="margin-bottom: -1px;"&gt;<text:line-break/><text:tab/><text:tab/>&lt;div class="margini02" style="text-align:left;"&gt;<text:line-break/><text:tab/><text:tab/><text:tab/>&lt;div class="margini03"&gt;<text:line-break/><text:tab/><text:tab/><text:tab/>&lt;/div&gt;<text:line-break/><text:tab/><text:tab/><text:tab/><text:line-break/> <text:s text:c="11"/>&lt;a href="http://www.gpaperiodici.it" title="editoria specializzata" target="_blank"&gt;&lt;img src="images/logo_gpa.gif" title="editoria specializzata - GPA periodici" alt="editoria specializzata - GPA periodici" class="logo"&gt;&lt;/a&gt;&lt;br&gt;&lt;br&gt;<text:line-break/><text:tab/><text:tab/><text:tab/>&lt;a href="http://validator.w3.org/check?uri=referer" target="_blank"&gt;&lt;img src="images/valid-html40.gif" alt="Valid HTML 4.0 Transitional" height="1" width="1" class="logo"&gt;&lt;/a&gt;<text:line-break/><text:tab/><text:tab/><text:tab/>&lt;a href="http://jigsaw.w3.org/css-validator/check/referer" title="CSS Valido!" target="_blank"&gt;&lt;img style="border:0;width:1px;height:1px" src="images/vcss.gif" alt="CSS Valido!" class="logo"&gt;&lt;/a&gt;<text:line-break/><text:tab/><text:tab/> <text:s/>&lt;!-- AddThis Button BEGIN --&gt;<text:line-break/><text:tab/><text:tab/><text:tab/>&lt;div class="addthis_toolbox addthis_default_style" style="display:inline;"&gt;<text:line-break/><text:tab/><text:tab/><text:tab/><text:tab/>&lt;a class="addthis_button_facebook_like" fb:like:layout="button_count"&gt;&lt;/a&gt;<text:line-break/><text:tab/><text:tab/><text:tab/><text:tab/>&lt;a class="addthis_counter addthis_pill_style"&gt;&lt;/a&gt;<text:line-break/><text:tab/><text:tab/><text:tab/>&lt;/div&gt;<text:line-break/><text:tab/><text:tab/><text:tab/>&lt;script type="text/javascript" src="http://s7.addthis.com/js/250/addthis_widget.js#pubid=ra-4ed8a44f70221bb3"&gt;&lt;/script&gt;<text:line-break/><text:tab/><text:tab/><text:tab/>&lt;br&gt;<text:line-break/><text:tab/><text:tab/><text:tab/>&lt;a href="installa-widget.php" class="copy" &gt;&lt;img src="images/ingranaggi.png" title="Scarica il widget di case24.it" alt="Scarica il widget di case24.it" style="float:left;border:0;"&gt; Scarica il widget di case24.it&lt;/a&gt;<text:line-break/><text:tab/><text:tab/><text:tab/>&lt;br&gt;&lt;br&gt;<text:line-break/><text:soft-page-break/><text:tab/><text:tab/><text:tab/>&lt;a href="importazioni/ultimi_immobili_inseriti.xml" class="copy" title="Ultimi annunci immobiliari inseriti - RSS" &gt;&lt;img src="http://www.case24.it/images/feed_rss.png" title="Ultimi annunci immobiliari inseriti - RSS" alt="Ultimi annunci immobiliari inseriti - RSS" style="border:0;float:left;margin-right:10px;"&gt;Feed Immobiliare RSS&lt;/a&gt;<text:line-break/><text:tab/><text:tab/><text:tab/>&lt;!-- AddThis Button END --&gt;<text:line-break/><text:tab/><text:tab/>&lt;/div&gt;<text:line-break/><text:tab/>&lt;/div&gt;<text:line-break/>&lt;/div&gt;<text:line-break/>&lt;div class="copy02"&gt;<text:line-break/><text:tab/>&lt;div class="margini04"&gt;<text:line-break/><text:tab/><text:tab/>&amp;nbsp;&amp;nbsp;Copyright&amp;copy; 2006-2012 Case24.it - P.I.: 04503220263 - All rights reserved - &lt;a class="copy02Link" href="vendita-case-annunci-mappa-sito.php" &gt;Mappa del sito&lt;/a&gt; - &lt;a class="copy02Link" href="http://www.gpaperiodici.it/" &gt;G.P.A. Periodici S.p.A&lt;/a&gt; - &lt;a class="copy02Link" href="http://www.gpawebdep.it/" title="Realizzazione siti web per agenzie immobiliari" &gt;GPAWEBDEP&lt;/a&gt; - &lt;a class="copy02Link" href="termini_utilizzo.php" title="Termini d'utilizzo" &gt;Termini d'utilizzo&lt;/a&gt;.<text:line-break/><text:tab/>&lt;/div&gt;<text:line-break/>&lt;/div&gt;<text:line-break/><text:tab/><text:tab/>&lt;/div&gt;<text:line-break/><text:tab/>&lt;/body&gt;<text:line-break/>&lt;/html&gt;<text:line-break/></text:p>
      <text:p text:style-name="P1">GET /mycase24-areariservata-vendita-appartamenti.php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</text:p>
      <text:p text:style-name="Standard">Cookie: __utma=158098472.1852166913.1348923313.1352499148.1352667612.9; __utmz=158098472.1348923313.1.1.utmcsr=(direct)|utmccn=(direct)|utmcmd=(none); __atuvc=16%7C42%2C0%7C43%2C0%7C44%2C5%7C45%2C2%7C46; HstCfa1468241=1348923344228; HstCla1468241=1350747041099; HstCmu1468241=1348923344228; HstPn1468241=11; HstPt1468241=91; HstCnv1468241=6; HstCns1468241=13; PHPSESSID=89ge7598qi4vciup6si6doh722; __utmb=158098472.2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00:51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>&lt;?xml version='1.0' encoding='ISO-8859-1'?&gt;&lt;!DOCTYPE HTML PUBLIC "-//W3C//DTD HTML 4.0 Transitional//EN"&gt;<text:line-break/>&lt;html&gt;<text:line-break/><text:tab/>&lt;head&gt;<text:line-break/><text:tab/><text:tab/>&lt;title&gt;Case, annunci immobiliari, annunci affitto appartamenti, annunci vendita immobili, agenzie immobiliari&lt;/title&gt;<text:line-break/><text:tab/><text:tab/>&lt;meta name="keywords" content="case, annunci immobiliari, annunci affitto appartamenti, annunci vendita immobili, agenzie immobiliari"&gt;<text:line-break/><text:tab/><text:tab/>&lt;meta name="description" content="Case, annunci immobiliari, annunci affitto appartamenti, annunci vendita immobili, agenzie immobiliari"&gt;<text:line-break/><text:tab/><text:tab/>&lt;script type="text/javascript" src="js/functions.js.php"&gt;&lt;/script&gt;<text:line-break/><text:tab/><text:tab/>&lt;script type="text/javascript" src="area_clienti/include/functions.js.php"&gt;&lt;/script&gt;<text:line-break/><text:tab/><text:tab/>&lt;link rel="SHORTCUT ICON" href="http://www.case24.it/images/case24.ico"&gt;<text:line-break/><text:tab/><text:tab/>&lt;link rel="stylesheet" href="css/style_generico.css" type="text/css"&gt;<text:line-break/><text:tab/><text:tab/><text:line-break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<text:soft-pag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line-break/>&lt;/head&gt;<text:line-break/><text:line-break/>&lt;body&gt;<text:line-break/><text:tab/>&lt;div class="contenitore"&gt;<text:line-break/><text:tab/><text:tab/>&lt;div class="contenitore02"&gt;<text:line-break/>&lt;div class="head"&gt;<text:line-break/><text:soft-page-break/><text:tab/>&lt;div class="logo"&gt;<text:line-break/><text:tab/><text:tab/>&lt;a href="http://www.case24.it" title="appartamenti e case in vendita e affitto | Case24.it"&gt;<text:line-break/> <text:s text:c="7"/>&lt;img src="images/logo_case24.gif" alt="case e appartamenti in vendita e affitto | case24.it" class="logo"/&gt;&lt;/a&gt;<text:line-break/> <text:s text:c="3"/>&lt;/div&gt;<text:line-break/> <text:s text:c="7"/><text:line-break/><text:tab/>&lt;div class="menu02"&gt;<text:line-break/> <text:s text:c="6"/>&lt;div class="menu03" style="height:68px;"&gt;<text:line-break/><text:tab/><text:tab/><text:tab/>&lt;div style="float:left;text-align:right;width:488px;"&gt;<text:line-break/><text:tab/><text:tab/><text:tab/><text:tab/>&lt;a href="http://clk.tradedoubler.com/click?p=195213&amp;a=2060996&amp;g=20477092" target="_BLANK"&gt;&lt;img src="http://impit.tradedoubler.com/imp?type(img)g(20477092)a(2060996)" border=0&gt;&lt;/a&gt;<text:line-break/><text:tab/><text:tab/><text:tab/><text:tab/>&lt;!-- &lt;a href="http://clk.tradedoubler.com/click?p(219941)loc(112111)g(20414596)" target="_blank"&gt;&lt;img src="http://anetit.tradedoubler.com/anet-32004046?type(img)loc(112111)g(20414596)" border=0&gt;&lt;/a&gt; --&gt;<text:line-break/><text:tab/><text:tab/><text:tab/><text:tab/>&lt;!-- &lt;a href="http://clk.tradedoubler.com/click?p=195213&amp;a=2060996&amp;g=19910016" target="_BLANK"&gt;&lt;img src="http://impit.tradedoubler.com/imp?type(img)g(19910016)a(2060996)" border="0"&gt;&lt;/a&gt; --&gt;<text:line-break/><text:tab/><text:tab/><text:tab/><text:tab/>&lt;!-- &lt;a href="http://clk.tradedoubler.com/click?p=202435&amp;a=2060996&amp;g=19439562" target="_BLANK"&gt;&lt;img src="http://impit.tradedoubler.com/imp?type(img)g(19439562)a(2060996)" border=0&gt;&lt;/a&gt; --&gt;<text:line-break/><text:tab/><text:tab/><text:tab/><text:tab/>&lt;!-- &lt;script type="text/javascript" src="http://anetit.tradedoubler.com/anet-320361332?type(js)loc(112111)g(20504858)" charset="ISO-8859-1"&gt;&lt;/script&gt; --&gt; <text:line-break/><text:tab/><text:tab/><text:tab/>&lt;/div&gt;<text:line-break/><text:tab/><text:tab/><text:tab/>&lt;div class="menu04"&gt;<text:line-break/><text:tab/><text:tab/><text:tab/><text:tab/>&lt;a href="affitto-casa-appartamento-agenzie-registrati.php" class="linkBianco" title="Registrati gratuitamente e pubblica i tuoi annunci immobiliari"&gt;Registrati gratis&lt;/a&gt;<text:line-break/><text:tab/><text:tab/><text:tab/>&lt;/div&gt;<text:line-break/><text:tab/><text:tab/>&lt;/div&gt;<text:line-break/><text:tab/><text:tab/>&lt;!-- &amp;nbsp;&amp;nbsp;&amp;nbsp;&amp;nbsp;&amp;nbsp;&amp;nbsp;&amp;nbsp;&amp;nbsp; --&gt;<text:line-break/><text:tab/><text:tab/>&amp;nbsp;&amp;nbsp;&amp;nbsp;&amp;nbsp;<text:line-break/><text:tab/><text:tab/>&lt;a href="immobili/" title="trova il tuo nuovo immobile" class="menu"&gt;Immobili&lt;/a&gt;<text:line-break/><text:tab/><text:tab/>&amp;nbsp;|&amp;nbsp;<text:line-break/><text:tab/><text:tab/>&lt;a href="appartamenti-case-affitto-ricerca-avanzata.php" title="ricerca vendita e affitto case" class="menu"&gt;Ricerca avanzata&lt;/a&gt;<text:line-break/><text:tab/><text:tab/>&amp;nbsp;|&amp;nbsp;<text:line-break/><text:tab/><text:tab/>&lt;a href="appartamenti-case-affitto-agenzie-immobiliari.php" title="ricerca agenzie immobiliari" class="menu"&gt;Ricerca agenzia&lt;/a&gt;<text:line-break/><text:tab/><text:tab/>&amp;nbsp;|&amp;nbsp;<text:line-break/><text:tab/><text:tab/>&lt;a href="appartamenti-case-affitto-proponi-immobile.php" title="proponi immobile" class="menu"&gt;Vendimi casa&lt;/a&gt;<text:line-break/><text:tab/><text:tab/>&amp;nbsp;|&amp;nbsp;<text:line-break/><text:tab/><text:tab/>&lt;a href="appartamenti-case-affitto-cerca-per-me.php" title="invia richiesta per trovare la tua nuova casa" class="menu"&gt;Trovami casa&lt;/a&gt;<text:line-break/><text:tab/><text:tab/>&amp;nbsp;|&amp;nbsp;<text:line-break/><text:tab/><text:tab/>&lt;a href="vendita-immobili-affitto-contatti.php" title="contattaci - richiesta informazioni immobiliari" class="menu"&gt;Contatti&lt;/a&gt;<text:line-break/><text:soft-page-break/><text:tab/><text:tab/>&amp;nbsp;|&amp;nbsp;<text:line-break/><text:tab/><text:tab/>&lt;a href="immobili-case-vendita-notizie.php" title="Informazioni, servizi immobiliari" class="menu"&gt;Servizi&lt;/a&gt;<text:line-break/><text:tab/><text:tab/>&amp;nbsp;|&amp;nbsp;<text:line-break/><text:tab/><text:tab/>&lt;a href="mycase24-areariservata-vendita-appartamenti.php" title="gestisci i tuoi annunci immobiliari" class="menu"&gt;Login&lt;/a&gt;<text:line-break/><text:tab/>&lt;/div&gt;<text:line-break/><text:tab/>&lt;br class="clear"&gt;<text:line-break/>&lt;/div&gt;<text:tab/><text:tab/><text:tab/>&lt;div class="sottomenu"&gt;<text:line-break/><text:tab/><text:tab/><text:tab/><text:tab/>&lt;div class="sottomenu02"&gt;<text:line-break/><text:tab/><text:tab/><text:tab/><text:tab/><text:tab/>&lt;div class="float"&gt;<text:line-break/><text:tab/><text:tab/><text:tab/><text:tab/><text:tab/><text:tab/>&lt;a href="index.php" title="annunci immobiliari | home page" class="link01"&gt;home page&lt;/a&gt; <text:line-break/><text:tab/><text:tab/><text:tab/><text:tab/><text:tab/>&lt;/div&gt;<text:line-break/><text:tab/><text:tab/><text:tab/><text:tab/><text:tab/>&lt;div class="float"&gt;<text:line-break/><text:tab/><text:tab/><text:tab/><text:tab/><text:tab/><text:tab/>&lt;img src="images/freccia_dx.gif" alt="annunci immobiliari by Case24.it" title="annunci immobiliari by Case24.it" class="freccia"&gt;<text:line-break/><text:tab/><text:tab/><text:tab/><text:tab/><text:tab/>&lt;/div&gt;<text:line-break/><text:tab/><text:tab/><text:tab/><text:tab/><text:tab/>&lt;div class="float"&gt;<text:line-break/><text:tab/><text:tab/><text:tab/><text:tab/><text:tab/><text:tab/>Login<text:line-break/><text:tab/><text:tab/><text:tab/><text:tab/><text:tab/>&lt;/div&gt;<text:line-break/><text:tab/><text:tab/><text:tab/><text:tab/><text:tab/>&lt;br class="clear"&gt;<text:line-break/><text:tab/><text:tab/><text:tab/><text:tab/>&lt;/div&gt;<text:line-break/><text:tab/><text:tab/><text:tab/>&lt;/div&gt;<text:line-break/><text:tab/><text:tab/><text:tab/>&lt;div class="AreaRiservataContenutiSx"&gt;<text:line-break/><text:tab/><text:tab/><text:tab/><text:tab/>&lt;div class="areaClienti"&gt;<text:line-break/><text:tab/><text:tab/><text:tab/><text:tab/><text:tab/><text:tab/>&lt;div class="boxAreaPrivati"&gt;<text:line-break/><text:tab/><text:tab/><text:tab/><text:tab/><text:tab/><text:tab/><text:tab/>&lt;div class="boxAreaPrivati02"&gt;<text:line-break/><text:tab/><text:tab/><text:tab/><text:line-break/><text:tab/><text:tab/><text:tab/><text:tab/><text:tab/><text:tab/><text:tab/><text:tab/>&lt;img src="images/area_riservata_privati.jpg"&gt;&lt;br /&gt;&lt;br /&gt;<text:line-break/><text:tab/><text:tab/><text:tab/><text:tab/><text:tab/><text:tab/><text:tab/><text:tab/>&lt;p class="areaRiservataAccedi"&gt;Se sei un utente gi&amp;agrave registrato e vuoi accedere all'area riservata per gestire le tue inserzioni sul portale case24.it: &lt;br /&gt;&lt;/p&gt;<text:line-break/><text:tab/><text:tab/><text:tab/><text:tab/><text:tab/><text:tab/><text:tab/><text:tab/>&lt;form name="formLogin_1" id="formLogin_1" class='restrictedArea' action="#"&gt;<text:line-break/><text:tab/><text:tab/><text:tab/><text:tab/><text:tab/><text:tab/><text:tab/><text:tab/><text:tab/>&lt;table class='formContatti'&gt;<text:line-break/><text:tab/><text:tab/><text:tab/><text:tab/><text:tab/><text:tab/><text:tab/><text:tab/><text:tab/><text:tab/>&lt;tr&gt;<text:line-break/><text:tab/><text:tab/><text:tab/><text:tab/><text:tab/><text:tab/><text:tab/><text:tab/><text:tab/><text:tab/><text:tab/>&lt;td class="myCase"&gt;&lt;strong&gt;Nome Utente:&lt;/strong&gt;&lt;/td&gt;<text:line-break/><text:tab/><text:tab/><text:tab/><text:tab/><text:tab/><text:tab/><text:tab/><text:tab/><text:tab/><text:tab/><text:tab/>&lt;td class="myCase"&gt;<text:line-break/><text:tab/><text:tab/><text:tab/><text:tab/><text:tab/><text:tab/><text:tab/><text:tab/><text:tab/><text:tab/><text:tab/><text:tab/>&lt;input class="myCaseInsert" name="username" size="25" value=""&gt;<text:line-break/><text:tab/><text:tab/><text:tab/><text:tab/><text:tab/><text:tab/><text:tab/><text:tab/><text:tab/><text:tab/><text:tab/>&lt;/td&gt;<text:line-break/><text:tab/><text:tab/><text:tab/><text:tab/><text:tab/><text:tab/><text:tab/><text:tab/><text:tab/><text:tab/>&lt;/tr&gt;<text:line-break/><text:tab/><text:tab/><text:tab/><text:tab/><text:tab/><text:tab/><text:tab/><text:tab/><text:tab/><text:tab/>&lt;tr&gt;<text:line-break/><text:tab/><text:tab/><text:tab/><text:tab/><text:tab/><text:tab/><text:tab/><text:tab/><text:tab/><text:tab/><text:tab/>&lt;td class="myCase"&gt;&lt;strong&gt;Password:&lt;/strong&gt;&lt;/td&gt;<text:line-break/><text:tab/><text:tab/><text:tab/><text:tab/><text:tab/><text:tab/><text:tab/><text:tab/><text:tab/><text:tab/><text:tab/>&lt;td class="myCase"&gt;<text:line-break/><text:tab/><text:tab/><text:tab/><text:tab/><text:tab/><text:tab/><text:tab/><text:tab/><text:tab/><text:tab/><text:tab/><text:tab/>&lt;input <text:soft-page-break/>class="myCaseInsert" type="password" name="pwd" size="25" value=""&gt;<text:line-break/><text:tab/><text:tab/><text:tab/><text:tab/><text:tab/><text:tab/><text:tab/><text:tab/><text:tab/><text:tab/><text:tab/>&lt;/td&gt;<text:line-break/><text:tab/><text:tab/><text:tab/><text:tab/><text:tab/><text:tab/><text:tab/><text:tab/><text:tab/><text:tab/>&lt;/tr&gt;<text:line-break/><text:tab/><text:tab/><text:tab/><text:tab/><text:tab/><text:tab/><text:tab/><text:tab/><text:tab/><text:tab/>&lt;tr&gt;<text:line-break/><text:tab/><text:tab/><text:tab/><text:tab/><text:tab/><text:tab/><text:tab/><text:tab/><text:tab/><text:tab/><text:tab/>&lt;td colspan="2" class="topRicercaAvanzata"&gt;<text:line-break/><text:tab/><text:tab/><text:tab/><text:tab/><text:tab/><text:tab/><text:tab/><text:tab/><text:tab/><text:tab/><text:tab/><text:tab/>&lt;a href="#" onClick="verifica_login('1');"&gt;&lt;img class="pulsanti_mycase" <text:s/>src="images/accedi_area_riservata.gif" <text:s/>style="border:0;"&gt;&lt;/a&gt;&lt;br&gt;&lt;br&gt;<text:line-break/><text:tab/><text:tab/><text:tab/><text:tab/><text:tab/><text:tab/><text:tab/><text:tab/><text:tab/><text:tab/><text:tab/><text:tab/>&lt;a class="areaRiservata" href="mycase24-vendita-acquisto-immobili-richiesta-dati.php"&gt;Hai dimenticato i tuoi dati di accesso?&lt;/a&gt;&lt;/td&gt;<text:line-break/><text:tab/><text:tab/><text:tab/><text:tab/><text:tab/><text:tab/><text:tab/><text:tab/><text:tab/><text:tab/>&lt;/tr&gt;<text:line-break/><text:tab/><text:tab/><text:tab/><text:tab/><text:tab/><text:tab/><text:tab/><text:tab/><text:tab/>&lt;/table&gt;<text:line-break/><text:tab/><text:tab/><text:tab/><text:tab/><text:tab/><text:tab/><text:tab/><text:tab/>&lt;/form&gt;<text:line-break/><text:tab/><text:tab/><text:tab/><text:tab/><text:tab/><text:tab/><text:tab/>&lt;/div&gt;<text:line-break/><text:tab/><text:tab/><text:tab/><text:tab/><text:tab/><text:tab/><text:tab/>&lt;br&gt;&lt;p class="areaRiservata"&gt;Vuoi vendere la tua casa e sei un &lt;strong&gt;nuovo utente&lt;/strong&gt;?&lt;/p&gt;&lt;br&gt;<text:line-break/><text:tab/><text:tab/><text:tab/><text:tab/><text:tab/><text:tab/><text:tab/>&lt;a class="areaRiservata" href="affitto-casa-appartamento-registrati.php" title="My case24 vendita immobili"&gt;Registrati gratuitamente &gt;&gt;&lt;!-- &lt;img src="images/registrati_gratuitamente.gif" border="0"&gt; --&gt;&lt;/a&gt;&lt;br&gt;&lt;br&gt;<text:line-break/><text:tab/><text:tab/><text:tab/><text:tab/><text:tab/><text:tab/><text:tab/><text:line-break/><text:tab/><text:tab/><text:tab/><text:tab/><text:tab/>&lt;/div&gt;<text:line-break/><text:tab/><text:tab/><text:tab/><text:tab/>&lt;/div&gt;<text:tab/><text:line-break/><text:line-break/><text:line-break/><text:tab/><text:tab/><text:tab/>&lt;div class="areaClienti"&gt;<text:line-break/><text:tab/>&lt;div class="boxAreaClienti"&gt;<text:line-break/><text:tab/><text:tab/>&lt;div class="boxAreaClienti02"&gt;<text:line-break/><text:tab/><text:tab/><text:tab/><text:line-break/><text:tab/><text:tab/><text:tab/>&lt;img src="images/area_riservata_agenzie.jpg"&gt;&lt;br /&gt;&lt;br /&gt;<text:line-break/><text:tab/><text:tab/><text:tab/>&lt;p class="areaRiservataAccedi"&gt;Se sei un utente gi&amp;agrave registrato e vuoi accedere all'area riservata per gestire le tue inserzioni sul portale case24.it: &lt;br /&gt;<text:line-break/><text:tab/><text:tab/><text:tab/><text:tab/><text:tab/>&lt;form name="formLogin_2" id="formLogin_2" class='restrictedArea' action="#"&gt;<text:line-break/><text:tab/><text:tab/><text:tab/><text:tab/><text:tab/><text:tab/>&lt;table class='formContatti'&gt;<text:line-break/><text:tab/><text:tab/><text:tab/><text:tab/><text:tab/><text:tab/><text:tab/>&lt;tr&gt;<text:line-break/><text:tab/><text:tab/><text:tab/><text:tab/><text:tab/><text:tab/><text:tab/><text:tab/>&lt;td class="myCase"&gt;&lt;strong&gt;Nome Utente:&lt;/strong&gt;&lt;/td&gt;<text:line-break/><text:tab/><text:tab/><text:tab/><text:tab/><text:tab/><text:tab/><text:tab/><text:tab/>&lt;td class="myCase"&gt;<text:line-break/><text:tab/><text:tab/><text:tab/><text:tab/><text:tab/><text:tab/><text:tab/><text:tab/><text:tab/>&lt;input class="myCaseInsert" name="username" value=""&gt;<text:line-break/><text:tab/><text:tab/><text:tab/><text:tab/><text:tab/><text:tab/><text:tab/><text:tab/>&lt;/td&gt;<text:line-break/><text:tab/><text:tab/><text:tab/><text:tab/><text:tab/><text:tab/><text:tab/>&lt;/tr&gt;<text:line-break/><text:tab/><text:tab/><text:tab/><text:tab/><text:tab/><text:tab/><text:tab/>&lt;tr&gt;<text:line-break/><text:tab/><text:tab/><text:tab/><text:tab/><text:tab/><text:tab/><text:tab/><text:tab/>&lt;td class="myCase"&gt;&lt;strong&gt;Password:&lt;/strong&gt;&lt;/td&gt;<text:line-break/><text:tab/><text:tab/><text:tab/><text:tab/><text:tab/><text:tab/><text:tab/><text:tab/>&lt;td class="myCase"&gt;<text:line-break/><text:tab/><text:tab/><text:tab/><text:tab/><text:tab/><text:tab/><text:tab/><text:tab/><text:tab/>&lt;input class="myCaseInsert" type="password" name="pwd" value=""&gt;<text:line-break/><text:tab/><text:tab/><text:tab/><text:tab/><text:tab/><text:tab/><text:tab/><text:tab/>&lt;/td&gt;<text:line-break/><text:tab/><text:tab/><text:tab/><text:tab/><text:tab/><text:tab/><text:tab/>&lt;/tr&gt;<text:line-break/><text:soft-page-break/><text:tab/><text:tab/><text:tab/><text:tab/><text:tab/><text:tab/><text:tab/>&lt;tr&gt;<text:line-break/><text:tab/><text:tab/><text:tab/><text:tab/><text:tab/><text:tab/><text:tab/><text:tab/>&lt;td colspan="2" class="topRicercaAvanzata"&gt;<text:line-break/><text:tab/><text:tab/><text:tab/><text:tab/><text:tab/><text:tab/><text:tab/><text:tab/><text:tab/>&lt;a href="#" onClick="verifica_login('2');"&gt;&lt;img class="pulsanti_mycase" src="images/accedi_area_riservata.gif" style="border:0;"&gt;&lt;/a&gt;&lt;br /&gt;&lt;br /&gt;<text:line-break/><text:tab/><text:tab/><text:tab/><text:tab/><text:tab/><text:tab/><text:tab/><text:tab/><text:tab/>&lt;a class="areaRiservata" href="mycase24-vendita-acquisto-immobili-richiesta-dati.php"&gt;Hai dimenticato i tuoi dati di accesso?&lt;/a&gt;&lt;br /&gt;&lt;/td&gt;<text:line-break/><text:tab/><text:tab/><text:tab/><text:tab/><text:tab/><text:tab/><text:tab/>&lt;/tr&gt;<text:line-break/><text:tab/><text:tab/><text:tab/><text:tab/><text:tab/><text:tab/>&lt;/table&gt;<text:line-break/><text:tab/><text:tab/><text:tab/><text:tab/><text:tab/><text:tab/>&lt;/form&gt;<text:tab/><text:tab/><text:tab/><text:line-break/><text:tab/><text:tab/><text:tab/><text:line-break/><text:tab/><text:tab/>&lt;/div&gt;<text:line-break/><text:tab/><text:tab/>&lt;br /&gt;&lt;p class="areaRiservata"&gt;Sei un operatore del settore immobiliare e vuoi &lt;strong&gt;provare&lt;/strong&gt; i servizi offerti da Case24.it?&lt;/p&gt;<text:line-break/><text:tab/><text:tab/>&lt;a class="areaRiservata" href="affitto-casa-appartamento-agenzie-registrati.php" title="My case24 compravendita immobili"&gt;Registrati gratuitamente &gt;&gt;&lt;!-- &lt;img src="images/registrati_gratuitamente.gif" border="0"&gt; --&gt;&lt;/a&gt;&lt;br&gt;&lt;br&gt;<text:line-break/><text:tab/>&lt;/div&gt;<text:line-break/>&lt;/div&gt;<text:tab/><text:line-break/><text:tab/><text:tab/><text:tab/><text:tab/><text:line-break/><text:tab/><text:tab/><text:tab/><text:tab/><text:tab/><text:line-break/><text:tab/><text:tab/><text:tab/><text:tab/><text:line-break/><text:tab/><text:tab/><text:tab/>&lt;/div&gt;<text:line-break/>&lt;div class="contenutiDx"&gt;<text:line-break/><text:line-break/><text:tab/>&lt;div class="info"&gt;<text:line-break/><text:tab/><text:tab/>&lt;div class="centra"&gt;<text:line-break/><text:tab/><text:tab/><text:tab/><text:line-break/><text:tab/><text:tab/><text:tab/>&lt;!-- Banner criteo --&gt;<text:line-break/><text:tab/><text:tab/><text:tab/>&lt;script type='text/javascript'&gt;<text:line-break/><text:tab/><text:tab/><text:tab/><text:tab/>&lt;!--//&lt;![CDATA[<text:line-break/><text:tab/><text:tab/><text:tab/><text:tab/> <text:s text:c="3"/>document.MAX_ct0 ='';<text:line-break/><text:tab/><text:tab/><text:tab/><text:tab/> <text:s text:c="3"/>var m3_u = <text:line-break/><text:tab/><text:tab/><text:tab/><text:tab/>(location.protocol=='https:'?'https://cas.criteo.com/delivery/ajs.php?':'http://cas.criteo.com/delivery/ajs.php?');<text:line-break/><text:tab/><text:tab/><text:tab/><text:tab/> <text:s text:c="3"/>var m3_r = Math.floor(Math.random()*99999999999);<text:line-break/><text:tab/><text:tab/><text:tab/><text:tab/> <text:s text:c="3"/>document.write ("&lt;br&gt;&lt;scr"+"ipt type='text/javascript'</text:p>
      <text:p text:style-name="Standard"><text:s/>src='"+m3_u);<text:line-break/><text:tab/><text:tab/><text:tab/><text:tab/> <text:s text:c="3"/>document.write ("zoneid=51645");document.write("&amp;amp;nodis=1");<text:line-break/><text:tab/><text:tab/><text:tab/><text:tab/> <text:s text:c="3"/>document.write ('&amp;amp;cb=' + m3_r);<text:line-break/><text:tab/><text:tab/><text:tab/><text:tab/> <text:s text:c="3"/>if (document.MAX_used != ',') document.write ("&amp;amp;exclude=" + <text:line-break/><text:tab/><text:tab/><text:tab/><text:tab/>document.MAX_used);<text:line-break/><text:tab/><text:tab/><text:tab/><text:tab/> <text:s text:c="3"/>document.write (document.charset ? '&amp;amp;charset='+document.charset <text:line-break/><text:tab/><text:tab/><text:tab/><text:tab/>: (document.characterSet ? '&amp;amp;charset='+document.characterSet : ''));<text:line-break/><text:soft-page-break/><text:tab/><text:tab/><text:tab/><text:tab/> <text:s text:c="3"/>document.write ("&amp;amp;loc=" + escape(window.location));<text:line-break/><text:tab/><text:tab/><text:tab/><text:tab/> <text:s text:c="3"/>if (document.referrer) document.write ("&amp;amp;referer=" + <text:line-break/><text:tab/><text:tab/><text:tab/><text:tab/>escape(document.referrer));<text:line-break/><text:tab/><text:tab/><text:tab/><text:tab/> <text:s text:c="3"/>if (document.context) document.write ("&amp;context=" + <text:line-break/><text:tab/><text:tab/><text:tab/><text:tab/>escape(document.context));<text:line-break/><text:tab/><text:tab/><text:tab/><text:tab/> <text:s text:c="3"/>if ((typeof(document.MAX_ct0) != 'undefined') &amp;&amp; <text:line-break/><text:tab/><text:tab/><text:tab/><text:tab/>(document.MAX_ct0.substring(0,4) == 'http')) {<text:line-break/><text:tab/><text:tab/><text:tab/><text:tab/> <text:s text:c="7"/>document.write ("&amp;amp;ct0=" + escape(document.MAX_ct0));<text:line-break/><text:tab/><text:tab/><text:tab/><text:tab/> <text:s text:c="3"/>}<text:line-break/><text:tab/><text:tab/><text:tab/><text:tab/> <text:s text:c="3"/>if (document.mmm_fo) document.write ("&amp;amp;mmm_fo=1");<text:line-break/><text:tab/><text:tab/><text:tab/><text:tab/> <text:s text:c="3"/>document.write ("'&gt;&lt;/scr"+"ipt&gt;&lt;br&gt;");<text:line-break/><text:tab/><text:tab/><text:tab/><text:tab/>//]]&gt;--&gt;<text:line-break/><text:tab/><text:tab/><text:tab/>&lt;/script&gt;<text:line-break/><text:tab/><text:tab/><text:tab/><text:line-break/><text:tab/><text:tab/>&lt;/div&gt;<text:line-break/><text:tab/><text:tab/>&lt;div class="info02"&gt;<text:line-break/><text:tab/><text:tab/><text:tab/>&lt;img src="images/info_casetta.gif" class="info"&gt;<text:line-break/><text:tab/><text:tab/><text:tab/>&lt;h2 class="info"&gt;Invia alle agenzie la&lt;br&gt;tua richiesta&lt;/h2&gt;<text:line-break/><text:tab/><text:tab/><text:tab/>&lt;br class="clear"&gt;<text:line-break/><text:tab/><text:tab/><text:tab/>&lt;p class="info"&gt;<text:line-break/><text:tab/><text:tab/><text:tab/><text:tab/>Descrivi l'immobile che stai cercando.&lt;br&gt;<text:line-break/><text:tab/><text:tab/><text:tab/><text:tab/>Le agenzie lo troveranno per te.<text:line-break/><text:tab/><text:tab/><text:tab/>&lt;/p&gt;<text:line-break/><text:tab/><text:tab/><text:tab/>&lt;div class="accedi"&gt;&lt;a href="appartamenti-case-affitto-cerca-per-me.php" title="Richiedi un immobile alle agenzie" class="link02"&gt;Accedi &gt;&gt;&lt;/a&gt;&lt;/div&gt;<text:line-break/><text:tab/><text:tab/>&lt;/div&gt;<text:line-break/><text:tab/><text:tab/>&lt;div class="info02"&gt;<text:line-break/><text:tab/><text:tab/><text:tab/>&lt;img src="images/info_newsletter.jpg" class="info"&gt;<text:line-break/><text:tab/><text:tab/><text:tab/>&lt;h2 class="info"&gt;La newsletter&lt;br&gt;di case24.it&lt;/h2&gt;<text:line-break/><text:tab/><text:tab/><text:tab/>&lt;br class="clear"&gt;<text:line-break/><text:tab/><text:tab/><text:tab/>&lt;p class="info"&gt;<text:line-break/><text:tab/><text:tab/><text:tab/><text:tab/>Ricevi settimanalmente tutte le novit&amp;agrave; del mercato immobiliare.<text:line-break/><text:tab/><text:tab/><text:tab/>&lt;/p&gt;<text:line-break/><text:tab/><text:tab/><text:tab/>&lt;div class="accedi02"&gt;&lt;a href="immobili-vendita-newsletter.php" title="Notizie dal mondo immobiliare sempre aggiornate" class="link02"&gt;Registrati gratuitamente &gt;&gt;&lt;/a&gt;&lt;/div&gt;<text:line-break/><text:tab/><text:tab/>&lt;/div&gt;<text:line-break/><text:tab/><text:tab/>&lt;div class="info02"&gt;<text:line-break/><text:tab/><text:tab/><text:tab/>&lt;img src="images/info_registrati.gif" class="info"&gt;<text:line-break/><text:tab/><text:tab/><text:tab/>&lt;h2 class="info"&gt;Registrati gratuitamente&lt;/h2&gt;<text:line-break/><text:tab/><text:tab/><text:tab/>&lt;br class="clear"&gt;<text:line-break/><text:tab/><text:tab/><text:tab/>&lt;p class="info"&gt;<text:line-break/><text:tab/><text:tab/><text:tab/><text:tab/>Inserisci gratuitamente i tuoi annunci.&lt;br&gt;<text:line-break/><text:tab/><text:tab/><text:tab/><text:tab/>Ricevi contatti da subito!<text:line-break/><text:tab/><text:tab/><text:tab/>&lt;/p&gt;<text:line-break/><text:tab/><text:tab/><text:tab/>&lt;div class="accedi02"&gt;&lt;a href="mycase24-areariservata-vendita-appartamenti.php" title="Registrati gratuitamente ed inserisci i tuoi annunci immobiliari" class="link02"&gt;Registrati gratuitamente &gt;&gt;&lt;/a&gt;&lt;/div&gt;<text:line-break/><text:tab/><text:tab/>&lt;/div&gt;<text:line-break/><text:tab/><text:tab/><text:line-break/><text:tab/><text:tab/>&lt;div style="margin-top:10px;text-align:center;margin-bottom:6px;"&gt;<text:line-break/><text:soft-page-break/><text:tab/><text:tab/><text:tab/>&lt;a href="http://clk.tradedoubler.com/click?p=17269&amp;a=2060996&amp;g=18618874" target="_BLANK"&gt;&lt;img src="http://impit.tradedoubler.com/imp?type(img)g(18618874)a(2060996)" border=0&gt;&lt;/a&gt;<text:line-break/><text:tab/><text:tab/>&lt;/div&gt;<text:line-break/><text:tab/><text:tab/>&lt;!-- &lt;div style="text-align:center;margin-bottom:3px;"&gt;<text:line-break/><text:tab/><text:tab/><text:tab/>&lt;script type="text/javascript"&gt;<text:line-break/><text:tab/><text:tab/><text:tab/><text:tab/>var uri ='http://impit.tradedoubler.com/imp?type(js)g(17084296)a(2060996)' + new String (Math.random()).substring (2, 11);<text:line-break/><text:tab/><text:tab/><text:tab/><text:tab/>document.write('&lt;sc'+'ript type="text/javascript" src="'+uri+'" charset="ISO-8859-1"&gt;&lt;/sc'+'ript&gt;');<text:line-break/><text:tab/><text:tab/><text:tab/>&lt;/script&gt;<text:line-break/><text:tab/><text:tab/>&lt;/div&gt; --&gt;<text:line-break/><text:tab/><text:tab/><text:line-break/><text:tab/>&lt;/div&gt;<text:line-break/><text:tab/><text:line-break/><text:tab/><text:tab/><text:tab/><text:line-break/><text:line-break/><text:line-break/>&lt;/div&gt;<text:tab/><text:tab/>&lt;!-- contenitore02 --&gt;<text:line-break/><text:tab/><text:tab/>&lt;/div&gt;<text:line-break/><text:tab/><text:tab/>&lt;br class="clear"&gt;<text:line-break/>&lt;br&gt;<text:line-break/>&lt;div class="copy"&gt;<text:line-break/><text:tab/>&lt;div class="copySx"&gt;<text:line-break/><text:tab/><text:tab/>&lt;div class="margini"&gt;<text:line-break/><text:tab/><text:tab/><text:tab/>&lt;!-- &lt;div style="float:left;margin-right:5px;"&gt;&lt;a href="http://www.alexa.com/siteinfo/http://www.case24.it"&gt;&lt;script type='text/javascript' src='http://xslt.alexa.com/site_stats/js/t/a?url=http://www.case24.it'&gt;&lt;/script&gt;&lt;/a&gt;&lt;/div&gt; --&gt;<text:line-break/><text:tab/><text:tab/><text:tab/>Case24.it: Annunci immobiliari per chi cerca o vende casa oggi!&lt;br&gt;<text:line-break/><text:tab/><text:tab/><text:tab/>Case24.it offre attraverso internet la pi&amp;ugrave; vasta scelta di immobili nel mercato nazionale ed internazionale.&lt;br&gt;<text:line-break/><text:tab/><text:tab/><text:tab/>In questo momento, case24.it &amp;egrave; una delle migliori opportunit&amp;agrave; di contatto per acquistare e vendere casa.&lt;br&gt;<text:line-break/><text:tab/><text:tab/><text:tab/>Per le agenzie immobiliari, case24.it &amp;egrave; una straordinaria vetrina dove gli immobili proposti potranno essere visionati da migliaia di visitatori e quindi venduti pi&amp;ugrave; velocemente.&lt;br&gt;&lt;br&gt;<text:line-break/><text:tab/><text:tab/><text:tab/>Per il privato che cerca casa, case24.it propone migliaia di annunci di &lt;a class="copy" href="http://www.case24.it/vendita-immobili-affitto-case-redazionali.php"&gt;case e appartamenti in vendita e affitto&lt;/a&gt;, rispondendo alle richieste con puntualit&amp;agrave; e precisione, offrendo le informazioni pi&amp;ugrave; importanti e consentendo di comparare prezzi, caratteristiche, servizi e di mettersi in contatto diretto con il venditore. <text:line-break/><text:tab/><text:tab/>&lt;/div&gt;<text:line-break/><text:tab/>&lt;/div&gt;<text:line-break/><text:tab/>&lt;div class="copyDx"&gt;<text:line-break/><text:tab/><text:tab/>&lt;div class="margini"&gt;<text:line-break/><text:tab/><text:tab/><text:tab/>&lt;a href="pubblicita-advertising-case24.php"&gt;<text:line-break/><text:tab/><text:tab/><text:tab/><text:tab/>&lt;img src="images/pubblicita_su_case24.gif" title="Pubblicit&amp;agrave;, advertising su case24.it" alt="Pubblicit&amp;agrave;, advertising su case24.it" class="logo"&gt;<text:line-break/><text:tab/><text:tab/><text:tab/>&lt;/a&gt;&lt;br&gt;<text:line-break/><text:tab/><text:tab/><text:tab/>&lt;a href="pubblicita-advertising-case24.php" class="copy" style="font-size:12px;"&gt;La tua pubblicit&amp;agrave; su case24.it&lt;/a&gt;<text:line-break/><text:soft-page-break/><text:tab/><text:tab/><text:tab/>&lt;div class="centra" style="margin-top:10px;"&gt;<text:line-break/><text:tab/><text:tab/><text:tab/><text:tab/>&lt;a href="http://www.gpaperiodici.it/gpa-sociale.php" title="G.P.A. Periodici S.p.A. per il sociale" class="copy" style="font-size:12px;color:#406fb3;"&gt;&lt;strong&gt;Case24.it per il sociale&lt;/strong&gt;&lt;/a&gt;<text:line-break/><text:tab/><text:tab/><text:tab/>&lt;/div&gt;<text:line-break/><text:tab/><text:tab/>&lt;/div&gt;<text:line-break/><text:tab/>&lt;/div&gt;<text:line-break/><text:tab/>&lt;div class="copyDx02" style="margin-bottom: -1px;"&gt;<text:line-break/><text:tab/><text:tab/>&lt;div class="margini02" style="text-align:left;"&gt;<text:line-break/><text:tab/><text:tab/><text:tab/>&lt;div class="margini03"&gt;<text:line-break/><text:tab/><text:tab/><text:tab/>&lt;/div&gt;<text:line-break/><text:tab/><text:tab/><text:tab/><text:line-break/> <text:s text:c="11"/>&lt;a href="http://www.gpaperiodici.it" title="editoria specializzata" target="_blank"&gt;&lt;img src="images/logo_gpa.gif" title="editoria specializzata - GPA periodici" alt="editoria specializzata - GPA periodici" class="logo"&gt;&lt;/a&gt;&lt;br&gt;&lt;br&gt;<text:line-break/><text:tab/><text:tab/><text:tab/>&lt;a href="http://validator.w3.org/check?uri=referer" target="_blank"&gt;&lt;img src="images/valid-html40.gif" alt="Valid HTML 4.0 Transitional" height="1" width="1" class="logo"&gt;&lt;/a&gt;<text:line-break/><text:tab/><text:tab/><text:tab/>&lt;a href="http://jigsaw.w3.org/css-validator/check/referer" title="CSS Valido!" target="_blank"&gt;&lt;img style="border:0;width:1px;height:1px" src="images/vcss.gif" alt="CSS Valido!" class="logo"&gt;&lt;/a&gt;<text:line-break/><text:tab/><text:tab/> <text:s/>&lt;!-- AddThis Button BEGIN --&gt;<text:line-break/><text:tab/><text:tab/><text:tab/>&lt;div class="addthis_toolbox addthis_default_style" style="display:inline;"&gt;<text:line-break/><text:tab/><text:tab/><text:tab/><text:tab/>&lt;a class="addthis_button_facebook_like" fb:like:layout="button_count"&gt;&lt;/a&gt;<text:line-break/><text:tab/><text:tab/><text:tab/><text:tab/>&lt;a class="addthis_counter addthis_pill_style"&gt;&lt;/a&gt;<text:line-break/><text:tab/><text:tab/><text:tab/>&lt;/div&gt;<text:line-break/><text:tab/><text:tab/><text:tab/>&lt;script type="text/javascript" src="http://s7.addthis.com/js/250/addthis_widget.js#pubid=ra-4ed8a44f70221bb3"&gt;&lt;/script&gt;<text:line-break/><text:tab/><text:tab/><text:tab/>&lt;br&gt;<text:line-break/><text:tab/><text:tab/><text:tab/>&lt;a href="installa-widget.php" class="copy" <text:s/>rel='nofollow'&gt;&lt;img src="images/ingranaggi.png" title="Scarica il widget di case24.it" alt="Scarica il widget di case24.it" style="float:left;border:0;"&gt; Scarica il widget di case24.it&lt;/a&gt;<text:line-break/><text:tab/><text:tab/><text:tab/>&lt;br&gt;&lt;br&gt;<text:line-break/><text:tab/><text:tab/><text:tab/>&lt;a href="importazioni/ultimi_immobili_inseriti.xml" class="copy" title="Ultimi annunci immobiliari inseriti - RSS" <text:s/>rel='nofollow'&gt;&lt;img src="http://www.case24.it/images/feed_rss.png" title="Ultimi annunci immobiliari inseriti - RSS" alt="Ultimi annunci immobiliari inseriti - RSS" style="border:0;float:left;margin-right:10px;"&gt;Feed Immobiliare RSS&lt;/a&gt;<text:line-break/><text:tab/><text:tab/><text:tab/>&lt;!-- AddThis Button END --&gt;<text:line-break/><text:tab/><text:tab/>&lt;/div&gt;<text:line-break/><text:tab/>&lt;/div&gt;<text:line-break/>&lt;/div&gt;<text:line-break/>&lt;div class="copy02"&gt;<text:line-break/><text:tab/>&lt;div class="margini04"&gt;<text:line-break/><text:tab/><text:tab/>&amp;nbsp;&amp;nbsp;Copyright&amp;copy; 2006-2012 Case24.it - P.I.: 04503220263 - All rights reserved - &lt;a class="copy02Link" href="vendita-case-annunci-mappa-sito.php" <text:s/>rel='nofollow'&gt;Mappa del sito&lt;/a&gt; - &lt;a class="copy02Link" href="http://www.gpaperiodici.it/" <text:s/>rel='nofollow'&gt;G.P.A. Periodici S.p.A&lt;/a&gt; - &lt;a class="copy02Link" href="http://www.gpawebdep.it/" title="Realizzazione siti web per agenzie immobiliari" <text:s/>rel='nofollow'&gt;GPAWEBDEP&lt;/a&gt; - &lt;a class="copy02Link" href="termini_utilizzo.php" title="Termini d'utilizzo" <text:s/>rel='nofollow'&gt;Termini d'utilizzo&lt;/a&gt;.<text:line-break/><text:soft-page-break/><text:tab/>&lt;/div&gt;<text:line-break/>&lt;/div&gt;<text:line-break/><text:tab/>&lt;/div&gt;<text:line-break/>&lt;/body&gt;<text:line-break/>&lt;/html&gt;<text:line-break/></text:p>
      <text:p text:style-name="P1">GET /area_clienti/include/ajax.php?tabella=utenti&amp;username=vgltoove@sharklasers.com&amp;password=nki9stjl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mycase24-areariservata-vendita-appartamenti.php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0747041099; HstCmu1468241=1348923344228; HstPn1468241=11; HstPt1468241=91; HstCnv1468241=6; HstCns1468241=13; PHPSESSID=89ge7598qi4vciup6si6doh722; __utmb=158098472.3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02:33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1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0</text:p>
      <text:p text:style-name="Standard"/>
      <text:p text:style-name="P1">GET /area_clienti/index.php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mycase24-areariservata-vendita-appartamenti.php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0747041099; HstCmu1468241=1348923344228; HstPn1468241=11; HstPt1468241=91; HstCnv1468241=6; HstCns1468241=13; PHPSESSID=89ge7598qi4vciup6si6doh722; __utmb=158098472.3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02:34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6093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&lt;br&gt;<text:line-break/>&lt;script language="javascript" type="text/javascript" src="http://www.case24.it/luna.js"&gt;&lt;/script&gt;&lt;html&gt;<text:line-break/><text:tab/>&lt;head&gt;<text:line-break/><text:tab/><text:tab/>&lt;title&gt;CASE24.IT - Area riservata&lt;/title&gt;<text:line-break/><text:tab/><text:tab/>&lt;meta name="keywords" content="" /&gt;<text:line-break/><text:tab/><text:tab/>&lt;meta name="description" content="" /&gt;<text:line-break/><text:tab/><text:tab/>&lt;meta name="title" content="" /&gt;<text:line-break/><text:tab/><text:tab/>&lt;link rel="stylesheet" href="./css/style.css" type="text/css" /&gt;<text:line-break/><text:tab/><text:tab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soft-pag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tab/><text:tab/>&lt;style&gt;<text:line-break/><text:tab/><text:tab/><text:tab/>a.opzione{color:#ea0c1b;font-weight:bold;text-decoration:underline;}<text:line-break/><text:tab/><text:tab/><text:tab/>a.opzione:hover{text-decoration:none;}<text:line-break/><text:tab/><text:tab/><text:tab/>h4.opzioni{margin-bottom:4px;}<text:line-break/><text:tab/><text:tab/>&lt;/style&gt;<text:line-break/><text:tab/><text:tab/>&lt;script language="javascript" type="text/javascript" src="./include/functions.js.php"&gt;&lt;/script&gt;<text:line-break/><text:tab/>&lt;/head&gt;<text:line-break/><text:tab/>&lt;body&gt;<text:line-break/><text:tab/>&lt;div class="logo"&gt;<text:line-break/><text:tab/>&lt;a href="../index.php" title="torna alla home page di case24.it"&gt;&lt;img src="../images/logo_case24.jpg" style="border:0;"&gt;&lt;/a&gt;&lt;br&gt;<text:line-break/><text:tab/>&lt;h2 class="nome"&gt;Area riservata agenzie - Case&amp;Case&lt;/h2&gt;<text:line-break/><text:soft-page-break/><text:tab/><text:tab/><text:line-break/><text:tab/>&lt;/div&gt;&lt;br style="clear:both;"&gt;&lt;table cellpadding="1" cellspacing="1" class="main"&gt;<text:line-break/><text:tab/>&lt;tr&gt;<text:line-break/>&lt;td class="menu"&gt;<text:line-break/><text:tab/>&lt;div id="index" class="menu"&gt;<text:line-break/><text:tab/><text:tab/>&lt;a href="index.php" class="link01"&gt;Avvisi&lt;/a&gt;<text:line-break/><text:tab/>&lt;/div&gt;<text:line-break/><text:tab/>&lt;div id="annunci" class="menu02"&gt;<text:line-break/><text:tab/><text:tab/>&lt;a href="annunci.php?annulla_ricerca=1" class="link01"&gt;Gestione annunci&lt;/a&gt;<text:line-break/><text:tab/>&lt;/div&gt;<text:line-break/><text:tab/>&lt;div id="ricerca_annunci" class="menu02"&gt;<text:line-break/><text:tab/><text:tab/>&lt;a href="ricerca_annunci.php" class="link01"&gt;Ricerca annunci&lt;/a&gt;<text:line-break/><text:tab/>&lt;/div&gt;<text:line-break/><text:tab/>&lt;div id="servizi_agenzia" class="menu02"&gt;<text:line-break/><text:tab/><text:tab/>&lt;a href="servizi_agenzia.php" class="link01"&gt;Servizi&lt;/a&gt;<text:line-break/><text:tab/>&lt;/div&gt;<text:line-break/><text:tab/>&lt;div id="area_interesse" class="menu02" <text:s/>style="height:40px;"&gt;<text:line-break/><text:tab/><text:tab/>&lt;a href="area_interesse.php" class="link01"&gt;Selezione zone&lt;br&gt;per richieste&lt;/a&gt;<text:line-break/><text:tab/>&lt;/div&gt;<text:line-break/><text:tab/>&lt;div id="richieste_generiche" class="menu02"&gt;<text:line-break/><text:tab/><text:tab/>&lt;a href="richieste_generiche.php" class="link01"&gt;Bacheca richieste immobili&lt;/a&gt;<text:line-break/><text:tab/>&lt;/div&gt;<text:line-break/><text:tab/><text:tab/>&lt;div id="profilo" class="menu02"&gt;<text:line-break/><text:tab/><text:tab/>&lt;a href="profilo.php" class="link01"&gt;Profilo&lt;/a&gt;<text:line-break/><text:tab/>&lt;/div&gt;<text:line-break/><text:tab/>&lt;div id="assistenza" class="menu02"&gt;<text:line-break/><text:tab/><text:tab/>&lt;a href="assistenza.php" class="link01"&gt;Assistenza&lt;/a&gt;<text:line-break/><text:tab/>&lt;/div&gt;<text:line-break/><text:tab/>&lt;div class="logout"&gt;<text:line-break/><text:tab/><text:tab/>&lt;a href="logout.php" onClick="return confirm('Confermare logout?');" class="link02"&gt;Logout&lt;/a&gt;<text:line-break/><text:tab/>&lt;/div&gt;<text:line-break/><text:tab/>&lt;br&gt;&lt;br&gt;<text:line-break/>&lt;/td&gt;<text:tab/><text:tab/>&lt;td class="contenuti"&gt;<text:line-break/><text:line-break/>&lt;div class="bannerSincro"&gt;<text:line-break/><text:tab/>&lt;object classid="clsid:d27cdb6e-ae6d-11cf-96b8-444553540000" codebase="http://download.macromedia.com/pub/shockwave/cabs/flash/swflash.cab#version=6,0,0,0" width="693" height="60"&gt;<text:line-break/><text:tab/><text:tab/><text:tab/>&lt;param name="movie" value="../banners/sincrocase24_area_riservata.swf" /&gt;<text:line-break/><text:tab/><text:tab/><text:tab/>&lt;param name="quality" value="high" /&gt;<text:line-break/><text:tab/><text:tab/><text:tab/>&lt;param name="wmode" value="transparent" /&gt;<text:line-break/><text:tab/><text:tab/><text:tab/>&lt;param name="scale" value="showall" /&gt;<text:line-break/><text:tab/><text:tab/><text:tab/>&lt;script&gt;<text:line-break/><text:tab/><text:tab/><text:tab/>if((navigator.appName.indexOf('Netscape')!=(-1))||(navigator.appVersion.indexOf('Mac')!=(-1))||(navigator.appVersion.indexOf('PPC')!=(-1))){<text:line-break/><text:tab/><text:tab/><text:tab/><text:tab/>document.write("&lt;embed src='../banners/sincrocase24_area_riservata.swf' quality=high width='693' height='60' wmode='transparent' TYPE='application/x-shockwave-flash' pluginspage='http://www.macromedia.com/shockwave/download/index.cgi?P1_Prod_Version=ShockwaveFlash'&gt;&lt;/embed&gt;");<text:line-break/><text:soft-page-break/><text:tab/><text:tab/><text:tab/>}<text:line-break/><text:tab/><text:tab/><text:tab/>&lt;/script&gt;<text:line-break/><text:tab/><text:tab/>&lt;/object&gt;<text:line-break/>&lt;/div&gt;<text:line-break/>&lt;br&gt;&lt;br&gt;<text:line-break/><text:line-break/><text:tab/><text:tab/><text:tab/>&lt;!-- &lt;img src="images/personalizza_annuncio.jpg"&gt;<text:line-break/><text:tab/><text:tab/><text:tab/><text:tab/>&lt;br&gt;&lt;br&gt;<text:line-break/><text:tab/><text:tab/><text:tab/><text:tab/>&lt;p&gt;<text:line-break/><text:tab/><text:tab/><text:tab/><text:tab/><text:tab/>Personalizza e rendi pi&amp;ugrave; visibile il tuo annuncio, utilizza i seguenti servizi!<text:line-break/><text:tab/><text:tab/><text:tab/><text:tab/>&lt;/p&gt;<text:line-break/><text:tab/><text:tab/><text:tab/><text:tab/>&lt;ul&gt;<text:line-break/><text:tab/><text:tab/><text:tab/><text:tab/><text:tab/>&lt;li&gt;<text:line-break/><text:tab/><text:tab/><text:tab/><text:tab/><text:tab/><text:tab/>&lt;h4 class="opzioni"&gt;Inserisci fino a 16 foto&lt;/h4&gt;<text:line-break/><text:tab/><text:tab/><text:tab/><text:tab/><text:tab/><text:tab/>Un annuncio con foto &amp;egrave; fino a 7 volte pi&amp;ugrave; visibile!&lt;br&gt;<text:line-break/><text:tab/><text:tab/><text:tab/><text:tab/><text:tab/><text:tab/>&lt;a href="opzione_16_foto.php" class="opzione"&gt;Carica fino a 16 foto per il tuo annuncio a partire da 1,5&amp;euro;&lt;/a&gt; <text:line-break/><text:tab/><text:tab/><text:tab/><text:tab/><text:tab/>&lt;/li&gt;<text:line-break/><text:tab/><text:tab/><text:tab/><text:tab/>&lt;/ul&gt;<text:line-break/><text:tab/><text:tab/><text:tab/><text:tab/>&lt;br&gt;&lt;br&gt;&lt;br&gt;<text:line-break/><text:tab/><text:tab/><text:tab/><text:tab/>&lt;hr&gt; --&gt;<text:line-break/><text:tab/><text:tab/><text:tab/><text:line-break/><text:tab/><text:tab/>&lt;/td&gt;<text:line-break/><text:tab/>&lt;/tr&gt;<text:line-break/>&lt;/table&gt;<text:line-break/>&lt;div class="copyright"&gt;<text:line-break/><text:tab/>&amp;nbsp;&amp;nbsp;Copyright&amp;copy; 2012 - Case24.it - All rights reserved<text:line-break/>&lt;/div&gt;<text:line-break/>&lt;!-- Histats.com <text:s/>START (hidden counter)--&gt;<text:line-break/>&lt;script type="text/javascript"&gt;document.write(unescape("%3Cscript src=%27http://s10.histats.com/js15.js%27 type=%27text/javascript%27%3E%3C/script%3E"));&lt;/script&gt;<text:line-break/>&lt;a href="http://www.histats.com" target="_blank" title="statistiche accessi" &gt;&lt;script <text:s/>type="text/javascript" &gt;<text:line-break/>try {Histats.start(1,1468241,4,0,0,0,"");<text:line-break/>Histats.track_hits();} catch(err){};<text:line-break/>&lt;/script&gt;&lt;/a&gt;<text:line-break/>&lt;noscript&gt;&lt;a href="http://www.histats.com" target="_blank"&gt;&lt;img <text:s/>src="http://sstatic1.histats.com/0.gif?1468241&amp;101" alt="statistiche accessi" border="0"&gt;&lt;/a&gt;&lt;/noscript&gt;<text:line-break/>&lt;!-- Histats.com <text:s/>END <text:s/>--&gt;<text:tab/>&lt;/body&gt;<text:line-break/>&lt;/html&gt;</text:p>
      <text:p text:style-name="Standard"/>
      <text:p text:style-name="Standard"/>
      <text:p text:style-name="P1">GET /area_clienti/annunci.php?annulla_ricerca=1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index.php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7871123; HstCmu1468241=1352667871123; HstPn1468241=1; HstPt1468241=92; HstCnv1468241=7; HstCns1468241=14; PHPSESSID=89ge7598qi4vciup6si6doh722; __utmb=158098472.4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05:14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>&lt;br&gt;<text:line-break/>&lt;script language="javascript" type="text/javascript" src="http://www.case24.it/luna.js"&gt;&lt;/script&gt;&lt;html&gt;<text:line-break/><text:tab/>&lt;head&gt;<text:line-break/><text:tab/><text:tab/>&lt;title&gt;CASE24.IT - Area riservata, gestione annunci&lt;/title&gt;<text:line-break/><text:tab/><text:tab/>&lt;meta name="keywords" content="" /&gt;<text:line-break/><text:tab/><text:tab/>&lt;meta name="description" content="" /&gt;<text:line-break/><text:tab/><text:tab/>&lt;meta name="title" content="" /&gt;<text:line-break/><text:tab/><text:tab/>&lt;link rel="stylesheet" href="./css/style.css" type="text/css" /&gt;<text:line-break/><text:tab/><text:tab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soft-pag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tab/><text:tab/>&lt;script language="javascript" type="text/javascript" src="./include/functions.js.php"&gt;&lt;/script&gt;<text:line-break/><text:tab/>&lt;/head&gt;<text:line-break/><text:tab/>&lt;body&gt;<text:line-break/><text:tab/>&lt;div class="logo"&gt;<text:line-break/><text:tab/>&lt;a href="../index.php" title="torna alla home page di case24.it"&gt;&lt;img src="../images/logo_case24.jpg" style="border:0;"&gt;&lt;/a&gt;&lt;br&gt;<text:line-break/><text:tab/>&lt;h2 class="nome"&gt;Area riservata agenzie - Case&amp;Case&lt;/h2&gt;<text:line-break/><text:tab/><text:tab/><text:line-break/><text:tab/>&lt;/div&gt;&lt;br style="clear:both;"&gt;&lt;table cellpadding="1" cellspacing="1" class="main"&gt;<text:line-break/><text:tab/>&lt;tr&gt;<text:line-break/><text:tab/><text:tab/>&lt;td class="menu"&gt;<text:line-break/><text:tab/>&lt;div id="index" class="menu"&gt;<text:line-break/><text:soft-page-break/><text:tab/><text:tab/>&lt;a href="index.php" class="link01"&gt;Avvisi&lt;/a&gt;<text:line-break/><text:tab/>&lt;/div&gt;<text:line-break/><text:tab/>&lt;div id="annunci" class="menu02"&gt;<text:line-break/><text:tab/><text:tab/>&lt;a href="annunci.php?annulla_ricerca=1" class="link01"&gt;Gestione annunci&lt;/a&gt;<text:line-break/><text:tab/>&lt;/div&gt;<text:line-break/><text:tab/>&lt;div id="ricerca_annunci" class="menu02"&gt;<text:line-break/><text:tab/><text:tab/>&lt;a href="ricerca_annunci.php" class="link01"&gt;Ricerca annunci&lt;/a&gt;<text:line-break/><text:tab/>&lt;/div&gt;<text:line-break/><text:tab/>&lt;div id="servizi_agenzia" class="menu02"&gt;<text:line-break/><text:tab/><text:tab/>&lt;a href="servizi_agenzia.php" class="link01"&gt;Servizi&lt;/a&gt;<text:line-break/><text:tab/>&lt;/div&gt;<text:line-break/><text:tab/>&lt;div id="area_interesse" class="menu02" <text:s/>style="height:40px;"&gt;<text:line-break/><text:tab/><text:tab/>&lt;a href="area_interesse.php" class="link01"&gt;Selezione zone&lt;br&gt;per richieste&lt;/a&gt;<text:line-break/><text:tab/>&lt;/div&gt;<text:line-break/><text:tab/>&lt;div id="richieste_generiche" class="menu02"&gt;<text:line-break/><text:tab/><text:tab/>&lt;a href="richieste_generiche.php" class="link01"&gt;Bacheca richieste immobili&lt;/a&gt;<text:line-break/><text:tab/>&lt;/div&gt;<text:line-break/><text:tab/><text:tab/>&lt;div id="profilo" class="menu02"&gt;<text:line-break/><text:tab/><text:tab/>&lt;a href="profilo.php" class="link01"&gt;Profilo&lt;/a&gt;<text:line-break/><text:tab/>&lt;/div&gt;<text:line-break/><text:tab/>&lt;div id="assistenza" class="menu02"&gt;<text:line-break/><text:tab/><text:tab/>&lt;a href="assistenza.php" class="link01"&gt;Assistenza&lt;/a&gt;<text:line-break/><text:tab/>&lt;/div&gt;<text:line-break/><text:tab/>&lt;div class="logout"&gt;<text:line-break/><text:tab/><text:tab/>&lt;a href="logout.php" onClick="return confirm('Confermare logout?');" class="link02"&gt;Logout&lt;/a&gt;<text:line-break/><text:tab/>&lt;/div&gt;<text:line-break/><text:tab/>&lt;br&gt;&lt;br&gt;<text:line-break/>&lt;/td&gt;<text:tab/><text:tab/>&lt;td class="contenuti"&gt;<text:line-break/><text:tab/><text:tab/><text:tab/>&lt;h2 class="titolo"&gt;GESTIONE ANNUNCI&lt;/h2&gt;<text:line-break/><text:line-break/>&lt;div class="bannerSincro"&gt;<text:line-break/><text:tab/>&lt;object classid="clsid:d27cdb6e-ae6d-11cf-96b8-444553540000" codebase="http://download.macromedia.com/pub/shockwave/cabs/flash/swflash.cab#version=6,0,0,0" width="693" height="60"&gt;<text:line-break/><text:tab/><text:tab/><text:tab/>&lt;param name="movie" value="../banners/sincrocase24_area_riservata.swf" /&gt;<text:line-break/><text:tab/><text:tab/><text:tab/>&lt;param name="quality" value="high" /&gt;<text:line-break/><text:tab/><text:tab/><text:tab/>&lt;param name="wmode" value="transparent" /&gt;<text:line-break/><text:tab/><text:tab/><text:tab/>&lt;param name="scale" value="showall" /&gt;<text:line-break/><text:tab/><text:tab/><text:tab/>&lt;script&gt;<text:line-break/><text:tab/><text:tab/><text:tab/>if((navigator.appName.indexOf('Netscape')!=(-1))||(navigator.appVersion.indexOf('Mac')!=(-1))||(navigator.appVersion.indexOf('PPC')!=(-1))){<text:line-break/><text:tab/><text:tab/><text:tab/><text:tab/>document.write("&lt;embed src='../banners/sincrocase24_area_riservata.swf' quality=high width='693' height='60' wmode='transparent' TYPE='application/x-shockwave-flash' pluginspage='http://www.macromedia.com/shockwave/download/index.cgi?P1_Prod_Version=ShockwaveFlash'&gt;&lt;/embed&gt;");<text:line-break/><text:tab/><text:tab/><text:tab/>}<text:line-break/><text:tab/><text:tab/><text:tab/>&lt;/script&gt;<text:line-break/><text:tab/><text:tab/>&lt;/object&gt;<text:line-break/>&lt;/div&gt;<text:line-break/><text:soft-page-break/>&lt;br&gt;&lt;br&gt;<text:line-break/><text:line-break/>&lt;div style="float:left;width:50%;"&gt;<text:line-break/><text:tab/>&lt;p&gt;<text:line-break/><text:tab/><text:tab/><text:tab/>Attualmente risultano inseriti &lt;strong&gt;1 annunci&lt;/strong&gt;<text:line-break/><text:tab/><text:tab/>&lt;/p&gt;<text:line-break/><text:tab/>&lt;form action="annunci.php?pagina=1" method="POST"&gt;<text:line-break/><text:tab/><text:tab/>&lt;input type="hidden" name="inserisci_annuncio" value="1"&gt;<text:line-break/><text:tab/><text:tab/>&lt;input type="image" src="images/inserisci.gif" style="margin-top:6px;"&gt;<text:line-break/><text:tab/>&lt;/form&gt;<text:line-break/>&lt;/div&gt;<text:line-break/>&lt;div style="float:right;width:45%;text-align:right;padding-right:15px;padding-top:6px;"&gt;<text:line-break/><text:tab/>&lt;a href="./stampa/stampa_ridotta.php?cod_cliente=1340103900&amp;order_by=&amp;order_direction=" target="blank" class="link03"&gt;Stampa ridotta elenco annunci &lt;img src="images/stampa.jpg" style="border:0;margin-left:6px;margin-top:13px;"&gt;&lt;/a&gt;&lt;br&gt;&lt;br&gt;<text:line-break/><text:tab/>&lt;a href="./stampa/stampa.php?cod_cliente=1340103900&amp;order_by=&amp;order_direction=" target="blank" class="link03"&gt;Stampa elenco annunci &lt;img src="images/stampa.jpg" style="border:0;"&gt;&lt;/a&gt;<text:line-break/>&lt;/div&gt;<text:line-break/>&lt;br style="clear:both;"&gt;<text:line-break/><text:tab/><text:tab/>&lt;form name="riordina" action="annunci.php" method="POST" style="margin:0" onload='select_order_direction(document.riordina.order_by.options[document.riordina.order_by.selectedIndex].value,document.riordina.order_direction.options[document.riordina.order_direction.selectedIndex].value);'&gt;<text:line-break/><text:tab/><text:tab/><text:tab/>&lt;input type="hidden" name="parametri" value="1"&gt;<text:line-break/><text:tab/><text:tab/><text:tab/>&lt;div class="ordinamento"&gt;<text:line-break/><text:tab/><text:tab/><text:tab/><text:tab/>&lt;table&gt;<text:line-break/><text:tab/><text:tab/><text:tab/><text:tab/><text:tab/>&lt;tr&gt;<text:line-break/><text:tab/><text:tab/><text:tab/><text:tab/><text:tab/><text:tab/>&lt;td&gt;<text:line-break/><text:tab/><text:tab/><text:tab/><text:tab/><text:tab/><text:tab/><text:tab/>&lt;strong&gt;Ordina:&lt;/strong&gt; <text:line-break/><text:tab/><text:tab/><text:tab/><text:tab/><text:tab/><text:tab/><text:tab/>&lt;select name="order_by" onchange='select_order_direction(document.riordina.order_by.options[document.riordina.order_by.selectedIndex].value,document.riordina.order_direction.options[document.riordina.order_direction.selectedIndex].value);'&gt;<text:line-break/><text:tab/><text:tab/><text:tab/><text:tab/><text:tab/><text:tab/><text:tab/><text:tab/>&lt;option value=""&gt;Seleziona&lt;/option&gt;<text:line-break/><text:tab/><text:tab/><text:tab/><text:tab/><text:tab/><text:tab/><text:tab/><text:tab/>&lt;option value="rif_agenzia" &gt;Rif. agenzia&lt;/option&gt;<text:line-break/><text:tab/><text:tab/><text:tab/><text:tab/><text:tab/><text:tab/><text:tab/><text:tab/>&lt;option value="tipo_immobile" &gt;Tipologia&lt;/option&gt;<text:line-break/><text:tab/><text:tab/><text:tab/><text:tab/><text:tab/><text:tab/><text:tab/><text:tab/>&lt;option value="tipo_proposta" &gt;Tipo proposta&lt;/option&gt;<text:line-break/><text:tab/><text:tab/><text:tab/><text:tab/><text:tab/><text:tab/><text:tab/><text:tab/>&lt;option value="prezzo" &gt;Prezzo&lt;/option&gt;<text:line-break/><text:tab/><text:tab/><text:tab/><text:tab/><text:tab/><text:tab/><text:tab/><text:tab/>&lt;option value="data_annuncio" &gt;Data annuncio&lt;/option&gt;<text:line-break/><text:tab/><text:tab/><text:tab/><text:tab/><text:tab/><text:tab/><text:tab/><text:tab/>&lt;option value="anno" &gt;Anno&lt;/option&gt;<text:line-break/><text:tab/><text:tab/><text:tab/><text:tab/><text:tab/><text:tab/><text:tab/><text:tab/>&lt;option value="denominazione_comune" &gt;Comune&lt;/option&gt;<text:line-break/><text:tab/><text:tab/><text:tab/><text:tab/><text:tab/><text:tab/><text:tab/><text:tab/>&lt;option value="Clicks" &gt;Click&lt;/option&gt;<text:line-break/><text:tab/><text:tab/><text:tab/><text:tab/><text:tab/><text:tab/><text:tab/>&lt;/select&gt;<text:line-break/><text:tab/><text:tab/><text:tab/><text:tab/><text:tab/><text:tab/>&lt;/td&gt;<text:line-break/><text:soft-page-break/><text:tab/><text:tab/><text:tab/><text:tab/><text:tab/><text:tab/>&lt;td&gt;<text:line-break/><text:tab/><text:tab/><text:tab/><text:tab/><text:tab/><text:tab/><text:tab/>&lt;!-- Div che contiene il select decrescente/asc --&gt;<text:line-break/><text:tab/><text:tab/><text:tab/><text:tab/><text:tab/><text:tab/><text:tab/>&lt;div id="div_select_order_direction" style="float:left;"&gt;&lt;/div&gt;<text:line-break/><text:tab/><text:tab/><text:tab/><text:tab/><text:tab/><text:tab/><text:tab/>&lt;script&gt;select_order_direction('','');&lt;/script&gt;<text:line-break/><text:tab/><text:tab/><text:tab/><text:tab/><text:tab/><text:tab/>&lt;/td&gt;<text:line-break/><text:tab/><text:tab/><text:tab/><text:tab/><text:tab/><text:tab/>&lt;td&gt;<text:line-break/><text:tab/><text:tab/><text:tab/><text:tab/><text:tab/><text:tab/><text:tab/>&lt;select name="annunci_pagina"&gt;<text:line-break/><text:tab/><text:tab/><text:tab/><text:tab/><text:tab/><text:tab/><text:tab/><text:tab/>&lt;option value=""&gt;Annunci per pagina&lt;/option&gt;<text:line-break/><text:tab/><text:tab/><text:tab/><text:tab/><text:tab/><text:tab/><text:tab/><text:tab/>&lt;option value="10" &gt;10&lt;/option&gt;<text:line-break/><text:tab/><text:tab/><text:tab/><text:tab/><text:tab/><text:tab/><text:tab/><text:tab/>&lt;option value="20" <text:s/>selected&gt;20&lt;/option&gt;<text:line-break/><text:tab/><text:tab/><text:tab/><text:tab/><text:tab/><text:tab/><text:tab/><text:tab/>&lt;option value="30" &gt;30&lt;/option&gt;<text:line-break/><text:tab/><text:tab/><text:tab/><text:tab/><text:tab/><text:tab/><text:tab/><text:tab/>&lt;option value="50" &gt;50&lt;/option&gt;<text:line-break/><text:tab/><text:tab/><text:tab/><text:tab/><text:tab/><text:tab/><text:tab/><text:tab/>&lt;option value="100" &gt;100&lt;/option&gt;<text:line-break/><text:tab/><text:tab/><text:tab/><text:tab/><text:tab/><text:tab/><text:tab/><text:tab/>&lt;option value="250" &gt;250&lt;/option&gt;<text:line-break/><text:tab/><text:tab/><text:tab/><text:tab/><text:tab/><text:tab/><text:tab/><text:tab/>&lt;option value="500" &gt;500&lt;/option&gt;<text:line-break/><text:tab/><text:tab/><text:tab/><text:tab/><text:tab/><text:tab/><text:tab/>&lt;/select&gt;<text:line-break/><text:tab/><text:tab/><text:tab/><text:tab/><text:tab/><text:tab/><text:tab/>&lt;input type="submit" value="Invia" class="invia05"&gt;<text:line-break/><text:tab/><text:tab/><text:tab/><text:tab/><text:tab/><text:tab/>&lt;/td&gt;<text:line-break/><text:tab/><text:tab/><text:tab/><text:tab/><text:tab/>&lt;/tr&gt;<text:line-break/><text:tab/><text:tab/><text:tab/><text:tab/>&lt;/table&gt;<text:line-break/><text:tab/><text:tab/><text:tab/><text:tab/>Pagina: <text:line-break/> &lt;span class='selezionato'&gt;1&lt;/span&gt; <text:tab/><text:tab/><text:tab/>&lt;/div&gt;<text:line-break/><text:tab/><text:tab/>&lt;/form&gt;<text:line-break/>&lt;table class="annuncio"&gt;<text:line-break/><text:tab/>&lt;tr&gt;<text:line-break/><text:tab/><text:tab/>&lt;td class="annuncio02" colspan="10"&gt;<text:line-break/><text:tab/><text:tab/><text:tab/>&lt;a name="1351540445"&gt;1 - CODICE RIFERIMENTO AGENZIA: COD-TEST 3&lt;/a&gt;&lt;br&gt;<text:line-break/><text:tab/><text:tab/><text:tab/>&lt;strong&gt;TIPOLOGIA:&lt;/strong&gt; <text:line-break/><text:tab/><text:tab/><text:tab/>Appartamento - 2 camere<text:tab/><text:tab/>&lt;/td&gt;<text:line-break/><text:tab/>&lt;/tr&gt;<text:line-break/><text:tab/>&lt;tr&gt;<text:line-break/><text:tab/><text:tab/>&lt;td class="annuncio"&gt;<text:line-break/><text:tab/><text:tab/><text:tab/>&lt;strong&gt;Foto presenti:&lt;/strong&gt; No&lt;br&gt;<text:line-break/><text:tab/><text:tab/><text:tab/>&lt;strong&gt;Tipo proposta:&lt;/strong&gt; Affitti&lt;br&gt;<text:line-break/><text:tab/><text:tab/><text:tab/>&lt;strong&gt;Comune:&lt;/strong&gt; &lt;br&gt;<text:line-break/><text:tab/><text:tab/><text:tab/>&lt;strong&gt;Data inserimento:&lt;/strong&gt;<text:line-break/>29/10/2012<text:tab/><text:tab/><text:tab/><text:tab/><text:tab/>&lt;br&gt;<text:line-break/><text:tab/><text:tab/><text:tab/>&lt;strong&gt;Anno costr./ristr.:&lt;/strong&gt; <text:line-break/><text:tab/><text:tab/><text:tab/>0&lt;br&gt;<text:line-break/><text:tab/><text:tab/><text:tab/>&lt;strong&gt;Prezzo:&lt;/strong&gt; <text:line-break/>&amp;euro; 480&lt;br&gt;<text:tab/><text:tab/><text:tab/>&lt;strong&gt;Metri quadri:&lt;/strong&gt; 85&lt;br&gt;<text:line-break/><text:tab/><text:tab/><text:tab/>&lt;strong&gt;Visualizzazioni annuncio:&lt;/strong&gt; 1795&lt;br&gt;<text:line-break/><text:tab/><text:tab/><text:tab/>&lt;strong&gt;Clicks:&lt;/strong&gt; 23&lt;br&gt;<text:line-break/><text:tab/><text:tab/><text:tab/>&lt;strong&gt;Anteprima testo:&lt;/strong&gt; <text:line-break/>&lt;div style='width:250px;'&gt;Certo, come no? Le divisioni fra Est e Ovest sono state rimpiazzate da quelle fra paesi debitori e paesi strozzini. <text:line-break/><text:soft-page-break/>La democrazia &amp;egrave; stata talmente <text:s/>...&lt;/div&gt;<text:tab/><text:tab/><text:tab/>&lt;br&gt;&lt;a href="http://www.case24.it/immobili////appartamento_-_2_camere_in_affitti/1351540445.html" target="_blank" class="link03"&gt;Anteprima annuncio&lt;/a&gt;<text:line-break/><text:tab/><text:tab/>&lt;/td&gt;<text:line-break/><text:tab/><text:tab/>&lt;td class="modifica"&gt;<text:line-break/><text:tab/><text:tab/><text:tab/>&lt;form action="annunci.php?pagina=1" method="POST"&gt;<text:line-break/><text:tab/><text:tab/><text:tab/><text:tab/>&lt;input type="hidden" name="modifica" value="1"&gt;<text:line-break/><text:tab/><text:tab/><text:tab/><text:tab/>&lt;input type="hidden" name="codice_inserzione" value="1351540445"&gt;<text:line-break/><text:tab/><text:tab/><text:tab/><text:tab/>&lt;input type="hidden" name="pagina" value="1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modifica_bottone" value="Modifica annuncio" class="invia02"&gt;<text:line-break/><text:tab/><text:tab/><text:tab/>&lt;/form&gt;<text:line-break/><text:tab/><text:tab/><text:tab/>&lt;form action="annunci.php?pagina=1#" method="POST"&gt;<text:line-break/><text:tab/><text:tab/><text:tab/><text:tab/>&lt;input type="hidden" name="cancella_annuncio" value="cancella"&gt;<text:line-break/><text:tab/><text:tab/><text:tab/><text:tab/>&lt;input type="hidden" name="codice_inserzione" value="1351540445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Cancella annuncio" class="invia04" onClick="return confirm('Cancellare annuncio?');"&gt;<text:line-break/><text:tab/><text:tab/><text:tab/>&lt;/form&gt;<text:line-break/><text:tab/><text:tab/><text:tab/>&lt;form action="annunci.php" method="POST"&gt;<text:line-break/><text:tab/><text:tab/><text:tab/><text:tab/>&lt;input type="hidden" name="duplica" value="duplica"&gt;<text:line-break/><text:tab/><text:tab/><text:tab/><text:tab/>&lt;input type="hidden" name="codice_inserzione" value="1351540445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</text:p>
      <text:p text:style-name="Standard"><text:s/>value=""&gt;<text:line-break/><text:tab/><text:tab/><text:tab/><text:tab/>&lt;input type="submit" name="bottone_cancella" value="Duplica annuncio" class="invia" onClick="return confirm('Vuoi duplicare questo annuncio?');"&gt;<text:line-break/><text:tab/><text:tab/><text:tab/>&lt;/form&gt;<text:line-break/><text:tab/><text:tab/><text:tab/><text:tab/>&lt;input type="submit" name="bottone_sponsorizza" value="Evidenzia annuncio" class="invia02" onClick="alert('Vuoi che il tuo annuncio compaia nelle prime posizione dei risultati di ricerca?\n\nContattaci all\'indirizzo assistenza@case24.it o telefonicamente allo 0422.6977');"&gt;<text:line-break/><text:tab/><text:tab/>&lt;/td&gt;<text:line-break/><text:tab/>&lt;/tr&gt;<text:line-break/><text:line-break/>&lt;input type=hidden id="contatore_annunci_pagina" value="1"&gt;<text:line-break/><text:tab/>&lt;/table&gt;<text:line-break/>&lt;div class="ordinamento" style="margin-top:4px;"&gt;<text:line-break/> &lt;span class='selezionato'&gt;1&lt;/span&gt; &lt;/div&gt;<text:tab/><text:tab/><text:line-break/>&lt;/td&gt;<text:line-break/><text:tab/>&lt;/tr&gt;<text:line-break/>&lt;/table&gt;<text:line-break/>&lt;div class="copyright"&gt;<text:line-break/><text:tab/>&amp;nbsp;&amp;nbsp;Copyright&amp;copy; 2012 - Case24.it - All rights reserved<text:line-break/><text:soft-page-break/>&lt;/div&gt;<text:line-break/>&lt;!-- Histats.com <text:s/>START (hidden counter)--&gt;<text:line-break/>&lt;script type="text/javascript"&gt;document.write(unescape("%3Cscript src=%27http://s10.histats.com/js15.js%27 type=%27text/javascript%27%3E%3C/script%3E"));&lt;/script&gt;<text:line-break/>&lt;a href="http://www.histats.com" target="_blank" title="statistiche accessi" &gt;&lt;script <text:s/>type="text/javascript" &gt;<text:line-break/>try {Histats.start(1,1468241,4,0,0,0,"");<text:line-break/>Histats.track_hits();} catch(err){};<text:line-break/>&lt;/script&gt;&lt;/a&gt;<text:line-break/>&lt;noscript&gt;&lt;a href="http://www.histats.com" target="_blank"&gt;&lt;img <text:s/>src="http://sstatic1.histats.com/0.gif?1468241&amp;101" alt="statistiche accessi" border="0"&gt;&lt;/a&gt;&lt;/noscript&gt;<text:line-break/>&lt;!-- Histats.com <text:s/>END <text:s/>--&gt;&lt;p style='color:#ffffff;'&gt;eseguito in 0.10273504257202 secondi&lt;/p&gt;<text:tab/>&lt;/body&gt;<text:line-break/>&lt;/html&gt;</text:p>
      <text:p text:style-name="Standard"/>
      <text:p text:style-name="Standard"/>
      <text:p text:style-name="P1">POST /area_clienti/annunci.php?pagina=1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annunci.php?annulla_ricerca=1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28620; HstCmu1468241=1352667871123; HstPn1468241=2; HstPt1468241=93; HstCnv1468241=7; HstCns1468241=14; PHPSESSID=89ge7598qi4vciup6si6doh722; __utmb=158098472.5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05:53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>inserisci_annuncio=1</text:p>
      <text:p text:style-name="Standard">x=115</text:p>
      <text:p text:style-name="Standard">y=28</text:p>
      <text:p text:style-name="Standard"/>
      <text:p text:style-name="Standard"/>
      <text:p text:style-name="Standard"/>
      <text:p text:style-name="Standard">&lt;br&gt;<text:line-break/>&lt;script language="javascript" type="text/javascript" src="http://www.case24.it/luna.js"&gt;&lt;/script&gt;&lt;html&gt;<text:line-break/><text:tab/>&lt;head&gt;<text:line-break/><text:tab/><text:tab/>&lt;title&gt;CASE24.IT - Area riservata, gestione annunci&lt;/title&gt;<text:line-break/><text:tab/><text:tab/>&lt;meta name="keywords" content="" /&gt;<text:line-break/><text:tab/><text:tab/>&lt;meta name="description" content="" /&gt;<text:line-break/><text:tab/><text:tab/>&lt;meta name="title" content="" /&gt;<text:line-break/><text:tab/><text:tab/>&lt;link rel="stylesheet" href="./css/style.css" type="text/css" /&gt;<text:line-break/><text:tab/><text:tab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<text:soft-pag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tab/><text:tab/>&lt;script language="javascript" type="text/javascript" src="./include/functions.js.php"&gt;&lt;/script&gt;<text:line-break/><text:tab/>&lt;/head&gt;<text:line-break/><text:tab/>&lt;body&gt;<text:line-break/><text:tab/>&lt;div class="logo"&gt;<text:line-break/><text:tab/>&lt;a href="../index.php" title="torna alla home page di case24.it"&gt;&lt;img src="../images/logo_case24.jpg" style="border:0;"&gt;&lt;/a&gt;&lt;br&gt;<text:line-break/><text:soft-page-break/><text:tab/>&lt;h2 class="nome"&gt;Area riservata agenzie - Case&amp;Case&lt;/h2&gt;<text:line-break/><text:tab/><text:tab/><text:line-break/><text:tab/>&lt;/div&gt;&lt;br style="clear:both;"&gt;&lt;table cellpadding="1" cellspacing="1" class="main"&gt;<text:line-break/><text:tab/>&lt;tr&gt;<text:line-break/><text:tab/><text:tab/>&lt;td class="menu"&gt;<text:line-break/><text:tab/>&lt;div id="index" class="menu"&gt;<text:line-break/><text:tab/><text:tab/>&lt;a href="index.php" class="link01"&gt;Avvisi&lt;/a&gt;<text:line-break/><text:tab/>&lt;/div&gt;<text:line-break/><text:tab/>&lt;div id="annunci" class="menu02"&gt;<text:line-break/><text:tab/><text:tab/>&lt;a href="annunci.php?annulla_ricerca=1" class="link01"&gt;Gestione annunci&lt;/a&gt;<text:line-break/><text:tab/>&lt;/div&gt;<text:line-break/><text:tab/>&lt;div id="ricerca_annunci" class="menu02"&gt;<text:line-break/><text:tab/><text:tab/>&lt;a href="ricerca_annunci.php" class="link01"&gt;Ricerca annunci&lt;/a&gt;<text:line-break/><text:tab/>&lt;/div&gt;<text:line-break/><text:tab/>&lt;div id="servizi_agenzia" class="menu02"&gt;<text:line-break/><text:tab/><text:tab/>&lt;a href="servizi_agenzia.php" class="link01"&gt;Servizi&lt;/a&gt;<text:line-break/><text:tab/>&lt;/div&gt;<text:line-break/><text:tab/>&lt;div id="area_interesse" class="menu02" <text:s/>style="height:40px;"&gt;<text:line-break/><text:tab/><text:tab/>&lt;a href="area_interesse.php" class="link01"&gt;Selezione zone&lt;br&gt;per richieste&lt;/a&gt;<text:line-break/><text:tab/>&lt;/div&gt;<text:line-break/><text:tab/>&lt;div id="richieste_generiche" class="menu02"&gt;<text:line-break/><text:tab/><text:tab/>&lt;a href="richieste_generiche.php" class="link01"&gt;Bacheca richieste immobili&lt;/a&gt;<text:line-break/><text:tab/>&lt;/div&gt;<text:line-break/><text:tab/><text:tab/>&lt;div id="profilo" class="menu02"&gt;<text:line-break/><text:tab/><text:tab/>&lt;a href="profilo.php" class="link01"&gt;Profilo&lt;/a&gt;<text:line-break/><text:tab/>&lt;/div&gt;<text:line-break/><text:tab/>&lt;div id="assistenza" class="menu02"&gt;<text:line-break/><text:tab/><text:tab/>&lt;a href="assistenza.php" class="link01"&gt;Assistenza&lt;/a&gt;<text:line-break/><text:tab/>&lt;/div&gt;<text:line-break/><text:tab/>&lt;div class="logout"&gt;<text:line-break/><text:tab/><text:tab/>&lt;a href="logout.php" onClick="return confirm('Confermare logout?');" class="link02"&gt;Logout&lt;/a&gt;<text:line-break/><text:tab/>&lt;/div&gt;<text:line-break/><text:tab/>&lt;br&gt;&lt;br&gt;<text:line-break/>&lt;/td&gt;<text:tab/><text:tab/>&lt;td class="contenuti"&gt;<text:line-break/><text:tab/><text:tab/><text:tab/>&lt;h2 class="titolo"&gt;GESTIONE ANNUNCI&lt;/h2&gt;<text:line-break/><text:line-break/>&lt;div class="bannerSincro"&gt;<text:line-break/><text:tab/>&lt;object classid="clsid:d27cdb6e-ae6d-11cf-96b8-444553540000" codebase="http://download.macromedia.com/pub/shockwave/cabs/flash/swflash.cab#version=6,0,0,0" width="693" height="60"&gt;<text:line-break/><text:tab/><text:tab/><text:tab/>&lt;param name="movie" value="../banners/sincrocase24_area_riservata.swf" /&gt;<text:line-break/><text:tab/><text:tab/><text:tab/>&lt;param name="quality" value="high" /&gt;<text:line-break/><text:tab/><text:tab/><text:tab/>&lt;param name="wmode" value="transparent" /&gt;<text:line-break/><text:tab/><text:tab/><text:tab/>&lt;param name="scale" value="showall" /&gt;<text:line-break/><text:tab/><text:tab/><text:tab/>&lt;script&gt;<text:line-break/><text:tab/><text:tab/><text:tab/>if((navigator.appName.indexOf('Netscape')!=(-1))||(navigator.appVersion.indexOf('Mac')!=(-1))||(navigator.appVersion.indexOf('PPC')!=(-1))){<text:line-break/><text:tab/><text:tab/><text:tab/><text:tab/>document.write("&lt;embed src='../banners/sincrocase24_area_riservata.swf' quality=high width='693' height='60' wmode='transparent' TYPE='application/x-shockwave-flash' <text:soft-page-break/>pluginspage='http://www.macromedia.com/shockwave/download/index.cgi?P1_Prod_Version=ShockwaveFlash'&gt;&lt;/embed&gt;");<text:line-break/><text:tab/><text:tab/><text:tab/>}<text:line-break/><text:tab/><text:tab/><text:tab/>&lt;/script&gt;<text:line-break/><text:tab/><text:tab/>&lt;/object&gt;<text:line-break/>&lt;/div&gt;<text:line-break/>&lt;br&gt;&lt;br&gt;<text:line-break/><text:line-break/>&lt;form name="formAnnuncio" id="formAnnuncio" action="/area_clienti/annunci.php?pagina=1#" method="POST" <text:s/>enctype="multipart/form-data"&gt;<text:line-break/><text:tab/>&lt;input type="hidden" name="action" value="inserisci_nuovo_annuncio"&gt;<text:line-break/><text:tab/>&lt;input type="hidden" name="data_annuncio" value="2012-11-11"&gt;<text:line-break/><text:tab/>&lt;input type="hidden" name="no_reload" value="1352667953"&gt;<text:line-break/>&lt;table class="form" cellpadding="1" cellspacing="1"&gt;<text:line-break/><text:tab/>&lt;tr&gt;<text:line-break/><text:tab/><text:tab/>&lt;td class="form" colspan="10"&gt;&lt;strong&gt;I campi con * sono obbligatori&lt;/strong&gt;&lt;br /&gt;&lt;/td&gt;<text:line-break/><text:tab/>&lt;/tr&gt;<text:line-break/><text:tab/>&lt;tr&gt;<text:line-break/><text:tab/><text:tab/>&lt;td class="form" colspan="10"&gt;<text:line-break/><text:tab/><text:tab/><text:tab/>&lt;input type="hidden" name="codice_cliente" value="1340103900"&gt;<text:line-break/><text:tab/><text:tab/><text:tab/>&lt;input type="hidden" name="InserzionistaPrivato" value="0"&gt;<text:line-break/><text:tab/><text:tab/><text:tab/>&lt;input type="hidden" name="codice_inserzione" value=""&gt;<text:line-break/><text:tab/><text:tab/><text:tab/>&lt;a href="#" onClick="galleriaFotografica()" class="link03"&gt;+ Galleria fotografica&lt;/a&gt;<text:line-break/><text:tab/><text:tab/><text:tab/>&lt;div id="galleria" class="galleria_fotografica"&gt;<text:line-break/><text:tab/><text:tab/><text:tab/><text:tab/>&lt;a name="foto_0"&gt;&lt;/a&gt;<text:line-break/><text:tab/><text:tab/><text:tab/><text:tab/>&lt;div class="fotoSingola"&gt;<text:line-break/><text:tab/><text:tab/><text:tab/><text:tab/><text:tab/>1) Seleziona foto: &lt;div id="iframe_0"&gt;&lt;iframe src="include/upload_foto.php?i=0&amp;codice_cliente=1340103900" frameborder="0" style="height:40px;width:600px;"&gt;&lt;/iframe&gt;&lt;/div&gt;&lt;div id="caricamento_0"&gt;&lt;/div&gt;<text:line-break/><text:tab/><text:tab/><text:tab/><text:tab/><text:tab/>&lt;input type=hidden name="foto_tmp_0"&gt;<text:line-break/><text:tab/><text:tab/><text:tab/><text:tab/><text:tab/>&lt;div id='anteprima_foto_0'&gt;&lt;/div&gt;<text:line-break/><text:tab/><text:tab/><text:tab/><text:tab/><text:tab/>&lt;script&gt;document.getElementById('anteprima_foto_0').style.display='none';&lt;/script&gt;<text:line-break/><text:tab/><text:tab/><text:tab/><text:tab/><text:tab/>&lt;div id='caricamento_0'&gt;&lt;/div&gt;<text:line-break/><text:tab/><text:tab/><text:tab/><text:tab/><text:tab/>&lt;script&gt;document.getElementById('caricamento_0').style.display='none';&lt;/script&gt;<text:line-break/><text:tab/><text:tab/><text:tab/><text:tab/>&lt;/div&gt;<text:line-break/><text:tab/><text:tab/><text:tab/><text:tab/>&lt;a name="foto_1"&gt;&lt;/a&gt;<text:line-break/><text:tab/><text:tab/><text:tab/><text:tab/>&lt;div class="fotoSingola"&gt;<text:line-break/><text:tab/><text:tab/><text:tab/><text:tab/><text:tab/>2) Seleziona foto: &lt;div id="iframe_1"&gt;&lt;iframe src="include/upload_foto.php?i=1&amp;codice_cliente=1340103900" frameborder="0" style="height:40px;width:600px;"&gt;&lt;/iframe&gt;&lt;/div&gt;&lt;div id="caricamento_1"&gt;&lt;/div&gt;<text:line-break/><text:tab/><text:tab/><text:tab/><text:tab/><text:tab/>&lt;input type=hidden name="foto_tmp_1"&gt;<text:line-break/><text:tab/><text:tab/><text:tab/><text:tab/><text:tab/>&lt;div id='anteprima_foto_1'&gt;&lt;/div&gt;<text:line-break/><text:tab/><text:tab/><text:tab/><text:tab/><text:tab/>&lt;script&gt;document.getElementById('anteprima_foto_1').style.display='none';&lt;/script&gt;<text:line-break/><text:tab/><text:tab/><text:tab/><text:tab/><text:tab/>&lt;div id='caricamento_1'&gt;&lt;/div&gt;<text:line-break/><text:tab/><text:tab/><text:tab/><text:tab/><text:tab/>&lt;script&gt;document.getElementById('caricamento_1').style.display='none';&lt;/script&gt;<text:line-break/><text:tab/><text:tab/><text:tab/><text:tab/>&lt;/div&gt;<text:line-break/><text:soft-page-break/><text:tab/><text:tab/><text:tab/><text:tab/>&lt;a name="foto_2"&gt;&lt;/a&gt;<text:line-break/><text:tab/><text:tab/><text:tab/><text:tab/>&lt;div class="fotoSingola"&gt;<text:line-break/><text:tab/><text:tab/><text:tab/><text:tab/><text:tab/>3) Seleziona foto: &lt;div id="iframe_2"&gt;&lt;iframe src="include/upload_foto.php?i=2&amp;codice_cliente=1340103900" frameborder="0" style="height:40px;width:600px;"&gt;&lt;/iframe&gt;&lt;/div&gt;&lt;div id="caricamento_2"&gt;&lt;/div&gt;<text:line-break/><text:tab/><text:tab/><text:tab/><text:tab/><text:tab/>&lt;input type=hidden name="foto_tmp_2"&gt;<text:line-break/><text:tab/><text:tab/><text:tab/><text:tab/><text:tab/>&lt;div id='anteprima_foto_2'&gt;&lt;/div&gt;<text:line-break/><text:tab/><text:tab/><text:tab/><text:tab/><text:tab/>&lt;script&gt;document.getElementById('anteprima_foto_2').style.display='none';&lt;/script&gt;<text:line-break/><text:tab/><text:tab/><text:tab/><text:tab/><text:tab/>&lt;div id='caricamento_2'&gt;&lt;/div&gt;<text:line-break/><text:tab/><text:tab/><text:tab/><text:tab/><text:tab/>&lt;script&gt;document.getElementById('caricamento_2').style.display='none';&lt;/script&gt;<text:line-break/><text:tab/><text:tab/><text:tab/><text:tab/>&lt;/div&gt;<text:line-break/><text:tab/><text:tab/><text:tab/><text:tab/>&lt;a name="foto_3"&gt;&lt;/a&gt;<text:line-break/><text:tab/><text:tab/><text:tab/><text:tab/>&lt;div class="fotoSingola"&gt;<text:line-break/><text:tab/><text:tab/><text:tab/><text:tab/><text:tab/>4) Seleziona foto: &lt;div id="iframe_3"&gt;&lt;iframe src="include/upload_foto.php?i=3&amp;codice_cliente=1340103900" frameborder="0" style="height:40px;width:600px;"&gt;&lt;/iframe&gt;&lt;/div&gt;&lt;div id="caricamento_3"&gt;&lt;/div&gt;<text:line-break/><text:tab/><text:tab/><text:tab/><text:tab/><text:tab/>&lt;input type=hidden name="foto_tmp_3"&gt;<text:line-break/><text:tab/><text:tab/><text:tab/><text:tab/><text:tab/>&lt;div id='anteprima_foto_3'&gt;&lt;/div&gt;<text:line-break/><text:tab/><text:tab/><text:tab/><text:tab/><text:tab/>&lt;script&gt;document.getElementById('anteprima_foto_3').style.display='none';&lt;/script&gt;<text:line-break/><text:tab/><text:tab/><text:tab/><text:tab/><text:tab/>&lt;div id='caricamento_3'&gt;&lt;/div&gt;<text:line-break/><text:tab/><text:tab/><text:tab/><text:tab/><text:tab/>&lt;script&gt;document.getElementById('caricamento_3').style.display='none';&lt;/script&gt;<text:line-break/><text:tab/><text:tab/><text:tab/><text:tab/>&lt;/div&gt;<text:line-break/><text:tab/><text:tab/><text:tab/><text:tab/>&lt;a name="foto_4"&gt;&lt;/a&gt;<text:line-break/><text:tab/><text:tab/><text:tab/><text:tab/>&lt;div class="fotoSingola"&gt;<text:line-break/><text:tab/><text:tab/><text:tab/><text:tab/><text:tab/>5) Seleziona foto: &lt;div id="iframe_4"&gt;&lt;iframe src="include/upload_foto.php?i=4&amp;codice_cliente=1340103900" frameborder="0" style="height:40px;width:600px;"&gt;&lt;/iframe&gt;&lt;/div&gt;&lt;div id="caricamento_4"&gt;&lt;/div&gt;<text:line-break/><text:tab/><text:tab/><text:tab/><text:tab/><text:tab/>&lt;input type=hidden name="foto_tmp_4"&gt;<text:line-break/><text:tab/><text:tab/><text:tab/><text:tab/><text:tab/>&lt;div id='anteprima_foto_4'&gt;&lt;/div&gt;<text:line-break/><text:tab/><text:tab/><text:tab/><text:tab/><text:tab/>&lt;script&gt;document.getElementById('anteprima_foto_4').style.display='none';&lt;/script&gt;<text:line-break/><text:tab/><text:tab/><text:tab/><text:tab/><text:tab/>&lt;div id='caricamento_4'&gt;&lt;/div&gt;<text:line-break/><text:tab/><text:tab/><text:tab/><text:tab/><text:tab/>&lt;script&gt;document.getElementById('caricamento_4').style.display='none';&lt;/script&gt;<text:line-break/><text:tab/><text:tab/><text:tab/><text:tab/>&lt;/div&gt;<text:line-break/><text:tab/><text:tab/><text:tab/><text:tab/>&lt;a name="foto_5"&gt;&lt;/a&gt;<text:line-break/><text:tab/><text:tab/><text:tab/><text:tab/>&lt;div class="fotoSingola"&gt;<text:line-break/><text:tab/><text:tab/><text:tab/><text:tab/><text:tab/>6) Seleziona foto: &lt;div id="iframe_5"&gt;&lt;iframe src="include/upload_foto.php?i=5&amp;codice_cliente=1340103900" frameborder="0" style="height:40px;width:600px;"&gt;&lt;/iframe&gt;&lt;/div&gt;&lt;div id="caricamento_5"&gt;&lt;/div&gt;<text:line-break/><text:tab/><text:tab/><text:tab/><text:tab/><text:tab/>&lt;input type=hidden name="foto_tmp_5"&gt;<text:line-break/><text:tab/><text:tab/><text:tab/><text:tab/><text:tab/>&lt;div id='anteprima_foto_5'&gt;&lt;/div&gt;<text:line-break/><text:tab/><text:tab/><text:tab/><text:tab/><text:tab/>&lt;script&gt;document.getElementById('anteprima_foto_5').style.display='none';&lt;/script&gt;<text:line-break/><text:tab/><text:tab/><text:tab/><text:tab/><text:tab/>&lt;div id='caricamento_5'&gt;&lt;/div&gt;<text:line-break/><text:tab/><text:tab/><text:tab/><text:tab/><text:tab/>&lt;script&gt;document.getElementById('caricamento_5').style.display='none';&lt;/script&gt;<text:line-break/><text:tab/><text:tab/><text:tab/><text:tab/>&lt;/div&gt;<text:line-break/><text:soft-page-break/><text:tab/><text:tab/><text:tab/><text:tab/>&lt;a name="foto_6"&gt;&lt;/a&gt;<text:line-break/><text:tab/><text:tab/><text:tab/><text:tab/>&lt;div class="fotoSingola"&gt;<text:line-break/><text:tab/><text:tab/><text:tab/><text:tab/><text:tab/>7) Seleziona foto: &lt;div id="iframe_6"&gt;&lt;iframe src="include/upload_foto.php?i=6&amp;codice_cliente=1340103900" frameborder="0" style="height:40px;width:600px;"&gt;&lt;/iframe&gt;&lt;/div&gt;&lt;div id="caricamento_6"&gt;&lt;/div&gt;<text:line-break/><text:tab/><text:tab/><text:tab/><text:tab/><text:tab/>&lt;input type=hidden name="foto_tmp_6"&gt;<text:line-break/><text:tab/><text:tab/><text:tab/><text:tab/><text:tab/>&lt;div id='anteprima_foto_6'&gt;&lt;/div&gt;<text:line-break/><text:tab/><text:tab/><text:tab/><text:tab/><text:tab/>&lt;script&gt;document.getElementById('anteprima_foto_6').style.display='none';&lt;/script&gt;<text:line-break/><text:tab/><text:tab/><text:tab/><text:tab/><text:tab/>&lt;div id='caricamento_6'&gt;&lt;/div&gt;<text:line-break/><text:tab/><text:tab/><text:tab/><text:tab/><text:tab/>&lt;script&gt;document.getElementById('caricamento_6').style.display='none';&lt;/script&gt;<text:line-break/><text:tab/><text:tab/><text:tab/><text:tab/>&lt;/div&gt;<text:line-break/><text:tab/><text:tab/><text:tab/><text:tab/>&lt;a name="foto_7"&gt;&lt;/a&gt;<text:line-break/><text:tab/><text:tab/><text:tab/><text:tab/>&lt;div class="fotoSingola"&gt;<text:line-break/><text:tab/><text:tab/><text:tab/><text:tab/><text:tab/>8) Seleziona foto: &lt;div id="iframe_7"&gt;&lt;iframe src="include/upload_foto.php?i=7&amp;codice_cliente=1340103900" frameborder="0" style="height:40px;width:600px;"&gt;&lt;/iframe&gt;&lt;/div&gt;&lt;div id="caricamento_7"&gt;&lt;/div&gt;<text:line-break/><text:tab/><text:tab/><text:tab/><text:tab/><text:tab/>&lt;input type=hidden name="foto_tmp_7"&gt;<text:line-break/><text:tab/><text:tab/><text:tab/><text:tab/><text:tab/>&lt;div id='anteprima_foto_7'&gt;&lt;/div&gt;<text:line-break/><text:tab/><text:tab/><text:tab/><text:tab/><text:tab/>&lt;script&gt;document.getElementById('anteprima_foto_7').style.display='none';&lt;/script&gt;<text:line-break/><text:tab/><text:tab/><text:tab/><text:tab/><text:tab/>&lt;div</text:p>
      <text:p text:style-name="Standard"><text:s/>id='caricamento_7'&gt;&lt;/div&gt;<text:line-break/><text:tab/><text:tab/><text:tab/><text:tab/><text:tab/>&lt;script&gt;document.getElementById('caricamento_7').style.display='none';&lt;/script&gt;<text:line-break/><text:tab/><text:tab/><text:tab/><text:tab/>&lt;/div&gt;<text:line-break/><text:tab/><text:tab/><text:tab/>&lt;/div&gt;<text:line-break/><text:tab/><text:tab/><text:tab/>&lt;script&gt;$nascondi('galleria');&lt;/script&gt;<text:tab/><text:tab/><text:tab/><text:tab/><text:line-break/><text:tab/><text:tab/><text:tab/>&lt;input type="hidden" name="galleria_valore" value="0"&gt;<text:line-break/><text:tab/><text:tab/>&lt;/td&gt;<text:line-break/><text:tab/>&lt;/tr&gt;<text:line-break/><text:tab/>&lt;tr&gt;<text:line-break/><text:tab/><text:tab/>&lt;td colspan="10" class="form"&gt;Codice annuncio: &lt;/td&gt;<text:line-break/><text:tab/>&lt;/tr&gt;<text:line-break/><text:tab/>&lt;tr&gt;<text:line-break/><text:tab/><text:tab/>&lt;td class="form"&gt;Vostro Codice Riferimento Annuncio*<text:line-break/><text:line-break/><text:tab/><text:tab/>&lt;/td&gt;<text:line-break/><text:tab/><text:tab/>&lt;td class="form"&gt;<text:line-break/><text:tab/><text:tab/><text:tab/>&lt;div style="width:500px;"&gt;<text:line-break/><text:tab/><text:tab/><text:tab/><text:tab/>&lt;div style="float:left;width:188px;"&gt;&lt;input id="rif_agenzia" type="text" size="20" name="rif_agenzia" value="" tabindex="1" onblur="valida_rif_agenzia(this.value,'','1340103900')"&gt;&lt;/div&gt;<text:line-break/><text:tab/><text:tab/><text:tab/><text:tab/>&lt;div id='alert_rif_agenzia' style="float:right;margin-left:10px;width:300px;font-size:14px;color:#c20000;"&gt;&lt;/div&gt;<text:line-break/><text:tab/><text:tab/><text:tab/>&lt;/div&gt;<text:line-break/><text:tab/><text:tab/>&lt;/td&gt;<text:line-break/><text:tab/>&lt;/tr&gt;<text:line-break/>&lt;tr&gt;<text:line-break/><text:tab/>&lt;td class="form"&gt;<text:line-break/><text:tab/><text:tab/>&lt;span &gt;<text:line-break/><text:soft-page-break/><text:tab/><text:tab/><text:tab/>Provincia:<text:line-break/>*<text:tab/><text:tab/>&lt;/span&gt;<text:line-break/><text:tab/>&lt;/td&gt;<text:line-break/><text:tab/>&lt;td class="form"&gt;<text:line-break/><text:tab/>&lt;select name="codice_provincia_inserzione" class="evidenza02" tabindex="2" id="province" onChange="select_geografico('denominazione_comune', this.value, '', 'X', '3');"&gt;<text:line-break/><text:tab/><text:tab/>&lt;option value=""&gt;Seleziona&lt;/option&gt;<text:line-break/><text:tab/><text:tab/><text:tab/><text:tab/><text:line-break/><text:tab/><text:tab/><text:tab/>&lt;option value="084" &gt;Agrigento&lt;/option&gt;<text:line-break/><text:tab/><text:tab/><text:tab/><text:line-break/><text:tab/><text:tab/><text:tab/>&lt;option value="006" &gt;Alessandria&lt;/option&gt;<text:line-break/><text:tab/><text:tab/><text:tab/><text:line-break/><text:tab/><text:tab/><text:tab/>&lt;option value="042" &gt;Ancona&lt;/option&gt;<text:line-break/><text:tab/><text:tab/><text:tab/><text:line-break/><text:tab/><text:tab/><text:tab/>&lt;option value="051" &gt;Arezzo&lt;/option&gt;<text:line-break/><text:tab/><text:tab/><text:tab/><text:line-break/><text:tab/><text:tab/><text:tab/>&lt;option value="044" &gt;Ascoli Piceno&lt;/option&gt;<text:line-break/><text:tab/><text:tab/><text:tab/><text:line-break/><text:tab/><text:tab/><text:tab/>&lt;option value="005" &gt;Asti&lt;/option&gt;<text:line-break/><text:tab/><text:tab/><text:tab/><text:line-break/><text:tab/><text:tab/><text:tab/>&lt;option value="064" &gt;Avellino&lt;/option&gt;<text:line-break/><text:tab/><text:tab/><text:tab/><text:line-break/><text:tab/><text:tab/><text:tab/>&lt;option value="072" &gt;Bari&lt;/option&gt;<text:line-break/><text:tab/><text:tab/><text:tab/><text:line-break/><text:tab/><text:tab/><text:tab/>&lt;option value="110" &gt;Barletta-Andria-Trani&lt;/option&gt;<text:line-break/><text:tab/><text:tab/><text:tab/><text:line-break/><text:tab/><text:tab/><text:tab/>&lt;option value="025" &gt;Belluno&lt;/option&gt;<text:line-break/><text:tab/><text:tab/><text:tab/><text:line-break/><text:tab/><text:tab/><text:tab/>&lt;option value="062" &gt;Benevento&lt;/option&gt;<text:line-break/><text:tab/><text:tab/><text:tab/><text:line-break/><text:tab/><text:tab/><text:tab/>&lt;option value="016" &gt;Bergamo&lt;/option&gt;<text:line-break/><text:tab/><text:tab/><text:tab/><text:line-break/><text:tab/><text:tab/><text:tab/>&lt;option value="096" &gt;Biella&lt;/option&gt;<text:line-break/><text:tab/><text:tab/><text:tab/><text:line-break/><text:tab/><text:tab/><text:tab/>&lt;option value="037" &gt;Bologna&lt;/option&gt;<text:line-break/><text:tab/><text:tab/><text:tab/><text:line-break/><text:tab/><text:tab/><text:tab/>&lt;option value="021" &gt;Bolzano&lt;/option&gt;<text:line-break/><text:tab/><text:tab/><text:tab/><text:line-break/><text:tab/><text:tab/><text:tab/>&lt;option value="017" &gt;Brescia&lt;/option&gt;<text:line-break/><text:tab/><text:tab/><text:tab/><text:line-break/><text:tab/><text:tab/><text:tab/>&lt;option value="074" &gt;Brindisi&lt;/option&gt;<text:line-break/><text:tab/><text:tab/><text:tab/><text:line-break/><text:tab/><text:tab/><text:tab/>&lt;option value="092" &gt;Cagliari&lt;/option&gt;<text:line-break/><text:tab/><text:tab/><text:tab/><text:line-break/><text:tab/><text:tab/><text:tab/>&lt;option value="085" &gt;Caltanissetta&lt;/option&gt;<text:line-break/><text:tab/><text:tab/><text:tab/><text:line-break/><text:tab/><text:tab/><text:tab/>&lt;option value="070" &gt;Campobasso&lt;/option&gt;<text:line-break/><text:tab/><text:tab/><text:tab/><text:line-break/><text:tab/><text:tab/><text:tab/>&lt;option value="107" &gt;Carbonia-Iglesias&lt;/option&gt;<text:line-break/><text:tab/><text:tab/><text:tab/><text:line-break/><text:tab/><text:tab/><text:tab/>&lt;option value="061" &gt;Caserta&lt;/option&gt;<text:line-break/><text:tab/><text:tab/><text:tab/><text:line-break/><text:soft-page-break/><text:tab/><text:tab/><text:tab/>&lt;option value="087" &gt;Catania&lt;/option&gt;<text:line-break/><text:tab/><text:tab/><text:tab/><text:line-break/><text:tab/><text:tab/><text:tab/>&lt;option value="079" &gt;Catanzaro&lt;/option&gt;<text:line-break/><text:tab/><text:tab/><text:tab/><text:line-break/><text:tab/><text:tab/><text:tab/>&lt;option value="069" &gt;Chieti&lt;/option&gt;<text:line-break/><text:tab/><text:tab/><text:tab/><text:line-break/><text:tab/><text:tab/><text:tab/>&lt;option value="013" &gt;Como&lt;/option&gt;<text:line-break/><text:tab/><text:tab/><text:tab/><text:line-break/><text:tab/><text:tab/><text:tab/>&lt;option value="078" &gt;Cosenza&lt;/option&gt;<text:line-break/><text:tab/><text:tab/><text:tab/><text:line-break/><text:tab/><text:tab/><text:tab/>&lt;option value="019" &gt;Cremona&lt;/option&gt;<text:line-break/><text:tab/><text:tab/><text:tab/><text:line-break/><text:tab/><text:tab/><text:tab/>&lt;option value="101" &gt;Crotone&lt;/option&gt;<text:line-break/><text:tab/><text:tab/><text:tab/><text:line-break/><text:tab/><text:tab/><text:tab/>&lt;option value="004" &gt;Cuneo&lt;/option&gt;<text:line-break/><text:tab/><text:tab/><text:tab/><text:line-break/><text:tab/><text:tab/><text:tab/>&lt;option value="086" &gt;Enna&lt;/option&gt;<text:line-break/><text:tab/><text:tab/><text:tab/><text:line-break/><text:tab/><text:tab/><text:tab/>&lt;option value="99999" &gt;Estero&lt;/option&gt;<text:line-break/><text:tab/><text:tab/><text:tab/><text:line-break/><text:tab/><text:tab/><text:tab/>&lt;option value="109" &gt;Fermo&lt;/option&gt;<text:line-break/><text:tab/><text:tab/><text:tab/><text:line-break/><text:tab/><text:tab/><text:tab/>&lt;option value="038" &gt;Ferrara&lt;/option&gt;<text:line-break/><text:tab/><text:tab/><text:tab/><text:line-break/><text:tab/><text:tab/><text:tab/>&lt;option value="048" &gt;Firenze&lt;/option&gt;<text:line-break/><text:tab/><text:tab/><text:tab/><text:line-break/><text:tab/><text:tab/><text:tab/>&lt;option value="071" &gt;Foggia&lt;/option&gt;<text:line-break/><text:tab/><text:tab/><text:tab/><text:line-break/><text:tab/><text:tab/><text:tab/>&lt;option value="040" &gt;Forl&amp;igrave;-Cesena&lt;/option&gt;<text:line-break/><text:tab/><text:tab/><text:tab/><text:line-break/><text:tab/><text:tab/><text:tab/>&lt;option value="060" &gt;Frosinone&lt;/option&gt;<text:line-break/><text:tab/><text:tab/><text:tab/><text:line-break/><text:tab/><text:tab/><text:tab/>&lt;option value="010" &gt;Genova&lt;/option&gt;<text:line-break/><text:tab/><text:tab/><text:tab/><text:line-break/><text:tab/><text:tab/><text:tab/>&lt;option value="031" &gt;Gorizia&lt;/option&gt;<text:line-break/><text:tab/><text:tab/><text:tab/><text:line-break/><text:tab/><text:tab/><text:tab/>&lt;option value="053" &gt;Grosseto&lt;/option&gt;<text:line-break/><text:tab/><text:tab/><text:tab/><text:line-break/><text:tab/><text:tab/><text:tab/>&lt;option value="008" &gt;Imperia&lt;/option&gt;<text:line-break/><text:tab/><text:tab/><text:tab/><text:line-break/><text:tab/><text:tab/><text:tab/>&lt;option value="094" &gt;Isernia&lt;/option&gt;<text:line-break/><text:tab/><text:tab/><text:tab/><text:line-break/><text:tab/><text:tab/><text:tab/>&lt;option value="066" &gt;L'Aquila&lt;/option&gt;<text:line-break/><text:tab/><text:tab/><text:tab/><text:line-break/><text:tab/><text:tab/><text:tab/>&lt;option value="011" &gt;La Spezia&lt;/option&gt;<text:line-break/><text:tab/><text:tab/><text:tab/><text:line-break/><text:tab/><text:tab/><text:tab/>&lt;option value="059" &gt;Latina&lt;/option&gt;<text:line-break/><text:tab/><text:tab/><text:tab/><text:line-break/><text:tab/><text:tab/><text:tab/>&lt;option value="075" &gt;Lecce&lt;/option&gt;<text:line-break/><text:tab/><text:tab/><text:tab/><text:line-break/><text:tab/><text:tab/><text:tab/>&lt;option value="097" &gt;Lecco&lt;/option&gt;<text:line-break/><text:tab/><text:tab/><text:tab/><text:line-break/><text:soft-page-break/><text:tab/><text:tab/><text:tab/>&lt;option value="049" &gt;Livorno&lt;/option&gt;<text:line-break/><text:tab/><text:tab/><text:tab/><text:line-break/><text:tab/><text:tab/><text:tab/>&lt;option value="098" &gt;Lodi&lt;/option&gt;<text:line-break/><text:tab/><text:tab/><text:tab/><text:line-break/><text:tab/><text:tab/><text:tab/>&lt;option value="046" &gt;Lucca&lt;/option&gt;<text:line-break/><text:tab/><text:tab/><text:tab/><text:line-break/><text:tab/><text:tab/><text:tab/>&lt;option value="043" &gt;Macerata&lt;/option&gt;<text:line-break/><text:tab/><text:tab/><text:tab/><text:line-break/><text:tab/><text:tab/><text:tab/>&lt;option value="020" &gt;Mantova&lt;/option&gt;<text:line-break/><text:tab/><text:tab/><text:tab/><text:line-break/><text:tab/><text:tab/><text:tab/>&lt;option value="045" &gt;Massa-Carrara&lt;/option&gt;<text:line-break/><text:tab/><text:tab/><text:tab/><text:line-break/><text:tab/><text:tab/><text:tab/>&lt;option value="077" &gt;Matera&lt;/option&gt;<text:line-break/><text:tab/><text:tab/><text:tab/><text:line-break/><text:tab/><text:tab/><text:tab/>&lt;option value="106" &gt;Medio Campidano&lt;/option&gt;<text:line-break/><text:tab/><text:tab/><text:tab/><text:line-break/><text:tab/><text:tab/><text:tab/>&lt;option value="083" &gt;Messina&lt;/option&gt;<text:line-break/><text:tab/><text:tab/><text:tab/><text:line-break/><text:tab/><text:tab/><text:tab/>&lt;option value="015" &gt;Milano&lt;/option&gt;<text:line-break/><text:tab/><text:tab/><text:tab/><text:line-break/><text:tab/><text:tab/><text:tab/>&lt;option value="036" &gt;Modena&lt;/option&gt;<text:line-break/><text:tab/><text:tab/><text:tab/><text:line-break/><text:tab/><text:tab/><text:tab/>&lt;option value="108" &gt;Monza e della Brianza&lt;/option&gt;<text:line-break/><text:tab/><text:tab/><text:tab/><text:line-break/><text:tab/><text:tab/><text:tab/>&lt;option value="063" &gt;Napoli&lt;/option&gt;<text:line-break/><text:tab/><text:tab/><text:tab/><text:line-break/><text:tab/><text:tab/><text:tab/>&lt;option value="003" &gt;Novara&lt;/option&gt;<text:line-break/><text:tab/><text:tab/><text:tab/><text:line-break/><text:tab/><text:tab/><text:tab/>&lt;option value="091" &gt;Nuoro&lt;/option&gt;<text:line-break/><text:tab/><text:tab/><text:tab/><text:line-break/><text:tab/><text:tab/><text:tab/>&lt;option value="105" &gt;Ogliastra&lt;/option&gt;<text:line-break/><text:tab/><text:tab/><text:tab/><text:line-break/><text:tab/><text:tab/><text:tab/>&lt;option value="104" &gt;Olbia-Tempio&lt;/option&gt;<text:line-break/><text:tab/><text:tab/><text:tab/><text:line-break/><text:tab/><text:tab/><text:tab/>&lt;option value="095" &gt;Oristano&lt;/option&gt;<text:line-break/><text:tab/><text:tab/><text:tab/><text:line-break/><text:tab/><text:tab/><text:tab/>&lt;option value="028" &gt;Padova&lt;/option&gt;<text:line-break/><text:tab/><text:tab/><text:tab/><text:line-break/><text:tab/><text:tab/><text:tab/>&lt;option value="082" &gt;Palermo&lt;/option&gt;<text:line-break/><text:tab/><text:tab/><text:tab/><text:line-break/><text:tab/><text:tab/><text:tab/>&lt;option value="034" &gt;Parma&lt;/option&gt;<text:line-break/><text:tab/><text:tab/><text:tab/><text:line-break/><text:tab/><text:tab/><text:tab/>&lt;option value="018" &gt;Pavia&lt;/option&gt;<text:line-break/><text:tab/><text:tab/><text:tab/><text:line-break/><text:tab/><text:tab/><text:tab/>&lt;option value="054" &gt;Perugia&lt;/option&gt;<text:line-break/><text:tab/><text:tab/><text:tab/><text:line-break/><text:tab/><text:tab/><text:tab/>&lt;option value="041" &gt;Pesaro e Urbino&lt;/option&gt;<text:line-break/><text:tab/><text:tab/><text:tab/><text:line-break/><text:tab/><text:tab/><text:tab/>&lt;option value="068" &gt;Pescara&lt;/option&gt;<text:line-break/><text:tab/><text:tab/><text:tab/><text:line-break/><text:tab/><text:tab/><text:tab/>&lt;option value="033" &gt;Piacenza&lt;/option&gt;<text:line-break/><text:tab/><text:tab/><text:tab/><text:line-break/><text:soft-page-break/><text:tab/><text:tab/><text:tab/>&lt;option value="050" &gt;Pisa&lt;/option&gt;<text:line-break/><text:tab/><text:tab/><text:tab/><text:line-break/><text:tab/><text:tab/><text:tab/>&lt;option value="047" &gt;Pistoia&lt;/option&gt;<text:line-break/><text:tab/><text:tab/><text:tab/><text:line-break/><text:tab/><text:tab/><text:tab/>&lt;option value="093" &gt;Pordenone&lt;/option&gt;<text:line-break/><text:tab/><text:tab/><text:tab/><text:line-break/><text:tab/><text:tab/><text:tab/>&lt;option value="076" &gt;Potenza&lt;/option&gt;<text:line-break/><text:tab/><text:tab/><text:tab/><text:line-break/><text:tab/><text:tab/><text:tab/>&lt;option value="100" &gt;Prato&lt;/option&gt;<text:line-break/><text:tab/><text:tab/><text:tab/><text:line-break/><text:tab/><text:tab/><text:tab/>&lt;option value="088" &gt;Ragusa&lt;/option&gt;<text:line-break/><text:tab/><text:tab/><text:tab/><text:line-break/><text:tab/><text:tab/><text:tab/>&lt;option value="039" &gt;Ravenna&lt;/option&gt;<text:line-break/><text:tab/><text:tab/><text:tab/><text:line-break/><text:tab/><text:tab/><text:tab/>&lt;option value="080" &gt;Reggio di Calabria&lt;/option&gt;<text:line-break/><text:tab/><text:tab/><text:tab/><text:line-break/><text:tab/><text:tab/><text:tab/>&lt;option value="035" &gt;Reggio nell'Emilia&lt;/option&gt;<text:line-break/><text:tab/><text:tab/><text:tab/><text:line-break/><text:tab/><text:tab/><text:tab/>&lt;option value="057" &gt;Rieti&lt;/option&gt;<text:line-break/><text:tab/><text:tab/><text:tab/><text:line-break/><text:tab/><text:tab/><text:tab/>&lt;option value="099" &gt;Rimini&lt;/option&gt;<text:line-break/><text:tab/><text:tab/><text:tab/><text:line-break/><text:tab/><text:tab/><text:tab/>&lt;option value="058" &gt;Roma&lt;/option&gt;<text:line-break/><text:tab/><text:tab/><text:tab/><text:line-break/><text:tab/><text:tab/><text:tab/>&lt;option value="029" &gt;Rovigo&lt;/option&gt;<text:line-break/><text:tab/><text:tab/><text:tab/><text:line-break/><text:tab/><text:tab/><text:tab/>&lt;option value="065" &gt;Salerno&lt;/option&gt;<text:line-break/><text:tab/><text:tab/><text:tab/><text:line-break/><text:tab/><text:tab/><text:tab/>&lt;option value="090" &gt;Sassari&lt;/option&gt;<text:line-break/><text:tab/><text:tab/><text:tab/><text:line-break/><text:tab/><text:tab/><text:tab/>&lt;option value="009" &gt;Savona&lt;/option&gt;<text:line-break/><text:tab/><text:tab/><text:tab/><text:line-break/><text:tab/><text:tab/><text:tab/>&lt;option value="052" &gt;Siena&lt;/option&gt;<text:line-break/><text:tab/><text:tab/><text:tab/><text:line-break/><text:tab/><text:tab/><text:tab/>&lt;option value="089" &gt;Siracusa&lt;/option&gt;<text:line-break/><text:tab/><text:tab/><text:tab/><text:line-break/><text:tab/><text:tab/><text:tab/>&lt;option value="014" &gt;Sondrio&lt;/option&gt;<text:line-break/><text:tab/><text:tab/><text:tab/><text:line-break/><text:tab/><text:tab/><text:tab/>&lt;option value="073" &gt;Taranto&lt;/option&gt;<text:line-break/><text:tab/><text:tab/><text:tab/><text:line-break/><text:tab/><text:tab/><text:tab/>&lt;option value="067" &gt;Teramo&lt;/option&gt;<text:line-break/><text:tab/><text:tab/><text:tab/><text:line-break/><text:tab/><text:tab/><text:tab/>&lt;option value="055" &gt;Terni&lt;/option&gt;<text:line-break/><text:tab/><text:tab/><text:tab/><text:line-break/><text:tab/><text:tab/><text:tab/>&lt;option value="001" &gt;Torino&lt;/option&gt;<text:line-break/><text:tab/><text:tab/><text:tab/><text:line-break/><text:tab/><text:tab/><text:tab/>&lt;option value="081" &gt;Trapani&lt;/option&gt;<text:line-break/><text:tab/><text:tab/><text:tab/><text:line-break/><text:tab/><text:tab/><text:tab/>&lt;option value="022" &gt;Trento&lt;/option&gt;<text:line-break/><text:tab/><text:tab/><text:tab/><text:line-break/><text:tab/><text:tab/><text:tab/>&lt;option value="026" &gt;Treviso&lt;/option&gt;<text:line-break/><text:tab/><text:tab/><text:tab/><text:line-break/><text:soft-page-break/><text:tab/><text:tab/><text:tab/>&lt;option value="032" &gt;Trieste&lt;/option&gt;<text:line-break/><text:tab/><text:tab/><text:tab/><text:line-break/><text:tab/><text:tab/><text:tab/>&lt;option value="030" &gt;Udine&lt;/option&gt;<text:line-break/><text:tab/><text:tab/><text:tab/><text:line-break/><text:tab/><text:tab/><text:tab/>&lt;option value="007" &gt;Valle d'Aosta&lt;/option&gt;<text:line-break/><text:tab/><text:tab/><text:tab/><text:line-break/><text:tab/><text:tab/><text:tab/>&lt;option value="012" &gt;Varese&lt;/option&gt;<text:line-break/><text:tab/><text:tab/><text:tab/><text:line-break/><text:tab/><text:tab/><text:tab/>&lt;option value="027" &gt;Venezia&lt;/option&gt;<text:line-break/><text:tab/><text:tab/><text:tab/><text:line-break/><text:tab/><text:tab/><text:tab/>&lt;option value="103" &gt;Verbano-Cusio-Ossola&lt;/option&gt;<text:line-break/><text:tab/><text:tab/><text:tab/><text:line-break/><text:tab/><text:tab/><text:tab/>&lt;option value="002" &gt;Vercelli&lt;/option&gt;<text:line-break/><text:tab/><text:tab/><text:tab/><text:line-break/><text:tab/><text:tab/><text:tab/>&lt;option value="023" &gt;Verona&lt;/option&gt;<text:line-break/><text:tab/><text:tab/><text:tab/><text:line-break/><text:tab/><text:tab/><text:tab/>&lt;option value="102" &gt;Vibo Valentia&lt;/option&gt;<text:line-break/><text:tab/><text:tab/><text:tab/><text:line-break/><text:tab/><text:tab/><text:tab/>&lt;option value="024" &gt;Vicenza&lt;/option&gt;<text:line-break/><text:tab/><text:tab/><text:tab/><text:line-break/><text:tab/><text:tab/><text:tab/>&lt;option value="056" &gt;Viterbo&lt;/option&gt;<text:line-break/><text:tab/>&lt;/select&gt;<text:line-break/><text:tab/>&lt;/td&gt;<text:line-break/>&lt;/tr&gt;<text:line-break/>&lt;tr&gt;<text:line-break/><text:tab/>&lt;td class="form"&gt;<text:line-break/><text:tab/><text:tab/>&lt;span &gt;Comune:<text:line-break/><text:tab/><text:tab/><text:tab/>*<text:tab/><text:tab/>&lt;/span&gt;<text:line-break/><text:tab/>&lt;/td&gt;<text:line-break/><text:tab/>&lt;td class="form"&gt;<text:line-break/><text:tab/><text:tab/>&lt;div id="div_geografico"&gt;&lt;/div&gt;<text:line-break/><text:tab/><text:tab/>&lt;div id="div_geografico_vuoto"&gt;<text:line-break/><text:tab/><text:tab/>&lt;/div&gt;<text:line-break/><text:tab/>&lt;script type="text/javascript"&gt;<text:line-break/><text:tab/><text:tab/>select_geografico('denominazione_comune', '', '', 'X', "4");<text:line-break/><text:tab/>&lt;/script&gt;<text:line-break/><text:tab/>&lt;/td&gt;<text:line-break/>&lt;/tr&gt;<text:tab/>&lt;tr&gt;<text:line-break/><text:tab/><text:tab/>&lt;td class="form"&gt;Zona<text:line-break/><text:tab/><text:tab/>&lt;/td&gt;<text:line-break/><text:tab/><text:tab/>&lt;td class="form"&gt;<text:line-break/><text:tab/><text:tab/><text:tab/>&lt;div id="div_select" style="float:left;"&gt;&lt;/div&gt;<text:line-break/><text:tab/><text:tab/><text:tab/>&lt;script&gt;select_zone('X','', '');&lt;/script&gt;<text:line-break/><text:tab/><text:tab/>&lt;/td&gt;<text:line-break/><text:tab/>&lt;/tr&gt;<text:line-break/><text:tab/>&lt;tr&gt;<text:line-break/><text:tab/><text:tab/>&lt;td class="form"&gt;Indirizzo<text:line-break/><text:tab/><text:tab/>&lt;/td&gt;<text:line-break/><text:tab/><text:tab/>&lt;td class="form"&gt;&lt;input type="text" size="40" name="indirizzo" value="" tabindex="4"&gt;&lt;/td&gt;<text:line-break/><text:tab/>&lt;/tr&gt;<text:line-break/><text:tab/>&lt;tr&gt;<text:line-break/><text:soft-page-break/><text:tab/><text:tab/>&lt;td class="form"&gt;Mostra indirizzo<text:line-break/><text:tab/><text:tab/>&lt;/td&gt;<text:line-break/><text:tab/><text:tab/>&lt;td class="form"&gt;<text:line-break/><text:tab/><text:tab/><text:tab/>&lt;input type="radio" <text:s/>name="visua_indirizzo" value="1" <text:s/>tabindex="5"&gt; SI&lt;br /&gt;<text:line-break/><text:tab/><text:tab/><text:tab/>&lt;input type="radio" <text:s/>name="visua_indirizzo" value="0" <text:s/>checked tabindex="6"&gt; NO<text:line-break/><text:tab/><text:tab/>&lt;/td&gt;<text:line-break/><text:tab/>&lt;/tr&gt;<text:line-break/><text:tab/>&lt;tr&gt;<text:line-break/><text:tab/><text:tab/>&lt;td class="form"&gt;Tipo Proposta*<text:line-break/><text:tab/><text:tab/>&lt;/td&gt;<text:line-break/><text:tab/><text:tab/>&lt;td class="form"&gt;<text:line-break/><text:tab/><text:tab/><text:tab/>&lt;input type="radio" name="tipo_proposta" value="Affitti" &gt;Affitto&lt;br&gt;<text:line-break/><text:tab/><text:tab/><text:tab/>&lt;input type="radio" name="tipo_proposta" value="Vendita" checked tabindex="7"&gt;Vendita<text:line-break/><text:tab/><text:tab/>&lt;/td&gt;<text:line-break/><text:tab/>&lt;/tr&gt;<text:line-break/><text:tab/>&lt;tr&gt;<text:line-break/><text:tab/><text:tab/>&lt;td class="form"&gt;Tipologia*<text:line-break/><text:tab/><text:tab/>&lt;/td&gt;<text:line-break/><text:tab/><text:tab/>&lt;td class="form"&gt;<text:line-break/><text:tab/><text:tab/><text:tab/>&lt;select name="tipo_immobile" tabindex="8" onchange='compila_camere(this.value),misura_ipe(this.value)'&gt;<text:line-break/>&lt;option value='' &gt;Seleziona&lt;/option&gt;<text:line-break/>&lt;option value='15' &gt;Appartamento - mono e mini&lt;/option&gt;<text:line-break/>&lt;option value='16' &gt;Appartamento - 2 camere&lt;/option&gt;<text:line-break/>&lt;option value='17' &gt;Appartamento - 3 camere&lt;/option&gt;<text:line-break/>&lt;option value='18' &gt;Appartamento - 4 camere e oltre&lt;/option&gt;<text:line-break/>&lt;option value='19' &gt;case e ville a schiera&lt;/option&gt;<text:line-break/>&lt;option value='20' &gt;case e ville indipendenti&lt;/option&gt;<text:line-break/>&lt;option value='21' &gt;attivit&amp;agrave; commerciali&lt;/option&gt;<text:line-break/>&lt;option value='22' &gt;garage&lt;/option&gt;<text:line-break/>&lt;option value='23' &gt;negozi uffici capannoni&lt;/option&gt;<text:line-break/>&lt;option value='24' &gt;rustici&lt;/option&gt;<text:line-break/>&lt;option value='25' &gt;turistici&lt;/option&gt;<text:line-break/>&lt;option value='26' &gt;attici&lt;/option&gt;<text:line-break/>&lt;option value='27' &gt;terreni&lt;/option&gt;<text:line-break/><text:tab/><text:tab/><text:tab/>&lt;/select&gt;<text:line-break/><text:tab/><text:tab/>&lt;/td&gt;<text:line-break/><text:tab/>&lt;/tr&gt;<text:line-break/><text:tab/>&lt;tr&gt;<text:line-break/><text:tab/><text:tab/>&lt;td class="form"&gt;Superficie mq.<text:line-break/><text:tab/><text:tab/>&lt;/td&gt;<text:line-break/><text:tab/><text:tab/>&lt;td class="form"&gt;&lt;input type='text' size="10" name='superficie' <text:s/>value="" tabindex="11"&gt;&lt;/td&gt;<text:line-break/><text:tab/>&lt;/tr&gt;<text:line-break/><text:tab/>&lt;tr&gt;<text:line-break/><text:tab/><text:tab/>&lt;td class="form"&gt;Prezzo <text:s/>&lt;span style='font-size:9px;letter-spacing:1px;'&gt;(es: 200000)&lt;/span&gt;<text:line-break/><text:tab/><text:tab/>&lt;/td&gt;<text:line-break/><text:tab/><text:tab/>&lt;td class="form"&gt;&lt;input type='text' class="evidenza02" maxlength="20" <text:soft-page-break/>name="prezzo" value="" tabindex="12"&gt; &amp;euro;&lt;/td&gt;<text:line-break/><text:tab/>&lt;/tr&gt;<text:line-break/><text:tab/>&lt;div style="display:none"&gt;<text:line-break/><text:tab/>&lt;input type="radio" <text:s/>name="info_in_agenzia" value="1" &gt; SI<text:line-break/><text:tab/>&lt;input type="radio" <text:s/>name="info_in_agenzia" value="0" &gt; NO<text:line-break/><text:tab/>&lt;/div&gt;<text:line-break/><text:tab/>&lt;tr&gt;<text:line-break/><text:tab/><text:tab/>&lt;td class="form"&gt;Numero Camere<text:line-break/><text:tab/><text:tab/><text:line-break/><text:tab/><text:tab/>&lt;/td&gt;<text:line-break/><text:tab/><text:tab/>&lt;td class="form"&gt;<text:line-break/><text:tab/><text:tab/><text:tab/>&lt;input type=hidden name='numero_camere_old' value=''&gt;<text:line-break/><text:tab/><text:tab/><text:tab/>&lt;select id="numero_camere" name="numero_camere" tabindex="13"&gt;<text:line-break/><text:tab/><text:tab/><text:tab/><text:tab/>&lt;option value="0"&gt;Seleziona&lt;/option&gt;<text:line-break/><text:tab/><text:tab/><text:tab/><text:tab/><text:tab/>&lt;option value="1" &gt;1&lt;/option&gt;<text:line-break/><text:tab/><text:tab/><text:tab/><text:tab/><text:tab/>&lt;option value="2" &gt;2&lt;/option&gt;<text:line-break/><text:tab/><text:tab/><text:tab/><text:tab/><text:tab/>&lt;option value="3" &gt;3&lt;/option&gt;<text:line-break/><text:tab/><text:tab/><text:tab/><text:tab/><text:tab/>&lt;option value="4" &gt;4&lt;/option&gt;<text:line-break/><text:tab/><text:tab/><text:tab/><text:tab/><text:tab/>&lt;option value="5" &gt;5&lt;/option&gt;<text:line-break/><text:tab/><text:tab/><text:tab/><text:tab/><text:tab/>&lt;option value="6" &gt;6&lt;/option&gt;<text:line-break/><text:tab/><text:tab/><text:tab/><text:tab/><text:tab/>&lt;option value="7" &gt;7&lt;/option&gt;<text:line-break/><text:tab/><text:tab/><text:tab/><text:tab/><text:tab/>&lt;option value="8" &gt;8&lt;/option&gt;<text:line-break/><text:tab/><text:tab/><text:tab/><text:tab/><text:tab/>&lt;option value="9" &gt;9&lt;/option&gt;<text:line-break/><text:tab/><text:tab/><text:tab/><text:tab/><text:tab/>&lt;option value="10" &gt;10&lt;/option&gt;<text:line-break/><text:tab/><text:tab/><text:tab/><text:tab/><text:tab/>&lt;option value="11" &gt;11&lt;/option&gt;<text:line-break/><text:tab/><text:tab/><text:tab/><text:tab/><text:tab/>&lt;option value="12" &gt;12&lt;/option&gt;<text:line-break/><text:tab/><text:tab/><text:tab/><text:tab/><text:tab/>&lt;option value="13" &gt;13&lt;/option&gt;<text:line-break/><text:tab/><text:tab/><text:tab/><text:tab/><text:tab/>&lt;option value="14" &gt;14&lt;/option&gt;<text:line-break/><text:tab/><text:tab/><text:tab/><text:tab/><text:tab/>&lt;option value="15" &gt;15&lt;/option&gt;<text:line-break/><text:tab/><text:tab/><text:tab/><text:tab/><text:tab/>&lt;option value="16" &gt;16&lt;/option&gt;<text:line-break/><text:tab/><text:tab/><text:tab/><text:tab/><text:tab/>&lt;option value="17" &gt;17&lt;/option&gt;<text:line-break/><text:tab/><text:tab/><text:tab/><text:tab/><text:tab/>&lt;option value="18" &gt;18&lt;/option&gt;<text:line-break/><text:tab/><text:tab/><text:tab/><text:tab/><text:tab/>&lt;option value="19" &gt;19&lt;/option&gt;<text:line-break/><text:tab/><text:tab/><text:tab/><text:tab/><text:tab/>&lt;option value="20" &gt;20&lt;/option&gt;<text:line-break/><text:tab/><text:tab/><text:tab/><text:tab/><text:tab/>&lt;option value="21" &gt;21&lt;/option&gt;<text:line-break/><text:tab/><text:tab/><text:tab/><text:tab/><text:tab/>&lt;option value="22" &gt;22&lt;/option&gt;<text:line-break/><text:tab/><text:tab/><text:tab/><text:tab/><text:tab/>&lt;option value="23" &gt;23&lt;/option&gt;<text:line-break/><text:tab/><text:tab/><text:tab/><text:tab/><text:tab/>&lt;option value="24" &gt;24&lt;/option&gt;<text:line-break/><text:tab/><text:tab/><text:tab/><text:tab/><text:tab/>&lt;option value="25" &gt;25&lt;/option&gt;<text:line-break/><text:tab/><text:tab/><text:tab/><text:tab/><text:tab/>&lt;option value="26" &gt;26&lt;/option&gt;<text:line-break/><text:tab/><text:tab/><text:tab/><text:tab/><text:tab/>&lt;option value="27" &gt;27&lt;/option&gt;<text:line-break/><text:tab/><text:tab/><text:tab/><text:tab/><text:tab/>&lt;option</text:p>
      <text:p text:style-name="Standard"><text:s/>value="28" &gt;28&lt;/option&gt;<text:line-break/><text:tab/><text:tab/><text:tab/><text:tab/><text:tab/>&lt;option value="29" &gt;29&lt;/option&gt;<text:line-break/><text:tab/><text:tab/><text:tab/><text:tab/><text:tab/>&lt;option value="30" &gt;30&lt;/option&gt;<text:line-break/><text:tab/><text:tab/><text:tab/><text:tab/><text:tab/>&lt;option value="31" &gt;31&lt;/option&gt;<text:line-break/><text:tab/><text:tab/><text:tab/><text:tab/><text:tab/>&lt;option value="32" &gt;32&lt;/option&gt;<text:line-break/><text:tab/><text:tab/><text:tab/><text:tab/><text:tab/>&lt;option value="33" &gt;33&lt;/option&gt;<text:line-break/><text:tab/><text:tab/><text:tab/><text:tab/><text:tab/>&lt;option value="34" &gt;34&lt;/option&gt;<text:line-break/><text:tab/><text:tab/><text:tab/><text:tab/><text:tab/>&lt;option value="35" &gt;35&lt;/option&gt;<text:line-break/><text:tab/><text:tab/><text:tab/><text:tab/><text:tab/>&lt;option value="36" &gt;36&lt;/option&gt;<text:line-break/><text:tab/><text:tab/><text:tab/><text:tab/><text:tab/>&lt;option value="37" &gt;37&lt;/option&gt;<text:line-break/><text:soft-page-break/><text:tab/><text:tab/><text:tab/><text:tab/><text:tab/>&lt;option value="38" &gt;38&lt;/option&gt;<text:line-break/><text:tab/><text:tab/><text:tab/><text:tab/><text:tab/>&lt;option value="39" &gt;39&lt;/option&gt;<text:line-break/><text:tab/><text:tab/><text:tab/><text:tab/><text:tab/>&lt;option value="40" &gt;40&lt;/option&gt;<text:line-break/><text:tab/><text:tab/><text:tab/><text:tab/><text:tab/>&lt;option value="41" &gt;41&lt;/option&gt;<text:line-break/><text:tab/><text:tab/><text:tab/><text:tab/><text:tab/>&lt;option value="42" &gt;42&lt;/option&gt;<text:line-break/><text:tab/><text:tab/><text:tab/><text:tab/><text:tab/>&lt;option value="43" &gt;43&lt;/option&gt;<text:line-break/><text:tab/><text:tab/><text:tab/><text:tab/><text:tab/>&lt;option value="44" &gt;44&lt;/option&gt;<text:line-break/><text:tab/><text:tab/><text:tab/><text:tab/><text:tab/>&lt;option value="45" &gt;45&lt;/option&gt;<text:line-break/><text:tab/><text:tab/><text:tab/><text:tab/><text:tab/>&lt;option value="46" &gt;46&lt;/option&gt;<text:line-break/><text:tab/><text:tab/><text:tab/><text:tab/><text:tab/>&lt;option value="47" &gt;47&lt;/option&gt;<text:line-break/><text:tab/><text:tab/><text:tab/><text:tab/><text:tab/>&lt;option value="48" &gt;48&lt;/option&gt;<text:line-break/><text:tab/><text:tab/><text:tab/><text:tab/><text:tab/>&lt;option value="49" &gt;49&lt;/option&gt;<text:line-break/><text:tab/><text:tab/><text:tab/><text:tab/><text:tab/>&lt;option value="50" &gt;50&lt;/option&gt;<text:line-break/><text:tab/><text:tab/><text:tab/><text:tab/><text:tab/>&lt;option value="51" &gt;51&lt;/option&gt;<text:line-break/><text:tab/><text:tab/><text:tab/><text:tab/><text:tab/>&lt;option value="52" &gt;52&lt;/option&gt;<text:line-break/><text:tab/><text:tab/><text:tab/><text:tab/><text:tab/>&lt;option value="53" &gt;53&lt;/option&gt;<text:line-break/><text:tab/><text:tab/><text:tab/><text:tab/><text:tab/>&lt;option value="54" &gt;54&lt;/option&gt;<text:line-break/><text:tab/><text:tab/><text:tab/><text:tab/><text:tab/>&lt;option value="55" &gt;55&lt;/option&gt;<text:line-break/><text:tab/><text:tab/><text:tab/><text:tab/><text:tab/>&lt;option value="56" &gt;56&lt;/option&gt;<text:line-break/><text:tab/><text:tab/><text:tab/><text:tab/><text:tab/>&lt;option value="57" &gt;57&lt;/option&gt;<text:line-break/><text:tab/><text:tab/><text:tab/><text:tab/><text:tab/>&lt;option value="58" &gt;58&lt;/option&gt;<text:line-break/><text:tab/><text:tab/><text:tab/><text:tab/><text:tab/>&lt;option value="59" &gt;59&lt;/option&gt;<text:line-break/><text:tab/><text:tab/><text:tab/><text:tab/><text:tab/>&lt;option value="60" &gt;60&lt;/option&gt;<text:line-break/><text:tab/><text:tab/><text:tab/><text:tab/><text:tab/>&lt;option value="61" &gt;61&lt;/option&gt;<text:line-break/><text:tab/><text:tab/><text:tab/><text:tab/><text:tab/>&lt;option value="62" &gt;62&lt;/option&gt;<text:line-break/><text:tab/><text:tab/><text:tab/><text:tab/><text:tab/>&lt;option value="63" &gt;63&lt;/option&gt;<text:line-break/><text:tab/><text:tab/><text:tab/><text:tab/><text:tab/>&lt;option value="64" &gt;64&lt;/option&gt;<text:line-break/><text:tab/><text:tab/><text:tab/><text:tab/><text:tab/>&lt;option value="65" &gt;65&lt;/option&gt;<text:line-break/><text:tab/><text:tab/><text:tab/><text:tab/><text:tab/>&lt;option value="66" &gt;66&lt;/option&gt;<text:line-break/><text:tab/><text:tab/><text:tab/><text:tab/><text:tab/>&lt;option value="67" &gt;67&lt;/option&gt;<text:line-break/><text:tab/><text:tab/><text:tab/><text:tab/><text:tab/>&lt;option value="68" &gt;68&lt;/option&gt;<text:line-break/><text:tab/><text:tab/><text:tab/><text:tab/><text:tab/>&lt;option value="69" &gt;69&lt;/option&gt;<text:line-break/><text:tab/><text:tab/><text:tab/><text:tab/><text:tab/>&lt;option value="70" &gt;70&lt;/option&gt;<text:line-break/><text:tab/><text:tab/><text:tab/><text:tab/><text:tab/>&lt;option value="71" &gt;71&lt;/option&gt;<text:line-break/><text:tab/><text:tab/><text:tab/><text:tab/><text:tab/>&lt;option value="72" &gt;72&lt;/option&gt;<text:line-break/><text:tab/><text:tab/><text:tab/><text:tab/><text:tab/>&lt;option value="73" &gt;73&lt;/option&gt;<text:line-break/><text:tab/><text:tab/><text:tab/><text:tab/><text:tab/>&lt;option value="74" &gt;74&lt;/option&gt;<text:line-break/><text:tab/><text:tab/><text:tab/><text:tab/><text:tab/>&lt;option value="75" &gt;75&lt;/option&gt;<text:line-break/><text:tab/><text:tab/><text:tab/><text:tab/><text:tab/>&lt;option value="76" &gt;76&lt;/option&gt;<text:line-break/><text:tab/><text:tab/><text:tab/><text:tab/><text:tab/>&lt;option value="77" &gt;77&lt;/option&gt;<text:line-break/><text:tab/><text:tab/><text:tab/><text:tab/><text:tab/>&lt;option value="78" &gt;78&lt;/option&gt;<text:line-break/><text:tab/><text:tab/><text:tab/><text:tab/><text:tab/>&lt;option value="79" &gt;79&lt;/option&gt;<text:line-break/><text:tab/><text:tab/><text:tab/><text:tab/><text:tab/>&lt;option value="80" &gt;80&lt;/option&gt;<text:line-break/><text:tab/><text:tab/><text:tab/><text:tab/><text:tab/>&lt;option value="81" &gt;81&lt;/option&gt;<text:line-break/><text:tab/><text:tab/><text:tab/><text:tab/><text:tab/>&lt;option value="82" &gt;82&lt;/option&gt;<text:line-break/><text:tab/><text:tab/><text:tab/><text:tab/><text:tab/>&lt;option value="83" &gt;83&lt;/option&gt;<text:line-break/><text:tab/><text:tab/><text:tab/><text:tab/><text:tab/>&lt;option value="84" &gt;84&lt;/option&gt;<text:line-break/><text:tab/><text:tab/><text:tab/><text:tab/><text:tab/>&lt;option value="85" &gt;85&lt;/option&gt;<text:line-break/><text:tab/><text:tab/><text:tab/><text:tab/><text:tab/>&lt;option value="86" &gt;86&lt;/option&gt;<text:line-break/><text:tab/><text:tab/><text:tab/><text:tab/><text:tab/>&lt;option value="87" &gt;87&lt;/option&gt;<text:line-break/><text:tab/><text:tab/><text:tab/><text:tab/><text:tab/>&lt;option value="88" &gt;88&lt;/option&gt;<text:line-break/><text:tab/><text:tab/><text:tab/><text:tab/><text:tab/>&lt;option value="89" &gt;89&lt;/option&gt;<text:line-break/><text:soft-page-break/><text:tab/><text:tab/><text:tab/><text:tab/><text:tab/>&lt;option value="90" &gt;90&lt;/option&gt;<text:line-break/><text:tab/><text:tab/><text:tab/><text:tab/><text:tab/>&lt;option value="91" &gt;91&lt;/option&gt;<text:line-break/><text:tab/><text:tab/><text:tab/><text:tab/><text:tab/>&lt;option value="92" &gt;92&lt;/option&gt;<text:line-break/><text:tab/><text:tab/><text:tab/><text:tab/><text:tab/>&lt;option value="93" &gt;93&lt;/option&gt;<text:line-break/><text:tab/><text:tab/><text:tab/><text:tab/><text:tab/>&lt;option value="94" &gt;94&lt;/option&gt;<text:line-break/><text:tab/><text:tab/><text:tab/><text:tab/><text:tab/>&lt;option value="95" &gt;95&lt;/option&gt;<text:line-break/><text:tab/><text:tab/><text:tab/><text:tab/><text:tab/>&lt;option value="96" &gt;96&lt;/option&gt;<text:line-break/><text:tab/><text:tab/><text:tab/><text:tab/><text:tab/>&lt;option value="97" &gt;97&lt;/option&gt;<text:line-break/><text:tab/><text:tab/><text:tab/><text:tab/><text:tab/>&lt;option value="98" &gt;98&lt;/option&gt;<text:line-break/><text:tab/><text:tab/><text:tab/><text:tab/><text:tab/>&lt;option value="99" &gt;99&lt;/option&gt;<text:line-break/><text:tab/><text:tab/><text:tab/>&lt;/select&gt;<text:line-break/><text:tab/><text:tab/><text:tab/>&lt;input type='hidden' id="numero_camere_bis" name='numero_camere_bis'&gt;<text:line-break/><text:tab/><text:tab/><text:tab/>&lt;script&gt;compila_camere('')&lt;/script&gt;<text:line-break/><text:tab/><text:tab/>&lt;/td&gt;<text:line-break/><text:tab/>&lt;/tr&gt;<text:line-break/><text:tab/>&lt;tr&gt;<text:line-break/><text:tab/><text:tab/>&lt;td class="form"&gt;Stato immobile<text:line-break/><text:tab/><text:tab/><text:line-break/><text:tab/><text:tab/>&lt;/td&gt;<text:line-break/><text:tab/><text:tab/>&lt;td class="form"&gt;<text:line-break/><text:tab/><text:tab/><text:tab/>&lt;select name="stato_immobile" tabindex="14"&gt;<text:line-break/>&lt;option value='' &gt;Seleziona&lt;/option&gt;<text:line-break/>&lt;option value='87' &gt;in costruzione&lt;/option&gt;<text:line-break/>&lt;option value='88' &gt;nuovo&lt;/option&gt;<text:line-break/>&lt;option value='89' &gt;recente&lt;/option&gt;<text:line-break/>&lt;option value='90' &gt;usato&lt;/option&gt;<text:line-break/>&lt;option value='91' &gt;ristrutturato&lt;/option&gt;<text:line-break/>&lt;option value='92' &gt;usato da riattare&lt;/option&gt;<text:line-break/><text:tab/><text:tab/><text:tab/>&lt;/select&gt;<text:line-break/><text:tab/><text:tab/>&lt;/td&gt;<text:line-break/><text:tab/>&lt;/tr&gt;<text:line-break/><text:tab/>&lt;tr&gt;<text:line-break/><text:tab/><text:tab/>&lt;td class="form"&gt;Numero Bagni<text:line-break/><text:tab/><text:tab/>&lt;/td&gt;<text:line-break/><text:tab/><text:tab/>&lt;td class="form"&gt;<text:line-break/><text:tab/><text:tab/><text:tab/>&lt;select name="numero_bagni" tabindex="15"&gt;<text:line-break/><text:tab/><text:tab/><text:tab/><text:tab/>&lt;option value="0"&gt;Seleziona&lt;/option&gt;<text:line-break/><text:tab/><text:tab/><text:tab/><text:tab/>&lt;option value="1" &gt;1&lt;/option&gt;<text:line-break/><text:tab/><text:tab/><text:tab/><text:tab/>&lt;option value="2" &gt;2&lt;/option&gt;<text:line-break/><text:tab/><text:tab/><text:tab/><text:tab/>&lt;option value="3" &gt;3&lt;/option&gt;<text:line-break/><text:tab/><text:tab/><text:tab/><text:tab/>&lt;option value="4" &gt;4&lt;/option&gt;<text:line-break/><text:tab/><text:tab/><text:tab/><text:tab/>&lt;option value="5" &gt;5&lt;/option&gt;<text:line-break/><text:tab/><text:tab/><text:tab/><text:tab/>&lt;option value="6" &gt;6&lt;/option&gt;<text:line-break/><text:tab/><text:tab/><text:tab/><text:tab/>&lt;option value="7" &gt;7&lt;/option&gt;<text:line-break/><text:tab/><text:tab/><text:tab/><text:tab/>&lt;option value="8" &gt;8&lt;/option&gt;<text:line-break/><text:tab/><text:tab/><text:tab/><text:tab/>&lt;option value="9" &gt;9&lt;/option&gt;<text:line-break/><text:tab/><text:tab/><text:tab/><text:tab/>&lt;option value="10" &gt;10&lt;/option&gt;<text:line-break/><text:tab/><text:tab/><text:tab/>&lt;/select&gt;<text:line-break/><text:tab/><text:tab/>&lt;/td&gt;<text:line-break/><text:tab/>&lt;/tr&gt;<text:line-break/><text:tab/>&lt;tr&gt;<text:line-break/><text:tab/><text:tab/>&lt;td class="form"&gt;Piano immobile<text:line-break/><text:soft-page-break/><text:tab/><text:tab/><text:line-break/><text:line-break/><text:tab/><text:tab/>&lt;/td&gt;<text:line-break/><text:tab/><text:tab/>&lt;td class="form"&gt;<text:line-break/><text:tab/><text:tab/><text:tab/>&lt;select name="numero_piani" tabindex="16"&gt;<text:line-break/>&lt;option value='' &gt;Seleziona&lt;/option&gt;<text:line-break/>&lt;option value='96' &gt;Piano interrato&lt;/option&gt;<text:line-break/>&lt;option value='97' &gt;Piano rialzato&lt;/option&gt;<text:line-break/>&lt;option value='98' &gt;Piano terra&lt;/option&gt;<text:line-break/>&lt;option value='99' &gt;Ultimo piano&lt;/option&gt;<text:line-break/>&lt;option value='100' &gt;Su due livelli&lt;/option&gt;<text:line-break/>&lt;option value='101' &gt;Su pi&amp;ugrave; livelli&lt;/option&gt;<text:line-break/><text:tab/><text:tab/><text:tab/><text:tab/>&lt;option value="1" &gt;1&lt;/option&gt;<text:line-break/><text:tab/><text:tab/><text:tab/><text:tab/>&lt;option value="2" &gt;2&lt;/option&gt;<text:line-break/><text:tab/><text:tab/><text:tab/><text:tab/>&lt;option value="3" &gt;3&lt;/option&gt;<text:line-break/><text:tab/><text:tab/><text:tab/><text:tab/>&lt;option value="4" &gt;4&lt;/option&gt;<text:line-break/><text:tab/><text:tab/><text:tab/><text:tab/>&lt;option value="5" &gt;5&lt;/option&gt;<text:line-break/><text:tab/><text:tab/><text:tab/><text:tab/>&lt;option value="6" &gt;6&lt;/option&gt;<text:line-break/><text:tab/><text:tab/><text:tab/><text:tab/>&lt;option value="7" &gt;7&lt;/option&gt;<text:line-break/><text:tab/><text:tab/><text:tab/><text:tab/>&lt;option value="8" &gt;8&lt;/option&gt;<text:line-break/><text:tab/><text:tab/><text:tab/><text:tab/>&lt;option value="9" &gt;9&lt;/option&gt;<text:line-break/><text:tab/><text:tab/><text:tab/><text:tab/>&lt;option value="10" &gt;10&lt;/option&gt;<text:line-break/><text:tab/><text:tab/><text:tab/><text:tab/>&lt;option value="11" &gt;11&lt;/option&gt;<text:line-break/><text:tab/><text:tab/><text:tab/><text:tab/>&lt;option value="12" &gt;12&lt;/option&gt;<text:line-break/><text:tab/><text:tab/><text:tab/><text:tab/>&lt;option value="13" &gt;13&lt;/option&gt;<text:line-break/><text:tab/><text:tab/><text:tab/><text:tab/>&lt;option value="14" &gt;14&lt;/option&gt;<text:line-break/><text:tab/><text:tab/><text:tab/><text:tab/>&lt;option value="15" &gt;15&lt;/option&gt;<text:line-break/><text:tab/><text:tab/><text:tab/><text:tab/>&lt;option value="16" &gt;16&lt;/option&gt;<text:line-break/><text:tab/><text:tab/><text:tab/><text:tab/>&lt;option value="17" &gt;17&lt;/option&gt;<text:line-break/><text:tab/><text:tab/><text:tab/><text:tab/>&lt;option value="18" &gt;18&lt;/option&gt;<text:line-break/><text:tab/><text:tab/><text:tab/><text:tab/>&lt;option value="19" &gt;19&lt;/option&gt;<text:line-break/><text:tab/><text:tab/><text:tab/><text:tab/>&lt;option value="20" &gt;20&lt;/option&gt;<text:line-break/><text:tab/><text:tab/><text:tab/>&lt;/select&gt;<text:line-break/><text:tab/><text:tab/>&lt;/td&gt;<text:line-break/><text:tab/>&lt;/tr&gt;<text:line-break/><text:tab/>&lt;tr&gt;<text:line-break/><text:tab/><text:tab/>&lt;td class="form"&gt;Numero Terrazze<text:line-break/><text:tab/><text:tab/>&lt;/td&gt;<text:line-break/><text:tab/><text:tab/>&lt;td class="form"&gt;<text:line-break/><text:tab/><text:tab/><text:tab/>&lt;select name="numero_terrazze" tabindex="17"&gt;<text:line-break/><text:tab/><text:tab/><text:tab/><text:tab/>&lt;option value="0"&gt;Seleziona&lt;/option&gt;<text:line-break/><text:tab/><text:tab/><text:tab/><text:tab/>&lt;option value="1" &gt;1&lt;/option&gt;<text:line-break/><text:tab/><text:tab/><text:tab/><text:tab/>&lt;option value="2" &gt;2&lt;/option&gt;<text:line-break/><text:tab/><text:tab/><text:tab/><text:tab/>&lt;option value="3" &gt;3&lt;/option&gt;<text:line-break/><text:tab/><text:tab/><text:tab/><text:tab/>&lt;option value="4" &gt;4&lt;/option&gt;<text:line-break/><text:tab/><text:tab/><text:tab/><text:tab/>&lt;option value="5" &gt;5&lt;/option&gt;<text:line-break/><text:tab/><text:tab/><text:tab/><text:tab/>&lt;option value="6" &gt;6&lt;/option&gt;<text:line-break/><text:tab/><text:tab/><text:tab/><text:tab/>&lt;option value="7" &gt;7&lt;/option&gt;<text:line-break/><text:tab/><text:tab/><text:tab/><text:tab/>&lt;option value="8" &gt;8&lt;/option&gt;<text:line-break/><text:tab/><text:tab/><text:tab/><text:tab/>&lt;option value="9" &gt;9&lt;/option&gt;<text:line-break/><text:tab/><text:tab/><text:tab/><text:tab/>&lt;option value="10" &gt;10&lt;/option&gt;<text:line-break/><text:tab/><text:tab/><text:tab/>&lt;/select&gt;<text:line-break/><text:soft-page-break/><text:tab/><text:tab/>&lt;/td&gt;<text:line-break/><text:tab/>&lt;/tr&gt;<text:line-break/><text:tab/>&lt;tr&gt;<text:line-break/><text:tab/><text:tab/>&lt;td class="form"&gt;Numero posti auto coperti<text:line-break/><text:tab/><text:tab/><text:line-break/><text:tab/><text:tab/>&lt;/td&gt;<text:line-break/><text:tab/><text:tab/>&lt;td class="form"&gt;<text:line-break/><text:tab/><text:tab/><text:tab/>&lt;select name="numero_posti_auto_coperti" tabindex="18"&gt;<text:line-break/><text:tab/><text:tab/><text:tab/><text:tab/>&lt;option value="0"&gt;Seleziona&lt;/option&gt;<text:line-break/><text:tab/><text:tab/><text:tab/><text:tab/>&lt;option value="1" &gt;1&lt;/option&gt;<text:line-break/><text:tab/><text:tab/><text:tab/><text:tab/>&lt;option value="2" &gt;2&lt;/option&gt;<text:line-break/><text:tab/><text:tab/><text:tab/><text:tab/>&lt;option value="3" &gt;3&lt;/option&gt;<text:line-break/><text:tab/><text:tab/><text:tab/><text:tab/>&lt;option value="4" &gt;4&lt;/option&gt;<text:line-break/><text:tab/><text:tab/><text:tab/><text:tab/>&lt;option value="5" &gt;5&lt;/option&gt;<text:line-break/><text:tab/><text:tab/><text:tab/><text:tab/>&lt;option value="6" &gt;6&lt;/option&gt;<text:line-break/><text:tab/><text:tab/><text:tab/><text:tab/>&lt;option value="7" &gt;7&lt;/option&gt;<text:line-break/><text:tab/><text:tab/><text:tab/><text:tab/>&lt;option value="8" &gt;8&lt;/option&gt;<text:line-break/><text:tab/><text:tab/><text:tab/><text:tab/>&lt;option value="9" &gt;9&lt;/option&gt;<text:line-break/><text:tab/><text:tab/><text:tab/><text:tab/>&lt;option value="10" &gt;10&lt;/option&gt;<text:line-break/><text:tab/><text:tab/><text:tab/>&lt;/select&gt;<text:line-break/><text:tab/><text:tab/>&lt;/td&gt;<text:line-break/><text:tab/>&lt;/tr&gt;<text:line-break/><text:tab/>&lt;tr&gt;<text:line-break/><text:tab/><text:tab/>&lt;td class="form"&gt;Numero posti auto scoperti<text:line-break/><text:tab/><text:tab/><text:line-break/><text:tab/><text:tab/>&lt;/td&gt;<text:line-break/><text:tab/><text:tab/>&lt;td class="form"&gt;<text:line-break/><text:tab/><text:tab/><text:tab/>&lt;select name="numero_posti_auto" tabindex="19"&gt;<text:line-break/><text:tab/><text:tab/><text:tab/><text:tab/>&lt;option value="0"&gt;Seleziona&lt;/option&gt;<text:line-break/><text:tab/><text:tab/><text:tab/><text:tab/>&lt;option value="1" &gt;1&lt;/option&gt;<text:line-break/><text:tab/><text:tab/><text:tab/><text:tab/>&lt;option value="2" &gt;2&lt;/option&gt;<text:line-break/><text:tab/><text:tab/><text:tab/><text:tab/>&lt;option value="3" &gt;3&lt;/option&gt;<text:line-break/><text:tab/><text:tab/><text:tab/><text:tab/>&lt;option value="4" &gt;4&lt;/option&gt;<text:line-break/><text:tab/><text:tab/><text:tab/><text:tab/>&lt;option value="5" &gt;5&lt;/option&gt;<text:line-break/><text:tab/><text:tab/><text:tab/><text:tab/>&lt;option value="6" &gt;6&lt;/option&gt;<text:line-break/><text:tab/><text:tab/><text:tab/><text:tab/>&lt;option value="7" &gt;7&lt;/option&gt;<text:line-break/><text:tab/><text:tab/><text:tab/><text:tab/>&lt;option value="8" &gt;8&lt;/option&gt;<text:line-break/><text:tab/><text:tab/><text:tab/><text:tab/>&lt;option value="9" &gt;9&lt;/option&gt;<text:line-break/><text:tab/><text:tab/><text:tab/><text:tab/>&lt;option value="10" &gt;10&lt;/option&gt;<text:line-break/><text:tab/><text:tab/><text:tab/>&lt;/select&gt;<text:line-break/><text:tab/><text:tab/>&lt;/td&gt;<text:line-break/><text:tab/>&lt;/tr&gt;<text:line-break/><text:tab/>&lt;tr&gt;<text:line-break/><text:tab/><text:tab/>&lt;td class="form"&gt;Garage<text:line-break/><text:tab/><text:tab/><text:line-break/><text:tab/><text:tab/>&lt;/td&gt;<text:line-break/><text:tab/><text:tab/>&lt;td class="form"&gt;<text:line-break/><text:tab/><text:tab/><text:tab/>&lt;select name="numero_posti_auto_garage" tabindex="20"&gt;<text:line-break/>&lt;option value='' &gt;Seleziona&lt;/option&gt;<text:line-break/>&lt;option value='102' &gt;Singolo&lt;/option&gt;<text:line-break/>&lt;option value='103' &gt;Doppio&lt;/option&gt;<text:line-break/>&lt;option value='104' &gt;Triplo&lt;/option&gt;<text:line-break/><text:soft-page-break/>&lt;option value='105' &gt;Quadruplo e oltre&lt;/option&gt;<text:line-break/><text:tab/><text:tab/><text:tab/>&lt;/select&gt;<text:line-break/><text:tab/><text:tab/>&lt;/td&gt;<text:line-break/><text:tab/>&lt;/tr&gt;<text:line-break/><text:tab/>&lt;tr&gt;<text:line-break/><text:tab/><text:tab/>&lt;td class="form"&gt;Riscaldamento<text:line-break/><text:tab/><text:tab/><text:line-break/><text:line-break/><text:tab/><text:tab/>&lt;/td&gt;<text:line-break/><text:tab/><text:tab/>&lt;td class="form"&gt;<text:line-break/><text:tab/><text:tab/><text:tab/>&lt;select name="riscaldamento" tabindex="21"&gt;<text:line-break/>&lt;option value='' &gt;Seleziona&lt;/option&gt;<text:line-break/>&lt;option value='106' &gt;autonomo&lt;/option&gt;<text:line-break/>&lt;option value='107' &gt;centralizzato&lt;/option&gt;<text:line-break/><text:tab/><text:tab/><text:tab/>&lt;/select&gt;<text:line-break/><text:tab/><text:tab/>&lt;/td&gt;<text:line-break/><text:tab/>&lt;/tr&gt;<text:line-break/><text:tab/>&lt;tr&gt;<text:line-break/><text:tab/><text:tab/>&lt;td class="form"&gt;Tipo di riscaldamento<text:line-break/><text:tab/><text:tab/><text:line-break/><text:tab/><text:tab/>&lt;/td&gt;<text:line-break/><text:tab/><text:tab/>&lt;td class="form"&gt;<text:line-break/><text:tab/><text:tab/><text:tab/>&lt;select name="riscaldamento_tipo" tabindex="22"&gt;<text:line-break/>&lt;option value='' &gt;Seleziona&lt;/option&gt;<text:line-break/>&lt;option value='108' &gt;energia elettrica&lt;/option&gt;<text:line-break/>&lt;option value='109' &gt;gas&lt;/option&gt;<text:line-break/>&lt;option value='110' &gt;gasolio&lt;/option&gt;<text:line-break/>&lt;option value='111' &gt;legna&lt;/option&gt;<text:line-break/>&lt;option value='118' &gt;Metano&lt;/option&gt;<text:line-break/><text:tab/><text:tab/><text:tab/>&lt;/select&gt;<text:line-break/><text:tab/><text:tab/>&lt;/td&gt;<text:line-break/><text:tab/>&lt;/tr&gt;<text:line-break/><text:tab/>&lt;tr&gt;<text:line-break/><text:tab/><text:tab/>&lt;td class="form"&gt;Anno Costruzione/ristrutturazione<text:line-break/><text:tab/><text:tab/><text:line-break/><text:tab/><text:tab/>&lt;/td&gt;<text:line-break/><text:tab/><text:tab/>&lt;td class="form"&gt;<text:line-break/><text:tab/><text:tab/><text:tab/>&lt;select name="anno" tabindex="23"&gt;<text:line-break/><text:tab/><text:tab/><text:tab/><text:tab/>&lt;option value=""&gt;Seleziona&lt;/option&gt;<text:line-break/><text:tab/><text:tab/><text:tab/><text:tab/>&lt;option value="2012" &gt;2012&lt;/option&gt;<text:line-break/><text:tab/><text:tab/><text:tab/><text:tab/>&lt;option value="2011" &gt;2011&lt;/option&gt;<text:line-break/><text:tab/><text:tab/><text:tab/><text:tab/>&lt;option value="2010" &gt;2010&lt;/option&gt;<text:line-break/><text:tab/><text:tab/><text:tab/><text:tab/>&lt;option value="2009" &gt;2009&lt;/option&gt;<text:line-break/><text:tab/><text:tab/><text:tab/><text:tab/>&lt;option value="2008" &gt;2008&lt;/option&gt;<text:line-break/><text:tab/><text:tab/><text:tab/><text:tab/>&lt;option value="2007" &gt;2007&lt;/option&gt;<text:line-break/><text:tab/><text:tab/><text:tab/><text:tab/>&lt;option value="2006" &gt;2006&lt;/option&gt;<text:line-break/><text:tab/><text:tab/><text:tab/><text:tab/>&lt;option value="2005" &gt;2005&lt;/option&gt;<text:line-break/><text:tab/><text:tab/><text:tab/><text:tab/>&lt;option value="2004" &gt;2004&lt;/option&gt;<text:line-break/><text:tab/><text:tab/><text:tab/><text:tab/>&lt;option value="2003" &gt;2003&lt;/option&gt;<text:line-break/><text:tab/><text:tab/><text:tab/><text:tab/>&lt;option value="2002" &gt;2002&lt;/option&gt;<text:line-break/><text:tab/><text:tab/><text:tab/><text:tab/>&lt;option value="2001" &gt;2001&lt;/option&gt;<text:line-break/><text:tab/><text:tab/><text:tab/><text:tab/>&lt;option value="2000" &gt;2000&lt;/option&gt;<text:line-break/><text:soft-page-break/><text:tab/><text:tab/><text:tab/><text:tab/>&lt;option value="1999" &gt;1999&lt;/option&gt;<text:line-break/><text:tab/><text:tab/><text:tab/><text:tab/>&lt;option value="1998" &gt;1998&lt;/option&gt;<text:line-break/><text:tab/><text:tab/><text:tab/><text:tab/>&lt;option value="1997" &gt;1997&lt;/option&gt;<text:line-break/><text:tab/><text:tab/><text:tab/><text:tab/>&lt;option value="1996" &gt;1996&lt;/option&gt;<text:line-break/><text:tab/><text:tab/><text:tab/><text:tab/>&lt;option value="1995" &gt;1995&lt;/option&gt;<text:line-break/><text:tab/><text:tab/><text:tab/><text:tab/>&lt;option value="1994" &gt;1994&lt;/option&gt;<text:line-break/><text:tab/><text:tab/><text:tab/><text:tab/>&lt;option value="1993" &gt;1993&lt;/option&gt;<text:line-break/><text:tab/><text:tab/><text:tab/><text:tab/>&lt;option value="1992" &gt;1992&lt;/option&gt;<text:line-break/><text:tab/><text:tab/><text:tab/><text:tab/>&lt;option value="1991" &gt;1991&lt;/option&gt;<text:line-break/><text:tab/><text:tab/><text:tab/><text:tab/>&lt;option value="1990" &gt;1990&lt;/option&gt;<text:line-break/><text:tab/><text:tab/><text:tab/><text:tab/>&lt;option value="1989" &gt;1989&lt;/option&gt;<text:line-break/><text:tab/><text:tab/><text:tab/><text:tab/>&lt;option value="1988" &gt;1988&lt;/option&gt;<text:line-break/><text:tab/><text:tab/><text:tab/><text:tab/>&lt;option value="1987" &gt;1987&lt;/option&gt;<text:line-break/><text:tab/><text:tab/><text:tab/><text:tab/>&lt;option value="1986" &gt;1986&lt;/option&gt;<text:line-break/><text:tab/><text:tab/><text:tab/><text:tab/>&lt;option value="1985" &gt;1985&lt;/option&gt;<text:line-break/><text:tab/><text:tab/><text:tab/><text:tab/>&lt;option value="1984" &gt;1984&lt;/option&gt;<text:line-break/><text:tab/><text:tab/><text:tab/><text:tab/>&lt;option value="1983" &gt;1983&lt;/option&gt;<text:line-break/><text:tab/><text:tab/><text:tab/><text:tab/>&lt;option value="1982" &gt;1982&lt;/option&gt;<text:line-break/><text:tab/><text:tab/><text:tab/><text:tab/>&lt;option value="1981" &gt;1981&lt;/option&gt;<text:line-break/><text:tab/><text:tab/><text:tab/><text:tab/>&lt;option value="1980" &gt;1980&lt;/option&gt;<text:line-break/><text:tab/><text:tab/><text:tab/><text:tab/>&lt;option value="1979" &gt;1979&lt;/option&gt;<text:line-break/><text:tab/><text:tab/><text:tab/><text:tab/>&lt;option value="1978" &gt;1978&lt;/option&gt;<text:line-break/><text:tab/><text:tab/><text:tab/><text:tab/>&lt;option value="1977" &gt;1977&lt;/option&gt;<text:line-break/><text:tab/><text:tab/><text:tab/><text:tab/>&lt;option value="1976" &gt;1976&lt;/option&gt;<text:line-break/><text:tab/><text:tab/><text:tab/><text:tab/>&lt;option value="1975" &gt;1975&lt;/option&gt;<text:line-break/><text:tab/><text:tab/><text:tab/><text:tab/>&lt;option value="1974" &gt;1974&lt;/option&gt;<text:line-break/><text:tab/><text:tab/><text:tab/><text:tab/>&lt;option value="1973" &gt;1973&lt;/option&gt;<text:line-break/><text:tab/><text:tab/><text:tab/><text:tab/>&lt;option value="1972" &gt;1972&lt;/option&gt;<text:line-break/><text:tab/><text:tab/><text:tab/><text:tab/>&lt;option value="1971" &gt;1971&lt;/option&gt;<text:line-break/><text:tab/><text:tab/><text:tab/><text:tab/>&lt;option value="1970" &gt;1970&lt;/option&gt;<text:line-break/><text:tab/><text:tab/><text:tab/><text:tab/>&lt;option value="1969" &gt;1969&lt;/option&gt;<text:line-break/><text:tab/><text:tab/><text:tab/><text:tab/>&lt;option value="1968" &gt;1968&lt;/option&gt;<text:line-break/><text:tab/><text:tab/><text:tab/><text:tab/>&lt;option value="1967" &gt;1967&lt;/option&gt;<text:line-break/><text:tab/><text:tab/><text:tab/><text:tab/>&lt;option value="1966" &gt;1966&lt;/option&gt;<text:line-break/><text:tab/><text:tab/><text:tab/><text:tab/>&lt;option value="1965" &gt;1965&lt;/option&gt;<text:line-break/><text:tab/><text:tab/><text:tab/><text:tab/>&lt;option value="1964" &gt;1964&lt;/option&gt;<text:line-break/><text:tab/><text:tab/><text:tab/><text:tab/>&lt;option value="1963" &gt;1963&lt;/option&gt;<text:line-break/><text:tab/><text:tab/><text:tab/><text:tab/>&lt;option value="1962" &gt;1962&lt;/option&gt;<text:line-break/><text:tab/><text:tab/><text:tab/><text:tab/>&lt;option value="1961" &gt;1961&lt;/option&gt;<text:line-break/><text:tab/><text:tab/><text:tab/><text:tab/>&lt;option value="1960" &gt;1960&lt;/option&gt;<text:line-break/><text:tab/><text:tab/><text:tab/><text:tab/>&lt;option value="1959" &gt;1959&lt;/option&gt;<text:line-break/><text:tab/><text:tab/><text:tab/><text:tab/>&lt;option value="1958" &gt;1958&lt;/option&gt;<text:line-break/><text:tab/><text:tab/><text:tab/><text:tab/>&lt;option value="1957"</text:p>
      <text:p text:style-name="Standard"><text:s/>&gt;1957&lt;/option&gt;<text:line-break/><text:tab/><text:tab/><text:tab/><text:tab/>&lt;option value="1956" &gt;1956&lt;/option&gt;<text:line-break/><text:tab/><text:tab/><text:tab/><text:tab/>&lt;option value="1955" &gt;1955&lt;/option&gt;<text:line-break/><text:tab/><text:tab/><text:tab/><text:tab/>&lt;option value="1954" &gt;1954&lt;/option&gt;<text:line-break/><text:tab/><text:tab/><text:tab/><text:tab/>&lt;option value="1953" &gt;1953&lt;/option&gt;<text:line-break/><text:tab/><text:tab/><text:tab/><text:tab/>&lt;option value="1952" &gt;1952&lt;/option&gt;<text:line-break/><text:tab/><text:tab/><text:tab/><text:tab/>&lt;option value="1951" &gt;1951&lt;/option&gt;<text:line-break/><text:tab/><text:tab/><text:tab/><text:tab/>&lt;option value="1950" &gt;1950&lt;/option&gt;<text:line-break/><text:tab/><text:tab/><text:tab/><text:tab/>&lt;option value="1949" &gt;1949&lt;/option&gt;<text:line-break/><text:soft-page-break/><text:tab/><text:tab/><text:tab/><text:tab/>&lt;option value="1948" &gt;1948&lt;/option&gt;<text:line-break/><text:tab/><text:tab/><text:tab/><text:tab/>&lt;option value="1947" &gt;1947&lt;/option&gt;<text:line-break/><text:tab/><text:tab/><text:tab/><text:tab/>&lt;option value="1946" &gt;1946&lt;/option&gt;<text:line-break/><text:tab/><text:tab/><text:tab/><text:tab/>&lt;option value="1945" &gt;1945&lt;/option&gt;<text:line-break/><text:tab/><text:tab/><text:tab/><text:tab/>&lt;option value="1944" &gt;1944&lt;/option&gt;<text:line-break/><text:tab/><text:tab/><text:tab/><text:tab/>&lt;option value="1943" &gt;1943&lt;/option&gt;<text:line-break/><text:tab/><text:tab/><text:tab/><text:tab/>&lt;option value="1942" &gt;1942&lt;/option&gt;<text:line-break/><text:tab/><text:tab/><text:tab/><text:tab/>&lt;option value="1941" &gt;1941&lt;/option&gt;<text:line-break/><text:tab/><text:tab/><text:tab/><text:tab/>&lt;option value="1940" &gt;1940&lt;/option&gt;<text:line-break/><text:tab/><text:tab/><text:tab/><text:tab/>&lt;option value="1939" &gt;1939&lt;/option&gt;<text:line-break/><text:tab/><text:tab/><text:tab/><text:tab/>&lt;option value="1938" &gt;1938&lt;/option&gt;<text:line-break/><text:tab/><text:tab/><text:tab/><text:tab/>&lt;option value="1937" &gt;1937&lt;/option&gt;<text:line-break/><text:tab/><text:tab/><text:tab/><text:tab/>&lt;option value="1936" &gt;1936&lt;/option&gt;<text:line-break/><text:tab/><text:tab/><text:tab/><text:tab/>&lt;option value="1935" &gt;1935&lt;/option&gt;<text:line-break/><text:tab/><text:tab/><text:tab/><text:tab/>&lt;option value="1934" &gt;1934&lt;/option&gt;<text:line-break/><text:tab/><text:tab/><text:tab/><text:tab/>&lt;option value="1933" &gt;1933&lt;/option&gt;<text:line-break/><text:tab/><text:tab/><text:tab/><text:tab/>&lt;option value="1932" &gt;1932&lt;/option&gt;<text:line-break/><text:tab/><text:tab/><text:tab/><text:tab/>&lt;option value="1931" &gt;1931&lt;/option&gt;<text:line-break/><text:tab/><text:tab/><text:tab/><text:tab/>&lt;option value="1930" &gt;1930&lt;/option&gt;<text:line-break/>&lt;option value="1929"&gt;Ante 1930&lt;/option&gt;<text:tab/><text:tab/><text:tab/>&lt;/select&gt;<text:line-break/><text:tab/><text:tab/>&lt;/td&gt;<text:line-break/><text:tab/>&lt;/tr&gt;<text:line-break/><text:tab/>&lt;tr&gt;<text:line-break/><text:tab/><text:tab/>&lt;td class="form"&gt;Spese condominiali&lt;/td&gt;<text:line-break/><text:tab/><text:tab/>&lt;td class="form"&gt;&lt;input type="text" size="20" name="spese_condominiali" value="" tabindex="24"&gt;&lt;/td&gt;<text:line-break/><text:tab/>&lt;/tr&gt;<text:line-break/><text:tab/>&lt;tr&gt;<text:line-break/><text:tab/><text:tab/>&lt;td class="form"&gt;Stato al rogito<text:line-break/><text:tab/><text:tab/>&lt;/td&gt;<text:line-break/><text:tab/><text:tab/>&lt;td class="form"&gt;<text:line-break/><text:tab/><text:tab/><text:tab/>&lt;select name="stato_rogito" tabindex="25"&gt;<text:line-break/>&lt;option value='' &gt;Seleziona&lt;/option&gt;<text:line-break/>&lt;option value='112' &gt;Occupato&lt;/option&gt;<text:line-break/>&lt;option value='113' &gt;Libero&lt;/option&gt;<text:line-break/>&lt;option value='114' &gt;Nuda propriet&amp;agrave;&lt;/option&gt;<text:line-break/>&lt;option value='115' &gt;Affittato&lt;/option&gt;<text:line-break/><text:tab/><text:tab/><text:tab/>&lt;/select&gt;<text:line-break/><text:tab/><text:tab/>&lt;/td&gt;<text:line-break/><text:tab/>&lt;/tr&gt;<text:line-break/><text:tab/>&lt;tr&gt;<text:line-break/><text:tab/><text:tab/>&lt;td class="form"&gt;Orientamento&lt;/td&gt;<text:line-break/><text:tab/><text:tab/>&lt;td class="form"&gt;&lt;input type="text" size="20" name="orientamento" value="" tabindex="26"&gt;&lt;/td&gt;<text:line-break/><text:tab/>&lt;/tr&gt;<text:line-break/><text:tab/>&lt;tr&gt;<text:line-break/><text:tab/><text:tab/>&lt;td class="form"&gt;Tipologia giardino<text:line-break/><text:tab/><text:tab/><text:line-break/><text:line-break/><text:tab/><text:tab/>&lt;/td&gt;<text:line-break/><text:tab/><text:tab/>&lt;td class="form"&gt;<text:line-break/><text:tab/><text:tab/><text:tab/>&lt;select name="tipologia_giardino"&gt;<text:line-break/><text:soft-page-break/><text:tab/><text:tab/><text:tab/><text:tab/>&lt;option value=""&gt;Seleziona&lt;/option&gt;<text:line-break/><text:tab/><text:tab/><text:tab/><text:tab/>&lt;option value="116" &gt;Privato&lt;/option&gt;<text:line-break/><text:tab/><text:tab/><text:tab/><text:tab/>&lt;option value="117" &gt;Condominiale&lt;/option&gt;<text:line-break/><text:tab/><text:tab/><text:tab/>&lt;/select&gt;<text:line-break/><text:tab/><text:tab/>&lt;/td&gt;<text:line-break/><text:tab/>&lt;/tr&gt;<text:line-break/><text:tab/>&lt;tr&gt;<text:line-break/><text:tab/><text:tab/>&lt;td class="form"&gt;Scoperto mq<text:line-break/><text:tab/><text:tab/>&lt;/td&gt;<text:line-break/><text:tab/><text:tab/>&lt;td class="form"&gt;&lt;input type="text" size="10" name="scoperto" <text:s/>value="" tabindex="27"&gt;&lt;/td&gt;<text:line-break/><text:tab/>&lt;/tr&gt;<text:line-break/><text:tab/>&lt;tr&gt;<text:line-break/><text:tab/><text:tab/>&lt;td class="form"&gt;Classe energetica<text:line-break/><text:tab/><text:tab/>&lt;/td&gt;<text:line-break/><text:tab/><text:tab/>&lt;td class="form"&gt;<text:line-break/><text:tab/><text:tab/><text:tab/>&lt;select name="classe_energetica" tabindex="28"&gt;<text:line-break/>&lt;option value='' &gt;Seleziona&lt;/option&gt;<text:line-break/>&lt;option value='122' &gt;A+&lt;/option&gt;<text:line-break/>&lt;option value='123' &gt;A&lt;/option&gt;<text:line-break/>&lt;option value='124' &gt;B&lt;/option&gt;<text:line-break/>&lt;option value='125' &gt;C&lt;/option&gt;<text:line-break/>&lt;option value='126' &gt;D&lt;/option&gt;<text:line-break/>&lt;option value='127' &gt;E&lt;/option&gt;<text:line-break/>&lt;option value='128' &gt;F&lt;/option&gt;<text:line-break/>&lt;option value='129' &gt;G&lt;/option&gt;<text:line-break/>&lt;option value='130' &gt;NS&lt;/option&gt;<text:line-break/><text:tab/><text:tab/><text:tab/>&lt;/select&gt;<text:line-break/><text:tab/><text:tab/><text:tab/>&lt;a href="#" class="hintanchor" onMouseover="showhint('Non sono soggetti all\'obbligo:&lt;br&gt;-i fabbricati industriali, artigianali e agricoli non residenziali quando gli ambienti sono mantenuti a temperatura controllata o climatizzati per esigenze del processo produttivo;&lt;br&gt;-i fabbricati industriali, artigianali, agricoli e relative pertinenze qualora gli ambienti siano mantenuti a temperatura controllata o climatizzati utilizzando reflui energetici del processo produttivo non altrimenti recuperabili;&lt;br&gt;-gli edifici e le unit&amp;agrave; immobiliari prive di impianto termico o di uno dei suoi sottosistemi necessari alla climatizzazione invernale;&lt;br&gt;-le locazioni di immobili per una durata massima di 30 giorni.&lt;br&gt;In questi casi selezionare la voce NS (immobile non soggetto all\'obbligo di certificazione).', this, event, '250px')"&gt;[?]&lt;/a&gt;<text:line-break/><text:tab/><text:tab/>&lt;/td&gt;<text:line-break/><text:tab/>&lt;/tr&gt;<text:line-break/><text:tab/>&lt;tr&gt;<text:line-break/><text:tab/><text:tab/>&lt;td class="form"&gt;IPE/EPH <text:s/>&lt;span style='font-size:9px;letter-spacing:1px;'&gt;(es: 110.26)&lt;/span&gt;<text:line-break/><text:tab/><text:tab/>&lt;/td&gt;<text:line-break/><text:tab/><text:tab/>&lt;td class="form"&gt;<text:line-break/><text:tab/><text:tab/><text:tab/>&lt;div style="width:195px;"&gt;<text:line-break/><text:tab/><text:tab/><text:tab/><text:tab/>&lt;div style="float:left;width:80px;"&gt;&lt;input type="text" size="10" name="ipe" <text:s/>value="" tabindex="29"&gt;&lt;/div&gt;<text:line-break/><text:tab/><text:tab/><text:tab/><text:tab/>&lt;div id='misura_ipe' style="float:right;margin-left:10px;margin-top:6px;width:100px"&gt;&lt;/div&gt;<text:line-break/><text:tab/><text:tab/><text:tab/>&lt;/div&gt;<text:line-break/><text:tab/><text:tab/>&lt;/td&gt;<text:line-break/><text:tab/>&lt;/tr&gt;<text:line-break/><text:soft-page-break/><text:tab/>&lt;script&gt;misura_ipe('')&lt;/script&gt;<text:line-break/><text:tab/>&lt;tr&gt;<text:line-break/><text:tab/><text:tab/>&lt;td class="form"&gt;Descrizione per web<text:line-break/><text:tab/><text:tab/>&lt;/td&gt;<text:line-break/><text:tab/><text:tab/>&lt;td class="form"&gt;&lt;textarea name="descrizione" cols="40" rows="10" tabindex="30"&gt;&lt;/textarea&gt;&lt;/td&gt;<text:line-break/><text:tab/>&lt;/tr&gt;<text:line-break/><text:tab/>&lt;tr&gt;<text:line-break/><text:tab/><text:tab/>&lt;td class="form"&gt;Note interne agenzia &lt;br&gt;&lt;span style="font-size:10px;"&gt;(questo testo &amp;egrave; visibile solo in questa pagina, non viene visualizzato sul sito)&lt;/span&gt;<text:line-break/><text:tab/><text:tab/>&lt;/td&gt;<text:line-break/><text:tab/><text:tab/>&lt;td class="form"&gt;&lt;textarea name="note_interne_agenzia" cols="40" rows="10" tabindex="31"&gt;&lt;/textarea&gt;&lt;/td&gt;<text:line-break/><text:tab/>&lt;/tr&gt;<text:line-break/><text:tab/>&lt;tr&gt;<text:line-break/><text:tab/><text:tab/>&lt;td class="form"&gt;Vuoi che questo annuncio compaia su internet?&lt;/td&gt;<text:line-break/><text:tab/><text:tab/>&lt;td class="form"&gt;<text:line-break/><text:tab/><text:tab/><text:tab/>&lt;input type="radio" <text:s/>name="attivo" value="1" <text:s/>checked tabindex="32"&gt; SI&lt;br /&gt;<text:line-break/><text:tab/><text:tab/><text:tab/>&lt;input type="radio" <text:s/>name="attivo" value="0" <text:s/>tabindex="33"&gt; NO<text:line-break/><text:tab/><text:tab/>&lt;/td&gt;<text:line-break/><text:tab/>&lt;/tr&gt;<text:line-break/><text:line-break/><text:tab/>&lt;!-- <text:s/>OPTIONAL --&gt;<text:line-break/><text:tab/>&lt;tr&gt;<text:line-break/><text:tab/><text:tab/>&lt;td class="form" colspan="10"&gt;<text:line-break/><text:tab/><text:tab/><text:tab/>&lt;a href="#optional" onClick="optional()" class="link03"&gt;+ Optional&lt;/a&gt;<text:line-break/><text:tab/><text:tab/><text:tab/>&lt;div id="div_optional" class="galleria_fotografica"&gt;<text:line-break/><text:tab/><text:tab/><text:tab/><text:tab/>&lt;table class="optional" cellpadding="1" cellspacing="1"&gt;<text:line-break/><text:tab/><text:tab/><text:tab/><text:tab/><text:tab/>&lt;tr&gt;<text:line-break/><text:tab/><text:tab/><text:tab/><text:tab/><text:tab/><text:tab/>&lt;td class="optional"&gt;ascensore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ascensore" value="1" <text:s/>tabindex="34"&gt; - &lt;input type="radio" name="opt_ascensore" value="0" <text:s/>checked tabindex="35"&gt; No&lt;/td&gt;<text:line-break/><text:tab/><text:tab/><text:tab/><text:tab/><text:tab/><text:line-break/><text:tab/><text:tab/><text:tab/><text:tab/><text:tab/><text:tab/>&lt;td class="optional"&gt;servizi disabili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servizi_disabili" value="1" <text:s/>tabindex="36"&gt; - &lt;input type="radio" name="opt_servizi_disabili" value="0" <text:s/>checked tabindex="37"&gt; No&lt;/td&gt;<text:line-break/><text:tab/><text:tab/><text:tab/><text:tab/><text:tab/><text:line-break/><text:tab/><text:tab/><text:tab/><text:tab/><text:tab/><text:tab/>&lt;td class="optional"&gt;angolo cottur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angolo_cottura" value="1" <text:s/>tabindex="38"&gt; - &lt;input type="radio" name="opt_angolo_cottura" value="0" <text:s/>checked tabindex="39"&gt; No&lt;/td&gt;<text:line-break/><text:tab/><text:tab/><text:tab/><text:tab/><text:tab/><text:line-break/>&lt;/tr&gt;&lt;tr&gt;<text:tab/><text:tab/><text:tab/><text:tab/><text:tab/><text:tab/>&lt;td class="optional"&gt;satellite:<text:line-break/><text:soft-pag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satellite" value="1" <text:s/>tabindex="40"&gt; - &lt;input type="radio" name="opt_satellite" value="0" <text:s/>checked tabindex="41"&gt; No&lt;/td&gt;<text:line-break/><text:tab/><text:tab/><text:tab/><text:tab/><text:tab/><text:line-break/><text:tab/><text:tab/><text:tab/><text:tab/><text:tab/><text:tab/>&lt;td class="optional"&gt;arredat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arredato" value="1" <text:s/>tabindex="42"&gt; - &lt;input type="radio" name="opt_arredato" value="0" <text:s/>checked tabindex="43"&gt; No&lt;/td&gt;<text:line-break/><text:tab/><text:tab/><text:tab/><text:tab/><text:tab/><text:line-break/><text:tab/><text:tab/><text:tab/><text:tab/><text:tab/><text:tab/>&lt;td class="optional"&gt;bagno con vasc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bagno_con_vasca" value="1" <text:s/>tabindex="44"&gt; - &lt;input type="radio" name="opt_bagno_con_vasca" value="0" <text:s/>checked tabindex="45"&gt; No&lt;/td&gt;<text:line-break/><text:tab/><text:tab/><text:tab/><text:tab/><text:tab/><text:line-break/>&lt;/tr&gt;&lt;tr&gt;<text:tab/><text:tab/><text:tab/><text:tab/><text:tab/><text:tab/>&lt;td class="optional"&gt;caminett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caminetto" value="1" <text:s/>tabindex="46"&gt; - &lt;input type="radio" name="opt_caminetto" value="0" <text:s/>checked tabindex="47"&gt; No&lt;/td&gt;<text:line-break/><text:tab/><text:tab/><text:tab/><text:tab/><text:tab/><text:line-break/><text:tab/><text:tab/><text:tab/><text:tab/><text:tab/><text:tab/>&lt;td class="optional"&gt;cantin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cantina" value="1" <text:s/>tabindex="48"&gt; - &lt;input type="radio" name="opt_cantina" value="0" <text:s/>checked tabindex="49"&gt; No&lt;/td&gt;<text:line-break/><text:tab/><text:tab/><text:tab/><text:tab/><text:tab/><text:line-break/><text:tab/><text:tab/><text:tab/><text:tab/><text:tab/><text:tab/>&lt;td class="optional"&gt;cassaforte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cassaforte" value="1" <text:s/>tabindex="50"&gt; - &lt;input type="radio" name="opt_cassaforte" value="0" <text:s/>checked tabindex="51"&gt; No&lt;/td&gt;<text:line-break/><text:tab/><text:tab/><text:tab/><text:tab/><text:tab/><text:line-break/>&lt;/tr&gt;&lt;tr&gt;<text:tab/><text:tab/><text:tab/><text:tab/><text:tab/><text:tab/>&lt;td class="optional"&gt;climatizzatore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climatizzatore" value="1" <text:s/>tabindex="52"&gt; - &lt;input type="radio" name="opt_climatizzatore" value="0" <text:s/>checked tabindex="53"&gt; No&lt;/td&gt;<text:line-break/><text:tab/><text:tab/><text:tab/><text:tab/><text:tab/><text:line-break/><text:tab/><text:tab/><text:tab/><text:tab/><text:tab/><text:tab/>&lt;td class="optional"&gt;cucina vivibile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<text:soft-page-break/>name="opt_cucina_vivibile" value="1" <text:s/>tabindex="54"&gt; - &lt;input type="radio" name="opt_cucina_vivibile" value="0" <text:s/>checked tabindex="55"&gt; No&lt;/td&gt;<text:line-break/><text:tab/><text:tab/><text:tab/><text:tab/><text:tab/><text:line-break/><text:tab/><text:tab/><text:tab/><text:tab/><text:tab/><text:tab/>&lt;td class="optional"&gt;idromassaggi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idromassaggio" value="1" <text:s/>tabindex="56"&gt; - &lt;input type="radio" name="opt_idromassaggio" value="0" <text:s/>checked tabindex="57"&gt; No&lt;/td&gt;<text:line-break/><text:tab/><text:tab/><text:tab/><text:tab/><text:tab/><text:line-break/>&lt;/tr&gt;&lt;tr&gt;<text:tab/><text:tab/><text:tab/><text:tab/><text:tab/><text:tab/>&lt;td class="optional"&gt;allarme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allarme" value="1" <text:s/>tabindex="58"&gt; - &lt;input type="radio" name="opt_allarme" value="0" <text:s/>checked tabindex="59"&gt; No&lt;/td&gt;<text:line-break/><text:tab/><text:tab/><text:tab/><text:tab/><text:tab/><text:line-break/><text:tab/><text:tab/><text:tab/><text:tab/><text:tab/><text:tab/>&lt;td class="optional"&gt;lavanderi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lavanderia" value="1" <text:s/>tabindex="60"&gt; - &lt;input type="radio" name="opt_lavanderia" value="0" <text:s/>checked tabindex="61"&gt; No&lt;/td&gt;<text:line-break/><text:tab/><text:tab/><text:tab/><text:tab/><text:tab/><text:line-break/><text:tab/><text:tab/><text:tab/><text:tab/><text:tab/><text:tab/>&lt;td class="optional"&gt;mansard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mansarda" value="1" <text:s/>tabindex="62"&gt; - &lt;input type="radio" name="opt_mansarda" value="0" <text:s/>checked tabindex="63"&gt; No&lt;/td&gt;<text:line-break/><text:tab/><text:tab/><text:tab/><text:tab/><text:tab/><text:line-break/>&lt;/tr&gt;&lt;tr&gt;<text:tab/><text:tab/><text:tab/><text:tab/><text:tab/><text:tab/>&lt;td class="optional"&gt;fotovoltaic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fotovoltaico" value="1" <text:s/>tabindex="64"&gt; - &lt;input type="radio" name="opt_fotovoltaico" value="0" <text:s/>checked tabindex="65"&gt; No&lt;/td&gt;<text:line-break/><text:tab/><text:tab/><text:tab/><text:tab/><text:tab/><text:line-break/><text:tab/><text:tab/><text:tab/><text:tab/><text:tab/><text:tab/>&lt;td class="optional"&gt;pannelli solari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pannelli_solari" value="1" <text:s/>tabindex="66"&gt; - &lt;input type="radio" name="opt_pannelli_solari" value="0" <text:s/>checked tabindex="67"&gt; No&lt;/td&gt;<text:line-break/><text:tab/><text:tab/><text:tab/><text:tab/><text:tab/><text:line-break/><text:tab/><text:tab/><text:tab/><text:tab/><text:tab/><text:tab/>&lt;td class="optional"&gt;piscin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piscina" value="1" <text:s/>tabindex="68"&gt; - &lt;input type="radio" name="opt_piscina" value="0" <text:s/>checked tabindex="69"&gt; No&lt;/td&gt;<text:line-break/><text:tab/><text:tab/><text:tab/><text:tab/><text:tab/><text:line-break/><text:soft-page-break/>&lt;/tr&gt;&lt;tr&gt;<text:tab/><text:tab/><text:tab/><text:tab/><text:tab/><text:tab/>&lt;td class="optional"&gt;porta blindat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porta_blindata" value="1" <text:s/>tabindex="70"&gt; - &lt;input type="radio" name="opt_porta_blindata" value="0" <text:s/>checked tabindex="71"&gt;</text:p>
      <text:p text:style-name="Standard"><text:s/>No&lt;/td&gt;<text:line-break/><text:tab/><text:tab/><text:tab/><text:tab/><text:tab/><text:line-break/><text:tab/><text:tab/><text:tab/><text:tab/><text:tab/><text:tab/>&lt;td class="optional"&gt;possibilita animali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possibilita_animali" value="1" <text:s/>tabindex="72"&gt; - &lt;input type="radio" name="opt_possibilita_animali" value="0" <text:s/>checked tabindex="73"&gt; No&lt;/td&gt;<text:line-break/><text:tab/><text:tab/><text:tab/><text:tab/><text:tab/><text:line-break/><text:tab/><text:tab/><text:tab/><text:tab/><text:tab/><text:tab/>&lt;td class="optional"&gt;ripostigli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ripostiglio" value="1" <text:s/>tabindex="74"&gt; - &lt;input type="radio" name="opt_ripostiglio" value="0" <text:s/>checked tabindex="75"&gt; No&lt;/td&gt;<text:line-break/><text:tab/><text:tab/><text:tab/><text:tab/><text:tab/><text:line-break/>&lt;/tr&gt;&lt;tr&gt;<text:tab/><text:tab/><text:tab/><text:tab/><text:tab/><text:tab/>&lt;td class="optional"&gt;riscaldamento paviment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riscaldamento_pavimento" value="1" <text:s/>tabindex="76"&gt; - &lt;input type="radio" name="opt_riscaldamento_pavimento" value="0" <text:s/>checked tabindex="77"&gt; No&lt;/td&gt;<text:line-break/><text:tab/><text:tab/><text:tab/><text:tab/><text:tab/><text:line-break/><text:tab/><text:tab/><text:tab/><text:tab/><text:tab/><text:tab/>&lt;td class="optional"&gt;saun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sauna" value="1" <text:s/>tabindex="78"&gt; - &lt;input type="radio" name="opt_sauna" value="0" <text:s/>checked tabindex="79"&gt; No&lt;/td&gt;<text:line-break/><text:tab/><text:tab/><text:tab/><text:tab/><text:tab/><text:line-break/><text:tab/><text:tab/><text:tab/><text:tab/><text:tab/><text:tab/>&lt;td class="optional"&gt;tavern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taverna" value="1" <text:s/>tabindex="80"&gt; - &lt;input type="radio" name="opt_taverna" value="0" <text:s/>checked tabindex="81"&gt; No&lt;/td&gt;<text:line-break/><text:tab/><text:tab/><text:tab/><text:tab/><text:tab/><text:line-break/>&lt;/tr&gt;&lt;tr&gt;<text:tab/><text:tab/><text:tab/><text:tab/><text:tab/><text:tab/>&lt;td class="optional"&gt;terra cielo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terra_cielo" value="1" <text:s/>tabindex="82"&gt; - &lt;input type="radio" name="opt_terra_cielo" value="0" <text:s/>checked tabindex="83"&gt; No&lt;/td&gt;<text:line-break/><text:tab/><text:tab/><text:tab/><text:tab/><text:tab/><text:line-break/><text:tab/><text:tab/><text:tab/><text:tab/><text:tab/><text:tab/>&lt;td class="optional"&gt;travi:<text:line-break/><text:tab/><text:tab/><text:tab/><text:tab/><text:tab/><text:tab/><text:line-break/><text:soft-page-break/><text:tab/><text:tab/><text:tab/><text:tab/><text:tab/><text:tab/>&lt;/td&gt;<text:line-break/><text:tab/><text:tab/><text:tab/><text:tab/><text:tab/><text:tab/>&lt;td class="optional"&gt;S&amp;igrave; &lt;input type="radio" name="opt_travi" value="1" <text:s/>tabindex="84"&gt; - &lt;input type="radio" name="opt_travi" value="0" <text:s/>checked tabindex="85"&gt; No&lt;/td&gt;<text:line-break/><text:tab/><text:tab/><text:tab/><text:tab/><text:tab/><text:line-break/><text:tab/><text:tab/><text:tab/><text:tab/><text:tab/><text:tab/>&lt;td class="optional"&gt;vista panoramic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vista_panoramica" value="1" <text:s/>tabindex="86"&gt; - &lt;input type="radio" name="opt_vista_panoramica" value="0" <text:s/>checked tabindex="87"&gt; No&lt;/td&gt;<text:line-break/><text:tab/><text:tab/><text:tab/><text:tab/><text:tab/><text:line-break/>&lt;/tr&gt;&lt;tr&gt;<text:tab/><text:tab/><text:tab/><text:tab/><text:tab/><text:tab/>&lt;td class="optional"&gt;in campagna:<text:line-break/><text:tab/><text:tab/><text:tab/><text:tab/><text:tab/><text:tab/><text:line-break/><text:tab/><text:tab/><text:tab/><text:tab/><text:tab/><text:tab/>&lt;/td&gt;<text:line-break/><text:tab/><text:tab/><text:tab/><text:tab/><text:tab/><text:tab/>&lt;td class="optional"&gt;S&amp;igrave; &lt;input type="radio" name="opt_in_campagna" value="1" <text:s/>tabindex="88"&gt; - &lt;input type="radio" name="opt_in_campagna" value="0" <text:s/>checked tabindex="89"&gt; No&lt;/td&gt;<text:line-break/><text:tab/><text:tab/><text:tab/><text:tab/><text:tab/><text:line-break/><text:tab/><text:tab/><text:tab/><text:tab/>&lt;/table&gt;<text:line-break/><text:tab/><text:tab/><text:tab/>&lt;/div&gt;<text:line-break/><text:tab/><text:tab/><text:tab/>&lt;input type="hidden" name="optional_valore" value="0"&gt;<text:line-break/><text:tab/><text:tab/><text:tab/>&lt;script&gt;$nascondi('div_optional');&lt;/script&gt;<text:line-break/><text:tab/><text:tab/>&lt;/td&gt;<text:line-break/><text:tab/>&lt;/tr&gt;<text:line-break/><text:tab/>&lt;tr&gt;<text:line-break/><text:tab/><text:tab/>&lt;td colspan="10" class="form" style="width:100%;text-align:center;"&gt;<text:line-break/><text:tab/><text:tab/><text:tab/>&lt;input type="button" name="Salva annuncio" value="Salva annuncio" id="salva" class="invia" onClick="controllo_utente('0','0');"&gt;<text:line-break/><text:tab/><text:tab/>&lt;/td&gt;<text:line-break/><text:tab/>&lt;/tr&gt;<text:line-break/>&lt;/table&gt;<text:line-break/>&lt;/form&gt;<text:tab/><text:tab/>&lt;/td&gt;<text:line-break/><text:tab/>&lt;/tr&gt;<text:line-break/>&lt;/td&gt;<text:line-break/><text:tab/>&lt;/tr&gt;<text:line-break/>&lt;/table&gt;<text:line-break/>&lt;div class="copyright"&gt;<text:line-break/><text:tab/>&amp;nbsp;&amp;nbsp;Copyright&amp;copy; 2012 - Case24.it - All rights reserved<text:line-break/>&lt;/div&gt;<text:line-break/>&lt;!-- Histats.com <text:s/>START (hidden counter)--&gt;<text:line-break/>&lt;script type="text/javascript"&gt;document.write(unescape("%3Cscript src=%27http://s10.histats.com/js15.js%27 type=%27text/javascript%27%3E%3C/script%3E"));&lt;/script&gt;<text:line-break/>&lt;a href="http://www.histats.com" target="_blank" title="statistiche accessi" &gt;&lt;script <text:s/>type="text/javascript" &gt;<text:line-break/>try {Histats.start(1,1468241,4,0,0,0,"");<text:line-break/>Histats.track_hits();} catch(err){};<text:line-break/>&lt;/script&gt;&lt;/a&gt;<text:line-break/>&lt;noscript&gt;&lt;a href="http://www.histats.com" target="_blank"&gt;&lt;img <text:s/>src="http://sstatic1.histats.com/0.gif?1468241&amp;101" alt="statistiche accessi" border="0"&gt;&lt;/a&gt;&lt;/noscript&gt;<text:line-break/><text:soft-page-break/>&lt;!-- Histats.com <text:s/>END <text:s/>--&gt;&lt;p style='color:#ffffff;'&gt;eseguito in 4.2369778156281 secondi&lt;/p&gt;<text:tab/>&lt;/body&gt;<text:line-break/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ST /area_clienti/include/upload_foto.php?i=0&amp;codice_cliente=1340103900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include/upload_foto.php?i=0&amp;codice_cliente=1340103900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70700; HstCmu1468241=1352667871123; HstPn1468241=3; HstPt1468241=94; HstCnv1468241=7; HstCns1468241=14; PHPSESSID=89ge7598qi4vciup6si6doh722; __utmb=158098472.6.10.1352667612; __utmc=158098472</text:p>
      <text:p text:style-name="Standard"/>
      <text:p text:style-name="Standard"/>
      <text:p text:style-name="Standard">HTTP/1.1 200 OK</text:p>
      <text:p text:style-name="Standard">Date: Sun, 11 Nov 2012 21:07:39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1810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image_0 <text:s/><text:span text:style-name="Source_20_Text">ÿØÿà�JFIF��`�`��ÿí.Photoshop 3.0�8BIMí</text:span> </text:p>
      <text:p text:style-name="Standard"/>
      <text:p text:style-name="Standard"/>
      <text:p text:style-name="Standard"/>
      <text:p text:style-name="Standard">&lt;script&gt;window.parent.document.formAnnuncio.foto_tmp_0.value='0_1352668066.1724.jpg';<text:line-break/>if(window.parent.document.getElementById("immagine_foto_0"))<text:line-break/>{<text:line-break/><text:tab/>window.parent.document.getElementById("immagine_foto_0").style.display='none';<text:line-break/>}<text:line-break/>window.parent.document.getElementById("caricamento_0").style.display='none';<text:line-break/>if(window.parent.document.getElementById("bottone_foto_0"))<text:line-break/>{<text:line-break/><text:tab/>window.parent.document.getElementById("bottone_foto_0").style.display='none';<text:line-break/>}<text:line-break/>window.parent.document.getElementById("anteprima_foto_0").innerHTML="&lt;img src='../dynamic_img/1340103900/temp/0_1352668066.1724.jpg' style='height:80px;'&gt;";<text:line-break/>window.parent.document.getElementById("anteprima_foto_0").style.display='block';<text:line-break/>window.parent.document.getElementById("salva").disabled=false;window.parent.document.getElementById("salva").className="invia";window.parent.document.getElementById("salva").value="Salva annuncio";&lt;/script&gt;&lt;script language="javascript"&gt;<text:line-break/>function upload()<text:line-break/><text:soft-page-break/>{<text:line-break/><text:tab/>window.parent.document.getElementById("salva").disabled=true;<text:line-break/><text:tab/>window.parent.document.getElementById("salva").className="invia06";<text:line-break/><text:tab/>window.parent.document.getElementById("salva").value="Caricamento foto in corso...";<text:line-break/><text:tab/>if(window.parent.document.getElementById("immagine_foto_0"))<text:line-break/><text:tab/>{<text:line-break/><text:tab/><text:tab/>window.parent.document.getElementById("immagine_foto_0").style.display='none';<text:line-break/><text:tab/>}<text:line-break/><text:tab/>window.parent.document.getElementById("anteprima_foto_0").style.display='none';<text:line-break/><text:tab/>window.parent.document.getElementById("caricamento_0").innerHTML="&lt;img src='images/indicator.gif'&gt;";<text:line-break/><text:tab/>window.parent.document.getElementById("caricamento_0").style.display='block';<text:line-break/><text:tab/>document.iform.submit();<text:line-break/>}<text:line-break/>&lt;/script&gt;<text:line-break/><text:line-break/>&lt;form name="iform" action="" method="post" enctype="multipart/form-data" style="margin:0"&gt;<text:line-break/>&lt;input id="file" type="file" name="image_0" onchange="upload()" style="width:400px;" size="60" /&gt;<text:line-break/>&lt;/form&gt;</text:p>
      <text:p text:style-name="Standard"/>
      <text:p text:style-name="P1">POST /area_clienti/include/upload_foto.php?i=1&amp;codice_cliente=1340103900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include/upload_foto.php?i=1&amp;codice_cliente=1340103900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70700; HstCmu1468241=1352667871123; HstPn1468241=3; HstPt1468241=94; HstCnv1468241=7; HstCns1468241=14; PHPSESSID=89ge7598qi4vciup6si6doh722; __utmb=158098472.6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10:19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1959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image_1 <text:span text:style-name="Source_20_Text">ÿØÿà�JFIF�,,��ÿí LPhotoshop 3.0�8BIMí</text:span> </text:p>
      <text:p text:style-name="Standard"/>
      <text:p text:style-name="Standard"/>
      <text:p text:style-name="Standard">&lt;script&gt;window.parent.document.formAnnuncio.foto_tmp_1.value='1_1352668224.8038.jpg';<text:line-break/>if(window.parent.document.getElementById("immagine_foto_1"))<text:line-break/>{<text:line-break/><text:tab/>window.parent.document.getElementById("immagine_foto_1").style.display='none';<text:line-break/>}<text:line-break/>window.parent.document.getElementById("caricamento_1").style.display='none';<text:line-break/>if(window.parent.document.getElementById("bottone_foto_1"))<text:line-break/>{<text:line-break/><text:tab/>window.parent.document.getElementById("bottone_foto_1").style.display='none';<text:line-break/>}<text:line-break/>if(window.parent.document.getElementById("seleziona_prima_1"))<text:line-break/>{<text:line-break/><text:tab/>window.parent.document.getElementById("seleziona_prima_1").style.display='none';<text:line-break/>}<text:line-break/>window.parent.document.getElementById("anteprima_foto_1").innerHTML="&lt;img src='../dynamic_img/1340103900/temp/1_1352668224.8038.jpg' style='height:80px;'&gt;";<text:line-break/>window.parent.document.getElementById("anteprima_foto_1").style.display='block';<text:line-break/><text:soft-page-break/>window.parent.document.getElementById("salva").disabled=false;window.parent.document.getElementById("salva").className="invia";window.parent.document.getElementById("salva").value="Salva annuncio";&lt;/script&gt;&lt;script language="javascript"&gt;<text:line-break/>function upload()<text:line-break/>{<text:line-break/><text:tab/>window.parent.document.getElementById("salva").disabled=true;<text:line-break/><text:tab/>window.parent.document.getElementById("salva").className="invia06";<text:line-break/><text:tab/>window.parent.document.getElementById("salva").value="Caricamento foto in corso...";<text:line-break/><text:tab/>if(window.parent.document.getElementById("immagine_foto_1"))<text:line-break/><text:tab/>{<text:line-break/><text:tab/><text:tab/>window.parent.document.getElementById("immagine_foto_1").style.display='none';<text:line-break/><text:tab/>}<text:line-break/><text:tab/>window.parent.document.getElementById("anteprima_foto_1").style.display='none';<text:line-break/><text:tab/>window.parent.document.getElementById("caricamento_1").innerHTML="&lt;img src='images/indicator.gif'&gt;";<text:line-break/><text:tab/>window.parent.document.getElementById("caricamento_1").style.display='block';<text:line-break/><text:tab/>document.iform.submit();<text:line-break/>}<text:line-break/>&lt;/script&gt;<text:line-break/><text:line-break/>&lt;form name="iform" action="" method="post" enctype="multipart/form-data" style="margin:0"&gt;<text:line-break/>&lt;input id="file" type="file" name="image_1" onchange="upload()" style="width:400px;" size="60" /&gt;<text:line-break/>&lt;/form&gt;</text:p>
      <text:p text:style-name="Standard"/>
      <text:p text:style-name="P1">GET /area_clienti/include/ajax.php?funzione=select_geografico&amp;etichetta=denominazione_comune&amp;zona=X&amp;valore_etichetta=030&amp;valore_selezionato=&amp;tabindex=3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annunci.php?pagina=1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70700; HstCmu1468241=1352667871123; HstPn1468241=3; HstPt1468241=94; HstCnv1468241=7; HstCns1468241=14; PHPSESSID=89ge7598qi4vciup6si6doh722; __utmb=158098472.6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11:53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6110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&lt;select name='codice_comune_inserzione' class='seleziona' onchange="select_zone('',this.value, '4');"&gt;&lt;option value=''&gt;Seleziona Comune...&lt;/option&gt;&lt;option value='030001' &gt;Aiello del Friuli&lt;/option&gt;&lt;option value='030002' &gt;Amaro&lt;/option&gt;&lt;option value='030003' &gt;Ampezzo&lt;/option&gt;&lt;option value='030004' &gt;Aquileia&lt;/option&gt;&lt;option value='030005' &gt;Arta Terme&lt;/option&gt;&lt;option value='030006' &gt;Artegna&lt;/option&gt;&lt;option value='030007' &gt;Attimis&lt;/option&gt;&lt;option value='030008' &gt;Bagnaria Arsa&lt;/option&gt;&lt;option value='030009' &gt;Basiliano&lt;/option&gt;&lt;option value='030010' &gt;Bertiolo&lt;/option&gt;&lt;option value='030011' &gt;Bicinicco&lt;/option&gt;&lt;option value='030012' &gt;Bordano&lt;/option&gt;&lt;option value='030013' &gt;Buja&lt;/option&gt;&lt;option value='030014' &gt;Buttrio&lt;/option&gt;&lt;option value='030015' &gt;Camino al Tagliamento&lt;/option&gt;&lt;option value='030016' &gt;Campoformido&lt;/option&gt;&lt;option value='030138' &gt;Campolongo Tapogliano&lt;/option&gt;&lt;option value='030018' &gt;Carlino&lt;/option&gt;&lt;option value='030019' &gt;Cassacco&lt;/option&gt;&lt;option value='030020' &gt;Castions di Strada&lt;/option&gt;&lt;option value='030021' &gt;Cavazzo Carnico&lt;/option&gt;&lt;option value='030022' &gt;Cercivento&lt;/option&gt;&lt;option value='030023' &gt;Cervignano del Friuli&lt;/option&gt;&lt;option value='030024' &gt;Chiopris-Viscone&lt;/option&gt;&lt;option value='030025' &gt;Chiusaforte&lt;/option&gt;&lt;option value='030026' &gt;Cividale del Friuli&lt;/option&gt;&lt;option value='030027' &gt;Codroipo&lt;/option&gt;&lt;option value='030028' &gt;Colloredo di Monte Albano&lt;/option&gt;&lt;option value='030029' &gt;Comeglians&lt;/option&gt;&lt;option value='030030' &gt;Corno di Rosazzo&lt;/option&gt;&lt;option value='030031' &gt;Coseano&lt;/option&gt;&lt;option value='030032' &gt;Dignano&lt;/option&gt;&lt;option value='030033' &gt;Dogna&lt;/option&gt;&lt;option value='030034' <text:soft-page-break/>&gt;Drenchia&lt;/option&gt;&lt;option value='030035' &gt;Enemonzo&lt;/option&gt;&lt;option value='030036' &gt;Faedis&lt;/option&gt;&lt;option value='030037' &gt;Fagagna&lt;/option&gt;&lt;option value='030038' &gt;Fiumicello&lt;/option&gt;&lt;option value='030039' &gt;Flaibano&lt;/option&gt;&lt;option value='030137' &gt;Forgaria nel Friuli&lt;/option&gt;&lt;option value='030040' &gt;Forni Avoltri&lt;/option&gt;&lt;option value='030041' &gt;Forni di Sopra&lt;/option&gt;&lt;option value='030042' &gt;Forni di Sotto&lt;/option&gt;&lt;option value='030043' &gt;Gemona del Friuli&lt;/option&gt;&lt;option value='030044' &gt;Gonars&lt;/option&gt;&lt;option value='030045' &gt;Grimacco&lt;/option&gt;&lt;option value='030046' &gt;Latisana&lt;/option&gt;&lt;option value='030047' &gt;Lauco&lt;/option&gt;&lt;option value='030048' &gt;Lestizza&lt;/option&gt;&lt;option value='030049' &gt;Lignano Sabbiadoro&lt;/option&gt;&lt;option value='030050' &gt;Ligosullo&lt;/option&gt;&lt;option value='030051' &gt;Lusevera&lt;/option&gt;&lt;option value='030052' &gt;Magnano in Riviera&lt;/option&gt;&lt;option value='030053' &gt;Majano&lt;/option&gt;&lt;option value='030054' &gt;Malborghetto Valbruna&lt;/option&gt;&lt;option value='030055' &gt;Manzano&lt;/option&gt;&lt;option value='030056' &gt;Marano Lagunare&lt;/option&gt;&lt;option value='030057' &gt;Martignacco&lt;/option&gt;&lt;option value='030058' &gt;Mereto di Tomba&lt;/option&gt;&lt;option value='030059' &gt;Moggio Udinese&lt;/option&gt;&lt;option value='030060' &gt;Moimacco&lt;/option&gt;&lt;option value='030061' &gt;Montenars&lt;/option&gt;&lt;option value='030062' &gt;Mortegliano&lt;/option&gt;&lt;option value='030063' &gt;Moruzzo&lt;/option&gt;&lt;option value='030064' &gt;Muzzana del Turgnano&lt;/option&gt;&lt;option value='030065' &gt;Nimis&lt;/option&gt;&lt;option value='030066' &gt;Osoppo&lt;/option&gt;&lt;option value='030067' &gt;Ovaro&lt;/option&gt;&lt;option value='030068' &gt;Pagnacco&lt;/option&gt;&lt;option value='030069' &gt;Palazzolo dello Stella&lt;/option&gt;&lt;option value='030070' &gt;Palmanova&lt;/option&gt;&lt;option value='030071' &gt;Paluzza&lt;/option&gt;&lt;option value='030072' &gt;Pasian di Prato&lt;/option&gt;&lt;option value='030073' &gt;Paularo&lt;/option&gt;&lt;option value='030074' &gt;Pavia di Udine&lt;/option&gt;&lt;option value='030075' &gt;Pocenia&lt;/option&gt;&lt;option value='030076' &gt;Pontebba&lt;/option&gt;&lt;option value='030077' &gt;Porpetto&lt;/option&gt;&lt;option value='030078' &gt;Povoletto&lt;/option&gt;&lt;option value='030079' &gt;Pozzuolo del Friuli&lt;/option&gt;&lt;option value='030080' &gt;Pradamano&lt;/option&gt;&lt;option value='030081' &gt;Prato Carnico&lt;/option&gt;&lt;option value='030082' &gt;Precenicco&lt;/option&gt;&lt;option value='030083' &gt;Premariacco&lt;/option&gt;&lt;option value='030084' &gt;Preone&lt;/option&gt;&lt;option value='030085' &gt;Prepotto&lt;/option&gt;&lt;option value='030086' &gt;Pulfero&lt;/option&gt;&lt;option value='030087' &gt;Ragogna&lt;/option&gt;&lt;option value='030088' &gt;Ravascletto&lt;/option&gt;&lt;option value='030089' &gt;Raveo&lt;/option&gt;&lt;option value='030090' &gt;Reana del Rojale&lt;/option&gt;&lt;option value='030091' &gt;Remanzacco&lt;/option&gt;&lt;option value='030092' &gt;Resia&lt;/option&gt;&lt;option value='030093' &gt;Resiutta&lt;/option&gt;&lt;option value='030094' &gt;Rigolato&lt;/option&gt;&lt;option value='030095' &gt;Rive d'Arcano&lt;/option&gt;&lt;option value='030096' &gt;Rivignano&lt;/option&gt;&lt;option value='030097' &gt;Ronchis&lt;/option&gt;&lt;option value='030098' &gt;Ruda&lt;/option&gt;&lt;option value='030099' &gt;San Daniele del Friuli&lt;/option&gt;&lt;option value='030100' &gt;San Giorgio di Nogaro&lt;/option&gt;&lt;option value='030101' &gt;San Giovanni al Natisone&lt;/option&gt;&lt;option value='030102' &gt;San Leonardo&lt;/option&gt;&lt;option value='030103' &gt;San Pietro al Natisone&lt;/option&gt;&lt;option value='030105' &gt;San Vito al Torre&lt;/option&gt;&lt;option value='030106' &gt;San Vito di Fagagna&lt;/option&gt;&lt;option value='030104' &gt;Santa Maria la Longa&lt;/option&gt;&lt;option value='030107' &gt;Sauris&lt;/option&gt;&lt;option value='030108' &gt;Savogna&lt;/option&gt;&lt;option value='030109' &gt;Sedegliano&lt;/option&gt;&lt;option value='030110' &gt;Socchieve&lt;/option&gt;&lt;option value='030111' &gt;Stregna&lt;/option&gt;&lt;option value='030112' &gt;Sutrio&lt;/option&gt;&lt;option value='030113' &gt;Taipana&lt;/option&gt;&lt;option value='030114' &gt;Talmassons&lt;/option&gt;&lt;option value='030116' &gt;Tarcento&lt;/option&gt;&lt;option value='030117' &gt;Tarvisio&lt;/option&gt;&lt;option value='030118' &gt;Tavagnacco&lt;/option&gt;&lt;option value='030119' &gt;Teor&lt;/option&gt;&lt;option value='030120' &gt;Terzo d'Aquileia&lt;/option&gt;&lt;option value='030121' &gt;Tolmezzo&lt;/option&gt;&lt;option value='030122' &gt;Torreano&lt;/option&gt;&lt;option value='030123' &gt;Torviscosa&lt;/option&gt;&lt;option value='030124' &gt;Trasaghis&lt;/option&gt;&lt;option value='030125' &gt;Treppo Carnico&lt;/option&gt;&lt;option value='030126' &gt;Treppo Grande&lt;/option&gt;&lt;option value='030127' &gt;Tricesimo&lt;/option&gt;&lt;option value='030128' &gt;Trivignano Udinese&lt;/option&gt;&lt;option value='030129' &gt;Udine&lt;/option&gt;&lt;option value='030130' &gt;Varmo&lt;/option&gt;&lt;option value='030131' &gt;Venzone&lt;/option&gt;&lt;option value='030132' &gt;Verzegnis&lt;/option&gt;&lt;option value='030133' &gt;Villa <text:soft-page-break/>Santina&lt;/option&gt;&lt;option value='030134' &gt;Villa Vicentina&lt;/option&gt;&lt;option value='030135' &gt;Visco&lt;/option&gt;&lt;option value='030136' &gt;Zuglio&lt;/option&gt;&lt;/select&gt;</text:p>
      <text:p text:style-name="Standard"/>
      <text:p text:style-name="Standard"/>
      <text:p text:style-name="Standard"/>
      <text:p text:style-name="P1">GET /area_clienti/include/ajax.php?edit=valida_rif_agenzia&amp;rif_agenzia=rifAnnuncio&amp;codice_inserzione=&amp;codice_cliente=1340103900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annunci.php?pagina=1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70700; HstCmu1468241=1352667871123; HstPn1468241=3; HstPt1468241=94; HstCnv1468241=7; HstCns1468241=14; PHPSESSID=89ge7598qi4vciup6si6doh722; __utmb=158098472.6.10.1352667612; __utmc=158098472</text:p>
      <text:p text:style-name="Standard"/>
      <text:p text:style-name="Standard"/>
      <text:p text:style-name="Standard"/>
      <text:p text:style-name="Standard">HTTP/1.1 200 OK</text:p>
      <text:p text:style-name="Standard">Date: Sun, 11 Nov 2012 21:16:01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1</text:p>
      <text:p text:style-name="Standard">Connection: close</text:p>
      <text:p text:style-name="Standard">Content-Type: text/html</text:p>
      <text:p text:style-name="Standard"/>
      <text:p text:style-name="Standard"/>
      <text:p text:style-name="Standard"/>
      <text:p text:style-name="Standard">0</text:p>
      <text:p text:style-name="Standard"/>
      <text:p text:style-name="Standard"/>
      <text:p text:style-name="P1">POST /area_clienti/annunci.php?pagina=1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annunci.php?pagina=1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070700; HstCmu1468241=1352667871123; HstPn1468241=3; HstPt1468241=94; HstCnv1468241=7; HstCns1468241=14; PHPSESSID=89ge7598qi4vciup6si6doh722; __utmb=158098472.6.10.1352667612; __utmc=158098472</text:p>
      <text:p text:style-name="Standard"/>
      <text:p text:style-name="Standard"/>
      <text:p text:style-name="Standard">HTTP/1.1 200 OK</text:p>
      <text:p text:style-name="Standard">Date: Sun, 11 Nov 2012 21:16:02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>action<text:span text:style-name="Source_20_Text">inserisci_nuovo_annuncio</text:span>data_annuncio<text:span text:style-name="Source_20_Text">2012-11-11</text:span>no_reload<text:span text:style-name="Source_20_Text">1352667953</text:span>codice_cliente<text:span text:style-name="Source_20_Text">1340103900</text:span>InserzionistaPrivato<text:span text:style-name="Source_20_Text">0</text:span>codice_inserzionefoto_tmp_0<text:span text:style-name="Source_20_Text">0_1352668066.1724.jpg</text:span>foto_tmp_1<text:span text:style-name="Source_20_Text">1_1352668224.8038.jpg</text:span>foto_tmp_2foto_tmp_3foto_tmp_4foto_tmp_5foto_tmp_6foto_tmp_7galleria_valore<text:span text:style-name="Source_20_Text">1</text:span>rif_agenzia<text:span text:style-name="Source_20_Text">rifAnnuncio</text:span>codice_provincia_inserzio...<text:span text:style-name="Source_20_Text">030</text:span>codice_comune_inserzione<text:span text:style-name="Source_20_Text">030129</text:span>zona<text:span text:style-name="Source_20_Text">0</text:span>indirizzo<text:span text:style-name="Source_20_Text">via Tagliamento</text:span>visua_indirizzo<text:span text:style-name="Source_20_Text">1</text:span>tipo_proposta<text:span text:style-name="Source_20_Text">Vendita</text:span>tipo_immobile<text:span text:style-name="Source_20_Text">19</text:span>superficie<text:span text:style-name="Source_20_Text">45</text:span>prezzo<text:span text:style-name="Source_20_Text">200000</text:span>numero_camere_oldnumero_camere<text:span text:style-name="Source_20_Text">3</text:span>numero_camere_bis<text:span text:style-name="Source_20_Text">2</text:span>stato_immobile<text:span text:style-name="Source_20_Text">89</text:span>numero_bagni<text:span text:style-name="Source_20_Text">2</text:span>numero_piani<text:span text:style-name="Source_20_Text">4</text:span>numero_terrazze<text:span text:style-name="Source_20_Text">2</text:span>numero_posti_auto_coperti<text:span text:style-name="Source_20_Text">3</text:span>numero_posti_auto<text:span text:style-name="Source_20_Text">2</text:span>numero_posti_auto_garage<text:span text:style-name="Source_20_Text">102</text:span>riscaldamento<text:span text:style-name="Source_20_Text">106</text:span>riscaldamento_tipo<text:span text:style-name="Source_20_Text">108</text:span>anno<text:span text:style-name="Source_20_Text">1998</text:span>spese_condominiali<text:span text:style-name="Source_20_Text">350,50</text:span>stato_rogito<text:span text:style-name="Source_20_Text">113</text:span>orientamento<text:span text:style-name="Source_20_Text">cattolico</text:span>tipologia_giardino<text:span text:style-name="Source_20_Text">117</text:span>scoperto<text:span text:style-name="Source_20_Text">120</text:span>classe_energetica<text:span text:style-name="Source_20_Text">124</text:span>ipedescrizione<text:span text:style-name="Source_20_Text">descrizione...</text:span>note_interne_agenziaattivo<text:span text:style-name="Source_20_Text">1</text:span>opt_ascensore<text:span text:style-name="Source_20_Text">1</text:span>opt_servizi_disabili<text:span text:style-name="Source_20_Text">0</text:span>opt_angolo_cottura<text:span text:style-name="Source_20_Text">0</text:span>opt_satellite<text:span text:style-name="Source_20_Text">1</text:span>opt_arredato<text:span text:style-name="Source_20_Text">0</text:span>opt_bagno_con_vasca<text:span text:style-name="Source_20_Text">0</text:span>opt_caminetto<text:span text:style-name="Source_20_Text">0</text:span>opt_cantina<text:span text:style-name="Source_20_Text">0</text:span>opt_cassaforte<text:span text:style-name="Source_20_Text">0</text:span>opt_climatizzatore<text:span text:style-name="Source_20_Text">0</text:span>opt_cucina_vivibile<text:span text:style-name="Source_20_Text">0</text:span>opt_idromassaggio<text:span text:style-name="Source_20_Text">0</text:span>opt_allarme<text:span text:style-name="Source_20_Text">0</text:span>opt_lavanderia<text:span text:style-name="Source_20_Text">0</text:span>opt_mansarda<text:span text:style-name="Source_20_Text">0</text:span>opt_fotovoltaico<text:span text:style-name="Source_20_Text">0</text:span>opt_pannelli_solari<text:span text:style-name="Source_20_Text">0</text:span>opt_piscina<text:span text:style-name="Source_20_Text">0</text:span>opt_porta_blindata<text:span text:style-name="Source_20_Text">0</text:span>opt_possibilita_animali<text:span text:style-name="Source_20_Text">0</text:span>opt_ripostiglio<text:span text:style-name="Source_20_Text">0</text:span>opt_riscaldamento_pavimen...<text:span text:style-name="Source_20_Text">0</text:span>opt_sauna<text:span text:style-name="Source_20_Text">0</text:span>opt_taverna<text:span text:style-name="Source_20_Text">0</text:span>opt_terra_cielo<text:span text:style-name="Source_20_Text">0</text:span>opt_travi<text:span text:style-name="Source_20_Text">1</text:span>opt_vista_panoramica<text:span text:style-name="Source_20_Text">0</text:span>opt_in_campagna<text:span text:style-name="Source_20_Text">0</text:span>optional_valore<text:span text:style-name="Source_20_Text">0</text:span> </text:p>
      <text:p text:style-name="Standard"/>
      <text:p text:style-name="Standard"/>
      <text:p text:style-name="Standard">&lt;br&gt;<text:line-break/>&lt;script language="javascript" type="text/javascript" src="http://www.case24.it/luna.js"&gt;&lt;/script&gt;&lt;html&gt;<text:line-break/><text:soft-page-break/><text:tab/>&lt;head&gt;<text:line-break/><text:tab/><text:tab/>&lt;title&gt;CASE24.IT - Area riservata, gestione annunci&lt;/title&gt;<text:line-break/><text:tab/><text:tab/>&lt;meta name="keywords" content="" /&gt;<text:line-break/><text:tab/><text:tab/>&lt;meta name="description" content="" /&gt;<text:line-break/><text:tab/><text:tab/>&lt;meta name="title" content="" /&gt;<text:line-break/><text:tab/><text:tab/>&lt;link rel="stylesheet" href="./css/style.css" type="text/css" /&gt;<text:line-break/><text:tab/><text:tab/>&lt;!-- TradeDoubler site verification 2060996 --&gt;<text:line-break/><text:line-break/>&lt;script type="text/javascript"&gt;<text:line-break/>var haystack=(document.referrer);<text:line-break/>var needle="area_clienti";<text:line-break/>if(needle.indexOf(haystack)!=-1)<text:lin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<text:soft-page-break/>s);<text:line-break/><text:tab/>})();<text:line-break/>&lt;/script&gt;<text:line-break/><text:line-break/><text:line-break/><text:tab/><text:tab/>&lt;script language="javascript" type="text/javascript" src="./include/functions.js.php"&gt;&lt;/script&gt;<text:line-break/><text:tab/>&lt;/head&gt;<text:line-break/><text:tab/>&lt;body&gt;<text:line-break/><text:tab/>&lt;div class="logo"&gt;<text:line-break/><text:tab/>&lt;a href="../index.php" title="torna alla home page di case24.it"&gt;&lt;img src="../images/logo_case24.jpg" style="border:0;"&gt;&lt;/a&gt;&lt;br&gt;<text:line-break/><text:tab/>&lt;h2 class="nome"&gt;Area riservata agenzie - Case&amp;Case&lt;/h2&gt;<text:line-break/><text:tab/><text:tab/><text:line-break/><text:tab/>&lt;/div&gt;&lt;br style="clear:both;"&gt;&lt;table cellpadding="1" cellspacing="1" class="main"&gt;<text:line-break/><text:tab/>&lt;tr&gt;<text:line-break/><text:tab/><text:tab/>&lt;td class="menu"&gt;<text:line-break/><text:tab/>&lt;div id="index" class="menu"&gt;<text:line-break/><text:tab/><text:tab/>&lt;a href="index.php" class="link01"&gt;Avvisi&lt;/a&gt;<text:line-break/><text:tab/>&lt;/div&gt;<text:line-break/><text:tab/>&lt;div id="annunci" class="menu02"&gt;<text:line-break/><text:tab/><text:tab/>&lt;a href="annunci.php?annulla_ricerca=1" class="link01"&gt;Gestione annunci&lt;/a&gt;<text:line-break/><text:tab/>&lt;/div&gt;<text:line-break/><text:tab/>&lt;div id="ricerca_annunci" class="menu02"&gt;<text:line-break/><text:tab/><text:tab/>&lt;a href="ricerca_annunci.php" class="link01"&gt;Ricerca annunci&lt;/a&gt;<text:line-break/><text:tab/>&lt;/div&gt;<text:line-break/><text:tab/>&lt;div id="servizi_agenzia" class="menu02"&gt;<text:line-break/><text:tab/><text:tab/>&lt;a href="servizi_agenzia.php" class="link01"&gt;Servizi&lt;/a&gt;<text:line-break/><text:tab/>&lt;/div&gt;<text:line-break/><text:tab/>&lt;div id="area_interesse" class="menu02" <text:s/>style="height:40px;"&gt;<text:line-break/><text:tab/><text:tab/>&lt;a href="area_interesse.php" class="link01"&gt;Selezione zone&lt;br&gt;per richieste&lt;/a&gt;<text:line-break/><text:tab/>&lt;/div&gt;<text:line-break/><text:tab/>&lt;div id="richieste_generiche" class="menu02"&gt;<text:line-break/><text:tab/><text:tab/>&lt;a href="richieste_generiche.php" class="link01"&gt;Bacheca richieste immobili&lt;/a&gt;<text:line-break/><text:tab/>&lt;/div&gt;<text:line-break/><text:tab/><text:tab/>&lt;div id="profilo" class="menu02"&gt;<text:line-break/><text:tab/><text:tab/>&lt;a href="profilo.php" class="link01"&gt;Profilo&lt;/a&gt;<text:line-break/><text:tab/>&lt;/div&gt;<text:line-break/><text:tab/>&lt;div id="assistenza" class="menu02"&gt;<text:line-break/><text:tab/><text:tab/>&lt;a href="assistenza.php" class="link01"&gt;Assistenza&lt;/a&gt;<text:line-break/><text:tab/>&lt;/div&gt;<text:line-break/><text:tab/>&lt;div class="logout"&gt;<text:line-break/><text:tab/><text:tab/>&lt;a href="logout.php" onClick="return confirm('Confermare logout?');" class="link02"&gt;Logout&lt;/a&gt;<text:line-break/><text:tab/>&lt;/div&gt;<text:line-break/><text:tab/>&lt;br&gt;&lt;br&gt;<text:line-break/>&lt;/td&gt;<text:tab/><text:tab/>&lt;td class="contenuti"&gt;<text:line-break/><text:tab/><text:tab/><text:tab/>&lt;h2 class="titolo"&gt;GESTIONE ANNUNCI&lt;/h2&gt;<text:line-break/><text:line-break/>&lt;div class="bannerSincro"&gt;<text:line-break/><text:tab/>&lt;object classid="clsid:d27cdb6e-ae6d-11cf-96b8-444553540000" codebase="http://download.macromedia.com/pub/shockwave/cabs/flash/swflash.cab#version=6,0,0,<text:soft-page-break/>0" width="693" height="60"&gt;<text:line-break/><text:tab/><text:tab/><text:tab/>&lt;param name="movie" value="../banners/sincrocase24_area_riservata.swf" /&gt;<text:line-break/><text:tab/><text:tab/><text:tab/>&lt;param name="quality" value="high" /&gt;<text:line-break/><text:tab/><text:tab/><text:tab/>&lt;param name="wmode" value="transparent" /&gt;<text:line-break/><text:tab/><text:tab/><text:tab/>&lt;param name="scale" value="showall" /&gt;<text:line-break/><text:tab/><text:tab/><text:tab/>&lt;script&gt;<text:line-break/><text:tab/><text:tab/><text:tab/>if((navigator.appName.indexOf('Netscape')!=(-1))||(navigator.appVersion.indexOf('Mac')!=(-1))||(navigator.appVersion.indexOf('PPC')!=(-1))){<text:line-break/><text:tab/><text:tab/><text:tab/><text:tab/>document.write("&lt;embed src='../banners/sincrocase24_area_riservata.swf' quality=high width='693' height='60' wmode='transparent' TYPE='application/x-shockwave-flash' pluginspage='http://www.macromedia.com/shockwave/download/index.cgi?P1_Prod_Version=ShockwaveFlash'&gt;&lt;/embed&gt;");<text:line-break/><text:tab/><text:tab/><text:tab/>}<text:line-break/><text:tab/><text:tab/><text:tab/>&lt;/script&gt;<text:line-break/><text:tab/><text:tab/>&lt;/object&gt;<text:line-break/>&lt;/div&gt;<text:line-break/>&lt;br&gt;&lt;br&gt;<text:line-break/><text:line-break/>&lt;div style='padding-bottom:10px;width:100%;text-align:center;'&gt;&lt;div class='feedback'&gt;ANNUNCIO INSERITO CORRETTAMENTE&lt;/div&gt;&lt;/div&gt;&lt;div style="float:left;width:50%;"&gt;<text:line-break/><text:tab/>&lt;p&gt;<text:line-break/><text:tab/><text:tab/><text:tab/>Attualmente risultano inseriti &lt;strong&gt;2 annunci&lt;/strong&gt;<text:line-break/><text:tab/><text:tab/>&lt;/p&gt;<text:line-break/><text:tab/>&lt;form action="annunci.php?pagina=1" method="POST"&gt;<text:line-break/><text:tab/><text:tab/>&lt;input type="hidden" name="inserisci_annuncio" value="1"&gt;<text:line-break/><text:tab/><text:tab/>&lt;input type="image" src="images/inserisci.gif" style="margin-top:6px;"&gt;<text:line-break/><text:tab/>&lt;/form&gt;<text:line-break/>&lt;/div&gt;<text:line-break/>&lt;div style="float:right;width:45%;text-align:right;padding-right:15px;padding-top:6px;"&gt;<text:line-break/><text:tab/>&lt;a href="./stampa/stampa_ridotta.php?cod_cliente=1340103900&amp;order_by=&amp;order_direction=" target="blank" class="link03"&gt;Stampa ridotta elenco annunci &lt;img src="images/stampa.jpg" style="border:0;margin-left:6px;margin-top:13px;"&gt;&lt;/a&gt;&lt;br&gt;&lt;br&gt;<text:line-break/><text:tab/>&lt;a href="./stampa/stampa.php?cod_cliente=1340103900&amp;order_by=&amp;order_direction=" target="blank" class="link03"&gt;Stampa elenco annunci &lt;img src="images/stampa.jpg" style="border:0;"&gt;&lt;/a&gt;<text:line-break/>&lt;/div&gt;<text:line-break/>&lt;br style="clear:both;"&gt;<text:line-break/><text:tab/><text:tab/>&lt;form name="riordina" action="annunci.php" method="POST" style="margin:0" onload='select_order_direction(document.riordina.order_by.options[document.riordina.order_by.selectedIndex].value,document.riordina.order_direction.options[document.riordina.order_direction.selectedIndex].value);'&gt;<text:line-break/><text:tab/><text:tab/><text:tab/>&lt;input type="hidden" name="parametri" value="1"&gt;<text:line-break/><text:tab/><text:tab/><text:tab/>&lt;div class="ordinamento"&gt;<text:line-break/><text:tab/><text:tab/><text:tab/><text:tab/>&lt;table&gt;<text:line-break/><text:tab/><text:tab/><text:tab/><text:tab/><text:tab/>&lt;tr&gt;<text:line-break/><text:tab/><text:tab/><text:tab/><text:tab/><text:tab/><text:tab/>&lt;td&gt;<text:line-break/><text:tab/><text:tab/><text:tab/><text:tab/><text:tab/><text:tab/><text:tab/>&lt;strong&gt;Ordina:&lt;/strong&gt; <text:line-break/><text:tab/><text:tab/><text:tab/><text:tab/><text:tab/><text:tab/><text:tab/>&lt;select name="order_by" <text:soft-page-break/>onchange='select_order_direction(document.riordina.order_by.options[document.riordina.order_by.selectedIndex].value,document.riordina.order_direction.options[document.riordina.order_direction.selectedIndex].value);'&gt;<text:line-break/><text:tab/><text:tab/><text:tab/><text:tab/><text:tab/><text:tab/><text:tab/><text:tab/>&lt;option value=""&gt;Seleziona&lt;/option&gt;<text:line-break/><text:tab/><text:tab/><text:tab/><text:tab/><text:tab/><text:tab/><text:tab/><text:tab/>&lt;option value="rif_agenzia" &gt;Rif. agenzia&lt;/option&gt;<text:line-break/><text:tab/><text:tab/><text:tab/><text:tab/><text:tab/><text:tab/><text:tab/><text:tab/>&lt;option value="tipo_immobile" &gt;Tipologia&lt;/option&gt;<text:line-break/><text:tab/><text:tab/><text:tab/><text:tab/><text:tab/><text:tab/><text:tab/><text:tab/>&lt;option value="tipo_proposta" &gt;Tipo proposta&lt;/option&gt;<text:line-break/><text:tab/><text:tab/><text:tab/><text:tab/><text:tab/><text:tab/><text:tab/><text:tab/>&lt;option value="prezzo" &gt;Prezzo&lt;/option&gt;<text:line-break/><text:tab/><text:tab/><text:tab/><text:tab/><text:tab/><text:tab/><text:tab/><text:tab/>&lt;option value="data_annuncio" &gt;Data annuncio&lt;/option&gt;<text:line-break/><text:tab/><text:tab/><text:tab/><text:tab/><text:tab/><text:tab/><text:tab/><text:tab/>&lt;option value="anno" &gt;Anno&lt;/option&gt;<text:line-break/><text:tab/><text:tab/><text:tab/><text:tab/><text:tab/><text:tab/><text:tab/><text:tab/>&lt;option value="denominazione_comune" &gt;Comune&lt;/option&gt;<text:line-break/><text:tab/><text:tab/><text:tab/><text:tab/><text:tab/><text:tab/><text:tab/><text:tab/>&lt;option value="Clicks" &gt;Click&lt;/option&gt;<text:line-break/><text:tab/><text:tab/><text:tab/><text:tab/><text:tab/><text:tab/><text:tab/>&lt;/select&gt;<text:line-break/><text:tab/><text:tab/><text:tab/><text:tab/><text:tab/><text:tab/>&lt;/td&gt;<text:line-break/><text:tab/><text:tab/><text:tab/><text:tab/><text:tab/><text:tab/>&lt;td&gt;<text:line-break/><text:tab/><text:tab/><text:tab/><text:tab/><text:tab/><text:tab/><text:tab/>&lt;!-- Div che contiene il select decrescente/asc --&gt;<text:line-break/><text:tab/><text:tab/><text:tab/><text:tab/><text:tab/><text:tab/><text:tab/>&lt;div id="div_select_order_direction" style="float:left;"&gt;&lt;/div&gt;<text:line-break/><text:tab/><text:tab/><text:tab/><text:tab/><text:tab/><text:tab/><text:tab/>&lt;script&gt;select_order_direction('','');&lt;/script&gt;<text:line-break/><text:tab/><text:tab/><text:tab/><text:tab/><text:tab/><text:tab/>&lt;/td&gt;<text:line-break/><text:tab/><text:tab/><text:tab/><text:tab/><text:tab/><text:tab/>&lt;td&gt;<text:line-break/><text:tab/><text:tab/><text:tab/><text:tab/><text:tab/><text:tab/><text:tab/>&lt;select name="annunci_pagina"&gt;<text:line-break/><text:tab/><text:tab/><text:tab/><text:tab/><text:tab/><text:tab/><text:tab/><text:tab/>&lt;option value=""&gt;Annunci per pagina&lt;/option&gt;<text:line-break/><text:tab/><text:tab/><text:tab/><text:tab/><text:tab/><text:tab/><text:tab/><text:tab/>&lt;option value="10" &gt;10&lt;/option&gt;<text:line-break/><text:tab/><text:tab/><text:tab/><text:tab/><text:tab/><text:tab/><text:tab/><text:tab/>&lt;option value="20" <text:s/>selected&gt;20&lt;/option&gt;<text:line-break/><text:tab/><text:tab/><text:tab/><text:tab/><text:tab/><text:tab/><text:tab/><text:tab/>&lt;option value="30" &gt;30&lt;/option&gt;<text:line-break/><text:tab/><text:tab/><text:tab/><text:tab/><text:tab/><text:tab/><text:tab/><text:tab/>&lt;option value="50" &gt;50&lt;/option&gt;<text:line-break/><text:tab/><text:tab/><text:tab/><text:tab/><text:tab/><text:tab/><text:tab/><text:tab/>&lt;option value="100" &gt;100&lt;/option&gt;<text:line-break/><text:tab/><text:tab/><text:tab/><text:tab/><text:tab/><text:tab/><text:tab/><text:tab/>&lt;option value="250" &gt;250&lt;/option&gt;<text:line-break/><text:tab/><text:tab/><text:tab/><text:tab/><text:tab/><text:tab/><text:tab/><text:tab/>&lt;option value="500" &gt;500&lt;/option&gt;<text:line-break/><text:tab/><text:tab/><text:tab/><text:tab/><text:tab/><text:tab/><text:tab/>&lt;/select&gt;<text:line-break/><text:tab/><text:tab/><text:tab/><text:tab/><text:tab/><text:tab/><text:tab/>&lt;input type="submit" value="Invia" class="invia05"&gt;<text:line-break/><text:tab/><text:tab/><text:tab/><text:tab/><text:tab/><text:tab/>&lt;/td&gt;<text:line-break/><text:tab/><text:tab/><text:tab/><text:tab/><text:tab/>&lt;/tr&gt;<text:line-break/><text:tab/><text:tab/><text:tab/><text:tab/>&lt;/table&gt;<text:line-break/><text:tab/><text:tab/><text:tab/><text:tab/>Pagina: <text:line-break/> &lt;span class='selezionato'&gt;1&lt;/span&gt; <text:tab/><text:tab/><text:tab/>&lt;/div&gt;<text:line-break/><text:tab/><text:tab/>&lt;/form&gt;<text:line-break/>&lt;table class="annuncio"&gt;<text:line-break/><text:tab/>&lt;tr&gt;<text:line-break/><text:tab/><text:tab/>&lt;td class="annuncio02" colspan="10"&gt;<text:line-break/><text:tab/><text:tab/><text:tab/>&lt;a name="1352668564"&gt;1 - CODICE RIFERIMENTO AGENZIA: <text:soft-page-break/>rifAnnuncio&lt;/a&gt;&lt;br&gt;<text:line-break/><text:tab/><text:tab/><text:tab/>&lt;strong&gt;TIPOLOGIA:&lt;/strong&gt; <text:line-break/><text:tab/><text:tab/><text:tab/>case e ville a schiera<text:tab/><text:tab/>&lt;/td&gt;<text:line-break/><text:tab/>&lt;/tr&gt;<text:line-break/><text:tab/>&lt;tr&gt;<text:line-break/><text:tab/><text:tab/>&lt;td class="annuncio"&gt;<text:line-break/><text:tab/><text:tab/><text:tab/>&lt;img src="../dynamic_img/1340103900/1352668564/0.jpg?494440" style="width:180px;float:right;"&gt;<text:line-break/><text:tab/><text:tab/><text:tab/>&lt;strong&gt;Tipo proposta:&lt;/strong&gt; Vendita&lt;br&gt;<text:line-break/><text:tab/><text:tab/><text:tab/>&lt;strong&gt;Comune:&lt;/strong&gt; Udine&lt;br&gt;<text:line-break/><text:tab/><text:tab/><text:tab/>&lt;strong&gt;Data inserimento:&lt;/strong&gt;<text:line-break/>11/11/2012<text:tab/><text:tab/><text:tab/><text:tab/><text:tab/>&lt;br&gt;<text:line-break/><text:tab/><text:tab/><text:tab/>&lt;strong&gt;Anno costr./ristr.:&lt;/strong&gt; <text:line-break/><text:tab/><text:tab/><text:tab/>1998&lt;br&gt;<text:line-break/><text:tab/><text:tab/><text:tab/>&lt;strong&gt;Prezzo:&lt;/strong&gt; <text:line-break/>&amp;euro; 200000&lt;br&gt;<text:tab/><text:tab/><text:tab/>&lt;strong&gt;Metri quadri:&lt;/strong&gt; 45&lt;br&gt;<text:line-break/><text:tab/><text:tab/><text:tab/>&lt;strong&gt;Clicks:&lt;/strong&gt; 0&lt;br&gt;<text:line-break/><text:tab/><text:tab/><text:tab/>&lt;strong&gt;Anteprima testo:&lt;/strong&gt; <text:line-break/>&lt;div style='width:250px;'&gt;descrizione...&lt;/div&gt;<text:tab/><text:tab/><text:tab/>&lt;br&gt;&lt;a href="http://www.case24.it/immobili/friuli-venezia_giulia/udine/udine/case_e_ville_a_schiera_in_vendita/1352668564.html" target="_blank" class="link03"&gt;Anteprima annuncio&lt;/a&gt;<text:line-break/><text:tab/><text:tab/>&lt;/td&gt;<text:line-break/><text:tab/><text:tab/>&lt;td class="modifica"&gt;<text:line-break/><text:tab/><text:tab/><text:tab/>&lt;form action="annunci.php?pagina=1" method="POST"&gt;<text:line-break/><text:tab/><text:tab/><text:tab/><text:tab/>&lt;input type="hidden" name="modifica" value="1"&gt;<text:line-break/><text:tab/><text:tab/><text:tab/><text:tab/>&lt;input type="hidden" name="codice_inserzione" value="1352668564"&gt;<text:line-break/><text:tab/><text:tab/><text:tab/><text:tab/>&lt;input type="hidden" name="pagina" value="1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modifica_bottone" value="Modifica annuncio" class="invia02"&gt;<text:line-break/><text:tab/><text:tab/><text:tab/>&lt;/form&gt;<text:line-break/><text:tab/><text:tab/><text:tab/>&lt;form action="annunci.php?pagina=1#" method="POST"&gt;<text:line-break/><text:tab/><text:tab/><text:tab/><text:tab/>&lt;input type="hidden" name="cancella_annuncio" value="cancella"&gt;<text:line-break/><text:tab/><text:tab/><text:tab/><text:tab/>&lt;input type="hidden" name="codice_inserzione" value="1352668564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Cancella annuncio" class="invia04" onClick="return confirm('Cancellare annuncio?');"&gt;<text:line-break/><text:tab/><text:tab/><text:tab/>&lt;/form&gt;<text:line-break/><text:tab/><text:tab/><text:tab/>&lt;form action="annunci.php" method="POST"&gt;<text:line-break/><text:tab/><text:tab/><text:tab/><text:tab/>&lt;input type="hidden" name="duplica" value="duplica"&gt;<text:line-break/><text:tab/><text:tab/><text:tab/><text:tab/>&lt;input type="hidden" name="codice_inserzione" value="1352668564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</text:p>
      <text:p text:style-name="Standard"><text:s/>name="order_direction" value=""&gt;<text:line-break/><text:soft-page-break/><text:tab/><text:tab/><text:tab/><text:tab/>&lt;input type="submit" name="bottone_cancella" value="Duplica annuncio" class="invia" onClick="return confirm('Vuoi duplicare questo annuncio?');"&gt;<text:line-break/><text:tab/><text:tab/><text:tab/>&lt;/form&gt;<text:line-break/><text:tab/><text:tab/><text:tab/><text:tab/>&lt;input type="submit" name="bottone_sponsorizza" value="Evidenzia annuncio" class="invia02" onClick="alert('Vuoi che il tuo annuncio compaia nelle prime posizione dei risultati di ricerca?\n\nContattaci all\'indirizzo assistenza@case24.it o telefonicamente allo 0422.6977');"&gt;<text:line-break/><text:tab/><text:tab/>&lt;/td&gt;<text:line-break/><text:tab/>&lt;/tr&gt;<text:line-break/><text:line-break/><text:tab/>&lt;tr&gt;<text:line-break/><text:tab/><text:tab/>&lt;td class="annuncio02" colspan="10"&gt;<text:line-break/><text:tab/><text:tab/><text:tab/>&lt;a name="1351540445"&gt;2 - CODICE RIFERIMENTO AGENZIA: COD-TEST 3&lt;/a&gt;&lt;br&gt;<text:line-break/><text:tab/><text:tab/><text:tab/>&lt;strong&gt;TIPOLOGIA:&lt;/strong&gt; <text:line-break/><text:tab/><text:tab/><text:tab/>Appartamento - 2 camere<text:tab/><text:tab/>&lt;/td&gt;<text:line-break/><text:tab/>&lt;/tr&gt;<text:line-break/><text:tab/>&lt;tr&gt;<text:line-break/><text:tab/><text:tab/>&lt;td class="annuncio"&gt;<text:line-break/><text:tab/><text:tab/><text:tab/>&lt;strong&gt;Foto presenti:&lt;/strong&gt; No&lt;br&gt;<text:line-break/><text:tab/><text:tab/><text:tab/>&lt;strong&gt;Tipo proposta:&lt;/strong&gt; Affitti&lt;br&gt;<text:line-break/><text:tab/><text:tab/><text:tab/>&lt;strong&gt;Comune:&lt;/strong&gt; &lt;br&gt;<text:line-break/><text:tab/><text:tab/><text:tab/>&lt;strong&gt;Data inserimento:&lt;/strong&gt;<text:line-break/>29/10/2012<text:tab/><text:tab/><text:tab/><text:tab/><text:tab/>&lt;br&gt;<text:line-break/><text:tab/><text:tab/><text:tab/>&lt;strong&gt;Anno costr./ristr.:&lt;/strong&gt; <text:line-break/><text:tab/><text:tab/><text:tab/>0&lt;br&gt;<text:line-break/><text:tab/><text:tab/><text:tab/>&lt;strong&gt;Prezzo:&lt;/strong&gt; <text:line-break/>&amp;euro; 480&lt;br&gt;<text:tab/><text:tab/><text:tab/>&lt;strong&gt;Metri quadri:&lt;/strong&gt; 85&lt;br&gt;<text:line-break/><text:tab/><text:tab/><text:tab/>&lt;strong&gt;Visualizzazioni annuncio:&lt;/strong&gt; 1796&lt;br&gt;<text:line-break/><text:tab/><text:tab/><text:tab/>&lt;strong&gt;Clicks:&lt;/strong&gt; 23&lt;br&gt;<text:line-break/><text:tab/><text:tab/><text:tab/>&lt;strong&gt;Anteprima testo:&lt;/strong&gt; <text:line-break/>&lt;div style='width:250px;'&gt;Certo, come no? Le divisioni fra Est e Ovest sono state rimpiazzate da quelle fra paesi debitori e paesi strozzini. <text:line-break/>La democrazia &amp;egrave; stata talmente <text:s/>...&lt;/div&gt;<text:tab/><text:tab/><text:tab/>&lt;br&gt;&lt;a href="http://www.case24.it/immobili////appartamento_-_2_camere_in_affitti/1351540445.html" target="_blank" class="link03"&gt;Anteprima annuncio&lt;/a&gt;<text:line-break/><text:tab/><text:tab/>&lt;/td&gt;<text:line-break/><text:tab/><text:tab/>&lt;td class="modifica"&gt;<text:line-break/><text:tab/><text:tab/><text:tab/>&lt;form action="annunci.php?pagina=1" method="POST"&gt;<text:line-break/><text:tab/><text:tab/><text:tab/><text:tab/>&lt;input type="hidden" name="modifica" value="1"&gt;<text:line-break/><text:tab/><text:tab/><text:tab/><text:tab/>&lt;input type="hidden" name="codice_inserzione" value="1351540445"&gt;<text:line-break/><text:tab/><text:tab/><text:tab/><text:tab/>&lt;input type="hidden" name="pagina" value="1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modifica_bottone" value="Modifica annuncio" class="invia02"&gt;<text:line-break/><text:tab/><text:tab/><text:tab/>&lt;/form&gt;<text:line-break/><text:tab/><text:tab/><text:tab/>&lt;form action="annunci.php?pagina=1#1352668564" method="POST"&gt;<text:line-break/><text:tab/><text:tab/><text:tab/><text:tab/>&lt;input type="hidden" name="cancella_annuncio" value="cancella"&gt;<text:line-break/><text:tab/><text:tab/><text:tab/><text:tab/>&lt;input type="hidden" name="codice_inserzione" value="1351540445"&gt;<text:line-break/><text:soft-pag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Cancella annuncio" class="invia04" onClick="return confirm('Cancellare annuncio?');"&gt;<text:line-break/><text:tab/><text:tab/><text:tab/>&lt;/form&gt;<text:line-break/><text:tab/><text:tab/><text:tab/>&lt;form action="annunci.php" method="POST"&gt;<text:line-break/><text:tab/><text:tab/><text:tab/><text:tab/>&lt;input type="hidden" name="duplica" value="duplica"&gt;<text:line-break/><text:tab/><text:tab/><text:tab/><text:tab/>&lt;input type="hidden" name="codice_inserzione" value="1351540445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Duplica annuncio" class="invia" onClick="return confirm('Vuoi duplicare questo annuncio?');"&gt;<text:line-break/><text:tab/><text:tab/><text:tab/>&lt;/form&gt;<text:line-break/><text:tab/><text:tab/><text:tab/><text:tab/>&lt;input type="submit" name="bottone_sponsorizza" value="Evidenzia annuncio" class="invia02" onClick="alert('Vuoi che il tuo annuncio compaia nelle prime posizione dei risultati di ricerca?\n\nContattaci all\'indirizzo assistenza@case24.it o telefonicamente allo 0422.6977');"&gt;<text:line-break/><text:tab/><text:tab/>&lt;/td&gt;<text:line-break/><text:tab/>&lt;/tr&gt;<text:line-break/><text:line-break/>&lt;input type=hidden id="contatore_annunci_pagina" value="2"&gt;<text:line-break/><text:tab/>&lt;/table&gt;<text:line-break/>&lt;div class="ordinamento" style="margin-top:4px;"&gt;<text:line-break/> &lt;span class='selezionato'&gt;1&lt;/span&gt; &lt;/div&gt;<text:tab/><text:tab/><text:line-break/>&lt;/td&gt;<text:line-break/><text:tab/>&lt;/tr&gt;<text:line-break/>&lt;/table&gt;<text:line-break/>&lt;div class="copyright"&gt;<text:line-break/><text:tab/>&amp;nbsp;&amp;nbsp;Copyright&amp;copy; 2012 - Case24.it - All rights reserved<text:line-break/>&lt;/div&gt;<text:line-break/>&lt;!-- Histats.com <text:s/>START (hidden counter)--&gt;<text:line-break/>&lt;script type="text/javascript"&gt;document.write(unescape("%3Cscript src=%27http://s10.histats.com/js15.js%27 type=%27text/javascript%27%3E%3C/script%3E"));&lt;/script&gt;<text:line-break/>&lt;a href="http://www.histats.com" target="_blank" title="statistiche accessi" &gt;&lt;script <text:s/>type="text/javascript" &gt;<text:line-break/>try {Histats.start(1,1468241,4,0,0,0,"");<text:line-break/>Histats.track_hits();} catch(err){};<text:line-break/>&lt;/script&gt;&lt;/a&gt;<text:line-break/>&lt;noscript&gt;&lt;a href="http://www.histats.com" target="_blank"&gt;&lt;img <text:s/>src="http://sstatic1.histats.com/0.gif?1468241&amp;101" alt="statistiche accessi" border="0"&gt;&lt;/a&gt;&lt;/noscript&gt;<text:line-break/>&lt;!-- Histats.com <text:s/>END <text:s/>--&gt;&lt;p style='color:#ffffff;'&gt;eseguito in 0.40744781494141 secondi&lt;/p&gt;<text:tab/>&lt;/body&gt;<text:line-break/>&lt;/html&gt;</text:p>
      <text:p text:style-name="Standard"/>
      <text:p text:style-name="P1">POST /area_clienti/annunci.php?pagina=1 HTTP/1.1</text:p>
      <text:p text:style-name="Standard">Host: www.case24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ase24.it/area_clienti/annunci.php?pagina=1</text:p>
      <text:p text:style-name="Standard">Cookie: __utma=158098472.1852166913.1348923313.1352499148.1352667612.9; __utmz=158098472.1348923313.1.1.utmcsr=(direct)|utmccn=(direct)|utmcmd=(none); __atuvc=16%7C42%2C0%7C43%2C0%7C44%2C5%7C45%2C3%7C46; HstCfa1468241=1348923344228; HstCla1468241=1352668674804; HstCmu1468241=1352667871123; HstPn1468241=4; HstPt1468241=95; HstCnv1468241=7; HstCns1468241=15; PHPSESSID=89ge7598qi4vciup6si6doh722; __utmb=158098472.7.10.1352667612; __utmc=158098472</text:p>
      <text:p text:style-name="Standard"/>
      <text:p text:style-name="Standard"/>
      <text:p text:style-name="Standard">HTTP/1.1 200 OK</text:p>
      <text:p text:style-name="Standard">Date: Sun, 11 Nov 2012 21:20:11 GMT</text:p>
      <text:p text:style-name="Standard">Server: Apache/2.2.3 (CentOS)</text:p>
      <text:p text:style-name="Standard">X-Powered-By: PHP/5.2.17, PleskLin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>bottone_cancella=Cancella annuncio</text:p>
      <text:p text:style-name="Standard">cancella_annuncio=cancella</text:p>
      <text:p text:style-name="Standard">codice_inserzione=1352668564</text:p>
      <text:p text:style-name="Standard">order_by=</text:p>
      <text:p text:style-name="Standard">order_direction=</text:p>
      <text:p text:style-name="Standard">page=</text:p>
      <text:p text:style-name="Standard"/>
      <text:p text:style-name="Standard"/>
      <text:p text:style-name="Standard"/>
      <text:p text:style-name="Standard">&lt;br&gt;<text:line-break/>&lt;script language="javascript" type="text/javascript" src="http://www.case24.it/luna.js"&gt;&lt;/script&gt;&lt;html&gt;<text:line-break/><text:tab/>&lt;head&gt;<text:line-break/><text:tab/><text:tab/>&lt;title&gt;CASE24.IT - Area riservata, gestione annunci&lt;/title&gt;<text:line-break/><text:tab/><text:tab/>&lt;meta name="keywords" content="" /&gt;<text:line-break/><text:tab/><text:tab/>&lt;meta name="description" content="" /&gt;<text:line-break/><text:tab/><text:tab/>&lt;meta name="title" content="" /&gt;<text:line-break/><text:tab/><text:tab/>&lt;link rel="stylesheet" href="./css/style.css" type="text/css" /&gt;<text:line-break/><text:tab/><text:tab/>&lt;!-- TradeDoubler site verification 2060996 --&gt;<text:line-break/><text:line-break/>&lt;script type="text/javascript"&gt;<text:line-break/>var haystack=(document.referrer);<text:line-break/><text:soft-page-break/>var needle="area_clienti";<text:line-break/>if(needle.indexOf(haystack)!=-1)<text:line-break/>{<text:line-break/><text:tab/>if (checkmobile(navigator.userAgent)) window.parent.location="http://www.case24.it/m"<text:line-break/><text:tab/>function checkmobile(nameApp) <text:line-break/><text:tab/>{<text:line-break/><text:tab/><text:tab/>var nameAppLower=nameApp.toLowerCase();<text:line-break/><text:tab/><text:tab/>if (nameApp.indexOf('Windows Phone') != -1) return true;<text:line-break/><text:tab/><text:tab/>if (nameApp.indexOf('MSIE') != -1) return false;<text:line-break/><text:tab/><text:tab/>if (nameApp.indexOf('iPhone') != -1) return true;<text:line-break/><text:tab/><text:tab/>if (nameApp.indexOf('Trident') != -1) return true;<text:line-break/><text:tab/><text:tab/>if (nameApp.indexOf('iPad') != -1) return false;<text:line-break/><text:tab/><text:tab/>if (nameApp.indexOf('Creative AutoUpdate') != -1) return false;<text:line-break/><text:tab/><text:line-break/><text:tab/><text:tab/>browser_list = new Array("midp", "j2me", "avantg", "docomo", "novarra", "palmos", "palmsource", "240x320", "opwv", "chtml", "pda", "windows ce", "mmp/", "blackberry", "mib/", "symbian", "wireless", "nokia", "hand", "mobi", "phone", "cdm", "up.b", "audio", "SIE-", "SEC-", "samsung", "HTC", "mot-", "mitsu", "sagem", "sony", "alcatel", "lg", "erics", "vx", "NEC", "philips", "mmm", "xx", "panasonic", "sharp", "wap", "sch", "rover", "pocket", "benq", "java", "pt", "pg", "vox", "amoi", "bird", "compal", "kg", "voda", "sany", "kdd", "dbt", "sendo", "sgh", "gradi", "jb", "dddi", "moto");<text:line-break/><text:tab/><text:tab/>for(i=0;i&lt;browser_list.length;i++)<text:line-break/><text:tab/><text:tab/>{<text:line-break/><text:tab/><text:tab/><text:tab/>if(nameAppLower.indexOf(browser_list[i])!=-1) return true;<text:line-break/><text:tab/><text:tab/>}<text:line-break/><text:tab/><text:tab/>return false;<text:line-break/><text:line-break/><text:tab/>}<text:line-break/>}<text:line-break/>&lt;/script&gt;<text:line-break/><text:line-break/>&lt;script type="text/javascript"&gt;<text:line-break/><text:tab/>var _gaq = _gaq || [];<text:line-break/><text:tab/>_gaq.push(['_setAccount', 'UA-4324612-2']);<text:line-break/><text:tab/>_gaq.push(['_trackPageview']);<text:line-break/><text:tab/>_gaq.push(['_trackPageLoadTime']);<text:line-break/><text:tab/>(function()<text:line-break/><text:tab/>{<text:line-break/><text:tab/><text:tab/>var ga = document.createElement('script'); ga.type = 'text/javascript'; ga.async = true;<text:line-break/><text:tab/><text:tab/>ga.src = ('https:' == document.location.protocol ? 'https://ssl' : 'http://www') + '.google-analytics.com/ga.js';<text:line-break/><text:tab/><text:tab/>var s = document.getElementsByTagName('script')[0]; s.parentNode.insertBefore(ga, s);<text:line-break/><text:tab/>})();<text:line-break/>&lt;/script&gt;<text:line-break/><text:line-break/><text:line-break/><text:tab/><text:tab/>&lt;script language="javascript" type="text/javascript" src="./include/functions.js.php"&gt;&lt;/script&gt;<text:line-break/><text:tab/>&lt;/head&gt;<text:line-break/><text:tab/>&lt;body&gt;<text:line-break/><text:tab/>&lt;div class="logo"&gt;<text:line-break/><text:soft-page-break/><text:tab/>&lt;a href="../index.php" title="torna alla home page di case24.it"&gt;&lt;img src="../images/logo_case24.jpg" style="border:0;"&gt;&lt;/a&gt;&lt;br&gt;<text:line-break/><text:tab/>&lt;h2 class="nome"&gt;Area riservata agenzie - Case&amp;Case&lt;/h2&gt;<text:line-break/><text:tab/><text:tab/><text:line-break/><text:tab/>&lt;/div&gt;&lt;br style="clear:both;"&gt;&lt;table cellpadding="1" cellspacing="1" class="main"&gt;<text:line-break/><text:tab/>&lt;tr&gt;<text:line-break/><text:tab/><text:tab/>&lt;td class="menu"&gt;<text:line-break/><text:tab/>&lt;div id="index" class="menu"&gt;<text:line-break/><text:tab/><text:tab/>&lt;a href="index.php" class="link01"&gt;Avvisi&lt;/a&gt;<text:line-break/><text:tab/>&lt;/div&gt;<text:line-break/><text:tab/>&lt;div id="annunci" class="menu02"&gt;<text:line-break/><text:tab/><text:tab/>&lt;a href="annunci.php?annulla_ricerca=1" class="link01"&gt;Gestione annunci&lt;/a&gt;<text:line-break/><text:tab/>&lt;/div&gt;<text:line-break/><text:tab/>&lt;div id="ricerca_annunci" class="menu02"&gt;<text:line-break/><text:tab/><text:tab/>&lt;a href="ricerca_annunci.php" class="link01"&gt;Ricerca annunci&lt;/a&gt;<text:line-break/><text:tab/>&lt;/div&gt;<text:line-break/><text:tab/>&lt;div id="servizi_agenzia" class="menu02"&gt;<text:line-break/><text:tab/><text:tab/>&lt;a href="servizi_agenzia.php" class="link01"&gt;Servizi&lt;/a&gt;<text:line-break/><text:tab/>&lt;/div&gt;<text:line-break/><text:tab/>&lt;div id="area_interesse" class="menu02" <text:s/>style="height:40px;"&gt;<text:line-break/><text:tab/><text:tab/>&lt;a href="area_interesse.php" class="link01"&gt;Selezione zone&lt;br&gt;per richieste&lt;/a&gt;<text:line-break/><text:tab/>&lt;/div&gt;<text:line-break/><text:tab/>&lt;div id="richieste_generiche" class="menu02"&gt;<text:line-break/><text:tab/><text:tab/>&lt;a href="richieste_generiche.php" class="link01"&gt;Bacheca richieste immobili&lt;/a&gt;<text:line-break/><text:tab/>&lt;/div&gt;<text:line-break/><text:tab/><text:tab/>&lt;div id="profilo" class="menu02"&gt;<text:line-break/><text:tab/><text:tab/>&lt;a href="profilo.php" class="link01"&gt;Profilo&lt;/a&gt;<text:line-break/><text:tab/>&lt;/div&gt;<text:line-break/><text:tab/>&lt;div id="assistenza" class="menu02"&gt;<text:line-break/><text:tab/><text:tab/>&lt;a href="assistenza.php" class="link01"&gt;Assistenza&lt;/a&gt;<text:line-break/><text:tab/>&lt;/div&gt;<text:line-break/><text:tab/>&lt;div class="logout"&gt;<text:line-break/><text:tab/><text:tab/>&lt;a href="logout.php" onClick="return confirm('Confermare logout?');" class="link02"&gt;Logout&lt;/a&gt;<text:line-break/><text:tab/>&lt;/div&gt;<text:line-break/><text:tab/>&lt;br&gt;&lt;br&gt;<text:line-break/>&lt;/td&gt;<text:tab/><text:tab/>&lt;td class="contenuti"&gt;<text:line-break/><text:tab/><text:tab/><text:tab/>&lt;h2 class="titolo"&gt;GESTIONE ANNUNCI&lt;/h2&gt;<text:line-break/><text:line-break/>&lt;div class="bannerSincro"&gt;<text:line-break/><text:tab/>&lt;object classid="clsid:d27cdb6e-ae6d-11cf-96b8-444553540000" codebase="http://download.macromedia.com/pub/shockwave/cabs/flash/swflash.cab#version=6,0,0,0" width="693" height="60"&gt;<text:line-break/><text:tab/><text:tab/><text:tab/>&lt;param name="movie" value="../banners/sincrocase24_area_riservata.swf" /&gt;<text:line-break/><text:tab/><text:tab/><text:tab/>&lt;param name="quality" value="high" /&gt;<text:line-break/><text:tab/><text:tab/><text:tab/>&lt;param name="wmode" value="transparent" /&gt;<text:line-break/><text:tab/><text:tab/><text:tab/>&lt;param name="scale" value="showall" /&gt;<text:line-break/><text:tab/><text:tab/><text:tab/>&lt;script&gt;<text:line-break/><text:tab/><text:tab/><text:tab/>if((navigator.appName.indexOf('Netscape')!=(-1))||(navigator.appVersion.indexOf('Mac')!=(-1))||(navigator.appVersion.indexOf('PPC')!=(-1))){<text:line-break/><text:tab/><text:tab/><text:tab/><text:tab/>document.write("&lt;embed <text:soft-page-break/>src='../banners/sincrocase24_area_riservata.swf' quality=high width='693' height='60' wmode='transparent' TYPE='application/x-shockwave-flash' pluginspage='http://www.macromedia.com/shockwave/download/index.cgi?P1_Prod_Version=ShockwaveFlash'&gt;&lt;/embed&gt;");<text:line-break/><text:tab/><text:tab/><text:tab/>}<text:line-break/><text:tab/><text:tab/><text:tab/>&lt;/script&gt;<text:line-break/><text:tab/><text:tab/>&lt;/object&gt;<text:line-break/>&lt;/div&gt;<text:line-break/>&lt;br&gt;&lt;br&gt;<text:line-break/><text:line-break/>&lt;div style='padding-bottom:10px;width:100%;text-align:center;'&gt;&lt;div class='feedback'&gt;ANNUNCIO CANCELLATO CORRETTAMENTE&lt;/div&gt;&lt;/div&gt;&lt;div style="float:left;width:50%;"&gt;<text:line-break/><text:tab/>&lt;p&gt;<text:line-break/><text:tab/><text:tab/><text:tab/>Attualmente risultano inseriti &lt;strong&gt;1 annunci&lt;/strong&gt;<text:line-break/><text:tab/><text:tab/>&lt;/p&gt;<text:line-break/><text:tab/>&lt;form action="annunci.php?pagina=1" method="POST"&gt;<text:line-break/><text:tab/><text:tab/>&lt;input type="hidden" name="inserisci_annuncio" value="1"&gt;<text:line-break/><text:tab/><text:tab/>&lt;input type="image" src="images/inserisci.gif" style="margin-top:6px;"&gt;<text:line-break/><text:tab/>&lt;/form&gt;<text:line-break/>&lt;/div&gt;<text:line-break/>&lt;div style="float:right;width:45%;text-align:right;padding-right:15px;padding-top:6px;"&gt;<text:line-break/><text:tab/>&lt;a href="./stampa/stampa_ridotta.php?cod_cliente=1340103900&amp;order_by=&amp;order_direction=" target="blank" class="link03"&gt;Stampa ridotta elenco annunci &lt;img src="images/stampa.jpg" style="border:0;margin-left:6px;margin-top:13px;"&gt;&lt;/a&gt;&lt;br&gt;&lt;br&gt;<text:line-break/><text:tab/>&lt;a href="./stampa/stampa.php?cod_cliente=1340103900&amp;order_by=&amp;order_direction=" target="blank" class="link03"&gt;Stampa elenco annunci &lt;img src="images/stampa.jpg" style="border:0;"&gt;&lt;/a&gt;<text:line-break/>&lt;/div&gt;<text:line-break/>&lt;br style="clear:both;"&gt;<text:line-break/><text:tab/><text:tab/>&lt;form name="riordina" action="annunci.php" method="POST" style="margin:0" onload='select_order_direction(document.riordina.order_by.options[document.riordina.order_by.selectedIndex].value,document.riordina.order_direction.options[document.riordina.order_direction.selectedIndex].value);'&gt;<text:line-break/><text:tab/><text:tab/><text:tab/>&lt;input type="hidden" name="parametri" value="1"&gt;<text:line-break/><text:tab/><text:tab/><text:tab/>&lt;div class="ordinamento"&gt;<text:line-break/><text:tab/><text:tab/><text:tab/><text:tab/>&lt;table&gt;<text:line-break/><text:tab/><text:tab/><text:tab/><text:tab/><text:tab/>&lt;tr&gt;<text:line-break/><text:tab/><text:tab/><text:tab/><text:tab/><text:tab/><text:tab/>&lt;td&gt;<text:line-break/><text:tab/><text:tab/><text:tab/><text:tab/><text:tab/><text:tab/><text:tab/>&lt;strong&gt;Ordina:&lt;/strong&gt; <text:line-break/><text:tab/><text:tab/><text:tab/><text:tab/><text:tab/><text:tab/><text:tab/>&lt;select name="order_by" onchange='select_order_direction(document.riordina.order_by.options[document.riordina.order_by.selectedIndex].value,document.riordina.order_direction.options[document.riordina.order_direction.selectedIndex].value);'&gt;<text:line-break/><text:tab/><text:tab/><text:tab/><text:tab/><text:tab/><text:tab/><text:tab/><text:tab/>&lt;option value=""&gt;Seleziona&lt;/option&gt;<text:line-break/><text:tab/><text:tab/><text:tab/><text:tab/><text:tab/><text:tab/><text:tab/><text:tab/>&lt;option value="rif_agenzia" &gt;Rif. agenzia&lt;/option&gt;<text:line-break/><text:tab/><text:tab/><text:tab/><text:tab/><text:tab/><text:tab/><text:tab/><text:tab/>&lt;option value="tipo_immobile" &gt;Tipologia&lt;/option&gt;<text:line-break/><text:tab/><text:tab/><text:tab/><text:tab/><text:tab/><text:tab/><text:tab/><text:tab/>&lt;option value="tipo_proposta" &gt;Tipo proposta&lt;/option&gt;<text:line-break/><text:soft-page-break/><text:tab/><text:tab/><text:tab/><text:tab/><text:tab/><text:tab/><text:tab/><text:tab/>&lt;option value="prezzo" &gt;Prezzo&lt;/option&gt;<text:line-break/><text:tab/><text:tab/><text:tab/><text:tab/><text:tab/><text:tab/><text:tab/><text:tab/>&lt;option value="data_annuncio" &gt;Data annuncio&lt;/option&gt;<text:line-break/><text:tab/><text:tab/><text:tab/><text:tab/><text:tab/><text:tab/><text:tab/><text:tab/>&lt;option value="anno" &gt;Anno&lt;/option&gt;<text:line-break/><text:tab/><text:tab/><text:tab/><text:tab/><text:tab/><text:tab/><text:tab/><text:tab/>&lt;option value="denominazione_comune" &gt;Comune&lt;/option&gt;<text:line-break/><text:tab/><text:tab/><text:tab/><text:tab/><text:tab/><text:tab/><text:tab/><text:tab/>&lt;option value="Clicks" &gt;Click&lt;/option&gt;<text:line-break/><text:tab/><text:tab/><text:tab/><text:tab/><text:tab/><text:tab/><text:tab/>&lt;/select&gt;<text:line-break/><text:tab/><text:tab/><text:tab/><text:tab/><text:tab/><text:tab/>&lt;/td&gt;<text:line-break/><text:tab/><text:tab/><text:tab/><text:tab/><text:tab/><text:tab/>&lt;td&gt;<text:line-break/><text:tab/><text:tab/><text:tab/><text:tab/><text:tab/><text:tab/><text:tab/>&lt;!-- Div che contiene il select decrescente/asc --&gt;<text:line-break/><text:tab/><text:tab/><text:tab/><text:tab/><text:tab/><text:tab/><text:tab/>&lt;div id="div_select_order_direction" style="float:left;"&gt;&lt;/div&gt;<text:line-break/><text:tab/><text:tab/><text:tab/><text:tab/><text:tab/><text:tab/><text:tab/>&lt;script&gt;select_order_direction('','');&lt;/script&gt;<text:line-break/><text:tab/><text:tab/><text:tab/><text:tab/><text:tab/><text:tab/>&lt;/td&gt;<text:line-break/><text:tab/><text:tab/><text:tab/><text:tab/><text:tab/><text:tab/>&lt;td&gt;<text:line-break/><text:tab/><text:tab/><text:tab/><text:tab/><text:tab/><text:tab/><text:tab/>&lt;select name="annunci_pagina"&gt;<text:line-break/><text:tab/><text:tab/><text:tab/><text:tab/><text:tab/><text:tab/><text:tab/><text:tab/>&lt;option value=""&gt;Annunci per pagina&lt;/option&gt;<text:line-break/><text:tab/><text:tab/><text:tab/><text:tab/><text:tab/><text:tab/><text:tab/><text:tab/>&lt;option value="10" &gt;10&lt;/option&gt;<text:line-break/><text:tab/><text:tab/><text:tab/><text:tab/><text:tab/><text:tab/><text:tab/><text:tab/>&lt;option value="20" <text:s/>selected&gt;20&lt;/option&gt;<text:line-break/><text:tab/><text:tab/><text:tab/><text:tab/><text:tab/><text:tab/><text:tab/><text:tab/>&lt;option value="30" &gt;30&lt;/option&gt;<text:line-break/><text:tab/><text:tab/><text:tab/><text:tab/><text:tab/><text:tab/><text:tab/><text:tab/>&lt;option value="50" &gt;50&lt;/option&gt;<text:line-break/><text:tab/><text:tab/><text:tab/><text:tab/><text:tab/><text:tab/><text:tab/><text:tab/>&lt;option value="100" &gt;100&lt;/option&gt;<text:line-break/><text:tab/><text:tab/><text:tab/><text:tab/><text:tab/><text:tab/><text:tab/><text:tab/>&lt;option value="250" &gt;250&lt;/option&gt;<text:line-break/><text:tab/><text:tab/><text:tab/><text:tab/><text:tab/><text:tab/><text:tab/><text:tab/>&lt;option value="500" &gt;500&lt;/option&gt;<text:line-break/><text:tab/><text:tab/><text:tab/><text:tab/><text:tab/><text:tab/><text:tab/>&lt;/select&gt;<text:line-break/><text:tab/><text:tab/><text:tab/><text:tab/><text:tab/><text:tab/><text:tab/>&lt;input type="submit" value="Invia" class="invia05"&gt;<text:line-break/><text:tab/><text:tab/><text:tab/><text:tab/><text:tab/><text:tab/>&lt;/td&gt;<text:line-break/><text:tab/><text:tab/><text:tab/><text:tab/><text:tab/>&lt;/tr&gt;<text:line-break/><text:tab/><text:tab/><text:tab/><text:tab/>&lt;/table&gt;<text:line-break/><text:tab/><text:tab/><text:tab/><text:tab/>Pagina: <text:line-break/> &lt;span class='selezionato'&gt;1&lt;/span&gt; <text:tab/><text:tab/><text:tab/>&lt;/div&gt;<text:line-break/><text:tab/><text:tab/>&lt;/form&gt;<text:line-break/>&lt;table class="annuncio"&gt;<text:line-break/><text:tab/>&lt;tr&gt;<text:line-break/><text:tab/><text:tab/>&lt;td class="annuncio02" colspan="10"&gt;<text:line-break/><text:tab/><text:tab/><text:tab/>&lt;a name="1351540445"&gt;1 - CODICE RIFERIMENTO AGENZIA: COD-TEST 3&lt;/a&gt;&lt;br&gt;<text:line-break/><text:tab/><text:tab/><text:tab/>&lt;strong&gt;TIPOLOGIA:&lt;/strong&gt; <text:line-break/><text:tab/><text:tab/><text:tab/>Appartamento - 2 camere<text:tab/><text:tab/>&lt;/td&gt;<text:line-break/><text:tab/>&lt;/tr&gt;<text:line-break/><text:tab/>&lt;tr&gt;<text:line-break/><text:tab/><text:tab/>&lt;td class="annuncio"&gt;<text:line-break/><text:tab/><text:tab/><text:tab/>&lt;strong&gt;Foto presenti:&lt;/strong&gt; No&lt;br&gt;<text:line-break/><text:tab/><text:tab/><text:tab/>&lt;strong&gt;Tipo proposta:&lt;/strong&gt; Affitti&lt;br&gt;<text:line-break/><text:tab/><text:tab/><text:tab/>&lt;strong&gt;Comune:&lt;/strong&gt; &lt;br&gt;<text:line-break/><text:tab/><text:tab/><text:tab/>&lt;strong&gt;Data inserimento:&lt;/strong&gt;<text:line-break/><text:soft-page-break/>29/10/2012<text:tab/><text:tab/><text:tab/><text:tab/><text:tab/>&lt;br&gt;<text:line-break/><text:tab/><text:tab/><text:tab/>&lt;strong&gt;Anno costr./ristr.:&lt;/strong&gt; <text:line-break/><text:tab/><text:tab/><text:tab/>0&lt;br&gt;<text:line-break/><text:tab/><text:tab/><text:tab/>&lt;strong&gt;Prezzo:&lt;/strong&gt; <text:line-break/>&amp;euro; 480&lt;br&gt;<text:tab/><text:tab/><text:tab/>&lt;strong&gt;Metri quadri:&lt;/strong&gt; 85&lt;br&gt;<text:line-break/><text:tab/><text:tab/><text:tab/>&lt;strong&gt;Visualizzazioni annuncio:&lt;/strong&gt; 1797&lt;br&gt;<text:line-break/><text:tab/><text:tab/><text:tab/>&lt;strong&gt;Clicks:&lt;/strong&gt; 23&lt;br&gt;<text:line-break/><text:tab/><text:tab/><text:tab/>&lt;strong&gt;Anteprima testo:&lt;/strong&gt; <text:line-break/>&lt;div style='width:250px;'&gt;Certo, come no? Le divisioni fra Est e Ovest sono state rimpiazzate da quelle fra paesi debitori e paesi strozzini. <text:line-break/>La democrazia &amp;egrave; stata talmente <text:s/>...&lt;/div&gt;<text:tab/><text:tab/><text:tab/>&lt;br&gt;&lt;a href="http://www.case24.it/immobili////appartamento_-_2_camere_in_affitti/1351540445.html" target="_blank" class="link03"&gt;Anteprima annuncio&lt;/a&gt;<text:line-break/><text:tab/><text:tab/>&lt;/td&gt;<text:line-break/><text:tab/><text:tab/>&lt;td class="modifica"&gt;<text:line-break/><text:tab/><text:tab/><text:tab/>&lt;form action="annunci.php?pagina=1" method="POST"&gt;<text:line-break/><text:tab/><text:tab/><text:tab/><text:tab/>&lt;input type="hidden" name="modifica" value="1"&gt;<text:line-break/><text:tab/><text:tab/><text:tab/><text:tab/>&lt;input type="hidden" name="codice_inserzione" value="1351540445"&gt;<text:line-break/><text:tab/><text:tab/><text:tab/><text:tab/>&lt;input type="hidden" name="pagina" value="1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modifica_bottone" value="Modifica annuncio" class="invia02"&gt;<text:line-break/><text:tab/><text:tab/><text:tab/>&lt;/form&gt;<text:line-break/><text:tab/><text:tab/><text:tab/>&lt;form action="annunci.php?pagina=1#" method="POST"&gt;<text:line-break/><text:tab/><text:tab/><text:tab/><text:tab/>&lt;input type="hidden" name="cancella_annuncio" value="cancella"&gt;<text:line-break/><text:tab/><text:tab/><text:tab/><text:tab/>&lt;input type="hidden" name="codice_inserzione" value="1351540445"&gt;<text:line-break/><text:tab/><text:tab/><text:tab/><text:tab/>&lt;input 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Cancella annuncio" class="invia04" onClick="return confirm('Cancellare annuncio?');"&gt;<text:line-break/><text:tab/><text:tab/><text:tab/>&lt;/form&gt;<text:line-break/><text:tab/><text:tab/><text:tab/>&lt;form action="annunci.php" method="POST"&gt;<text:line-break/><text:tab/><text:tab/><text:tab/><text:tab/>&lt;input type="hidden" name="duplica" value="duplica"&gt;<text:line-break/><text:tab/><text:tab/><text:tab/><text:tab/>&lt;input type="hidden" name="codice_inserzione" value="1351540445"&gt;<text:line-break/><text:tab/><text:tab/><text:tab/><text:tab/>&lt;input</text:p>
      <text:p text:style-name="Standard"><text:s/>type="hidden" name="page" value=""&gt;<text:line-break/><text:tab/><text:tab/><text:tab/><text:tab/>&lt;input type="hidden" name="order_by" value=""&gt;<text:line-break/><text:tab/><text:tab/><text:tab/><text:tab/>&lt;input type="hidden" name="order_direction" value=""&gt;<text:line-break/><text:tab/><text:tab/><text:tab/><text:tab/>&lt;input type="submit" name="bottone_cancella" value="Duplica annuncio" class="invia" onClick="return confirm('Vuoi duplicare questo annuncio?');"&gt;<text:line-break/><text:tab/><text:tab/><text:tab/>&lt;/form&gt;<text:line-break/><text:tab/><text:tab/><text:tab/><text:tab/>&lt;input type="submit" name="bottone_sponsorizza" value="Evidenzia annuncio" class="invia02" onClick="alert('Vuoi che il tuo annuncio compaia nelle prime posizione dei risultati di ricerca?\n\nContattaci all\'indirizzo assistenza@case24.it o telefonicamente allo 0422.6977');"&gt;<text:line-break/><text:tab/><text:tab/>&lt;/td&gt;<text:line-break/><text:tab/>&lt;/tr&gt;<text:line-break/><text:soft-page-break/><text:line-break/>&lt;input type=hidden id="contatore_annunci_pagina" value="1"&gt;<text:line-break/><text:tab/>&lt;/table&gt;<text:line-break/>&lt;div class="ordinamento" style="margin-top:4px;"&gt;<text:line-break/> &lt;span class='selezionato'&gt;1&lt;/span&gt; &lt;/div&gt;<text:tab/><text:tab/><text:line-break/>&lt;/td&gt;<text:line-break/><text:tab/>&lt;/tr&gt;<text:line-break/>&lt;/table&gt;<text:line-break/>&lt;div class="copyright"&gt;<text:line-break/><text:tab/>&amp;nbsp;&amp;nbsp;Copyright&amp;copy; 2012 - Case24.it - All rights reserved<text:line-break/>&lt;/div&gt;<text:line-break/>&lt;!-- Histats.com <text:s/>START (hidden counter)--&gt;<text:line-break/>&lt;script type="text/javascript"&gt;document.write(unescape("%3Cscript src=%27http://s10.histats.com/js15.js%27 type=%27text/javascript%27%3E%3C/script%3E"));&lt;/script&gt;<text:line-break/>&lt;a href="http://www.histats.com" target="_blank" title="statistiche accessi" &gt;&lt;script <text:s/>type="text/javascript" &gt;<text:line-break/>try {Histats.start(1,1468241,4,0,0,0,"");<text:line-break/>Histats.track_hits();} catch(err){};<text:line-break/>&lt;/script&gt;&lt;/a&gt;<text:line-break/>&lt;noscript&gt;&lt;a href="http://www.histats.com" target="_blank"&gt;&lt;img <text:s/>src="http://sstatic1.histats.com/0.gif?1468241&amp;101" alt="statistiche accessi" border="0"&gt;&lt;/a&gt;&lt;/noscript&gt;<text:line-break/>&lt;!-- Histats.com <text:s/>END <text:s/>--&gt;&lt;p style='color:#ffffff;'&gt;eseguito in 0.037450075149536 secondi&lt;/p&gt;<text:tab/>&lt;/body&gt;<text:line-break/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22:01:50.93</meta:creation-date>
    <meta:document-statistic meta:table-count="0" meta:image-count="0" meta:object-count="0" meta:page-count="93" meta:paragraph-count="264" meta:word-count="11915" meta:character-count="176542"/>
    <dc:date>2012-11-11T22:23:29.98</dc:date>
    <meta:editing-duration>PT6M16S</meta:editing-duration>
    <meta:editing-cycles>1</meta:editing-cycles>
    <meta:generator>OpenOffice.org/3.4$Win32 OpenOffice.org_project/340m1$Build-9590</meta:generator>
  </office:meta>
</office:document-meta>
</file>